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744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1425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4319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"/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untab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ce1"/>
        <table:table-column table:style-name="co1" table:number-columns-repeated="3" table:default-cell-style-name="Default"/>
        <table:table-column table:style-name="co6" table:default-cell-style-name="ce1"/>
        <table:table-column table:style-name="co1" table:number-columns-repeated="3" table:default-cell-style-name="Default"/>
        <table:table-column table:style-name="co5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7" table:default-cell-style-name="ce1"/>
        <table:table-column table:style-name="co1" table:number-columns-repeated="3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/>
          <table:table-cell table:style-name="ce1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/>
          <table:table-cell table:style-name="ce1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1048542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suntable_decimal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7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table:style-name="ce1"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′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B3]+[.C3]/60" office:value-type="float" office:value="4.2" calcext:value-type="float">
            <text:p>4.2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E3]+[.F3]/60" office:value-type="float" office:value="23.05" calcext:value-type="float">
            <text:p>23.0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H3]+[.I3]/60" office:value-type="float" office:value="1.63333333333333" calcext:value-type="float">
            <text:p>1.6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K3]+[.L3]/60" office:value-type="float" office:value="17.2666666666667" calcext:value-type="float">
            <text:p>17.2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N3]+[.O3]/60" office:value-type="float" office:value="1.88333333333333" calcext:value-type="float">
            <text:p>1.8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Q3]+[.R3]/60" office:value-type="float" office:value="7.81666666666667" calcext:value-type="float">
            <text:p>7.8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[.T3]+[.U3]/60" office:value-type="float" office:value="3.96666666666667" calcext:value-type="float">
            <text:p>3.96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W3]+[.X3]/60" office:value-type="float" office:value="4.31666666666667" calcext:value-type="float">
            <text:p>4.3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Z3]+[.AA3]/60" office:value-type="float" office:value="5.7" calcext:value-type="float">
            <text:p>5.70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AC3]+[.AD3]/60" office:value-type="float" office:value="14.9" calcext:value-type="float">
            <text:p>14.9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F3]+[.AG3]/60" office:value-type="float" office:value="5.58333333333333" calcext:value-type="float">
            <text:p>5.58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[.AI3]+[.AJ3]/60" office:value-type="float" office:value="21.9666666666667" calcext:value-type="float">
            <text:p>21.9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L3]+[.AM3]/60" office:value-type="float" office:value="4.08333333333333" calcext:value-type="float">
            <text:p>4.08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AO3]+[.AP3]/60" office:value-type="float" office:value="23.1333333333333" calcext:value-type="float">
            <text:p>23.1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R3]+[.AS3]/60" office:value-type="float" office:value="3.4" calcext:value-type="float">
            <text:p>3.4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AU3]+[.AV3]/60" office:value-type="float" office:value="18.1666666666667" calcext:value-type="float">
            <text:p>18.1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AX3]+[.AY3]/60" office:value-type="float" office:value="4.93333333333333" calcext:value-type="float">
            <text:p>4.9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A3]+[.BB3]/60" office:value-type="float" office:value="8.48333333333333" calcext:value-type="float">
            <text:p>8.4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BD3]+[.BE3]/60" office:value-type="float" office:value="7.51666666666667" calcext:value-type="float">
            <text:p>7.51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[.BG3]+[.BH3]/60" office:value-type="float" office:value="2.95" calcext:value-type="float">
            <text:p>2.95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J3]+[.BK3]/60" office:value-type="float" office:value="9.1" calcext:value-type="float">
            <text:p>9.10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M3]+[.BN3]/60" office:value-type="float" office:value="14.2333333333333" calcext:value-type="float">
            <text:p>14.23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BP3]+[.BQ3]/60" office:value-type="float" office:value="7.83333333333333" calcext:value-type="float">
            <text:p>7.83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BS3]+[.BT3]/60" office:value-type="float" office:value="21.7" calcext:value-type="float">
            <text:p>21.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4]+[.C4]/60" office:value-type="float" office:value="4.08333333333333" calcext:value-type="float">
            <text:p>4.08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E4]+[.F4]/60" office:value-type="float" office:value="22.9666666666667" calcext:value-type="float">
            <text:p>22.9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4]+[.I4]/60" office:value-type="float" office:value="1.6" calcext:value-type="float">
            <text:p>1.60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[.K4]+[.L4]/60" office:value-type="float" office:value="16.9833333333333" calcext:value-type="float">
            <text:p>16.9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N4]+[.O4]/60" office:value-type="float" office:value="1.93333333333333" calcext:value-type="float">
            <text:p>1.9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Q4]+[.R4]/60" office:value-type="float" office:value="7.43333333333333" calcext:value-type="float">
            <text:p>7.4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T4]+[.U4]/60" office:value-type="float" office:value="4.05" calcext:value-type="float">
            <text:p>4.05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W4]+[.X4]/60" office:value-type="float" office:value="4.7" calcext:value-type="float">
            <text:p>4.7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Z4]+[.AA4]/60" office:value-type="float" office:value="5.73333333333333" calcext:value-type="float">
            <text:p>5.7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AC4]+[.AD4]/60" office:value-type="float" office:value="15.2" calcext:value-type="float">
            <text:p>15.2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AF4]+[.AG4]/60" office:value-type="float" office:value="5.53333333333333" calcext:value-type="float">
            <text:p>5.5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AI4]+[.AJ4]/60" office:value-type="float" office:value="22.1" calcext:value-type="float">
            <text:p>22.1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L4]+[.AM4]/60" office:value-type="float" office:value="4.03333333333333" calcext:value-type="float">
            <text:p>4.0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O4]+[.AP4]/60" office:value-type="float" office:value="23.0666666666667" calcext:value-type="float">
            <text:p>23.0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AR4]+[.AS4]/60" office:value-type="float" office:value="3.41666666666667" calcext:value-type="float">
            <text:p>3.41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[.AU4]+[.AV4]/60" office:value-type="float" office:value="17.9" calcext:value-type="float">
            <text:p>17.9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X4]+[.AY4]/60" office:value-type="float" office:value="5.01666666666667" calcext:value-type="float">
            <text:p>5.0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A4]+[.BB4]/60" office:value-type="float" office:value="8.13333333333333" calcext:value-type="float">
            <text:p>8.13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BD4]+[.BE4]/60" office:value-type="float" office:value="7.6" calcext:value-type="float">
            <text:p>7.6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BG4]+[.BH4]/60" office:value-type="float" office:value="3.35" calcext:value-type="float">
            <text:p>3.35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J4]+[.BK4]/60" office:value-type="float" office:value="9.11666666666667" calcext:value-type="float">
            <text:p>9.1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M4]+[.BN4]/60" office:value-type="float" office:value="14.55" calcext:value-type="float">
            <text:p>14.55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BP4]+[.BQ4]/60" office:value-type="float" office:value="7.73333333333333" calcext:value-type="float">
            <text:p>7.7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[.BS4]+[.BT4]/60" office:value-type="float" office:value="21.85" calcext:value-type="float">
            <text:p>21.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[.B5]+[.C5]/60" office:value-type="float" office:value="3.96666666666667" calcext:value-type="float">
            <text:p>3.96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formula="of:=[.E5]+[.F5]/60" office:value-type="float" office:value="22.8666666666667" calcext:value-type="float">
            <text:p>22.8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5]+[.I5]/60" office:value-type="float" office:value="1.58333333333333" calcext:value-type="float">
            <text:p>1.58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formula="of:=[.K5]+[.L5]/60" office:value-type="float" office:value="16.6833333333333" calcext:value-type="float">
            <text:p>16.6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N5]+[.O5]/60" office:value-type="float" office:value="1.98333333333333" calcext:value-type="float">
            <text:p>1.9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Q5]+[.R5]/60" office:value-type="float" office:value="7.05" calcext:value-type="float">
            <text:p>7.0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T5]+[.U5]/60" office:value-type="float" office:value="4.11666666666667" calcext:value-type="float">
            <text:p>4.11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W5]+[.X5]/60" office:value-type="float" office:value="5.08333333333333" calcext:value-type="float">
            <text:p>5.0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Z5]+[.AA5]/60" office:value-type="float" office:value="5.76666666666667" calcext:value-type="float">
            <text:p>5.76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AC5]+[.AD5]/60" office:value-type="float" office:value="15.5" calcext:value-type="float">
            <text:p>15.5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AF5]+[.AG5]/60" office:value-type="float" office:value="5.5" calcext:value-type="float">
            <text:p>5.50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AI5]+[.AJ5]/60" office:value-type="float" office:value="22.2333333333333" calcext:value-type="float">
            <text:p>22.2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AL5]+[.AM5]/60" office:value-type="float" office:value="3.98333333333333" calcext:value-type="float">
            <text:p>3.98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O5]+[.AP5]/60" office:value-type="float" office:value="23" calcext:value-type="float">
            <text:p>23.0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AR5]+[.AS5]/60" office:value-type="float" office:value="3.43333333333333" calcext:value-type="float">
            <text:p>3.43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.AU5]+[.AV5]/60" office:value-type="float" office:value="17.65" calcext:value-type="float">
            <text:p>17.6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X5]+[.AY5]/60" office:value-type="float" office:value="5.1" calcext:value-type="float">
            <text:p>5.10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BA5]+[.BB5]/60" office:value-type="float" office:value="7.76666666666667" calcext:value-type="float">
            <text:p>7.76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BD5]+[.BE5]/60" office:value-type="float" office:value="7.68333333333333" calcext:value-type="float">
            <text:p>7.6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G5]+[.BH5]/60" office:value-type="float" office:value="3.73333333333333" calcext:value-type="float">
            <text:p>3.73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J5]+[.BK5]/60" office:value-type="float" office:value="9.11666666666667" calcext:value-type="float">
            <text:p>9.1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BM5]+[.BN5]/60" office:value-type="float" office:value="14.8666666666667" calcext:value-type="float">
            <text:p>14.86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BP5]+[.BQ5]/60" office:value-type="float" office:value="7.63333333333333" calcext:value-type="float">
            <text:p>7.6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S5]+[.BT5]/60" office:value-type="float" office:value="22" calcext:value-type="float">
            <text:p>22.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B6]+[.C6]/60" office:value-type="float" office:value="3.86666666666667" calcext:value-type="float">
            <text:p>3.86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formula="of:=[.E6]+[.F6]/60" office:value-type="float" office:value="22.7833333333333" calcext:value-type="float">
            <text:p>22.7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H6]+[.I6]/60" office:value-type="float" office:value="1.55" calcext:value-type="float">
            <text:p>1.55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K6]+[.L6]/60" office:value-type="float" office:value="16.4" calcext:value-type="float">
            <text:p>16.40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N6]+[.O6]/60" office:value-type="float" office:value="2.03333333333333" calcext:value-type="float">
            <text:p>2.03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Q6]+[.R6]/60" office:value-type="float" office:value="6.66666666666667" calcext:value-type="float">
            <text:p>6.6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T6]+[.U6]/60" office:value-type="float" office:value="4.2" calcext:value-type="float">
            <text:p>4.2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W6]+[.X6]/60" office:value-type="float" office:value="5.46666666666667" calcext:value-type="float">
            <text:p>5.4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Z6]+[.AA6]/60" office:value-type="float" office:value="5.78333333333333" calcext:value-type="float">
            <text:p>5.78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AC6]+[.AD6]/60" office:value-type="float" office:value="15.7833333333333" calcext:value-type="float">
            <text:p>15.7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AF6]+[.AG6]/60" office:value-type="float" office:value="5.46666666666667" calcext:value-type="float">
            <text:p>5.46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I6]+[.AJ6]/60" office:value-type="float" office:value="22.3666666666667" calcext:value-type="float">
            <text:p>22.3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AL6]+[.AM6]/60" office:value-type="float" office:value="3.93333333333333" calcext:value-type="float">
            <text:p>3.93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[.AO6]+[.AP6]/60" office:value-type="float" office:value="22.9166666666667" calcext:value-type="float">
            <text:p>22.9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AR6]+[.AS6]/60" office:value-type="float" office:value="3.46666666666667" calcext:value-type="float">
            <text:p>3.46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U6]+[.AV6]/60" office:value-type="float" office:value="17.3833333333333" calcext:value-type="float">
            <text:p>17.3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X6]+[.AY6]/60" office:value-type="float" office:value="5.18333333333333" calcext:value-type="float">
            <text:p>5.18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A6]+[.BB6]/60" office:value-type="float" office:value="7.4" calcext:value-type="float">
            <text:p>7.40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BD6]+[.BE6]/60" office:value-type="float" office:value="7.76666666666667" calcext:value-type="float">
            <text:p>7.7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G6]+[.BH6]/60" office:value-type="float" office:value="4.11666666666667" calcext:value-type="float">
            <text:p>4.11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J6]+[.BK6]/60" office:value-type="float" office:value="9.11666666666667" calcext:value-type="float">
            <text:p>9.1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M6]+[.BN6]/60" office:value-type="float" office:value="15.1833333333333" calcext:value-type="float">
            <text:p>15.1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P6]+[.BQ6]/60" office:value-type="float" office:value="7.55" calcext:value-type="float">
            <text:p>7.55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S6]+[.BT6]/60" office:value-type="float" office:value="22.15" calcext:value-type="float">
            <text:p>22.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B7]+[.C7]/60" office:value-type="float" office:value="3.75" calcext:value-type="float">
            <text:p>3.75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E7]+[.F7]/60" office:value-type="float" office:value="22.6666666666667" calcext:value-type="float">
            <text:p>22.6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H7]+[.I7]/60" office:value-type="float" office:value="1.53333333333333" calcext:value-type="float">
            <text:p>1.53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K7]+[.L7]/60" office:value-type="float" office:value="16.1" calcext:value-type="float">
            <text:p>16.10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N7]+[.O7]/60" office:value-type="float" office:value="2.08333333333333" calcext:value-type="float">
            <text:p>2.08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Q7]+[.R7]/60" office:value-type="float" office:value="6.28333333333333" calcext:value-type="float">
            <text:p>6.2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T7]+[.U7]/60" office:value-type="float" office:value="4.26666666666667" calcext:value-type="float">
            <text:p>4.26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W7]+[.X7]/60" office:value-type="float" office:value="5.85" calcext:value-type="float">
            <text:p>5.8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[.Z7]+[.AA7]/60" office:value-type="float" office:value="5.81666666666667" calcext:value-type="float">
            <text:p>5.8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C7]+[.AD7]/60" office:value-type="float" office:value="16.0833333333333" calcext:value-type="float">
            <text:p>16.0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AF7]+[.AG7]/60" office:value-type="float" office:value="5.41666666666667" calcext:value-type="float">
            <text:p>5.4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AI7]+[.AJ7]/60" office:value-type="float" office:value="22.4833333333333" calcext:value-type="float">
            <text:p>22.4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AL7]+[.AM7]/60" office:value-type="float" office:value="3.88333333333333" calcext:value-type="float">
            <text:p>3.88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AO7]+[.AP7]/60" office:value-type="float" office:value="22.8333333333333" calcext:value-type="float">
            <text:p>22.8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AR7]+[.AS7]/60" office:value-type="float" office:value="3.48333333333333" calcext:value-type="float">
            <text:p>3.4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U7]+[.AV7]/60" office:value-type="float" office:value="17.1333333333333" calcext:value-type="float">
            <text:p>17.1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X7]+[.AY7]/60" office:value-type="float" office:value="5.26666666666667" calcext:value-type="float">
            <text:p>5.2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A7]+[.BB7]/60" office:value-type="float" office:value="7.03333333333333" calcext:value-type="float">
            <text:p>7.03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BD7]+[.BE7]/60" office:value-type="float" office:value="7.83333333333333" calcext:value-type="float">
            <text:p>7.8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G7]+[.BH7]/60" office:value-type="float" office:value="4.5" calcext:value-type="float">
            <text:p>4.50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J7]+[.BK7]/60" office:value-type="float" office:value="9.11666666666667" calcext:value-type="float">
            <text:p>9.1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M7]+[.BN7]/60" office:value-type="float" office:value="15.4833333333333" calcext:value-type="float">
            <text:p>15.4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P7]+[.BQ7]/60" office:value-type="float" office:value="7.45" calcext:value-type="float">
            <text:p>7.4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BS7]+[.BT7]/60" office:value-type="float" office:value="22.2833333333333" calcext:value-type="float">
            <text:p>22.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8]+[.C8]/60" office:value-type="float" office:value="3.63333333333333" calcext:value-type="float">
            <text:p>3.63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[.E8]+[.F8]/60" office:value-type="float" office:value="22.5666666666667" calcext:value-type="float">
            <text:p>22.5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H8]+[.I8]/60" office:value-type="float" office:value="1.5" calcext:value-type="float">
            <text:p>1.5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K8]+[.L8]/60" office:value-type="float" office:value="15.8" calcext:value-type="float">
            <text:p>15.80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N8]+[.O8]/60" office:value-type="float" office:value="2.15" calcext:value-type="float">
            <text:p>2.15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Q8]+[.R8]/60" office:value-type="float" office:value="5.9" calcext:value-type="float">
            <text:p>5.9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T8]+[.U8]/60" office:value-type="float" office:value="4.33333333333333" calcext:value-type="float">
            <text:p>4.3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W8]+[.X8]/60" office:value-type="float" office:value="6.23333333333333" calcext:value-type="float">
            <text:p>6.2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Z8]+[.AA8]/60" office:value-type="float" office:value="5.83333333333333" calcext:value-type="float">
            <text:p>5.8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AC8]+[.AD8]/60" office:value-type="float" office:value="16.3666666666667" calcext:value-type="float">
            <text:p>16.3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AF8]+[.AG8]/60" office:value-type="float" office:value="5.36666666666667" calcext:value-type="float">
            <text:p>5.36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[.AI8]+[.AJ8]/60" office:value-type="float" office:value="22.5833333333333" calcext:value-type="float">
            <text:p>22.5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AL8]+[.AM8]/60" office:value-type="float" office:value="3.85" calcext:value-type="float">
            <text:p>3.85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AO8]+[.AP8]/60" office:value-type="float" office:value="22.7333333333333" calcext:value-type="float">
            <text:p>22.7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AR8]+[.AS8]/60" office:value-type="float" office:value="3.5" calcext:value-type="float">
            <text:p>3.5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AU8]+[.AV8]/60" office:value-type="float" office:value="16.85" calcext:value-type="float">
            <text:p>16.8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AX8]+[.AY8]/60" office:value-type="float" office:value="5.35" calcext:value-type="float">
            <text:p>5.3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BA8]+[.BB8]/60" office:value-type="float" office:value="6.66666666666667" calcext:value-type="float">
            <text:p>6.66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BD8]+[.BE8]/60" office:value-type="float" office:value="7.91666666666667" calcext:value-type="float">
            <text:p>7.91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BG8]+[.BH8]/60" office:value-type="float" office:value="4.88333333333333" calcext:value-type="float">
            <text:p>4.88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J8]+[.BK8]/60" office:value-type="float" office:value="9.1" calcext:value-type="float">
            <text:p>9.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BM8]+[.BN8]/60" office:value-type="float" office:value="15.8" calcext:value-type="float">
            <text:p>15.80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P8]+[.BQ8]/60" office:value-type="float" office:value="7.33333333333333" calcext:value-type="float">
            <text:p>7.33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BS8]+[.BT8]/60" office:value-type="float" office:value="22.4166666666667" calcext:value-type="float">
            <text:p>22.4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9]+[.C9]/60" office:value-type="float" office:value="3.51666666666667" calcext:value-type="float">
            <text:p>3.5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E9]+[.F9]/60" office:value-type="float" office:value="22.4333333333333" calcext:value-type="float">
            <text:p>22.43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H9]+[.I9]/60" office:value-type="float" office:value="1.48333333333333" calcext:value-type="float">
            <text:p>1.48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K9]+[.L9]/60" office:value-type="float" office:value="15.4833333333333" calcext:value-type="float">
            <text:p>15.48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N9]+[.O9]/60" office:value-type="float" office:value="2.2" calcext:value-type="float">
            <text:p>2.2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Q9]+[.R9]/60" office:value-type="float" office:value="5.51666666666667" calcext:value-type="float">
            <text:p>5.5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T9]+[.U9]/60" office:value-type="float" office:value="4.41666666666667" calcext:value-type="float">
            <text:p>4.41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W9]+[.X9]/60" office:value-type="float" office:value="6.6" calcext:value-type="float">
            <text:p>6.6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Z9]+[.AA9]/60" office:value-type="float" office:value="5.85" calcext:value-type="float">
            <text:p>5.8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C9]+[.AD9]/60" office:value-type="float" office:value="16.65" calcext:value-type="float">
            <text:p>16.6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F9]+[.AG9]/60" office:value-type="float" office:value="5.33333333333333" calcext:value-type="float">
            <text:p>5.33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AI9]+[.AJ9]/60" office:value-type="float" office:value="22.6833333333333" calcext:value-type="float">
            <text:p>22.6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AL9]+[.AM9]/60" office:value-type="float" office:value="3.8" calcext:value-type="float">
            <text:p>3.80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formula="of:=[.AO9]+[.AP9]/60" office:value-type="float" office:value="22.6333333333333" calcext:value-type="float">
            <text:p>22.6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AR9]+[.AS9]/60" office:value-type="float" office:value="3.53333333333333" calcext:value-type="float">
            <text:p>3.53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[.AU9]+[.AV9]/60" office:value-type="float" office:value="16.5833333333333" calcext:value-type="float">
            <text:p>16.5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AX9]+[.AY9]/60" office:value-type="float" office:value="5.43333333333333" calcext:value-type="float">
            <text:p>5.43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A9]+[.BB9]/60" office:value-type="float" office:value="6.28333333333333" calcext:value-type="float">
            <text:p>6.2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[.BD9]+[.BE9]/60" office:value-type="float" office:value="7.98333333333333" calcext:value-type="float">
            <text:p>7.98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G9]+[.BH9]/60" office:value-type="float" office:value="5.26666666666667" calcext:value-type="float">
            <text:p>5.26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J9]+[.BK9]/60" office:value-type="float" office:value="9.1" calcext:value-type="float">
            <text:p>9.1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M9]+[.BN9]/60" office:value-type="float" office:value="16.1" calcext:value-type="float">
            <text:p>16.10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P9]+[.BQ9]/60" office:value-type="float" office:value="7.23333333333333" calcext:value-type="float">
            <text:p>7.23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BS9]+[.BT9]/60" office:value-type="float" office:value="22.5333333333333" calcext:value-type="float">
            <text:p>22.5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B10]+[.C10]/60" office:value-type="float" office:value="3.41666666666667" calcext:value-type="float">
            <text:p>3.4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E10]+[.F10]/60" office:value-type="float" office:value="22.3166666666667" calcext:value-type="float">
            <text:p>22.3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H10]+[.I10]/60" office:value-type="float" office:value="1.46666666666667" calcext:value-type="float">
            <text:p>1.4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K10]+[.L10]/60" office:value-type="float" office:value="15.1833333333333" calcext:value-type="float">
            <text:p>15.18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N10]+[.O10]/60" office:value-type="float" office:value="2.26666666666667" calcext:value-type="float">
            <text:p>2.2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10]+[.R10]/60" office:value-type="float" office:value="5.11666666666667" calcext:value-type="float">
            <text:p>5.1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T10]+[.U10]/60" office:value-type="float" office:value="4.48333333333333" calcext:value-type="float">
            <text:p>4.48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[.W10]+[.X10]/60" office:value-type="float" office:value="6.98333333333333" calcext:value-type="float">
            <text:p>6.9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Z10]+[.AA10]/60" office:value-type="float" office:value="5.86666666666667" calcext:value-type="float">
            <text:p>5.86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formula="of:=[.AC10]+[.AD10]/60" office:value-type="float" office:value="16.9166666666667" calcext:value-type="float">
            <text:p>16.9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AF10]+[.AG10]/60" office:value-type="float" office:value="5.28333333333333" calcext:value-type="float">
            <text:p>5.28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formula="of:=[.AI10]+[.AJ10]/60" office:value-type="float" office:value="22.7833333333333" calcext:value-type="float">
            <text:p>22.7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AL10]+[.AM10]/60" office:value-type="float" office:value="3.76666666666667" calcext:value-type="float">
            <text:p>3.76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AO10]+[.AP10]/60" office:value-type="float" office:value="22.5333333333333" calcext:value-type="float">
            <text:p>22.5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AR10]+[.AS10]/60" office:value-type="float" office:value="3.56666666666667" calcext:value-type="float">
            <text:p>3.56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AU10]+[.AV10]/60" office:value-type="float" office:value="16.3" calcext:value-type="float">
            <text:p>16.3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AX10]+[.AY10]/60" office:value-type="float" office:value="5.51666666666667" calcext:value-type="float">
            <text:p>5.51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BA10]+[.BB10]/60" office:value-type="float" office:value="5.91666666666667" calcext:value-type="float">
            <text:p>5.9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D10]+[.BE10]/60" office:value-type="float" office:value="8.05" calcext:value-type="float">
            <text:p>8.05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G10]+[.BH10]/60" office:value-type="float" office:value="5.65" calcext:value-type="float">
            <text:p>5.65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J10]+[.BK10]/60" office:value-type="float" office:value="9.08333333333333" calcext:value-type="float">
            <text:p>9.0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BM10]+[.BN10]/60" office:value-type="float" office:value="16.3833333333333" calcext:value-type="float">
            <text:p>16.3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P10]+[.BQ10]/60" office:value-type="float" office:value="7.13333333333333" calcext:value-type="float">
            <text:p>7.13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BS10]+[.BT10]/60" office:value-type="float" office:value="22.65" calcext:value-type="float">
            <text:p>22.6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11]+[.C11]/60" office:value-type="float" office:value="3.31666666666667" calcext:value-type="float">
            <text:p>3.3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E11]+[.F11]/60" office:value-type="float" office:value="22.1833333333333" calcext:value-type="float">
            <text:p>22.1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H11]+[.I11]/60" office:value-type="float" office:value="1.46666666666667" calcext:value-type="float">
            <text:p>1.46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K11]+[.L11]/60" office:value-type="float" office:value="14.8666666666667" calcext:value-type="float">
            <text:p>14.86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N11]+[.O11]/60" office:value-type="float" office:value="2.31666666666667" calcext:value-type="float">
            <text:p>2.3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Q11]+[.R11]/60" office:value-type="float" office:value="4.73333333333333" calcext:value-type="float">
            <text:p>4.7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T11]+[.U11]/60" office:value-type="float" office:value="4.55" calcext:value-type="float">
            <text:p>4.55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W11]+[.X11]/60" office:value-type="float" office:value="7.35" calcext:value-type="float">
            <text:p>7.3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Z11]+[.AA11]/60" office:value-type="float" office:value="5.88333333333333" calcext:value-type="float">
            <text:p>5.88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AC11]+[.AD11]/60" office:value-type="float" office:value="17.2" calcext:value-type="float">
            <text:p>17.2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AF11]+[.AG11]/60" office:value-type="float" office:value="5.23333333333333" calcext:value-type="float">
            <text:p>5.23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[.AI11]+[.AJ11]/60" office:value-type="float" office:value="22.8833333333333" calcext:value-type="float">
            <text:p>22.8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AL11]+[.AM11]/60" office:value-type="float" office:value="3.73333333333333" calcext:value-type="float">
            <text:p>3.73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AO11]+[.AP11]/60" office:value-type="float" office:value="22.4166666666667" calcext:value-type="float">
            <text:p>22.4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AR11]+[.AS11]/60" office:value-type="float" office:value="3.6" calcext:value-type="float">
            <text:p>3.6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U11]+[.AV11]/60" office:value-type="float" office:value="16.0166666666667" calcext:value-type="float">
            <text:p>16.0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AX11]+[.AY11]/60" office:value-type="float" office:value="5.6" calcext:value-type="float">
            <text:p>5.60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A11]+[.BB11]/60" office:value-type="float" office:value="5.53333333333333" calcext:value-type="float">
            <text:p>5.5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BD11]+[.BE11]/60" office:value-type="float" office:value="8.13333333333333" calcext:value-type="float">
            <text:p>8.1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G11]+[.BH11]/60" office:value-type="float" office:value="6.03333333333333" calcext:value-type="float">
            <text:p>6.03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J11]+[.BK11]/60" office:value-type="float" office:value="9.06666666666667" calcext:value-type="float">
            <text:p>9.06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formula="of:=[.BM11]+[.BN11]/60" office:value-type="float" office:value="16.6833333333333" calcext:value-type="float">
            <text:p>16.6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P11]+[.BQ11]/60" office:value-type="float" office:value="7.01666666666667" calcext:value-type="float">
            <text:p>7.01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[.BS11]+[.BT11]/60" office:value-type="float" office:value="22.75" calcext:value-type="float">
            <text:p>22.7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12]+[.C12]/60" office:value-type="float" office:value="3.2" calcext:value-type="float">
            <text:p>3.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E12]+[.F12]/60" office:value-type="float" office:value="22.0333333333333" calcext:value-type="float">
            <text:p>22.03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H12]+[.I12]/60" office:value-type="float" office:value="1.45" calcext:value-type="float">
            <text:p>1.45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K12]+[.L12]/60" office:value-type="float" office:value="14.5333333333333" calcext:value-type="float">
            <text:p>14.53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N12]+[.O12]/60" office:value-type="float" office:value="2.38333333333333" calcext:value-type="float">
            <text:p>2.3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Q12]+[.R12]/60" office:value-type="float" office:value="4.33333333333333" calcext:value-type="float">
            <text:p>4.3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T12]+[.U12]/60" office:value-type="float" office:value="4.61666666666667" calcext:value-type="float">
            <text:p>4.6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W12]+[.X12]/60" office:value-type="float" office:value="7.73333333333333" calcext:value-type="float">
            <text:p>7.7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Z12]+[.AA12]/60" office:value-type="float" office:value="5.9" calcext:value-type="float">
            <text:p>5.9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[.AC12]+[.AD12]/60" office:value-type="float" office:value="17.4666666666667" calcext:value-type="float">
            <text:p>17.4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F12]+[.AG12]/60" office:value-type="float" office:value="5.18333333333333" calcext:value-type="float">
            <text:p>5.18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AI12]+[.AJ12]/60" office:value-type="float" office:value="22.9666666666667" calcext:value-type="float">
            <text:p>22.9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AL12]+[.AM12]/60" office:value-type="float" office:value="3.68333333333333" calcext:value-type="float">
            <text:p>3.68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O12]+[.AP12]/60" office:value-type="float" office:value="22.3" calcext:value-type="float">
            <text:p>22.3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AR12]+[.AS12]/60" office:value-type="float" office:value="3.63333333333333" calcext:value-type="float">
            <text:p>3.63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AU12]+[.AV12]/60" office:value-type="float" office:value="15.7333333333333" calcext:value-type="float">
            <text:p>15.7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AX12]+[.AY12]/60" office:value-type="float" office:value="5.68333333333333" calcext:value-type="float">
            <text:p>5.6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A12]+[.BB12]/60" office:value-type="float" office:value="5.16666666666667" calcext:value-type="float">
            <text:p>5.16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D12]+[.BE12]/60" office:value-type="float" office:value="8.2" calcext:value-type="float">
            <text:p>8.2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G12]+[.BH12]/60" office:value-type="float" office:value="6.41666666666667" calcext:value-type="float">
            <text:p>6.41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J12]+[.BK12]/60" office:value-type="float" office:value="9.05" calcext:value-type="float">
            <text:p>9.050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[.BM12]+[.BN12]/60" office:value-type="float" office:value="16.9666666666667" calcext:value-type="float">
            <text:p>16.96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BP12]+[.BQ12]/60" office:value-type="float" office:value="6.9" calcext:value-type="float">
            <text:p>6.90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.BS12]+[.BT12]/60" office:value-type="float" office:value="22.85" calcext:value-type="float">
            <text:p>22.8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3]+[.C13]/60" office:value-type="float" office:value="3.1" calcext:value-type="float">
            <text:p>3.10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formula="of:=[.E13]+[.F13]/60" office:value-type="float" office:value="21.8833333333333" calcext:value-type="float">
            <text:p>21.8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H13]+[.I13]/60" office:value-type="float" office:value="1.45" calcext:value-type="float">
            <text:p>1.45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K13]+[.L13]/60" office:value-type="float" office:value="14.2166666666667" calcext:value-type="float">
            <text:p>14.21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N13]+[.O13]/60" office:value-type="float" office:value="2.45" calcext:value-type="float">
            <text:p>2.4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[.Q13]+[.R13]/60" office:value-type="float" office:value="3.95" calcext:value-type="float">
            <text:p>3.9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T13]+[.U13]/60" office:value-type="float" office:value="4.68333333333333" calcext:value-type="float">
            <text:p>4.6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W13]+[.X13]/60" office:value-type="float" office:value="8.1" calcext:value-type="float">
            <text:p>8.1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Z13]+[.AA13]/60" office:value-type="float" office:value="5.9" calcext:value-type="float">
            <text:p>5.90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AC13]+[.AD13]/60" office:value-type="float" office:value="17.7166666666667" calcext:value-type="float">
            <text:p>17.7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F13]+[.AG13]/60" office:value-type="float" office:value="5.13333333333333" calcext:value-type="float">
            <text:p>5.1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I13]+[.AJ13]/60" office:value-type="float" office:value="23.0333333333333" calcext:value-type="float">
            <text:p>23.0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AL13]+[.AM13]/60" office:value-type="float" office:value="3.65" calcext:value-type="float">
            <text:p>3.6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AO13]+[.AP13]/60" office:value-type="float" office:value="22.1833333333333" calcext:value-type="float">
            <text:p>22.1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R13]+[.AS13]/60" office:value-type="float" office:value="3.66666666666667" calcext:value-type="float">
            <text:p>3.66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AU13]+[.AV13]/60" office:value-type="float" office:value="15.4333333333333" calcext:value-type="float">
            <text:p>15.4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AX13]+[.AY13]/60" office:value-type="float" office:value="5.76666666666667" calcext:value-type="float">
            <text:p>5.76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BA13]+[.BB13]/60" office:value-type="float" office:value="4.78333333333333" calcext:value-type="float">
            <text:p>4.7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D13]+[.BE13]/60" office:value-type="float" office:value="8.26666666666667" calcext:value-type="float">
            <text:p>8.26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BG13]+[.BH13]/60" office:value-type="float" office:value="6.8" calcext:value-type="float">
            <text:p>6.80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J13]+[.BK13]/60" office:value-type="float" office:value="9.01666666666667" calcext:value-type="float">
            <text:p>9.0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BM13]+[.BN13]/60" office:value-type="float" office:value="17.25" calcext:value-type="float">
            <text:p>17.25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P13]+[.BQ13]/60" office:value-type="float" office:value="6.78333333333333" calcext:value-type="float">
            <text:p>6.78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.BS13]+[.BT13]/60" office:value-type="float" office:value="22.95" calcext:value-type="float">
            <text:p>22.9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4]+[.C14]/60" office:value-type="float" office:value="3" calcext:value-type="float">
            <text:p>3.0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E14]+[.F14]/60" office:value-type="float" office:value="21.7333333333333" calcext:value-type="float">
            <text:p>21.73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H14]+[.I14]/60" office:value-type="float" office:value="1.45" calcext:value-type="float">
            <text:p>1.45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K14]+[.L14]/60" office:value-type="float" office:value="13.8833333333333" calcext:value-type="float">
            <text:p>13.88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N14]+[.O14]/60" office:value-type="float" office:value="2.51666666666667" calcext:value-type="float">
            <text:p>2.51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Q14]+[.R14]/60" office:value-type="float" office:value="3.55" calcext:value-type="float">
            <text:p>3.5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T14]+[.U14]/60" office:value-type="float" office:value="4.75" calcext:value-type="float">
            <text:p>4.75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W14]+[.X14]/60" office:value-type="float" office:value="8.46666666666667" calcext:value-type="float">
            <text:p>8.4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4]+[.AA14]/60" office:value-type="float" office:value="5.91666666666667" calcext:value-type="float">
            <text:p>5.91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AC14]+[.AD14]/60" office:value-type="float" office:value="17.9833333333333" calcext:value-type="float">
            <text:p>17.9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AF14]+[.AG14]/60" office:value-type="float" office:value="5.08333333333333" calcext:value-type="float">
            <text:p>5.0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AI14]+[.AJ14]/60" office:value-type="float" office:value="23.1" calcext:value-type="float">
            <text:p>23.1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L14]+[.AM14]/60" office:value-type="float" office:value="3.61666666666667" calcext:value-type="float">
            <text:p>3.6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O14]+[.AP14]/60" office:value-type="float" office:value="22.05" calcext:value-type="float">
            <text:p>22.05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AR14]+[.AS14]/60" office:value-type="float" office:value="3.7" calcext:value-type="float">
            <text:p>3.7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AU14]+[.AV14]/60" office:value-type="float" office:value="15.15" calcext:value-type="float">
            <text:p>15.1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AX14]+[.AY14]/60" office:value-type="float" office:value="5.86666666666667" calcext:value-type="float">
            <text:p>5.86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BA14]+[.BB14]/60" office:value-type="float" office:value="4.4" calcext:value-type="float">
            <text:p>4.40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D14]+[.BE14]/60" office:value-type="float" office:value="8.33333333333333" calcext:value-type="float">
            <text:p>8.3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G14]+[.BH14]/60" office:value-type="float" office:value="7.16666666666667" calcext:value-type="float">
            <text:p>7.16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J14]+[.BK14]/60" office:value-type="float" office:value="9" calcext:value-type="float">
            <text:p>9.0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M14]+[.BN14]/60" office:value-type="float" office:value="17.5333333333333" calcext:value-type="float">
            <text:p>17.5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BP14]+[.BQ14]/60" office:value-type="float" office:value="6.68333333333333" calcext:value-type="float">
            <text:p>6.6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S14]+[.BT14]/60" office:value-type="float" office:value="23.0333333333333" calcext:value-type="float">
            <text:p>23.0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B15]+[.C15]/60" office:value-type="float" office:value="2.91666666666667" calcext:value-type="float">
            <text:p>2.9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E15]+[.F15]/60" office:value-type="float" office:value="21.5666666666667" calcext:value-type="float">
            <text:p>21.56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H15]+[.I15]/60" office:value-type="float" office:value="1.45" calcext:value-type="float">
            <text:p>1.45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[.K15]+[.L15]/60" office:value-type="float" office:value="13.55" calcext:value-type="float">
            <text:p>13.55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N15]+[.O15]/60" office:value-type="float" office:value="2.58333333333333" calcext:value-type="float">
            <text:p>2.5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Q15]+[.R15]/60" office:value-type="float" office:value="3.16666666666667" calcext:value-type="float">
            <text:p>3.1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T15]+[.U15]/60" office:value-type="float" office:value="4.81666666666667" calcext:value-type="float">
            <text:p>4.81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W15]+[.X15]/60" office:value-type="float" office:value="8.83333333333333" calcext:value-type="float">
            <text:p>8.8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5]+[.AA15]/60" office:value-type="float" office:value="5.91666666666667" calcext:value-type="float">
            <text:p>5.9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5]+[.AD15]/60" office:value-type="float" office:value="18.2333333333333" calcext:value-type="float">
            <text:p>18.2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F15]+[.AG15]/60" office:value-type="float" office:value="5.03333333333333" calcext:value-type="float">
            <text:p>5.0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AI15]+[.AJ15]/60" office:value-type="float" office:value="23.1666666666667" calcext:value-type="float">
            <text:p>23.1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AL15]+[.AM15]/60" office:value-type="float" office:value="3.58333333333333" calcext:value-type="float">
            <text:p>3.58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AO15]+[.AP15]/60" office:value-type="float" office:value="21.9" calcext:value-type="float">
            <text:p>21.9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AR15]+[.AS15]/60" office:value-type="float" office:value="3.75" calcext:value-type="float">
            <text:p>3.75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AU15]+[.AV15]/60" office:value-type="float" office:value="14.8333333333333" calcext:value-type="float">
            <text:p>14.8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AX15]+[.AY15]/60" office:value-type="float" office:value="5.95" calcext:value-type="float">
            <text:p>5.9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A15]+[.BB15]/60" office:value-type="float" office:value="4.01666666666667" calcext:value-type="float">
            <text:p>4.0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D15]+[.BE15]/60" office:value-type="float" office:value="8.38333333333333" calcext:value-type="float">
            <text:p>8.38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G15]+[.BH15]/60" office:value-type="float" office:value="7.55" calcext:value-type="float">
            <text:p>7.5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formula="of:=[.BJ15]+[.BK15]/60" office:value-type="float" office:value="8.96666666666667" calcext:value-type="float">
            <text:p>8.96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M15]+[.BN15]/60" office:value-type="float" office:value="17.8" calcext:value-type="float">
            <text:p>17.80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BP15]+[.BQ15]/60" office:value-type="float" office:value="6.56666666666667" calcext:value-type="float">
            <text:p>6.56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S15]+[.BT15]/60" office:value-type="float" office:value="23.1" calcext:value-type="float">
            <text:p>23.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B16]+[.C16]/60" office:value-type="float" office:value="2.81666666666667" calcext:value-type="float">
            <text:p>2.8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E16]+[.F16]/60" office:value-type="float" office:value="21.4" calcext:value-type="float">
            <text:p>21.4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H16]+[.I16]/60" office:value-type="float" office:value="1.46666666666667" calcext:value-type="float">
            <text:p>1.467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K16]+[.L16]/60" office:value-type="float" office:value="13.2166666666667" calcext:value-type="float">
            <text:p>13.21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N16]+[.O16]/60" office:value-type="float" office:value="2.65" calcext:value-type="float">
            <text:p>2.65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Q16]+[.R16]/60" office:value-type="float" office:value="2.76666666666667" calcext:value-type="float">
            <text:p>2.7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T16]+[.U16]/60" office:value-type="float" office:value="4.88333333333333" calcext:value-type="float">
            <text:p>4.8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W16]+[.X16]/60" office:value-type="float" office:value="9.18333333333333" calcext:value-type="float">
            <text:p>9.1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6]+[.AA16]/60" office:value-type="float" office:value="5.91666666666667" calcext:value-type="float">
            <text:p>5.9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AC16]+[.AD16]/60" office:value-type="float" office:value="18.4833333333333" calcext:value-type="float">
            <text:p>18.4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[.AF16]+[.AG16]/60" office:value-type="float" office:value="4.98333333333333" calcext:value-type="float">
            <text:p>4.98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AI16]+[.AJ16]/60" office:value-type="float" office:value="23.2333333333333" calcext:value-type="float">
            <text:p>23.2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AL16]+[.AM16]/60" office:value-type="float" office:value="3.55" calcext:value-type="float">
            <text:p>3.55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formula="of:=[.AO16]+[.AP16]/60" office:value-type="float" office:value="21.7666666666667" calcext:value-type="float">
            <text:p>21.7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AR16]+[.AS16]/60" office:value-type="float" office:value="3.8" calcext:value-type="float">
            <text:p>3.80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AU16]+[.AV16]/60" office:value-type="float" office:value="14.5333333333333" calcext:value-type="float">
            <text:p>14.5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X16]+[.AY16]/60" office:value-type="float" office:value="6.03333333333333" calcext:value-type="float">
            <text:p>6.03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A16]+[.BB16]/60" office:value-type="float" office:value="3.63333333333333" calcext:value-type="float">
            <text:p>3.6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BD16]+[.BE16]/60" office:value-type="float" office:value="8.45" calcext:value-type="float">
            <text:p>8.45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BG16]+[.BH16]/60" office:value-type="float" office:value="7.91666666666667" calcext:value-type="float">
            <text:p>7.9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J16]+[.BK16]/60" office:value-type="float" office:value="8.93333333333333" calcext:value-type="float">
            <text:p>8.9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M16]+[.BN16]/60" office:value-type="float" office:value="18.0666666666667" calcext:value-type="float">
            <text:p>18.06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P16]+[.BQ16]/60" office:value-type="float" office:value="6.45" calcext:value-type="float">
            <text:p>6.4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S16]+[.BT16]/60" office:value-type="float" office:value="23.1666666666667" calcext:value-type="float">
            <text:p>23.1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B17]+[.C17]/60" office:value-type="float" office:value="2.71666666666667" calcext:value-type="float">
            <text:p>2.7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E17]+[.F17]/60" office:value-type="float" office:value="21.2333333333333" calcext:value-type="float">
            <text:p>21.23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H17]+[.I17]/60" office:value-type="float" office:value="1.46666666666667" calcext:value-type="float">
            <text:p>1.46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[.K17]+[.L17]/60" office:value-type="float" office:value="12.8833333333333" calcext:value-type="float">
            <text:p>12.88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N17]+[.O17]/60" office:value-type="float" office:value="2.71666666666667" calcext:value-type="float">
            <text:p>2.7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Q17]+[.R17]/60" office:value-type="float" office:value="2.36666666666667" calcext:value-type="float">
            <text:p>2.3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[.T17]+[.U17]/60" office:value-type="float" office:value="4.95" calcext:value-type="float">
            <text:p>4.95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[.W17]+[.X17]/60" office:value-type="float" office:value="9.55" calcext:value-type="float">
            <text:p>9.5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7]+[.AA17]/60" office:value-type="float" office:value="5.91666666666667" calcext:value-type="float">
            <text:p>5.9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[.AC17]+[.AD17]/60" office:value-type="float" office:value="18.7166666666667" calcext:value-type="float">
            <text:p>18.7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AF17]+[.AG17]/60" office:value-type="float" office:value="4.93333333333333" calcext:value-type="float">
            <text:p>4.9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I17]+[.AJ17]/60" office:value-type="float" office:value="23.2833333333333" calcext:value-type="float">
            <text:p>23.2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AL17]+[.AM17]/60" office:value-type="float" office:value="3.53333333333333" calcext:value-type="float">
            <text:p>3.53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[.AO17]+[.AP17]/60" office:value-type="float" office:value="21.6166666666667" calcext:value-type="float">
            <text:p>21.6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AR17]+[.AS17]/60" office:value-type="float" office:value="3.83333333333333" calcext:value-type="float">
            <text:p>3.833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AU17]+[.AV17]/60" office:value-type="float" office:value="14.2333333333333" calcext:value-type="float">
            <text:p>14.2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X17]+[.AY17]/60" office:value-type="float" office:value="6.11666666666667" calcext:value-type="float">
            <text:p>6.1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BA17]+[.BB17]/60" office:value-type="float" office:value="3.25" calcext:value-type="float">
            <text:p>3.2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BD17]+[.BE17]/60" office:value-type="float" office:value="8.51666666666667" calcext:value-type="float">
            <text:p>8.5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BG17]+[.BH17]/60" office:value-type="float" office:value="8.3" calcext:value-type="float">
            <text:p>8.30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[.BJ17]+[.BK17]/60" office:value-type="float" office:value="8.88333333333333" calcext:value-type="float">
            <text:p>8.88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BM17]+[.BN17]/60" office:value-type="float" office:value="18.3333333333333" calcext:value-type="float">
            <text:p>18.3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BP17]+[.BQ17]/60" office:value-type="float" office:value="6.31666666666667" calcext:value-type="float">
            <text:p>6.3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BS17]+[.BT17]/60" office:value-type="float" office:value="23.2333333333333" calcext:value-type="float">
            <text:p>23.2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18]+[.C18]/60" office:value-type="float" office:value="2.63333333333333" calcext:value-type="float">
            <text:p>2.63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E18]+[.F18]/60" office:value-type="float" office:value="21.05" calcext:value-type="float">
            <text:p>21.0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H18]+[.I18]/60" office:value-type="float" office:value="1.48333333333333" calcext:value-type="float">
            <text:p>1.48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K18]+[.L18]/60" office:value-type="float" office:value="12.5333333333333" calcext:value-type="float">
            <text:p>12.53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N18]+[.O18]/60" office:value-type="float" office:value="2.78333333333333" calcext:value-type="float">
            <text:p>2.78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Q18]+[.R18]/60" office:value-type="float" office:value="1.98333333333333" calcext:value-type="float">
            <text:p>1.9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T18]+[.U18]/60" office:value-type="float" office:value="5" calcext:value-type="float">
            <text:p>5.00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W18]+[.X18]/60" office:value-type="float" office:value="9.91666666666667" calcext:value-type="float">
            <text:p>9.9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8]+[.AA18]/60" office:value-type="float" office:value="5.91666666666667" calcext:value-type="float">
            <text:p>5.91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formula="of:=[.AC18]+[.AD18]/60" office:value-type="float" office:value="18.9666666666667" calcext:value-type="float">
            <text:p>18.9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AF18]+[.AG18]/60" office:value-type="float" office:value="4.86666666666667" calcext:value-type="float">
            <text:p>4.86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AI18]+[.AJ18]/60" office:value-type="float" office:value="23.3166666666667" calcext:value-type="float">
            <text:p>23.3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AL18]+[.AM18]/60" office:value-type="float" office:value="3.5" calcext:value-type="float">
            <text:p>3.5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AO18]+[.AP18]/60" office:value-type="float" office:value="21.45" calcext:value-type="float">
            <text:p>21.45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AR18]+[.AS18]/60" office:value-type="float" office:value="3.88333333333333" calcext:value-type="float">
            <text:p>3.88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AU18]+[.AV18]/60" office:value-type="float" office:value="13.9166666666667" calcext:value-type="float">
            <text:p>13.91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AX18]+[.AY18]/60" office:value-type="float" office:value="6.21666666666667" calcext:value-type="float">
            <text:p>6.21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BA18]+[.BB18]/60" office:value-type="float" office:value="2.86666666666667" calcext:value-type="float">
            <text:p>2.86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D18]+[.BE18]/60" office:value-type="float" office:value="8.56666666666667" calcext:value-type="float">
            <text:p>8.56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BG18]+[.BH18]/60" office:value-type="float" office:value="8.66666666666667" calcext:value-type="float">
            <text:p>8.66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BJ18]+[.BK18]/60" office:value-type="float" office:value="8.85" calcext:value-type="float">
            <text:p>8.85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BM18]+[.BN18]/60" office:value-type="float" office:value="18.5833333333333" calcext:value-type="float">
            <text:p>18.58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P18]+[.BQ18]/60" office:value-type="float" office:value="6.2" calcext:value-type="float">
            <text:p>6.20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BS18]+[.BT18]/60" office:value-type="float" office:value="23.2833333333333" calcext:value-type="float">
            <text:p>23.2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19]+[.C19]/60" office:value-type="float" office:value="2.55" calcext:value-type="float">
            <text:p>2.5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E19]+[.F19]/60" office:value-type="float" office:value="20.85" calcext:value-type="float">
            <text:p>20.8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H19]+[.I19]/60" office:value-type="float" office:value="1.5" calcext:value-type="float">
            <text:p>1.5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K19]+[.L19]/60" office:value-type="float" office:value="12.1833333333333" calcext:value-type="float">
            <text:p>12.18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N19]+[.O19]/60" office:value-type="float" office:value="2.85" calcext:value-type="float">
            <text:p>2.8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Q19]+[.R19]/60" office:value-type="float" office:value="1.58333333333333" calcext:value-type="float">
            <text:p>1.5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T19]+[.U19]/60" office:value-type="float" office:value="5.06666666666667" calcext:value-type="float">
            <text:p>5.0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W19]+[.X19]/60" office:value-type="float" office:value="10.2666666666667" calcext:value-type="float">
            <text:p>10.2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Z19]+[.AA19]/60" office:value-type="float" office:value="5.91666666666667" calcext:value-type="float">
            <text:p>5.9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AC19]+[.AD19]/60" office:value-type="float" office:value="19.1833333333333" calcext:value-type="float">
            <text:p>19.1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AF19]+[.AG19]/60" office:value-type="float" office:value="4.81666666666667" calcext:value-type="float">
            <text:p>4.8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AI19]+[.AJ19]/60" office:value-type="float" office:value="23.35" calcext:value-type="float">
            <text:p>23.35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AL19]+[.AM19]/60" office:value-type="float" office:value="3.48333333333333" calcext:value-type="float">
            <text:p>3.48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AO19]+[.AP19]/60" office:value-type="float" office:value="21.2833333333333" calcext:value-type="float">
            <text:p>21.2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AR19]+[.AS19]/60" office:value-type="float" office:value="3.93333333333333" calcext:value-type="float">
            <text:p>3.93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AU19]+[.AV19]/60" office:value-type="float" office:value="13.6" calcext:value-type="float">
            <text:p>13.60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AX19]+[.AY19]/60" office:value-type="float" office:value="6.3" calcext:value-type="float">
            <text:p>6.30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A19]+[.BB19]/60" office:value-type="float" office:value="2.48333333333333" calcext:value-type="float">
            <text:p>2.4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BD19]+[.BE19]/60" office:value-type="float" office:value="8.61666666666667" calcext:value-type="float">
            <text:p>8.6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G19]+[.BH19]/60" office:value-type="float" office:value="9.03333333333333" calcext:value-type="float">
            <text:p>9.0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[.BJ19]+[.BK19]/60" office:value-type="float" office:value="8.8" calcext:value-type="float">
            <text:p>8.80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[.BM19]+[.BN19]/60" office:value-type="float" office:value="18.8333333333333" calcext:value-type="float">
            <text:p>18.8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P19]+[.BQ19]/60" office:value-type="float" office:value="6.08333333333333" calcext:value-type="float">
            <text:p>6.08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S19]+[.BT19]/60" office:value-type="float" office:value="23.3333333333333" calcext:value-type="float">
            <text:p>23.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0]+[.C20]/60" office:value-type="float" office:value="2.46666666666667" calcext:value-type="float">
            <text:p>2.46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[.E20]+[.F20]/60" office:value-type="float" office:value="20.65" calcext:value-type="float">
            <text:p>20.6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H20]+[.I20]/60" office:value-type="float" office:value="1.51666666666667" calcext:value-type="float">
            <text:p>1.51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K20]+[.L20]/60" office:value-type="float" office:value="11.8333333333333" calcext:value-type="float">
            <text:p>11.83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N20]+[.O20]/60" office:value-type="float" office:value="2.93333333333333" calcext:value-type="float">
            <text:p>2.9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Q20]+[.R20]/60" office:value-type="float" office:value="1.18333333333333" calcext:value-type="float">
            <text:p>1.1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T20]+[.U20]/60" office:value-type="float" office:value="5.11666666666667" calcext:value-type="float">
            <text:p>5.11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W20]+[.X20]/60" office:value-type="float" office:value="10.6166666666667" calcext:value-type="float">
            <text:p>10.6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Z20]+[.AA20]/60" office:value-type="float" office:value="5.9" calcext:value-type="float">
            <text:p>5.9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[.AC20]+[.AD20]/60" office:value-type="float" office:value="19.4166666666667" calcext:value-type="float">
            <text:p>19.4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AF20]+[.AG20]/60" office:value-type="float" office:value="4.76666666666667" calcext:value-type="float">
            <text:p>4.76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AI20]+[.AJ20]/60" office:value-type="float" office:value="23.3833333333333" calcext:value-type="float">
            <text:p>23.3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AL20]+[.AM20]/60" office:value-type="float" office:value="3.45" calcext:value-type="float">
            <text:p>3.45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O20]+[.AP20]/60" office:value-type="float" office:value="21.1166666666667" calcext:value-type="float">
            <text:p>21.1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AR20]+[.AS20]/60" office:value-type="float" office:value="3.98333333333333" calcext:value-type="float">
            <text:p>3.9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AU20]+[.AV20]/60" office:value-type="float" office:value="13.2833333333333" calcext:value-type="float">
            <text:p>13.28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AX20]+[.AY20]/60" office:value-type="float" office:value="6.38333333333333" calcext:value-type="float">
            <text:p>6.3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A20]+[.BB20]/60" office:value-type="float" office:value="2.1" calcext:value-type="float">
            <text:p>2.10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BD20]+[.BE20]/60" office:value-type="float" office:value="8.66666666666667" calcext:value-type="float">
            <text:p>8.66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BG20]+[.BH20]/60" office:value-type="float" office:value="9.4" calcext:value-type="float">
            <text:p>9.40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J20]+[.BK20]/60" office:value-type="float" office:value="8.75" calcext:value-type="float">
            <text:p>8.75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BM20]+[.BN20]/60" office:value-type="float" office:value="19.0833333333333" calcext:value-type="float">
            <text:p>19.0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[.BP20]+[.BQ20]/60" office:value-type="float" office:value="5.96666666666667" calcext:value-type="float">
            <text:p>5.96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S20]+[.BT20]/60" office:value-type="float" office:value="23.3666666666667" calcext:value-type="float">
            <text:p>23.3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21]+[.C21]/60" office:value-type="float" office:value="2.38333333333333" calcext:value-type="float">
            <text:p>2.38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E21]+[.F21]/60" office:value-type="float" office:value="20.45" calcext:value-type="float">
            <text:p>20.4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H21]+[.I21]/60" office:value-type="float" office:value="1.53333333333333" calcext:value-type="float">
            <text:p>1.5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K21]+[.L21]/60" office:value-type="float" office:value="11.4833333333333" calcext:value-type="float">
            <text:p>11.4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21]+[.O21]/60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Q21]+[.R21]/60" office:value-type="float" office:value="0.783333333333333" calcext:value-type="float">
            <text:p>0.7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T21]+[.U21]/60" office:value-type="float" office:value="5.18333333333333" calcext:value-type="float">
            <text:p>5.18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W21]+[.X21]/60" office:value-type="float" office:value="10.9666666666667" calcext:value-type="float">
            <text:p>10.9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Z21]+[.AA21]/60" office:value-type="float" office:value="5.9" calcext:value-type="float">
            <text:p>5.90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[.AC21]+[.AD21]/60" office:value-type="float" office:value="19.6333333333333" calcext:value-type="float">
            <text:p>19.6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AF21]+[.AG21]/60" office:value-type="float" office:value="4.71666666666667" calcext:value-type="float">
            <text:p>4.7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AI21]+[.AJ21]/60" office:value-type="float" office:value="23.4166666666667" calcext:value-type="float">
            <text:p>23.4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AL21]+[.AM21]/60" office:value-type="float" office:value="3.43333333333333" calcext:value-type="float">
            <text:p>3.43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AO21]+[.AP21]/60" office:value-type="float" office:value="20.95" calcext:value-type="float">
            <text:p>20.9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R21]+[.AS21]/60" office:value-type="float" office:value="4.05" calcext:value-type="float">
            <text:p>4.05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[.AU21]+[.AV21]/60" office:value-type="float" office:value="12.9666666666667" calcext:value-type="float">
            <text:p>12.96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AX21]+[.AY21]/60" office:value-type="float" office:value="6.48333333333333" calcext:value-type="float">
            <text:p>6.4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BA21]+[.BB21]/60" office:value-type="float" office:value="1.71666666666667" calcext:value-type="float">
            <text:p>1.7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BD21]+[.BE21]/60" office:value-type="float" office:value="8.71666666666667" calcext:value-type="float">
            <text:p>8.7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BG21]+[.BH21]/60" office:value-type="float" office:value="9.76666666666667" calcext:value-type="float">
            <text:p>9.76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BJ21]+[.BK21]/60" office:value-type="float" office:value="8.7" calcext:value-type="float">
            <text:p>8.70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M21]+[.BN21]/60" office:value-type="float" office:value="19.3166666666667" calcext:value-type="float">
            <text:p>19.3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P21]+[.BQ21]/60" office:value-type="float" office:value="5.83333333333333" calcext:value-type="float">
            <text:p>5.8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BS21]+[.BT21]/60" office:value-type="float" office:value="23.4" calcext:value-type="float">
            <text:p>23.4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22]+[.C22]/60" office:value-type="float" office:value="2.31666666666667" calcext:value-type="float">
            <text:p>2.3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E22]+[.F22]/60" office:value-type="float" office:value="20.25" calcext:value-type="float">
            <text:p>20.2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H22]+[.I22]/60" office:value-type="float" office:value="1.55" calcext:value-type="float">
            <text:p>1.5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K22]+[.L22]/60" office:value-type="float" office:value="11.1333333333333" calcext:value-type="float">
            <text:p>11.1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N22]+[.O22]/60" office:value-type="float" office:value="3.06666666666667" calcext:value-type="float">
            <text:p>3.0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Q22]+[.R22]/60" office:value-type="float" office:value="0.4" calcext:value-type="float">
            <text:p>0.4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T22]+[.U22]/60" office:value-type="float" office:value="5.23333333333333" calcext:value-type="float">
            <text:p>5.23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W22]+[.X22]/60" office:value-type="float" office:value="11.3166666666667" calcext:value-type="float">
            <text:p>11.3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Z22]+[.AA22]/60" office:value-type="float" office:value="5.88333333333333" calcext:value-type="float">
            <text:p>5.88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formula="of:=[.AC22]+[.AD22]/60" office:value-type="float" office:value="19.85" calcext:value-type="float">
            <text:p>19.8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[.AF22]+[.AG22]/60" office:value-type="float" office:value="4.65" calcext:value-type="float">
            <text:p>4.65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AI22]+[.AJ22]/60" office:value-type="float" office:value="23.4166666666667" calcext:value-type="float">
            <text:p>23.4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AL22]+[.AM22]/60" office:value-type="float" office:value="3.41666666666667" calcext:value-type="float">
            <text:p>3.41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AO22]+[.AP22]/60" office:value-type="float" office:value="20.7666666666667" calcext:value-type="float">
            <text:p>20.7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R22]+[.AS22]/60" office:value-type="float" office:value="4.1" calcext:value-type="float">
            <text:p>4.1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AU22]+[.AV22]/60" office:value-type="float" office:value="12.6333333333333" calcext:value-type="float">
            <text:p>12.6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X22]+[.AY22]/60" office:value-type="float" office:value="6.56666666666667" calcext:value-type="float">
            <text:p>6.56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A22]+[.BB22]/60" office:value-type="float" office:value="1.31666666666667" calcext:value-type="float">
            <text:p>1.3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[.BD22]+[.BE22]/60" office:value-type="float" office:value="8.76666666666667" calcext:value-type="float">
            <text:p>8.7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G22]+[.BH22]/60" office:value-type="float" office:value="10.1166666666667" calcext:value-type="float">
            <text:p>10.1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BJ22]+[.BK22]/60" office:value-type="float" office:value="8.65" calcext:value-type="float">
            <text:p>8.6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[.BM22]+[.BN22]/60" office:value-type="float" office:value="19.55" calcext:value-type="float">
            <text:p>19.5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BP22]+[.BQ22]/60" office:value-type="float" office:value="5.71666666666667" calcext:value-type="float">
            <text:p>5.7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S22]+[.BT22]/60" office:value-type="float" office:value="23.4166666666667" calcext:value-type="float">
            <text:p>23.4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B23]+[.C23]/60" office:value-type="float" office:value="2.23333333333333" calcext:value-type="float">
            <text:p>2.23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23]+[.F23]/60" office:value-type="float" office:value="20.0333333333333" calcext:value-type="float">
            <text:p>20.03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23]+[.I23]/60" office:value-type="float" office:value="1.58333333333333" calcext:value-type="float">
            <text:p>1.58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K23]+[.L23]/60" office:value-type="float" office:value="10.7666666666667" calcext:value-type="float">
            <text:p>10.7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N23]+[.O23]/60" office:value-type="float" office:value="3.15" calcext:value-type="float">
            <text:p>3.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23]+[.R23]/60" office:value-type="float" office:value="0" calcext:value-type="float">
            <text:p>0.0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T23]+[.U23]/60" office:value-type="float" office:value="5.28333333333333" calcext:value-type="float">
            <text:p>5.28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W23]+[.X23]/60" office:value-type="float" office:value="11.65" calcext:value-type="float">
            <text:p>11.6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Z23]+[.AA23]/60" office:value-type="float" office:value="5.86666666666667" calcext:value-type="float">
            <text:p>5.8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C23]+[.AD23]/60" office:value-type="float" office:value="20.0666666666667" calcext:value-type="float">
            <text:p>20.0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F23]+[.AG23]/60" office:value-type="float" office:value="4.6" calcext:value-type="float">
            <text:p>4.60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AI23]+[.AJ23]/60" office:value-type="float" office:value="23.4333333333333" calcext:value-type="float">
            <text:p>23.4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L23]+[.AM23]/60" office:value-type="float" office:value="3.4" calcext:value-type="float">
            <text:p>3.40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O23]+[.AP23]/60" office:value-type="float" office:value="20.5833333333333" calcext:value-type="float">
            <text:p>20.5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R23]+[.AS23]/60" office:value-type="float" office:value="4.16666666666667" calcext:value-type="float">
            <text:p>4.16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AU23]+[.AV23]/60" office:value-type="float" office:value="12.3" calcext:value-type="float">
            <text:p>12.30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AX23]+[.AY23]/60" office:value-type="float" office:value="6.66666666666667" calcext:value-type="float">
            <text:p>6.6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BA23]+[.BB23]/60" office:value-type="float" office:value="0.933333333333333" calcext:value-type="float">
            <text:p>0.9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[.BD23]+[.BE23]/60" office:value-type="float" office:value="8.81666666666667" calcext:value-type="float">
            <text:p>8.8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G23]+[.BH23]/60" office:value-type="float" office:value="10.4833333333333" calcext:value-type="float">
            <text:p>10.4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BJ23]+[.BK23]/60" office:value-type="float" office:value="8.58333333333333" calcext:value-type="float">
            <text:p>8.58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BM23]+[.BN23]/60" office:value-type="float" office:value="19.7666666666667" calcext:value-type="float">
            <text:p>19.7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P23]+[.BQ23]/60" office:value-type="float" office:value="5.58333333333333" calcext:value-type="float">
            <text:p>5.58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S23]+[.BT23]/60" office:value-type="float" office:value="23.4333333333333" calcext:value-type="float">
            <text:p>23.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4]+[.C24]/60" office:value-type="float" office:value="2.16666666666667" calcext:value-type="float">
            <text:p>2.16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formula="of:=[.E24]+[.F24]/60" office:value-type="float" office:value="19.8" calcext:value-type="float">
            <text:p>19.8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24]+[.I24]/60" office:value-type="float" office:value="1.6" calcext:value-type="float">
            <text:p>1.6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K24]+[.L24]/60" office:value-type="float" office:value="10.4166666666667" calcext:value-type="float">
            <text:p>10.4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N24]+[.O24]/60" office:value-type="float" office:value="3.21666666666667" calcext:value-type="float">
            <text:p>3.2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Q24]+[.R24]/60" office:value-type="float" office:value="0.4" calcext:value-type="float">
            <text:p>0.4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T24]+[.U24]/60" office:value-type="float" office:value="5.33333333333333" calcext:value-type="float">
            <text:p>5.3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W24]+[.X24]/60" office:value-type="float" office:value="12" calcext:value-type="float">
            <text:p>12.0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Z24]+[.AA24]/60" office:value-type="float" office:value="5.85" calcext:value-type="float">
            <text:p>5.8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C24]+[.AD24]/60" office:value-type="float" office:value="20.2666666666667" calcext:value-type="float">
            <text:p>20.2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AF24]+[.AG24]/60" office:value-type="float" office:value="4.55" calcext:value-type="float">
            <text:p>4.55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AI24]+[.AJ24]/60" office:value-type="float" office:value="23.4333333333333" calcext:value-type="float">
            <text:p>23.4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L24]+[.AM24]/60" office:value-type="float" office:value="3.4" calcext:value-type="float">
            <text:p>3.40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AO24]+[.AP24]/60" office:value-type="float" office:value="20.3833333333333" calcext:value-type="float">
            <text:p>20.3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R24]+[.AS24]/60" office:value-type="float" office:value="4.21666666666667" calcext:value-type="float">
            <text:p>4.21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[.AU24]+[.AV24]/60" office:value-type="float" office:value="11.9666666666667" calcext:value-type="float">
            <text:p>11.96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AX24]+[.AY24]/60" office:value-type="float" office:value="6.75" calcext:value-type="float">
            <text:p>6.7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A24]+[.BB24]/60" office:value-type="float" office:value="0.55" calcext:value-type="float">
            <text:p>0.5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BD24]+[.BE24]/60" office:value-type="float" office:value="8.85" calcext:value-type="float">
            <text:p>8.8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BG24]+[.BH24]/60" office:value-type="float" office:value="10.8333333333333" calcext:value-type="float">
            <text:p>10.8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J24]+[.BK24]/60" office:value-type="float" office:value="8.53333333333333" calcext:value-type="float">
            <text:p>8.5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M24]+[.BN24]/60" office:value-type="float" office:value="20" calcext:value-type="float">
            <text:p>20.0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P24]+[.BQ24]/60" office:value-type="float" office:value="5.46666666666667" calcext:value-type="float">
            <text:p>5.46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S24]+[.BT24]/60" office:value-type="float" office:value="23.4333333333333" calcext:value-type="float">
            <text:p>23.4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5]+[.C25]/60" office:value-type="float" office:value="2.1" calcext:value-type="float">
            <text:p>2.10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[.E25]+[.F25]/60" office:value-type="float" office:value="19.5833333333333" calcext:value-type="float">
            <text:p>19.5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H25]+[.I25]/60" office:value-type="float" office:value="1.63333333333333" calcext:value-type="float">
            <text:p>1.6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K25]+[.L25]/60" office:value-type="float" office:value="10.05" calcext:value-type="float">
            <text:p>10.05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N25]+[.O25]/60" office:value-type="float" office:value="3.3" calcext:value-type="float">
            <text:p>3.3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Q25]+[.R25]/60" office:value-type="float" office:value="0.783333333333333" calcext:value-type="float">
            <text:p>0.7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T25]+[.U25]/60" office:value-type="float" office:value="5.38333333333333" calcext:value-type="float">
            <text:p>5.38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W25]+[.X25]/60" office:value-type="float" office:value="12.3333333333333" calcext:value-type="float">
            <text:p>12.3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Z25]+[.AA25]/60" office:value-type="float" office:value="5.83333333333333" calcext:value-type="float">
            <text:p>5.8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AC25]+[.AD25]/60" office:value-type="float" office:value="20.4666666666667" calcext:value-type="float">
            <text:p>20.4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AF25]+[.AG25]/60" office:value-type="float" office:value="4.48333333333333" calcext:value-type="float">
            <text:p>4.48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AI25]+[.AJ25]/60" office:value-type="float" office:value="23.4333333333333" calcext:value-type="float">
            <text:p>23.4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AL25]+[.AM25]/60" office:value-type="float" office:value="3.38333333333333" calcext:value-type="float">
            <text:p>3.38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AO25]+[.AP25]/60" office:value-type="float" office:value="20.1833333333333" calcext:value-type="float">
            <text:p>20.1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AR25]+[.AS25]/60" office:value-type="float" office:value="4.28333333333333" calcext:value-type="float">
            <text:p>4.28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[.AU25]+[.AV25]/60" office:value-type="float" office:value="11.6333333333333" calcext:value-type="float">
            <text:p>11.6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AX25]+[.AY25]/60" office:value-type="float" office:value="6.83333333333333" calcext:value-type="float">
            <text:p>6.8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A25]+[.BB25]/60" office:value-type="float" office:value="0.15" calcext:value-type="float">
            <text:p>0.1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[.BD25]+[.BE25]/60" office:value-type="float" office:value="8.88333333333333" calcext:value-type="float">
            <text:p>8.88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G25]+[.BH25]/60" office:value-type="float" office:value="11.1833333333333" calcext:value-type="float">
            <text:p>11.1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BJ25]+[.BK25]/60" office:value-type="float" office:value="8.46666666666667" calcext:value-type="float">
            <text:p>8.46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M25]+[.BN25]/60" office:value-type="float" office:value="20.2166666666667" calcext:value-type="float">
            <text:p>20.2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BP25]+[.BQ25]/60" office:value-type="float" office:value="5.35" calcext:value-type="float">
            <text:p>5.35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S25]+[.BT25]/60" office:value-type="float" office:value="23.4333333333333" calcext:value-type="float">
            <text:p>23.4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6]+[.C26]/60" office:value-type="float" office:value="2.03333333333333" calcext:value-type="float">
            <text:p>2.0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E26]+[.F26]/60" office:value-type="float" office:value="19.35" calcext:value-type="float">
            <text:p>19.3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26]+[.I26]/60" office:value-type="float" office:value="1.66666666666667" calcext:value-type="float">
            <text:p>1.66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[.K26]+[.L26]/60" office:value-type="float" office:value="9.68333333333333" calcext:value-type="float">
            <text:p>9.6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N26]+[.O26]/60" office:value-type="float" office:value="3.36666666666667" calcext:value-type="float">
            <text:p>3.3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Q26]+[.R26]/60" office:value-type="float" office:value="1.18333333333333" calcext:value-type="float">
            <text:p>1.1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T26]+[.U26]/60" office:value-type="float" office:value="5.43333333333333" calcext:value-type="float">
            <text:p>5.43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W26]+[.X26]/60" office:value-type="float" office:value="12.6666666666667" calcext:value-type="float">
            <text:p>12.6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[.Z26]+[.AA26]/60" office:value-type="float" office:value="5.81666666666667" calcext:value-type="float">
            <text:p>5.8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[.AC26]+[.AD26]/60" office:value-type="float" office:value="20.65" calcext:value-type="float">
            <text:p>20.6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AF26]+[.AG26]/60" office:value-type="float" office:value="4.43333333333333" calcext:value-type="float">
            <text:p>4.43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AI26]+[.AJ26]/60" office:value-type="float" office:value="23.4166666666667" calcext:value-type="float">
            <text:p>23.4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AL26]+[.AM26]/60" office:value-type="float" office:value="3.38333333333333" calcext:value-type="float">
            <text:p>3.383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formula="of:=[.AO26]+[.AP26]/60" office:value-type="float" office:value="19.9833333333333" calcext:value-type="float">
            <text:p>19.9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R26]+[.AS26]/60" office:value-type="float" office:value="4.35" calcext:value-type="float">
            <text:p>4.3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AU26]+[.AV26]/60" office:value-type="float" office:value="11.3" calcext:value-type="float">
            <text:p>11.30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AX26]+[.AY26]/60" office:value-type="float" office:value="6.91666666666667" calcext:value-type="float">
            <text:p>6.9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A26]+[.BB26]/60" office:value-type="float" office:value="0.233333333333333" calcext:value-type="float">
            <text:p>0.2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D26]+[.BE26]/60" office:value-type="float" office:value="8.93333333333333" calcext:value-type="float">
            <text:p>8.93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G26]+[.BH26]/60" office:value-type="float" office:value="11.5333333333333" calcext:value-type="float">
            <text:p>11.5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BJ26]+[.BK26]/60" office:value-type="float" office:value="8.4" calcext:value-type="float">
            <text:p>8.4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M26]+[.BN26]/60" office:value-type="float" office:value="20.4166666666667" calcext:value-type="float">
            <text:p>20.4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P26]+[.BQ26]/60" office:value-type="float" office:value="5.21666666666667" calcext:value-type="float">
            <text:p>5.2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S26]+[.BT26]/60" office:value-type="float" office:value="23.4166666666667" calcext:value-type="float">
            <text:p>23.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B27]+[.C27]/60" office:value-type="float" office:value="1.96666666666667" calcext:value-type="float">
            <text:p>1.96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7]+[.F27]/60" office:value-type="float" office:value="19.1" calcext:value-type="float">
            <text:p>19.1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H27]+[.I27]/60" office:value-type="float" office:value="1.71666666666667" calcext:value-type="float">
            <text:p>1.7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K27]+[.L27]/60" office:value-type="float" office:value="9.31666666666667" calcext:value-type="float">
            <text:p>9.3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N27]+[.O27]/60" office:value-type="float" office:value="3.45" calcext:value-type="float">
            <text:p>3.4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Q27]+[.R27]/60" office:value-type="float" office:value="1.58333333333333" calcext:value-type="float">
            <text:p>1.5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T27]+[.U27]/60" office:value-type="float" office:value="5.46666666666667" calcext:value-type="float">
            <text:p>5.4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W27]+[.X27]/60" office:value-type="float" office:value="13" calcext:value-type="float">
            <text:p>13.0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Z27]+[.AA27]/60" office:value-type="float" office:value="5.78333333333333" calcext:value-type="float">
            <text:p>5.78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AC27]+[.AD27]/60" office:value-type="float" office:value="20.8333333333333" calcext:value-type="float">
            <text:p>20.8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AF27]+[.AG27]/60" office:value-type="float" office:value="4.38333333333333" calcext:value-type="float">
            <text:p>4.38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AI27]+[.AJ27]/60" office:value-type="float" office:value="23.4" calcext:value-type="float">
            <text:p>23.4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L27]+[.AM27]/60" office:value-type="float" office:value="3.36666666666667" calcext:value-type="float">
            <text:p>3.36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AO27]+[.AP27]/60" office:value-type="float" office:value="19.7666666666667" calcext:value-type="float">
            <text:p>19.7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AR27]+[.AS27]/60" office:value-type="float" office:value="4.41666666666667" calcext:value-type="float">
            <text:p>4.4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[.AU27]+[.AV27]/60" office:value-type="float" office:value="10.95" calcext:value-type="float">
            <text:p>10.95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27]+[.AY27]/60" office:value-type="float" office:value="7.01666666666667" calcext:value-type="float">
            <text:p>7.0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A27]+[.BB27]/60" office:value-type="float" office:value="0.616666666666667" calcext:value-type="float">
            <text:p>0.6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formula="of:=[.BD27]+[.BE27]/60" office:value-type="float" office:value="8.96666666666667" calcext:value-type="float">
            <text:p>8.96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G27]+[.BH27]/60" office:value-type="float" office:value="11.8833333333333" calcext:value-type="float">
            <text:p>11.8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J27]+[.BK27]/60" office:value-type="float" office:value="8.31666666666667" calcext:value-type="float">
            <text:p>8.3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BM27]+[.BN27]/60" office:value-type="float" office:value="20.6166666666667" calcext:value-type="float">
            <text:p>20.6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P27]+[.BQ27]/60" office:value-type="float" office:value="5.1" calcext:value-type="float">
            <text:p>5.1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BS27]+[.BT27]/60" office:value-type="float" office:value="23.4" calcext:value-type="float">
            <text:p>23.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B28]+[.C28]/60" office:value-type="float" office:value="1.91666666666667" calcext:value-type="float">
            <text:p>1.91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[.E28]+[.F28]/60" office:value-type="float" office:value="18.85" calcext:value-type="float">
            <text:p>18.8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H28]+[.I28]/60" office:value-type="float" office:value="1.75" calcext:value-type="float">
            <text:p>1.7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K28]+[.L28]/60" office:value-type="float" office:value="8.93333333333333" calcext:value-type="float">
            <text:p>8.9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N28]+[.O28]/60" office:value-type="float" office:value="3.51666666666667" calcext:value-type="float">
            <text:p>3.51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Q28]+[.R28]/60" office:value-type="float" office:value="1.96666666666667" calcext:value-type="float">
            <text:p>1.9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T28]+[.U28]/60" office:value-type="float" office:value="5.51666666666667" calcext:value-type="float">
            <text:p>5.5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W28]+[.X28]/60" office:value-type="float" office:value="13.3166666666667" calcext:value-type="float">
            <text:p>13.31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Z28]+[.AA28]/60" office:value-type="float" office:value="5.76666666666667" calcext:value-type="float">
            <text:p>5.76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C28]+[.AD28]/60" office:value-type="float" office:value="21.0166666666667" calcext:value-type="float">
            <text:p>21.0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AF28]+[.AG28]/60" office:value-type="float" office:value="4.33333333333333" calcext:value-type="float">
            <text:p>4.33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AI28]+[.AJ28]/60" office:value-type="float" office:value="23.3666666666667" calcext:value-type="float">
            <text:p>23.3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L28]+[.AM28]/60" office:value-type="float" office:value="3.36666666666667" calcext:value-type="float">
            <text:p>3.36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AO28]+[.AP28]/60" office:value-type="float" office:value="19.5666666666667" calcext:value-type="float">
            <text:p>19.5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AR28]+[.AS28]/60" office:value-type="float" office:value="4.48333333333333" calcext:value-type="float">
            <text:p>4.48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AU28]+[.AV28]/60" office:value-type="float" office:value="10.6166666666667" calcext:value-type="float">
            <text:p>10.61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X28]+[.AY28]/60" office:value-type="float" office:value="7.1" calcext:value-type="float">
            <text:p>7.1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A28]+[.BB28]/60" office:value-type="float" office:value="1.01666666666667" calcext:value-type="float">
            <text:p>1.0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[.BD28]+[.BE28]/60" office:value-type="float" office:value="8.98333333333333" calcext:value-type="float">
            <text:p>8.98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G28]+[.BH28]/60" office:value-type="float" office:value="12.2333333333333" calcext:value-type="float">
            <text:p>12.23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J28]+[.BK28]/60" office:value-type="float" office:value="8.25" calcext:value-type="float">
            <text:p>8.25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formula="of:=[.BM28]+[.BN28]/60" office:value-type="float" office:value="20.8166666666667" calcext:value-type="float">
            <text:p>20.8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[.BP28]+[.BQ28]/60" office:value-type="float" office:value="4.96666666666667" calcext:value-type="float">
            <text:p>4.96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S28]+[.BT28]/60" office:value-type="float" office:value="23.3833333333333" calcext:value-type="float">
            <text:p>23.3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B29]+[.C29]/60" office:value-type="float" office:value="1.86666666666667" calcext:value-type="float">
            <text:p>1.86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E29]+[.F29]/60" office:value-type="float" office:value="18.6" calcext:value-type="float">
            <text:p>18.6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H29]+[.I29]/60" office:value-type="float" office:value="1.78333333333333" calcext:value-type="float">
            <text:p>1.78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K29]+[.L29]/60" office:value-type="float" office:value="8.56666666666667" calcext:value-type="float">
            <text:p>8.56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N29]+[.O29]/60" office:value-type="float" office:value="3.6" calcext:value-type="float">
            <text:p>3.6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Q29]+[.R29]/60" office:value-type="float" office:value="2.36666666666667" calcext:value-type="float">
            <text:p>2.3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T29]+[.U29]/60" office:value-type="float" office:value="5.56666666666667" calcext:value-type="float">
            <text:p>5.5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[.W29]+[.X29]/60" office:value-type="float" office:value="13.65" calcext:value-type="float">
            <text:p>13.6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Z29]+[.AA29]/60" office:value-type="float" office:value="5.73333333333333" calcext:value-type="float">
            <text:p>5.7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AC29]+[.AD29]/60" office:value-type="float" office:value="21.2" calcext:value-type="float">
            <text:p>21.2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AF29]+[.AG29]/60" office:value-type="float" office:value="4.28333333333333" calcext:value-type="float">
            <text:p>4.28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AI29]+[.AJ29]/60" office:value-type="float" office:value="23.3333333333333" calcext:value-type="float">
            <text:p>23.3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L29]+[.AM29]/60" office:value-type="float" office:value="3.36666666666667" calcext:value-type="float">
            <text:p>3.36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O29]+[.AP29]/60" office:value-type="float" office:value="19.3333333333333" calcext:value-type="float">
            <text:p>19.3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AR29]+[.AS29]/60" office:value-type="float" office:value="4.56666666666667" calcext:value-type="float">
            <text:p>4.5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AU29]+[.AV29]/60" office:value-type="float" office:value="10.2666666666667" calcext:value-type="float">
            <text:p>10.26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X29]+[.AY29]/60" office:value-type="float" office:value="7.18333333333333" calcext:value-type="float">
            <text:p>7.1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A29]+[.BB29]/60" office:value-type="float" office:value="1.4" calcext:value-type="float">
            <text:p>1.40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D29]+[.BE29]/60" office:value-type="float" office:value="9.01666666666667" calcext:value-type="float">
            <text:p>9.01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G29]+[.BH29]/60" office:value-type="float" office:value="12.5833333333333" calcext:value-type="float">
            <text:p>12.58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J29]+[.BK29]/60" office:value-type="float" office:value="8.16666666666667" calcext:value-type="float">
            <text:p>8.16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M29]+[.BN29]/60" office:value-type="float" office:value="21.0166666666667" calcext:value-type="float">
            <text:p>21.0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BP29]+[.BQ29]/60" office:value-type="float" office:value="4.85" calcext:value-type="float">
            <text:p>4.85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S29]+[.BT29]/60" office:value-type="float" office:value="23.35" calcext:value-type="float">
            <text:p>23.3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B30]+[.C30]/60" office:value-type="float" office:value="1.8" calcext:value-type="float">
            <text:p>1.80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E30]+[.F30]/60" office:value-type="float" office:value="18.35" calcext:value-type="float">
            <text:p>18.35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H30]+[.I30]/60" office:value-type="float" office:value="1.83333333333333" calcext:value-type="float">
            <text:p>1.8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K30]+[.L30]/60" office:value-type="float" office:value="8.18333333333333" calcext:value-type="float">
            <text:p>8.1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N30]+[.O30]/60" office:value-type="float" office:value="3.66666666666667" calcext:value-type="float">
            <text:p>3.6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Q30]+[.R30]/60" office:value-type="float" office:value="2.75" calcext:value-type="float">
            <text:p>2.7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T30]+[.U30]/60" office:value-type="float" office:value="5.6" calcext:value-type="float">
            <text:p>5.60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[.W30]+[.X30]/60" office:value-type="float" office:value="13.9666666666667" calcext:value-type="float">
            <text:p>13.96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Z30]+[.AA30]/60" office:value-type="float" office:value="5.71666666666667" calcext:value-type="float">
            <text:p>5.7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AC30]+[.AD30]/60" office:value-type="float" office:value="21.3666666666667" calcext:value-type="float">
            <text:p>21.3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F30]+[.AG30]/60" office:value-type="float" office:value="4.23333333333333" calcext:value-type="float">
            <text:p>4.2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AI30]+[.AJ30]/60" office:value-type="float" office:value="23.3" calcext:value-type="float">
            <text:p>23.3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L30]+[.AM30]/60" office:value-type="float" office:value="3.36666666666667" calcext:value-type="float">
            <text:p>3.36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AO30]+[.AP30]/60" office:value-type="float" office:value="19.1166666666667" calcext:value-type="float">
            <text:p>19.1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AR30]+[.AS30]/60" office:value-type="float" office:value="4.63333333333333" calcext:value-type="float">
            <text:p>4.63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AU30]+[.AV30]/60" office:value-type="float" office:value="9.91666666666667" calcext:value-type="float">
            <text:p>9.91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AX30]+[.AY30]/60" office:value-type="float" office:value="7.26666666666667" calcext:value-type="float">
            <text:p>7.2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A30]+[.BB30]/60" office:value-type="float" office:value="1.78333333333333" calcext:value-type="float">
            <text:p>1.78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D30]+[.BE30]/60" office:value-type="float" office:value="9.03333333333333" calcext:value-type="float">
            <text:p>9.03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BG30]+[.BH30]/60" office:value-type="float" office:value="12.9166666666667" calcext:value-type="float">
            <text:p>12.9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J30]+[.BK30]/60" office:value-type="float" office:value="8.08333333333333" calcext:value-type="float">
            <text:p>8.08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M30]+[.BN30]/60" office:value-type="float" office:value="21.2" calcext:value-type="float">
            <text:p>21.2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BP30]+[.BQ30]/60" office:value-type="float" office:value="4.73333333333333" calcext:value-type="float">
            <text:p>4.7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BS30]+[.BT30]/60" office:value-type="float" office:value="23.3" calcext:value-type="float">
            <text:p>23.3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31]+[.C31]/60" office:value-type="float" office:value="1.76666666666667" calcext:value-type="float">
            <text:p>1.76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31]+[.F31]/60" office:value-type="float" office:value="18.0833333333333" calcext:value-type="float">
            <text:p>18.08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H31]+[.I31]/60" office:value-type="float" office:value="1.88333333333333" calcext:value-type="float">
            <text:p>1.8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K31]+[.L31]/60" office:value-type="float" office:value="7.81666666666667" calcext:value-type="float">
            <text:p>7.8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N31]+[.O31]/60" office:value-type="float" office:value="3.75" calcext:value-type="float">
            <text:p>3.7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Q31]+[.R31]/60" office:value-type="float" office:value="3.15" calcext:value-type="float">
            <text:p>3.1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T31]+[.U31]/60" office:value-type="float" office:value="5.63333333333333" calcext:value-type="float">
            <text:p>5.6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W31]+[.X31]/60" office:value-type="float" office:value="14.2833333333333" calcext:value-type="float">
            <text:p>14.2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Z31]+[.AA31]/60" office:value-type="float" office:value="5.68333333333333" calcext:value-type="float">
            <text:p>5.68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AC31]+[.AD31]/60" office:value-type="float" office:value="21.5166666666667" calcext:value-type="float">
            <text:p>21.51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F31]+[.AG31]/60" office:value-type="float" office:value="4.18333333333333" calcext:value-type="float">
            <text:p>4.18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I31]+[.AJ31]/60" office:value-type="float" office:value="23.25" calcext:value-type="float">
            <text:p>23.25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AL31]+[.AM31]/60" office:value-type="float" office:value="3.38333333333333" calcext:value-type="float">
            <text:p>3.38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AO31]+[.AP31]/60" office:value-type="float" office:value="18.8833333333333" calcext:value-type="float">
            <text:p>18.8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AR31]+[.AS31]/60" office:value-type="float" office:value="4.7" calcext:value-type="float">
            <text:p>4.70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[.AU31]+[.AV31]/60" office:value-type="float" office:value="9.56666666666667" calcext:value-type="float">
            <text:p>9.56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AX31]+[.AY31]/60" office:value-type="float" office:value="7.35" calcext:value-type="float">
            <text:p>7.3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A31]+[.BB31]/60" office:value-type="float" office:value="2.18333333333333" calcext:value-type="float">
            <text:p>2.18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D31]+[.BE31]/60" office:value-type="float" office:value="9.06666666666667" calcext:value-type="float">
            <text:p>9.06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G31]+[.BH31]/60" office:value-type="float" office:value="13.25" calcext:value-type="float">
            <text:p>13.2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J31]+[.BK31]/60" office:value-type="float" office:value="8" calcext:value-type="float">
            <text:p>8.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M31]+[.BN31]/60" office:value-type="float" office:value="21.3666666666667" calcext:value-type="float">
            <text:p>21.36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BP31]+[.BQ31]/60" office:value-type="float" office:value="4.6" calcext:value-type="float">
            <text:p>4.60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BS31]+[.BT31]/60" office:value-type="float" office:value="23.25" calcext:value-type="float">
            <text:p>23.2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B32]+[.C32]/60" office:value-type="float" office:value="1.71666666666667" calcext:value-type="float">
            <text:p>1.7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E32]+[.F32]/60" office:value-type="float" office:value="17.8166666666667" calcext:value-type="float">
            <text:p>17.817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N32]+[.O32]/60" office:value-type="float" office:value="3.81666666666667" calcext:value-type="float">
            <text:p>3.8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Q32]+[.R32]/60" office:value-type="float" office:value="3.53333333333333" calcext:value-type="float">
            <text:p>3.53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T32]+[.U32]/60" office:value-type="float" office:value="5.66666666666667" calcext:value-type="float">
            <text:p>5.66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W32]+[.X32]/60" office:value-type="float" office:value="14.5833333333333" calcext:value-type="float">
            <text:p>14.58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Z32]+[.AA32]/60" office:value-type="float" office:value="5.65" calcext:value-type="float">
            <text:p>5.65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AC32]+[.AD32]/60" office:value-type="float" office:value="21.6833333333333" calcext:value-type="float">
            <text:p>21.6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F32]+[.AG32]/60" office:value-type="float" office:value="4.13333333333333" calcext:value-type="float">
            <text:p>4.1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AI32]+[.AJ32]/60" office:value-type="float" office:value="23.2" calcext:value-type="float">
            <text:p>23.2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AL32]+[.AM32]/60" office:value-type="float" office:value="3.38333333333333" calcext:value-type="float">
            <text:p>3.38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[.AO32]+[.AP32]/60" office:value-type="float" office:value="18.65" calcext:value-type="float">
            <text:p>18.6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AR32]+[.AS32]/60" office:value-type="float" office:value="4.78333333333333" calcext:value-type="float">
            <text:p>4.7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AU32]+[.AV32]/60" office:value-type="float" office:value="9.21666666666667" calcext:value-type="float">
            <text:p>9.21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AX32]+[.AY32]/60" office:value-type="float" office:value="7.43333333333333" calcext:value-type="float">
            <text:p>7.43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A32]+[.BB32]/60" office:value-type="float" office:value="2.56666666666667" calcext:value-type="float">
            <text:p>2.56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D32]+[.BE32]/60" office:value-type="float" office:value="9.08333333333333" calcext:value-type="float">
            <text:p>9.08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G32]+[.BH32]/60" office:value-type="float" office:value="13.5833333333333" calcext:value-type="float">
            <text:p>13.58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BJ32]+[.BK32]/60" office:value-type="float" office:value="7.91666666666667" calcext:value-type="float">
            <text:p>7.9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[.BM32]+[.BN32]/60" office:value-type="float" office:value="21.5333333333333" calcext:value-type="float">
            <text:p>21.5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P32]+[.BQ32]/60" office:value-type="float" office:value="4.48333333333333" calcext:value-type="float">
            <text:p>4.48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BS32]+[.BT32]/60" office:value-type="float" office:value="23.2" calcext:value-type="float">
            <text:p>23.200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33]+[.C33]/60" office:value-type="float" office:value="1.68333333333333" calcext:value-type="float">
            <text:p>1.68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E33]+[.F33]/60" office:value-type="float" office:value="17.55" calcext:value-type="float">
            <text:p>17.5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[.N33]+[.O33]/60" office:value-type="float" office:value="3.9" calcext:value-type="float">
            <text:p>3.9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Q33]+[.R33]/60" office:value-type="float" office:value="3.91666666666667" calcext:value-type="float">
            <text:p>3.917</text:p>
          </table:table-cell>
          <table:table-cell table:number-columns-repeated="3"/>
          <table:table-cell table:style-name="ce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[.Z33]+[.AA33]/60" office:value-type="float" office:value="5.61666666666667" calcext:value-type="float">
            <text:p>5.617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[.AC33]+[.AD33]/60" office:value-type="float" office:value="21.8333333333333" calcext:value-type="float">
            <text:p>21.833</text:p>
          </table:table-cell>
          <table:table-cell table:number-columns-repeated="3"/>
          <table:table-cell table:style-name="ce1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L33]+[.AM33]/60" office:value-type="float" office:value="3.4" calcext:value-type="float">
            <text:p>3.4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AO33]+[.AP33]/60" office:value-type="float" office:value="18.4" calcext:value-type="float">
            <text:p>18.4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AR33]+[.AS33]/60" office:value-type="float" office:value="4.86666666666667" calcext:value-type="float">
            <text:p>4.86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AU33]+[.AV33]/60" office:value-type="float" office:value="8.85" calcext:value-type="float">
            <text:p>8.8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D33]+[.BE33]/60" office:value-type="float" office:value="9.08333333333333" calcext:value-type="float">
            <text:p>9.08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BG33]+[.BH33]/60" office:value-type="float" office:value="13.9" calcext:value-type="float">
            <text:p>13.900</text:p>
          </table:table-cell>
          <table:table-cell table:style-name="ce1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BP33]+[.BQ33]/60" office:value-type="float" office:value="4.36666666666667" calcext:value-type="float">
            <text:p>4.367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S33]+[.BT33]/60" office:value-type="float" office:value="23.1333333333333" calcext:value-type="float">
            <text:p>23.13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1048542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Sheet3" table:style-name="ta1">
        <table:table-column table:style-name="co9" table:number-columns-repeated="24" table:default-cell-style-name="ce3"/>
        <table:table-row table:style-name="ro1" table:number-rows-repeated="2">
          <table:table-cell table:style-name="Default" table:number-columns-repeated="24"/>
        </table:table-row>
        <table:table-row table:style-name="ro1">
          <table:table-cell office:value-type="float" office:value="4.2" calcext:value-type="float">
            <text:p>4.20</text:p>
          </table:table-cell>
          <table:table-cell office:value-type="float" office:value="23.05" calcext:value-type="float">
            <text:p>23.05</text:p>
          </table:table-cell>
          <table:table-cell office:value-type="float" office:value="1.63333333333333" calcext:value-type="float">
            <text:p>1.63</text:p>
          </table:table-cell>
          <table:table-cell office:value-type="float" office:value="17.2666666666667" calcext:value-type="float">
            <text:p>17.27</text:p>
          </table:table-cell>
          <table:table-cell office:value-type="float" office:value="1.88333333333333" calcext:value-type="float">
            <text:p>1.88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3.96666666666667" calcext:value-type="float">
            <text:p>3.97</text:p>
          </table:table-cell>
          <table:table-cell office:value-type="float" office:value="4.31666666666667" calcext:value-type="float">
            <text:p>4.32</text:p>
          </table:table-cell>
          <table:table-cell office:value-type="float" office:value="5.7" calcext:value-type="float">
            <text:p>5.70</text:p>
          </table:table-cell>
          <table:table-cell office:value-type="float" office:value="14.9" calcext:value-type="float">
            <text:p>14.90</text:p>
          </table:table-cell>
          <table:table-cell office:value-type="float" office:value="5.58333333333333" calcext:value-type="float">
            <text:p>5.58</text:p>
          </table:table-cell>
          <table:table-cell office:value-type="float" office:value="21.9666666666667" calcext:value-type="float">
            <text:p>21.97</text:p>
          </table:table-cell>
          <table:table-cell office:value-type="float" office:value="4.08333333333333" calcext:value-type="float">
            <text:p>4.08</text:p>
          </table:table-cell>
          <table:table-cell office:value-type="float" office:value="23.1333333333333" calcext:value-type="float">
            <text:p>23.13</text:p>
          </table:table-cell>
          <table:table-cell office:value-type="float" office:value="3.4" calcext:value-type="float">
            <text:p>3.40</text:p>
          </table:table-cell>
          <table:table-cell office:value-type="float" office:value="18.1666666666667" calcext:value-type="float">
            <text:p>18.17</text:p>
          </table:table-cell>
          <table:table-cell office:value-type="float" office:value="4.93333333333333" calcext:value-type="float">
            <text:p>4.93</text:p>
          </table:table-cell>
          <table:table-cell office:value-type="float" office:value="8.48333333333333" calcext:value-type="float">
            <text:p>8.48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2.95" calcext:value-type="float">
            <text:p>2.95</text:p>
          </table:table-cell>
          <table:table-cell office:value-type="float" office:value="9.1" calcext:value-type="float">
            <text:p>9.10</text:p>
          </table:table-cell>
          <table:table-cell office:value-type="float" office:value="14.2333333333333" calcext:value-type="float">
            <text:p>14.23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21.7" calcext:value-type="float">
            <text:p>21.70</text:p>
          </table:table-cell>
        </table:table-row>
        <table:table-row table:style-name="ro1">
          <table:table-cell office:value-type="float" office:value="4.08333333333333" calcext:value-type="float">
            <text:p>4.08</text:p>
          </table:table-cell>
          <table:table-cell office:value-type="float" office:value="22.9666666666667" calcext:value-type="float">
            <text:p>22.97</text:p>
          </table:table-cell>
          <table:table-cell office:value-type="float" office:value="1.6" calcext:value-type="float">
            <text:p>1.60</text:p>
          </table:table-cell>
          <table:table-cell office:value-type="float" office:value="16.9833333333333" calcext:value-type="float">
            <text:p>16.98</text:p>
          </table:table-cell>
          <table:table-cell office:value-type="float" office:value="1.93333333333333" calcext:value-type="float">
            <text:p>1.93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4.05" calcext:value-type="float">
            <text:p>4.05</text:p>
          </table:table-cell>
          <table:table-cell office:value-type="float" office:value="4.7" calcext:value-type="float">
            <text:p>4.70</text:p>
          </table:table-cell>
          <table:table-cell office:value-type="float" office:value="5.73333333333333" calcext:value-type="float">
            <text:p>5.73</text:p>
          </table:table-cell>
          <table:table-cell office:value-type="float" office:value="15.2" calcext:value-type="float">
            <text:p>15.20</text:p>
          </table:table-cell>
          <table:table-cell office:value-type="float" office:value="5.53333333333333" calcext:value-type="float">
            <text:p>5.53</text:p>
          </table:table-cell>
          <table:table-cell office:value-type="float" office:value="22.1" calcext:value-type="float">
            <text:p>22.10</text:p>
          </table:table-cell>
          <table:table-cell office:value-type="float" office:value="4.03333333333333" calcext:value-type="float">
            <text:p>4.03</text:p>
          </table:table-cell>
          <table:table-cell office:value-type="float" office:value="23.0666666666667" calcext:value-type="float">
            <text:p>23.07</text:p>
          </table:table-cell>
          <table:table-cell office:value-type="float" office:value="3.41666666666667" calcext:value-type="float">
            <text:p>3.42</text:p>
          </table:table-cell>
          <table:table-cell office:value-type="float" office:value="17.9" calcext:value-type="float">
            <text:p>17.90</text:p>
          </table:table-cell>
          <table:table-cell office:value-type="float" office:value="5.01666666666667" calcext:value-type="float">
            <text:p>5.02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7.6" calcext:value-type="float">
            <text:p>7.60</text:p>
          </table:table-cell>
          <table:table-cell office:value-type="float" office:value="3.35" calcext:value-type="float">
            <text:p>3.35</text:p>
          </table:table-cell>
          <table:table-cell office:value-type="float" office:value="9.11666666666667" calcext:value-type="float">
            <text:p>9.12</text:p>
          </table:table-cell>
          <table:table-cell office:value-type="float" office:value="14.55" calcext:value-type="float">
            <text:p>14.55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float" office:value="3.96666666666667" calcext:value-type="float">
            <text:p>3.97</text:p>
          </table:table-cell>
          <table:table-cell office:value-type="float" office:value="22.8666666666667" calcext:value-type="float">
            <text:p>22.87</text:p>
          </table:table-cell>
          <table:table-cell office:value-type="float" office:value="1.58333333333333" calcext:value-type="float">
            <text:p>1.58</text:p>
          </table:table-cell>
          <table:table-cell office:value-type="float" office:value="16.6833333333333" calcext:value-type="float">
            <text:p>16.68</text:p>
          </table:table-cell>
          <table:table-cell office:value-type="float" office:value="1.98333333333333" calcext:value-type="float">
            <text:p>1.98</text:p>
          </table:table-cell>
          <table:table-cell office:value-type="float" office:value="7.05" calcext:value-type="float">
            <text:p>7.05</text:p>
          </table:table-cell>
          <table:table-cell office:value-type="float" office:value="4.11666666666667" calcext:value-type="float">
            <text:p>4.12</text:p>
          </table:table-cell>
          <table:table-cell office:value-type="float" office:value="5.08333333333333" calcext:value-type="float">
            <text:p>5.08</text:p>
          </table:table-cell>
          <table:table-cell office:value-type="float" office:value="5.76666666666667" calcext:value-type="float">
            <text:p>5.77</text:p>
          </table:table-cell>
          <table:table-cell office:value-type="float" office:value="15.5" calcext:value-type="float">
            <text:p>15.50</text:p>
          </table:table-cell>
          <table:table-cell office:value-type="float" office:value="5.5" calcext:value-type="float">
            <text:p>5.50</text:p>
          </table:table-cell>
          <table:table-cell office:value-type="float" office:value="22.2333333333333" calcext:value-type="float">
            <text:p>22.23</text:p>
          </table:table-cell>
          <table:table-cell office:value-type="float" office:value="3.98333333333333" calcext:value-type="float">
            <text:p>3.98</text:p>
          </table:table-cell>
          <table:table-cell office:value-type="float" office:value="23" calcext:value-type="float">
            <text:p>23.00</text:p>
          </table:table-cell>
          <table:table-cell office:value-type="float" office:value="3.43333333333333" calcext:value-type="float">
            <text:p>3.43</text:p>
          </table:table-cell>
          <table:table-cell office:value-type="float" office:value="17.65" calcext:value-type="float">
            <text:p>17.65</text:p>
          </table:table-cell>
          <table:table-cell office:value-type="float" office:value="5.1" calcext:value-type="float">
            <text:p>5.10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3.73333333333333" calcext:value-type="float">
            <text:p>3.73</text:p>
          </table:table-cell>
          <table:table-cell office:value-type="float" office:value="9.11666666666667" calcext:value-type="float">
            <text:p>9.12</text:p>
          </table:table-cell>
          <table:table-cell office:value-type="float" office:value="14.8666666666667" calcext:value-type="float">
            <text:p>14.87</text:p>
          </table:table-cell>
          <table:table-cell office:value-type="float" office:value="7.63333333333333" calcext:value-type="float">
            <text:p>7.63</text:p>
          </table:table-cell>
          <table:table-cell office:value-type="float" office:value="22" calcext:value-type="float">
            <text:p>22.00</text:p>
          </table:table-cell>
        </table:table-row>
        <table:table-row table:style-name="ro1">
          <table:table-cell office:value-type="float" office:value="3.86666666666667" calcext:value-type="float">
            <text:p>3.87</text:p>
          </table:table-cell>
          <table:table-cell office:value-type="float" office:value="22.7833333333333" calcext:value-type="float">
            <text:p>22.78</text:p>
          </table:table-cell>
          <table:table-cell office:value-type="float" office:value="1.55" calcext:value-type="float">
            <text:p>1.55</text:p>
          </table:table-cell>
          <table:table-cell office:value-type="float" office:value="16.4" calcext:value-type="float">
            <text:p>16.40</text:p>
          </table:table-cell>
          <table:table-cell office:value-type="float" office:value="2.03333333333333" calcext:value-type="float">
            <text:p>2.03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4.2" calcext:value-type="float">
            <text:p>4.20</text:p>
          </table:table-cell>
          <table:table-cell office:value-type="float" office:value="5.46666666666667" calcext:value-type="float">
            <text:p>5.47</text:p>
          </table:table-cell>
          <table:table-cell office:value-type="float" office:value="5.78333333333333" calcext:value-type="float">
            <text:p>5.78</text:p>
          </table:table-cell>
          <table:table-cell office:value-type="float" office:value="15.7833333333333" calcext:value-type="float">
            <text:p>15.78</text:p>
          </table:table-cell>
          <table:table-cell office:value-type="float" office:value="5.46666666666667" calcext:value-type="float">
            <text:p>5.47</text:p>
          </table:table-cell>
          <table:table-cell office:value-type="float" office:value="22.3666666666667" calcext:value-type="float">
            <text:p>22.37</text:p>
          </table:table-cell>
          <table:table-cell office:value-type="float" office:value="3.93333333333333" calcext:value-type="float">
            <text:p>3.93</text:p>
          </table:table-cell>
          <table:table-cell office:value-type="float" office:value="22.9166666666667" calcext:value-type="float">
            <text:p>22.92</text:p>
          </table:table-cell>
          <table:table-cell office:value-type="float" office:value="3.46666666666667" calcext:value-type="float">
            <text:p>3.47</text:p>
          </table:table-cell>
          <table:table-cell office:value-type="float" office:value="17.3833333333333" calcext:value-type="float">
            <text:p>17.38</text:p>
          </table:table-cell>
          <table:table-cell office:value-type="float" office:value="5.18333333333333" calcext:value-type="float">
            <text:p>5.18</text:p>
          </table:table-cell>
          <table:table-cell office:value-type="float" office:value="7.4" calcext:value-type="float">
            <text:p>7.40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4.11666666666667" calcext:value-type="float">
            <text:p>4.12</text:p>
          </table:table-cell>
          <table:table-cell office:value-type="float" office:value="9.11666666666667" calcext:value-type="float">
            <text:p>9.12</text:p>
          </table:table-cell>
          <table:table-cell office:value-type="float" office:value="15.1833333333333" calcext:value-type="float">
            <text:p>15.18</text:p>
          </table:table-cell>
          <table:table-cell office:value-type="float" office:value="7.55" calcext:value-type="float">
            <text:p>7.55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2.6666666666667" calcext:value-type="float">
            <text:p>22.67</text:p>
          </table:table-cell>
          <table:table-cell office:value-type="float" office:value="1.53333333333333" calcext:value-type="float">
            <text:p>1.53</text:p>
          </table:table-cell>
          <table:table-cell office:value-type="float" office:value="16.1" calcext:value-type="float">
            <text:p>16.10</text:p>
          </table:table-cell>
          <table:table-cell office:value-type="float" office:value="2.08333333333333" calcext:value-type="float">
            <text:p>2.08</text:p>
          </table:table-cell>
          <table:table-cell office:value-type="float" office:value="6.28333333333333" calcext:value-type="float">
            <text:p>6.28</text:p>
          </table:table-cell>
          <table:table-cell office:value-type="float" office:value="4.26666666666667" calcext:value-type="float">
            <text:p>4.27</text:p>
          </table:table-cell>
          <table:table-cell office:value-type="float" office:value="5.85" calcext:value-type="float">
            <text:p>5.85</text:p>
          </table:table-cell>
          <table:table-cell office:value-type="float" office:value="5.81666666666667" calcext:value-type="float">
            <text:p>5.82</text:p>
          </table:table-cell>
          <table:table-cell office:value-type="float" office:value="16.0833333333333" calcext:value-type="float">
            <text:p>16.08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22.4833333333333" calcext:value-type="float">
            <text:p>22.48</text:p>
          </table:table-cell>
          <table:table-cell office:value-type="float" office:value="3.88333333333333" calcext:value-type="float">
            <text:p>3.88</text:p>
          </table:table-cell>
          <table:table-cell office:value-type="float" office:value="22.8333333333333" calcext:value-type="float">
            <text:p>22.83</text:p>
          </table:table-cell>
          <table:table-cell office:value-type="float" office:value="3.48333333333333" calcext:value-type="float">
            <text:p>3.48</text:p>
          </table:table-cell>
          <table:table-cell office:value-type="float" office:value="17.1333333333333" calcext:value-type="float">
            <text:p>17.13</text:p>
          </table:table-cell>
          <table:table-cell office:value-type="float" office:value="5.26666666666667" calcext:value-type="float">
            <text:p>5.27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4.5" calcext:value-type="float">
            <text:p>4.50</text:p>
          </table:table-cell>
          <table:table-cell office:value-type="float" office:value="9.11666666666667" calcext:value-type="float">
            <text:p>9.12</text:p>
          </table:table-cell>
          <table:table-cell office:value-type="float" office:value="15.4833333333333" calcext:value-type="float">
            <text:p>15.48</text:p>
          </table:table-cell>
          <table:table-cell office:value-type="float" office:value="7.45" calcext:value-type="float">
            <text:p>7.45</text:p>
          </table:table-cell>
          <table:table-cell office:value-type="float" office:value="22.2833333333333" calcext:value-type="float">
            <text:p>22.28</text:p>
          </table:table-cell>
        </table:table-row>
        <table:table-row table:style-name="ro1">
          <table:table-cell office:value-type="float" office:value="3.63333333333333" calcext:value-type="float">
            <text:p>3.63</text:p>
          </table:table-cell>
          <table:table-cell office:value-type="float" office:value="22.5666666666667" calcext:value-type="float">
            <text:p>22.57</text:p>
          </table:table-cell>
          <table:table-cell office:value-type="float" office:value="1.5" calcext:value-type="float">
            <text:p>1.50</text:p>
          </table:table-cell>
          <table:table-cell office:value-type="float" office:value="15.8" calcext:value-type="float">
            <text:p>15.80</text:p>
          </table:table-cell>
          <table:table-cell office:value-type="float" office:value="2.15" calcext:value-type="float">
            <text:p>2.15</text:p>
          </table:table-cell>
          <table:table-cell office:value-type="float" office:value="5.9" calcext:value-type="float">
            <text:p>5.90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6.23333333333333" calcext:value-type="float">
            <text:p>6.23</text:p>
          </table:table-cell>
          <table:table-cell office:value-type="float" office:value="5.83333333333333" calcext:value-type="float">
            <text:p>5.83</text:p>
          </table:table-cell>
          <table:table-cell office:value-type="float" office:value="16.3666666666667" calcext:value-type="float">
            <text:p>16.37</text:p>
          </table:table-cell>
          <table:table-cell office:value-type="float" office:value="5.36666666666667" calcext:value-type="float">
            <text:p>5.37</text:p>
          </table:table-cell>
          <table:table-cell office:value-type="float" office:value="22.5833333333333" calcext:value-type="float">
            <text:p>22.58</text:p>
          </table:table-cell>
          <table:table-cell office:value-type="float" office:value="3.85" calcext:value-type="float">
            <text:p>3.85</text:p>
          </table:table-cell>
          <table:table-cell office:value-type="float" office:value="22.7333333333333" calcext:value-type="float">
            <text:p>22.73</text:p>
          </table:table-cell>
          <table:table-cell office:value-type="float" office:value="3.5" calcext:value-type="float">
            <text:p>3.50</text:p>
          </table:table-cell>
          <table:table-cell office:value-type="float" office:value="16.85" calcext:value-type="float">
            <text:p>16.85</text:p>
          </table:table-cell>
          <table:table-cell office:value-type="float" office:value="5.35" calcext:value-type="float">
            <text:p>5.35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4.88333333333333" calcext:value-type="float">
            <text:p>4.88</text:p>
          </table:table-cell>
          <table:table-cell office:value-type="float" office:value="9.1" calcext:value-type="float">
            <text:p>9.10</text:p>
          </table:table-cell>
          <table:table-cell office:value-type="float" office:value="15.8" calcext:value-type="float">
            <text:p>15.8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22.4166666666667" calcext:value-type="float">
            <text:p>22.42</text:p>
          </table:table-cell>
        </table:table-row>
        <table:table-row table:style-name="ro1">
          <table:table-cell office:value-type="float" office:value="3.51666666666667" calcext:value-type="float">
            <text:p>3.52</text:p>
          </table:table-cell>
          <table:table-cell office:value-type="float" office:value="22.4333333333333" calcext:value-type="float">
            <text:p>22.43</text:p>
          </table:table-cell>
          <table:table-cell office:value-type="float" office:value="1.48333333333333" calcext:value-type="float">
            <text:p>1.48</text:p>
          </table:table-cell>
          <table:table-cell office:value-type="float" office:value="15.4833333333333" calcext:value-type="float">
            <text:p>15.48</text:p>
          </table:table-cell>
          <table:table-cell office:value-type="float" office:value="2.2" calcext:value-type="float">
            <text:p>2.20</text:p>
          </table:table-cell>
          <table:table-cell office:value-type="float" office:value="5.51666666666667" calcext:value-type="float">
            <text:p>5.52</text:p>
          </table:table-cell>
          <table:table-cell office:value-type="float" office:value="4.41666666666667" calcext:value-type="float">
            <text:p>4.42</text:p>
          </table:table-cell>
          <table:table-cell office:value-type="float" office:value="6.6" calcext:value-type="float">
            <text:p>6.60</text:p>
          </table:table-cell>
          <table:table-cell office:value-type="float" office:value="5.85" calcext:value-type="float">
            <text:p>5.85</text:p>
          </table:table-cell>
          <table:table-cell office:value-type="float" office:value="16.65" calcext:value-type="float">
            <text:p>16.65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22.6833333333333" calcext:value-type="float">
            <text:p>22.68</text:p>
          </table:table-cell>
          <table:table-cell office:value-type="float" office:value="3.8" calcext:value-type="float">
            <text:p>3.80</text:p>
          </table:table-cell>
          <table:table-cell office:value-type="float" office:value="22.6333333333333" calcext:value-type="float">
            <text:p>22.63</text:p>
          </table:table-cell>
          <table:table-cell office:value-type="float" office:value="3.53333333333333" calcext:value-type="float">
            <text:p>3.53</text:p>
          </table:table-cell>
          <table:table-cell office:value-type="float" office:value="16.5833333333333" calcext:value-type="float">
            <text:p>16.58</text:p>
          </table:table-cell>
          <table:table-cell office:value-type="float" office:value="5.43333333333333" calcext:value-type="float">
            <text:p>5.43</text:p>
          </table:table-cell>
          <table:table-cell office:value-type="float" office:value="6.28333333333333" calcext:value-type="float">
            <text:p>6.28</text:p>
          </table:table-cell>
          <table:table-cell office:value-type="float" office:value="7.98333333333333" calcext:value-type="float">
            <text:p>7.98</text:p>
          </table:table-cell>
          <table:table-cell office:value-type="float" office:value="5.26666666666667" calcext:value-type="float">
            <text:p>5.27</text:p>
          </table:table-cell>
          <table:table-cell office:value-type="float" office:value="9.1" calcext:value-type="float">
            <text:p>9.10</text:p>
          </table:table-cell>
          <table:table-cell office:value-type="float" office:value="16.1" calcext:value-type="float">
            <text:p>16.10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22.5333333333333" calcext:value-type="float">
            <text:p>22.53</text:p>
          </table:table-cell>
        </table:table-row>
        <table:table-row table:style-name="ro1">
          <table:table-cell office:value-type="float" office:value="3.41666666666667" calcext:value-type="float">
            <text:p>3.42</text:p>
          </table:table-cell>
          <table:table-cell office:value-type="float" office:value="22.3166666666667" calcext:value-type="float">
            <text:p>22.32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5.1833333333333" calcext:value-type="float">
            <text:p>15.18</text:p>
          </table:table-cell>
          <table:table-cell office:value-type="float" office:value="2.26666666666667" calcext:value-type="float">
            <text:p>2.27</text:p>
          </table:table-cell>
          <table:table-cell office:value-type="float" office:value="5.11666666666667" calcext:value-type="float">
            <text:p>5.12</text:p>
          </table:table-cell>
          <table:table-cell office:value-type="float" office:value="4.48333333333333" calcext:value-type="float">
            <text:p>4.48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5.86666666666667" calcext:value-type="float">
            <text:p>5.87</text:p>
          </table:table-cell>
          <table:table-cell office:value-type="float" office:value="16.9166666666667" calcext:value-type="float">
            <text:p>16.92</text:p>
          </table:table-cell>
          <table:table-cell office:value-type="float" office:value="5.28333333333333" calcext:value-type="float">
            <text:p>5.28</text:p>
          </table:table-cell>
          <table:table-cell office:value-type="float" office:value="22.7833333333333" calcext:value-type="float">
            <text:p>22.78</text:p>
          </table:table-cell>
          <table:table-cell office:value-type="float" office:value="3.76666666666667" calcext:value-type="float">
            <text:p>3.77</text:p>
          </table:table-cell>
          <table:table-cell office:value-type="float" office:value="22.5333333333333" calcext:value-type="float">
            <text:p>22.53</text:p>
          </table:table-cell>
          <table:table-cell office:value-type="float" office:value="3.56666666666667" calcext:value-type="float">
            <text:p>3.57</text:p>
          </table:table-cell>
          <table:table-cell office:value-type="float" office:value="16.3" calcext:value-type="float">
            <text:p>16.30</text:p>
          </table:table-cell>
          <table:table-cell office:value-type="float" office:value="5.51666666666667" calcext:value-type="float">
            <text:p>5.52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8.05" calcext:value-type="float">
            <text:p>8.05</text:p>
          </table:table-cell>
          <table:table-cell office:value-type="float" office:value="5.65" calcext:value-type="float">
            <text:p>5.65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16.3833333333333" calcext:value-type="float">
            <text:p>16.38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3.31666666666667" calcext:value-type="float">
            <text:p>3.32</text:p>
          </table:table-cell>
          <table:table-cell office:value-type="float" office:value="22.1833333333333" calcext:value-type="float">
            <text:p>22.18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4.8666666666667" calcext:value-type="float">
            <text:p>14.87</text:p>
          </table:table-cell>
          <table:table-cell office:value-type="float" office:value="2.31666666666667" calcext:value-type="float">
            <text:p>2.32</text:p>
          </table:table-cell>
          <table:table-cell office:value-type="float" office:value="4.73333333333333" calcext:value-type="float">
            <text:p>4.73</text:p>
          </table:table-cell>
          <table:table-cell office:value-type="float" office:value="4.55" calcext:value-type="float">
            <text:p>4.55</text:p>
          </table:table-cell>
          <table:table-cell office:value-type="float" office:value="7.35" calcext:value-type="float">
            <text:p>7.35</text:p>
          </table:table-cell>
          <table:table-cell office:value-type="float" office:value="5.88333333333333" calcext:value-type="float">
            <text:p>5.88</text:p>
          </table:table-cell>
          <table:table-cell office:value-type="float" office:value="17.2" calcext:value-type="float">
            <text:p>17.20</text:p>
          </table:table-cell>
          <table:table-cell office:value-type="float" office:value="5.23333333333333" calcext:value-type="float">
            <text:p>5.23</text:p>
          </table:table-cell>
          <table:table-cell office:value-type="float" office:value="22.8833333333333" calcext:value-type="float">
            <text:p>22.88</text:p>
          </table:table-cell>
          <table:table-cell office:value-type="float" office:value="3.73333333333333" calcext:value-type="float">
            <text:p>3.73</text:p>
          </table:table-cell>
          <table:table-cell office:value-type="float" office:value="22.4166666666667" calcext:value-type="float">
            <text:p>22.42</text:p>
          </table:table-cell>
          <table:table-cell office:value-type="float" office:value="3.6" calcext:value-type="float">
            <text:p>3.60</text:p>
          </table:table-cell>
          <table:table-cell office:value-type="float" office:value="16.0166666666667" calcext:value-type="float">
            <text:p>16.02</text:p>
          </table:table-cell>
          <table:table-cell office:value-type="float" office:value="5.6" calcext:value-type="float">
            <text:p>5.60</text:p>
          </table:table-cell>
          <table:table-cell office:value-type="float" office:value="5.53333333333333" calcext:value-type="float">
            <text:p>5.53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9.06666666666667" calcext:value-type="float">
            <text:p>9.07</text:p>
          </table:table-cell>
          <table:table-cell office:value-type="float" office:value="16.6833333333333" calcext:value-type="float">
            <text:p>16.68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office:value-type="float" office:value="22.0333333333333" calcext:value-type="float">
            <text:p>22.03</text:p>
          </table:table-cell>
          <table:table-cell office:value-type="float" office:value="1.45" calcext:value-type="float">
            <text:p>1.45</text:p>
          </table:table-cell>
          <table:table-cell office:value-type="float" office:value="14.5333333333333" calcext:value-type="float">
            <text:p>14.53</text:p>
          </table:table-cell>
          <table:table-cell office:value-type="float" office:value="2.38333333333333" calcext:value-type="float">
            <text:p>2.38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4.61666666666667" calcext:value-type="float">
            <text:p>4.62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5.9" calcext:value-type="float">
            <text:p>5.90</text:p>
          </table:table-cell>
          <table:table-cell office:value-type="float" office:value="17.4666666666667" calcext:value-type="float">
            <text:p>17.47</text:p>
          </table:table-cell>
          <table:table-cell office:value-type="float" office:value="5.18333333333333" calcext:value-type="float">
            <text:p>5.18</text:p>
          </table:table-cell>
          <table:table-cell office:value-type="float" office:value="22.9666666666667" calcext:value-type="float">
            <text:p>22.97</text:p>
          </table:table-cell>
          <table:table-cell office:value-type="float" office:value="3.68333333333333" calcext:value-type="float">
            <text:p>3.68</text:p>
          </table:table-cell>
          <table:table-cell office:value-type="float" office:value="22.3" calcext:value-type="float">
            <text:p>22.30</text:p>
          </table:table-cell>
          <table:table-cell office:value-type="float" office:value="3.63333333333333" calcext:value-type="float">
            <text:p>3.63</text:p>
          </table:table-cell>
          <table:table-cell office:value-type="float" office:value="15.7333333333333" calcext:value-type="float">
            <text:p>15.73</text:p>
          </table:table-cell>
          <table:table-cell office:value-type="float" office:value="5.68333333333333" calcext:value-type="float">
            <text:p>5.68</text:p>
          </table:table-cell>
          <table:table-cell office:value-type="float" office:value="5.16666666666667" calcext:value-type="float">
            <text:p>5.17</text:p>
          </table:table-cell>
          <table:table-cell office:value-type="float" office:value="8.2" calcext:value-type="float">
            <text:p>8.20</text:p>
          </table:table-cell>
          <table:table-cell office:value-type="float" office:value="6.41666666666667" calcext:value-type="float">
            <text:p>6.42</text:p>
          </table:table-cell>
          <table:table-cell office:value-type="float" office:value="9.05" calcext:value-type="float">
            <text:p>9.05</text:p>
          </table:table-cell>
          <table:table-cell office:value-type="float" office:value="16.9666666666667" calcext:value-type="float">
            <text:p>16.97</text:p>
          </table:table-cell>
          <table:table-cell office:value-type="float" office:value="6.9" calcext:value-type="float">
            <text:p>6.90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float" office:value="3.1" calcext:value-type="float">
            <text:p>3.10</text:p>
          </table:table-cell>
          <table:table-cell office:value-type="float" office:value="21.8833333333333" calcext:value-type="float">
            <text:p>21.88</text:p>
          </table:table-cell>
          <table:table-cell office:value-type="float" office:value="1.45" calcext:value-type="float">
            <text:p>1.45</text:p>
          </table:table-cell>
          <table:table-cell office:value-type="float" office:value="14.2166666666667" calcext:value-type="float">
            <text:p>14.22</text:p>
          </table:table-cell>
          <table:table-cell office:value-type="float" office:value="2.45" calcext:value-type="float">
            <text:p>2.45</text:p>
          </table:table-cell>
          <table:table-cell office:value-type="float" office:value="3.95" calcext:value-type="float">
            <text:p>3.95</text:p>
          </table:table-cell>
          <table:table-cell office:value-type="float" office:value="4.68333333333333" calcext:value-type="float">
            <text:p>4.68</text:p>
          </table:table-cell>
          <table:table-cell office:value-type="float" office:value="8.1" calcext:value-type="float">
            <text:p>8.10</text:p>
          </table:table-cell>
          <table:table-cell office:value-type="float" office:value="5.9" calcext:value-type="float">
            <text:p>5.90</text:p>
          </table:table-cell>
          <table:table-cell office:value-type="float" office:value="17.7166666666667" calcext:value-type="float">
            <text:p>17.72</text:p>
          </table:table-cell>
          <table:table-cell office:value-type="float" office:value="5.13333333333333" calcext:value-type="float">
            <text:p>5.13</text:p>
          </table:table-cell>
          <table:table-cell office:value-type="float" office:value="23.0333333333333" calcext:value-type="float">
            <text:p>23.03</text:p>
          </table:table-cell>
          <table:table-cell office:value-type="float" office:value="3.65" calcext:value-type="float">
            <text:p>3.65</text:p>
          </table:table-cell>
          <table:table-cell office:value-type="float" office:value="22.1833333333333" calcext:value-type="float">
            <text:p>22.18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15.4333333333333" calcext:value-type="float">
            <text:p>15.43</text:p>
          </table:table-cell>
          <table:table-cell office:value-type="float" office:value="5.76666666666667" calcext:value-type="float">
            <text:p>5.77</text:p>
          </table:table-cell>
          <table:table-cell office:value-type="float" office:value="4.78333333333333" calcext:value-type="float">
            <text:p>4.78</text:p>
          </table:table-cell>
          <table:table-cell office:value-type="float" office:value="8.26666666666667" calcext:value-type="float">
            <text:p>8.27</text:p>
          </table:table-cell>
          <table:table-cell office:value-type="float" office:value="6.8" calcext:value-type="float">
            <text:p>6.80</text:p>
          </table:table-cell>
          <table:table-cell office:value-type="float" office:value="9.01666666666667" calcext:value-type="float">
            <text:p>9.02</text:p>
          </table:table-cell>
          <table:table-cell office:value-type="float" office:value="17.25" calcext:value-type="float">
            <text:p>17.25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21.7333333333333" calcext:value-type="float">
            <text:p>21.73</text:p>
          </table:table-cell>
          <table:table-cell office:value-type="float" office:value="1.45" calcext:value-type="float">
            <text:p>1.45</text:p>
          </table:table-cell>
          <table:table-cell office:value-type="float" office:value="13.8833333333333" calcext:value-type="float">
            <text:p>13.88</text:p>
          </table:table-cell>
          <table:table-cell office:value-type="float" office:value="2.51666666666667" calcext:value-type="float">
            <text:p>2.52</text:p>
          </table:table-cell>
          <table:table-cell office:value-type="float" office:value="3.55" calcext:value-type="float">
            <text:p>3.55</text:p>
          </table:table-cell>
          <table:table-cell office:value-type="float" office:value="4.75" calcext:value-type="float">
            <text:p>4.75</text:p>
          </table:table-cell>
          <table:table-cell office:value-type="float" office:value="8.46666666666667" calcext:value-type="float">
            <text:p>8.47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7.9833333333333" calcext:value-type="float">
            <text:p>17.98</text:p>
          </table:table-cell>
          <table:table-cell office:value-type="float" office:value="5.08333333333333" calcext:value-type="float">
            <text:p>5.08</text:p>
          </table:table-cell>
          <table:table-cell office:value-type="float" office:value="23.1" calcext:value-type="float">
            <text:p>23.10</text:p>
          </table:table-cell>
          <table:table-cell office:value-type="float" office:value="3.61666666666667" calcext:value-type="float">
            <text:p>3.62</text:p>
          </table:table-cell>
          <table:table-cell office:value-type="float" office:value="22.05" calcext:value-type="float">
            <text:p>22.05</text:p>
          </table:table-cell>
          <table:table-cell office:value-type="float" office:value="3.7" calcext:value-type="float">
            <text:p>3.70</text:p>
          </table:table-cell>
          <table:table-cell office:value-type="float" office:value="15.15" calcext:value-type="float">
            <text:p>15.15</text:p>
          </table:table-cell>
          <table:table-cell office:value-type="float" office:value="5.86666666666667" calcext:value-type="float">
            <text:p>5.87</text:p>
          </table:table-cell>
          <table:table-cell office:value-type="float" office:value="4.4" calcext:value-type="float">
            <text:p>4.40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9" calcext:value-type="float">
            <text:p>9.00</text:p>
          </table:table-cell>
          <table:table-cell office:value-type="float" office:value="17.5333333333333" calcext:value-type="float">
            <text:p>17.53</text:p>
          </table:table-cell>
          <table:table-cell office:value-type="float" office:value="6.68333333333333" calcext:value-type="float">
            <text:p>6.68</text:p>
          </table:table-cell>
          <table:table-cell office:value-type="float" office:value="23.0333333333333" calcext:value-type="float">
            <text:p>23.03</text:p>
          </table:table-cell>
        </table:table-row>
        <table:table-row table:style-name="ro1">
          <table:table-cell office:value-type="float" office:value="2.91666666666667" calcext:value-type="float">
            <text:p>2.92</text:p>
          </table:table-cell>
          <table:table-cell office:value-type="float" office:value="21.5666666666667" calcext:value-type="float">
            <text:p>21.57</text:p>
          </table:table-cell>
          <table:table-cell office:value-type="float" office:value="1.45" calcext:value-type="float">
            <text:p>1.45</text:p>
          </table:table-cell>
          <table:table-cell office:value-type="float" office:value="13.55" calcext:value-type="float">
            <text:p>13.55</text:p>
          </table:table-cell>
          <table:table-cell office:value-type="float" office:value="2.58333333333333" calcext:value-type="float">
            <text:p>2.58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4.81666666666667" calcext:value-type="float">
            <text:p>4.82</text:p>
          </table:table-cell>
          <table:table-cell office:value-type="float" office:value="8.83333333333333" calcext:value-type="float">
            <text:p>8.83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8.2333333333333" calcext:value-type="float">
            <text:p>18.23</text:p>
          </table:table-cell>
          <table:table-cell office:value-type="float" office:value="5.03333333333333" calcext:value-type="float">
            <text:p>5.03</text:p>
          </table:table-cell>
          <table:table-cell office:value-type="float" office:value="23.1666666666667" calcext:value-type="float">
            <text:p>23.17</text:p>
          </table:table-cell>
          <table:table-cell office:value-type="float" office:value="3.58333333333333" calcext:value-type="float">
            <text:p>3.58</text:p>
          </table:table-cell>
          <table:table-cell office:value-type="float" office:value="21.9" calcext:value-type="float">
            <text:p>21.90</text:p>
          </table:table-cell>
          <table:table-cell office:value-type="float" office:value="3.75" calcext:value-type="float">
            <text:p>3.75</text:p>
          </table:table-cell>
          <table:table-cell office:value-type="float" office:value="14.8333333333333" calcext:value-type="float">
            <text:p>14.83</text:p>
          </table:table-cell>
          <table:table-cell office:value-type="float" office:value="5.95" calcext:value-type="float">
            <text:p>5.95</text:p>
          </table:table-cell>
          <table:table-cell office:value-type="float" office:value="4.01666666666667" calcext:value-type="float">
            <text:p>4.02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7.55" calcext:value-type="float">
            <text:p>7.55</text:p>
          </table:table-cell>
          <table:table-cell office:value-type="float" office:value="8.96666666666667" calcext:value-type="float">
            <text:p>8.97</text:p>
          </table:table-cell>
          <table:table-cell office:value-type="float" office:value="17.8" calcext:value-type="float">
            <text:p>17.80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23.1" calcext:value-type="float">
            <text:p>23.10</text:p>
          </table:table-cell>
        </table:table-row>
        <table:table-row table:style-name="ro1">
          <table:table-cell office:value-type="float" office:value="2.81666666666667" calcext:value-type="float">
            <text:p>2.82</text:p>
          </table:table-cell>
          <table:table-cell office:value-type="float" office:value="21.4" calcext:value-type="float">
            <text:p>21.40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3.2166666666667" calcext:value-type="float">
            <text:p>13.22</text:p>
          </table:table-cell>
          <table:table-cell office:value-type="float" office:value="2.65" calcext:value-type="float">
            <text:p>2.65</text:p>
          </table:table-cell>
          <table:table-cell office:value-type="float" office:value="2.76666666666667" calcext:value-type="float">
            <text:p>2.77</text:p>
          </table:table-cell>
          <table:table-cell office:value-type="float" office:value="4.88333333333333" calcext:value-type="float">
            <text:p>4.88</text:p>
          </table:table-cell>
          <table:table-cell office:value-type="float" office:value="9.18333333333333" calcext:value-type="float">
            <text:p>9.18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8.4833333333333" calcext:value-type="float">
            <text:p>18.48</text:p>
          </table:table-cell>
          <table:table-cell office:value-type="float" office:value="4.98333333333333" calcext:value-type="float">
            <text:p>4.98</text:p>
          </table:table-cell>
          <table:table-cell office:value-type="float" office:value="23.2333333333333" calcext:value-type="float">
            <text:p>23.23</text:p>
          </table:table-cell>
          <table:table-cell office:value-type="float" office:value="3.55" calcext:value-type="float">
            <text:p>3.55</text:p>
          </table:table-cell>
          <table:table-cell office:value-type="float" office:value="21.7666666666667" calcext:value-type="float">
            <text:p>21.77</text:p>
          </table:table-cell>
          <table:table-cell office:value-type="float" office:value="3.8" calcext:value-type="float">
            <text:p>3.80</text:p>
          </table:table-cell>
          <table:table-cell office:value-type="float" office:value="14.5333333333333" calcext:value-type="float">
            <text:p>14.53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3.63333333333333" calcext:value-type="float">
            <text:p>3.63</text:p>
          </table:table-cell>
          <table:table-cell office:value-type="float" office:value="8.45" calcext:value-type="float">
            <text:p>8.45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93333333333333" calcext:value-type="float">
            <text:p>8.93</text:p>
          </table:table-cell>
          <table:table-cell office:value-type="float" office:value="18.0666666666667" calcext:value-type="float">
            <text:p>18.07</text:p>
          </table:table-cell>
          <table:table-cell office:value-type="float" office:value="6.45" calcext:value-type="float">
            <text:p>6.45</text:p>
          </table:table-cell>
          <table:table-cell office:value-type="float" office:value="23.1666666666667" calcext:value-type="float">
            <text:p>23.17</text:p>
          </table:table-cell>
        </table:table-row>
        <table:table-row table:style-name="ro1">
          <table:table-cell office:value-type="float" office:value="2.71666666666667" calcext:value-type="float">
            <text:p>2.72</text:p>
          </table:table-cell>
          <table:table-cell office:value-type="float" office:value="21.2333333333333" calcext:value-type="float">
            <text:p>21.23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2.8833333333333" calcext:value-type="float">
            <text:p>12.88</text:p>
          </table:table-cell>
          <table:table-cell office:value-type="float" office:value="2.71666666666667" calcext:value-type="float">
            <text:p>2.72</text:p>
          </table:table-cell>
          <table:table-cell office:value-type="float" office:value="2.36666666666667" calcext:value-type="float">
            <text:p>2.37</text:p>
          </table:table-cell>
          <table:table-cell office:value-type="float" office:value="4.95" calcext:value-type="float">
            <text:p>4.95</text:p>
          </table:table-cell>
          <table:table-cell office:value-type="float" office:value="9.55" calcext:value-type="float">
            <text:p>9.55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8.7166666666667" calcext:value-type="float">
            <text:p>18.72</text:p>
          </table:table-cell>
          <table:table-cell office:value-type="float" office:value="4.93333333333333" calcext:value-type="float">
            <text:p>4.93</text:p>
          </table:table-cell>
          <table:table-cell office:value-type="float" office:value="23.2833333333333" calcext:value-type="float">
            <text:p>23.28</text:p>
          </table:table-cell>
          <table:table-cell office:value-type="float" office:value="3.53333333333333" calcext:value-type="float">
            <text:p>3.53</text:p>
          </table:table-cell>
          <table:table-cell office:value-type="float" office:value="21.6166666666667" calcext:value-type="float">
            <text:p>21.62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14.2333333333333" calcext:value-type="float">
            <text:p>14.23</text:p>
          </table:table-cell>
          <table:table-cell office:value-type="float" office:value="6.11666666666667" calcext:value-type="float">
            <text:p>6.12</text:p>
          </table:table-cell>
          <table:table-cell office:value-type="float" office:value="3.25" calcext:value-type="float">
            <text:p>3.25</text:p>
          </table:table-cell>
          <table:table-cell office:value-type="float" office:value="8.51666666666667" calcext:value-type="float">
            <text:p>8.52</text:p>
          </table:table-cell>
          <table:table-cell office:value-type="float" office:value="8.3" calcext:value-type="float">
            <text:p>8.30</text:p>
          </table:table-cell>
          <table:table-cell office:value-type="float" office:value="8.88333333333333" calcext:value-type="float">
            <text:p>8.88</text:p>
          </table:table-cell>
          <table:table-cell office:value-type="float" office:value="18.3333333333333" calcext:value-type="float">
            <text:p>18.33</text:p>
          </table:table-cell>
          <table:table-cell office:value-type="float" office:value="6.31666666666667" calcext:value-type="float">
            <text:p>6.32</text:p>
          </table:table-cell>
          <table:table-cell office:value-type="float" office:value="23.2333333333333" calcext:value-type="float">
            <text:p>23.23</text:p>
          </table:table-cell>
        </table:table-row>
        <table:table-row table:style-name="ro1">
          <table:table-cell office:value-type="float" office:value="2.63333333333333" calcext:value-type="float">
            <text:p>2.63</text:p>
          </table:table-cell>
          <table:table-cell office:value-type="float" office:value="21.05" calcext:value-type="float">
            <text:p>21.05</text:p>
          </table:table-cell>
          <table:table-cell office:value-type="float" office:value="1.48333333333333" calcext:value-type="float">
            <text:p>1.48</text:p>
          </table:table-cell>
          <table:table-cell office:value-type="float" office:value="12.5333333333333" calcext:value-type="float">
            <text:p>12.53</text:p>
          </table:table-cell>
          <table:table-cell office:value-type="float" office:value="2.78333333333333" calcext:value-type="float">
            <text:p>2.78</text:p>
          </table:table-cell>
          <table:table-cell office:value-type="float" office:value="1.98333333333333" calcext:value-type="float">
            <text:p>1.98</text:p>
          </table:table-cell>
          <table:table-cell office:value-type="float" office:value="5" calcext:value-type="float">
            <text:p>5.00</text:p>
          </table:table-cell>
          <table:table-cell office:value-type="float" office:value="9.91666666666667" calcext:value-type="float">
            <text:p>9.92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8.9666666666667" calcext:value-type="float">
            <text:p>18.97</text:p>
          </table:table-cell>
          <table:table-cell office:value-type="float" office:value="4.86666666666667" calcext:value-type="float">
            <text:p>4.87</text:p>
          </table:table-cell>
          <table:table-cell office:value-type="float" office:value="23.3166666666667" calcext:value-type="float">
            <text:p>23.32</text:p>
          </table:table-cell>
          <table:table-cell office:value-type="float" office:value="3.5" calcext:value-type="float">
            <text:p>3.50</text:p>
          </table:table-cell>
          <table:table-cell office:value-type="float" office:value="21.45" calcext:value-type="float">
            <text:p>21.45</text:p>
          </table:table-cell>
          <table:table-cell office:value-type="float" office:value="3.88333333333333" calcext:value-type="float">
            <text:p>3.88</text:p>
          </table:table-cell>
          <table:table-cell office:value-type="float" office:value="13.9166666666667" calcext:value-type="float">
            <text:p>13.92</text:p>
          </table:table-cell>
          <table:table-cell office:value-type="float" office:value="6.21666666666667" calcext:value-type="float">
            <text:p>6.22</text:p>
          </table:table-cell>
          <table:table-cell office:value-type="float" office:value="2.86666666666667" calcext:value-type="float">
            <text:p>2.87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66666666666667" calcext:value-type="float">
            <text:p>8.67</text:p>
          </table:table-cell>
          <table:table-cell office:value-type="float" office:value="8.85" calcext:value-type="float">
            <text:p>8.85</text:p>
          </table:table-cell>
          <table:table-cell office:value-type="float" office:value="18.5833333333333" calcext:value-type="float">
            <text:p>18.58</text:p>
          </table:table-cell>
          <table:table-cell office:value-type="float" office:value="6.2" calcext:value-type="float">
            <text:p>6.20</text:p>
          </table:table-cell>
          <table:table-cell office:value-type="float" office:value="23.2833333333333" calcext:value-type="float">
            <text:p>23.2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0.85" calcext:value-type="float">
            <text:p>20.85</text:p>
          </table:table-cell>
          <table:table-cell office:value-type="float" office:value="1.5" calcext:value-type="float">
            <text:p>1.50</text:p>
          </table:table-cell>
          <table:table-cell office:value-type="float" office:value="12.1833333333333" calcext:value-type="float">
            <text:p>12.18</text:p>
          </table:table-cell>
          <table:table-cell office:value-type="float" office:value="2.85" calcext:value-type="float">
            <text:p>2.85</text:p>
          </table:table-cell>
          <table:table-cell office:value-type="float" office:value="1.58333333333333" calcext:value-type="float">
            <text:p>1.58</text:p>
          </table:table-cell>
          <table:table-cell office:value-type="float" office:value="5.06666666666667" calcext:value-type="float">
            <text:p>5.07</text:p>
          </table:table-cell>
          <table:table-cell office:value-type="float" office:value="10.2666666666667" calcext:value-type="float">
            <text:p>10.27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19.1833333333333" calcext:value-type="float">
            <text:p>19.18</text:p>
          </table:table-cell>
          <table:table-cell office:value-type="float" office:value="4.81666666666667" calcext:value-type="float">
            <text:p>4.82</text:p>
          </table:table-cell>
          <table:table-cell office:value-type="float" office:value="23.35" calcext:value-type="float">
            <text:p>23.35</text:p>
          </table:table-cell>
          <table:table-cell office:value-type="float" office:value="3.48333333333333" calcext:value-type="float">
            <text:p>3.48</text:p>
          </table:table-cell>
          <table:table-cell office:value-type="float" office:value="21.2833333333333" calcext:value-type="float">
            <text:p>21.28</text:p>
          </table:table-cell>
          <table:table-cell office:value-type="float" office:value="3.93333333333333" calcext:value-type="float">
            <text:p>3.93</text:p>
          </table:table-cell>
          <table:table-cell office:value-type="float" office:value="13.6" calcext:value-type="float">
            <text:p>13.60</text:p>
          </table:table-cell>
          <table:table-cell office:value-type="float" office:value="6.3" calcext:value-type="float">
            <text:p>6.30</text:p>
          </table:table-cell>
          <table:table-cell office:value-type="float" office:value="2.48333333333333" calcext:value-type="float">
            <text:p>2.48</text:p>
          </table:table-cell>
          <table:table-cell office:value-type="float" office:value="8.61666666666667" calcext:value-type="float">
            <text:p>8.62</text:p>
          </table:table-cell>
          <table:table-cell office:value-type="float" office:value="9.03333333333333" calcext:value-type="float">
            <text:p>9.03</text:p>
          </table:table-cell>
          <table:table-cell office:value-type="float" office:value="8.8" calcext:value-type="float">
            <text:p>8.80</text:p>
          </table:table-cell>
          <table:table-cell office:value-type="float" office:value="18.8333333333333" calcext:value-type="float">
            <text:p>18.83</text:p>
          </table:table-cell>
          <table:table-cell office:value-type="float" office:value="6.08333333333333" calcext:value-type="float">
            <text:p>6.08</text:p>
          </table:table-cell>
          <table:table-cell office:value-type="float" office:value="23.3333333333333" calcext:value-type="float">
            <text:p>23.33</text:p>
          </table:table-cell>
        </table:table-row>
        <table:table-row table:style-name="ro1">
          <table:table-cell office:value-type="float" office:value="2.46666666666667" calcext:value-type="float">
            <text:p>2.47</text:p>
          </table:table-cell>
          <table:table-cell office:value-type="float" office:value="20.65" calcext:value-type="float">
            <text:p>20.65</text:p>
          </table:table-cell>
          <table:table-cell office:value-type="float" office:value="1.51666666666667" calcext:value-type="float">
            <text:p>1.52</text:p>
          </table:table-cell>
          <table:table-cell office:value-type="float" office:value="11.8333333333333" calcext:value-type="float">
            <text:p>11.83</text:p>
          </table:table-cell>
          <table:table-cell office:value-type="float" office:value="2.93333333333333" calcext:value-type="float">
            <text:p>2.93</text:p>
          </table:table-cell>
          <table:table-cell office:value-type="float" office:value="1.18333333333333" calcext:value-type="float">
            <text:p>1.18</text:p>
          </table:table-cell>
          <table:table-cell office:value-type="float" office:value="5.11666666666667" calcext:value-type="float">
            <text:p>5.12</text:p>
          </table:table-cell>
          <table:table-cell office:value-type="float" office:value="10.6166666666667" calcext:value-type="float">
            <text:p>10.62</text:p>
          </table:table-cell>
          <table:table-cell office:value-type="float" office:value="5.9" calcext:value-type="float">
            <text:p>5.90</text:p>
          </table:table-cell>
          <table:table-cell office:value-type="float" office:value="19.4166666666667" calcext:value-type="float">
            <text:p>19.42</text:p>
          </table:table-cell>
          <table:table-cell office:value-type="float" office:value="4.76666666666667" calcext:value-type="float">
            <text:p>4.77</text:p>
          </table:table-cell>
          <table:table-cell office:value-type="float" office:value="23.3833333333333" calcext:value-type="float">
            <text:p>23.38</text:p>
          </table:table-cell>
          <table:table-cell office:value-type="float" office:value="3.45" calcext:value-type="float">
            <text:p>3.45</text:p>
          </table:table-cell>
          <table:table-cell office:value-type="float" office:value="21.1166666666667" calcext:value-type="float">
            <text:p>21.12</text:p>
          </table:table-cell>
          <table:table-cell office:value-type="float" office:value="3.98333333333333" calcext:value-type="float">
            <text:p>3.98</text:p>
          </table:table-cell>
          <table:table-cell office:value-type="float" office:value="13.2833333333333" calcext:value-type="float">
            <text:p>13.28</text:p>
          </table:table-cell>
          <table:table-cell office:value-type="float" office:value="6.38333333333333" calcext:value-type="float">
            <text:p>6.38</text:p>
          </table:table-cell>
          <table:table-cell office:value-type="float" office:value="2.1" calcext:value-type="float">
            <text:p>2.10</text:p>
          </table:table-cell>
          <table:table-cell office:value-type="float" office:value="8.66666666666667" calcext:value-type="float">
            <text:p>8.67</text:p>
          </table:table-cell>
          <table:table-cell office:value-type="float" office:value="9.4" calcext:value-type="float">
            <text:p>9.40</text:p>
          </table:table-cell>
          <table:table-cell office:value-type="float" office:value="8.75" calcext:value-type="float">
            <text:p>8.75</text:p>
          </table:table-cell>
          <table:table-cell office:value-type="float" office:value="19.0833333333333" calcext:value-type="float">
            <text:p>19.08</text:p>
          </table:table-cell>
          <table:table-cell office:value-type="float" office:value="5.96666666666667" calcext:value-type="float">
            <text:p>5.97</text:p>
          </table:table-cell>
          <table:table-cell office:value-type="float" office:value="23.3666666666667" calcext:value-type="float">
            <text:p>23.37</text:p>
          </table:table-cell>
        </table:table-row>
        <table:table-row table:style-name="ro1">
          <table:table-cell office:value-type="float" office:value="2.38333333333333" calcext:value-type="float">
            <text:p>2.38</text:p>
          </table:table-cell>
          <table:table-cell office:value-type="float" office:value="20.45" calcext:value-type="float">
            <text:p>20.45</text:p>
          </table:table-cell>
          <table:table-cell office:value-type="float" office:value="1.53333333333333" calcext:value-type="float">
            <text:p>1.53</text:p>
          </table:table-cell>
          <table:table-cell office:value-type="float" office:value="11.4833333333333" calcext:value-type="float">
            <text:p>11.48</text:p>
          </table:table-cell>
          <table:table-cell office:value-type="float" office:value="3" calcext:value-type="float">
            <text:p>3.00</text:p>
          </table:table-cell>
          <table:table-cell office:value-type="float" office:value="0.783333333333333" calcext:value-type="float">
            <text:p>0.78</text:p>
          </table:table-cell>
          <table:table-cell office:value-type="float" office:value="5.18333333333333" calcext:value-type="float">
            <text:p>5.18</text:p>
          </table:table-cell>
          <table:table-cell office:value-type="float" office:value="10.9666666666667" calcext:value-type="float">
            <text:p>10.97</text:p>
          </table:table-cell>
          <table:table-cell office:value-type="float" office:value="5.9" calcext:value-type="float">
            <text:p>5.90</text:p>
          </table:table-cell>
          <table:table-cell office:value-type="float" office:value="19.6333333333333" calcext:value-type="float">
            <text:p>19.63</text:p>
          </table:table-cell>
          <table:table-cell office:value-type="float" office:value="4.71666666666667" calcext:value-type="float">
            <text:p>4.72</text:p>
          </table:table-cell>
          <table:table-cell office:value-type="float" office:value="23.4166666666667" calcext:value-type="float">
            <text:p>23.42</text:p>
          </table:table-cell>
          <table:table-cell office:value-type="float" office:value="3.43333333333333" calcext:value-type="float">
            <text:p>3.43</text:p>
          </table:table-cell>
          <table:table-cell office:value-type="float" office:value="20.95" calcext:value-type="float">
            <text:p>20.95</text:p>
          </table:table-cell>
          <table:table-cell office:value-type="float" office:value="4.05" calcext:value-type="float">
            <text:p>4.05</text:p>
          </table:table-cell>
          <table:table-cell office:value-type="float" office:value="12.9666666666667" calcext:value-type="float">
            <text:p>12.97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1.71666666666667" calcext:value-type="float">
            <text:p>1.72</text:p>
          </table:table-cell>
          <table:table-cell office:value-type="float" office:value="8.71666666666667" calcext:value-type="float">
            <text:p>8.72</text:p>
          </table:table-cell>
          <table:table-cell office:value-type="float" office:value="9.76666666666667" calcext:value-type="float">
            <text:p>9.77</text:p>
          </table:table-cell>
          <table:table-cell office:value-type="float" office:value="8.7" calcext:value-type="float">
            <text:p>8.70</text:p>
          </table:table-cell>
          <table:table-cell office:value-type="float" office:value="19.3166666666667" calcext:value-type="float">
            <text:p>19.32</text:p>
          </table:table-cell>
          <table:table-cell office:value-type="float" office:value="5.83333333333333" calcext:value-type="float">
            <text:p>5.83</text:p>
          </table:table-cell>
          <table:table-cell office:value-type="float" office:value="23.4" calcext:value-type="float">
            <text:p>23.40</text:p>
          </table:table-cell>
        </table:table-row>
        <table:table-row table:style-name="ro1">
          <table:table-cell office:value-type="float" office:value="2.31666666666667" calcext:value-type="float">
            <text:p>2.32</text:p>
          </table:table-cell>
          <table:table-cell office:value-type="float" office:value="20.25" calcext:value-type="float">
            <text:p>20.25</text:p>
          </table:table-cell>
          <table:table-cell office:value-type="float" office:value="1.55" calcext:value-type="float">
            <text:p>1.55</text:p>
          </table:table-cell>
          <table:table-cell office:value-type="float" office:value="11.1333333333333" calcext:value-type="float">
            <text:p>11.13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4" calcext:value-type="float">
            <text:p>0.40</text:p>
          </table:table-cell>
          <table:table-cell office:value-type="float" office:value="5.23333333333333" calcext:value-type="float">
            <text:p>5.23</text:p>
          </table:table-cell>
          <table:table-cell office:value-type="float" office:value="11.3166666666667" calcext:value-type="float">
            <text:p>11.32</text:p>
          </table:table-cell>
          <table:table-cell office:value-type="float" office:value="5.88333333333333" calcext:value-type="float">
            <text:p>5.88</text:p>
          </table:table-cell>
          <table:table-cell office:value-type="float" office:value="19.85" calcext:value-type="float">
            <text:p>19.85</text:p>
          </table:table-cell>
          <table:table-cell office:value-type="float" office:value="4.65" calcext:value-type="float">
            <text:p>4.65</text:p>
          </table:table-cell>
          <table:table-cell office:value-type="float" office:value="23.4166666666667" calcext:value-type="float">
            <text:p>23.42</text:p>
          </table:table-cell>
          <table:table-cell office:value-type="float" office:value="3.41666666666667" calcext:value-type="float">
            <text:p>3.42</text:p>
          </table:table-cell>
          <table:table-cell office:value-type="float" office:value="20.7666666666667" calcext:value-type="float">
            <text:p>20.77</text:p>
          </table:table-cell>
          <table:table-cell office:value-type="float" office:value="4.1" calcext:value-type="float">
            <text:p>4.10</text:p>
          </table:table-cell>
          <table:table-cell office:value-type="float" office:value="12.6333333333333" calcext:value-type="float">
            <text:p>12.63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1.31666666666667" calcext:value-type="float">
            <text:p>1.32</text:p>
          </table:table-cell>
          <table:table-cell office:value-type="float" office:value="8.76666666666667" calcext:value-type="float">
            <text:p>8.77</text:p>
          </table:table-cell>
          <table:table-cell office:value-type="float" office:value="10.1166666666667" calcext:value-type="float">
            <text:p>10.12</text:p>
          </table:table-cell>
          <table:table-cell office:value-type="float" office:value="8.65" calcext:value-type="float">
            <text:p>8.65</text:p>
          </table:table-cell>
          <table:table-cell office:value-type="float" office:value="19.55" calcext:value-type="float">
            <text:p>19.55</text:p>
          </table:table-cell>
          <table:table-cell office:value-type="float" office:value="5.71666666666667" calcext:value-type="float">
            <text:p>5.72</text:p>
          </table:table-cell>
          <table:table-cell office:value-type="float" office:value="23.4166666666667" calcext:value-type="float">
            <text:p>23.42</text:p>
          </table:table-cell>
        </table:table-row>
        <table:table-row table:style-name="ro1">
          <table:table-cell office:value-type="float" office:value="2.23333333333333" calcext:value-type="float">
            <text:p>2.23</text:p>
          </table:table-cell>
          <table:table-cell office:value-type="float" office:value="20.0333333333333" calcext:value-type="float">
            <text:p>20.03</text:p>
          </table:table-cell>
          <table:table-cell office:value-type="float" office:value="1.58333333333333" calcext:value-type="float">
            <text:p>1.58</text:p>
          </table:table-cell>
          <table:table-cell office:value-type="float" office:value="10.7666666666667" calcext:value-type="float">
            <text:p>10.77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.00</text:p>
          </table:table-cell>
          <table:table-cell office:value-type="float" office:value="5.28333333333333" calcext:value-type="float">
            <text:p>5.28</text:p>
          </table:table-cell>
          <table:table-cell office:value-type="float" office:value="11.65" calcext:value-type="float">
            <text:p>11.65</text:p>
          </table:table-cell>
          <table:table-cell office:value-type="float" office:value="5.86666666666667" calcext:value-type="float">
            <text:p>5.87</text:p>
          </table:table-cell>
          <table:table-cell office:value-type="float" office:value="20.0666666666667" calcext:value-type="float">
            <text:p>20.07</text:p>
          </table:table-cell>
          <table:table-cell office:value-type="float" office:value="4.6" calcext:value-type="float">
            <text:p>4.60</text:p>
          </table:table-cell>
          <table:table-cell office:value-type="float" office:value="23.4333333333333" calcext:value-type="float">
            <text:p>23.43</text:p>
          </table:table-cell>
          <table:table-cell office:value-type="float" office:value="3.4" calcext:value-type="float">
            <text:p>3.40</text:p>
          </table:table-cell>
          <table:table-cell office:value-type="float" office:value="20.5833333333333" calcext:value-type="float">
            <text:p>20.58</text:p>
          </table:table-cell>
          <table:table-cell office:value-type="float" office:value="4.16666666666667" calcext:value-type="float">
            <text:p>4.17</text:p>
          </table:table-cell>
          <table:table-cell office:value-type="float" office:value="12.3" calcext:value-type="float">
            <text:p>12.30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8.81666666666667" calcext:value-type="float">
            <text:p>8.82</text:p>
          </table:table-cell>
          <table:table-cell office:value-type="float" office:value="10.4833333333333" calcext:value-type="float">
            <text:p>10.48</text:p>
          </table:table-cell>
          <table:table-cell office:value-type="float" office:value="8.58333333333333" calcext:value-type="float">
            <text:p>8.58</text:p>
          </table:table-cell>
          <table:table-cell office:value-type="float" office:value="19.7666666666667" calcext:value-type="float">
            <text:p>19.77</text:p>
          </table:table-cell>
          <table:table-cell office:value-type="float" office:value="5.58333333333333" calcext:value-type="float">
            <text:p>5.58</text:p>
          </table:table-cell>
          <table:table-cell office:value-type="float" office:value="23.4333333333333" calcext:value-type="float">
            <text:p>23.43</text:p>
          </table:table-cell>
        </table:table-row>
        <table:table-row table:style-name="ro1">
          <table:table-cell office:value-type="float" office:value="2.16666666666667" calcext:value-type="float">
            <text:p>2.17</text:p>
          </table:table-cell>
          <table:table-cell office:value-type="float" office:value="19.8" calcext:value-type="float">
            <text:p>19.80</text:p>
          </table:table-cell>
          <table:table-cell office:value-type="float" office:value="1.6" calcext:value-type="float">
            <text:p>1.60</text:p>
          </table:table-cell>
          <table:table-cell office:value-type="float" office:value="10.4166666666667" calcext:value-type="float">
            <text:p>10.42</text:p>
          </table:table-cell>
          <table:table-cell office:value-type="float" office:value="3.21666666666667" calcext:value-type="float">
            <text:p>3.22</text:p>
          </table:table-cell>
          <table:table-cell office:value-type="float" office:value="0.4" calcext:value-type="float">
            <text:p>0.40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12" calcext:value-type="float">
            <text:p>12.00</text:p>
          </table:table-cell>
          <table:table-cell office:value-type="float" office:value="5.85" calcext:value-type="float">
            <text:p>5.85</text:p>
          </table:table-cell>
          <table:table-cell office:value-type="float" office:value="20.2666666666667" calcext:value-type="float">
            <text:p>20.27</text:p>
          </table:table-cell>
          <table:table-cell office:value-type="float" office:value="4.55" calcext:value-type="float">
            <text:p>4.55</text:p>
          </table:table-cell>
          <table:table-cell office:value-type="float" office:value="23.4333333333333" calcext:value-type="float">
            <text:p>23.43</text:p>
          </table:table-cell>
          <table:table-cell office:value-type="float" office:value="3.4" calcext:value-type="float">
            <text:p>3.40</text:p>
          </table:table-cell>
          <table:table-cell office:value-type="float" office:value="20.3833333333333" calcext:value-type="float">
            <text:p>20.38</text:p>
          </table:table-cell>
          <table:table-cell office:value-type="float" office:value="4.21666666666667" calcext:value-type="float">
            <text:p>4.22</text:p>
          </table:table-cell>
          <table:table-cell office:value-type="float" office:value="11.9666666666667" calcext:value-type="float">
            <text:p>11.97</text:p>
          </table:table-cell>
          <table:table-cell office:value-type="float" office:value="6.75" calcext:value-type="float">
            <text:p>6.75</text:p>
          </table:table-cell>
          <table:table-cell office:value-type="float" office:value="0.55" calcext:value-type="float">
            <text:p>0.55</text:p>
          </table:table-cell>
          <table:table-cell office:value-type="float" office:value="8.85" calcext:value-type="float">
            <text:p>8.85</text:p>
          </table:table-cell>
          <table:table-cell office:value-type="float" office:value="10.8333333333333" calcext:value-type="float">
            <text:p>10.83</text:p>
          </table:table-cell>
          <table:table-cell office:value-type="float" office:value="8.53333333333333" calcext:value-type="float">
            <text:p>8.53</text:p>
          </table:table-cell>
          <table:table-cell office:value-type="float" office:value="20" calcext:value-type="float">
            <text:p>20.00</text:p>
          </table:table-cell>
          <table:table-cell office:value-type="float" office:value="5.46666666666667" calcext:value-type="float">
            <text:p>5.47</text:p>
          </table:table-cell>
          <table:table-cell office:value-type="float" office:value="23.4333333333333" calcext:value-type="float">
            <text:p>23.43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office:value-type="float" office:value="19.5833333333333" calcext:value-type="float">
            <text:p>19.58</text:p>
          </table:table-cell>
          <table:table-cell office:value-type="float" office:value="1.63333333333333" calcext:value-type="float">
            <text:p>1.63</text:p>
          </table:table-cell>
          <table:table-cell office:value-type="float" office:value="10.05" calcext:value-type="float">
            <text:p>10.05</text:p>
          </table:table-cell>
          <table:table-cell office:value-type="float" office:value="3.3" calcext:value-type="float">
            <text:p>3.30</text:p>
          </table:table-cell>
          <table:table-cell office:value-type="float" office:value="0.783333333333333" calcext:value-type="float">
            <text:p>0.78</text:p>
          </table:table-cell>
          <table:table-cell office:value-type="float" office:value="5.38333333333333" calcext:value-type="float">
            <text:p>5.38</text:p>
          </table:table-cell>
          <table:table-cell office:value-type="float" office:value="12.3333333333333" calcext:value-type="float">
            <text:p>12.33</text:p>
          </table:table-cell>
          <table:table-cell office:value-type="float" office:value="5.83333333333333" calcext:value-type="float">
            <text:p>5.83</text:p>
          </table:table-cell>
          <table:table-cell office:value-type="float" office:value="20.4666666666667" calcext:value-type="float">
            <text:p>20.47</text:p>
          </table:table-cell>
          <table:table-cell office:value-type="float" office:value="4.48333333333333" calcext:value-type="float">
            <text:p>4.48</text:p>
          </table:table-cell>
          <table:table-cell office:value-type="float" office:value="23.4333333333333" calcext:value-type="float">
            <text:p>23.43</text:p>
          </table:table-cell>
          <table:table-cell office:value-type="float" office:value="3.38333333333333" calcext:value-type="float">
            <text:p>3.38</text:p>
          </table:table-cell>
          <table:table-cell office:value-type="float" office:value="20.1833333333333" calcext:value-type="float">
            <text:p>20.18</text:p>
          </table:table-cell>
          <table:table-cell office:value-type="float" office:value="4.28333333333333" calcext:value-type="float">
            <text:p>4.28</text:p>
          </table:table-cell>
          <table:table-cell office:value-type="float" office:value="11.6333333333333" calcext:value-type="float">
            <text:p>11.63</text:p>
          </table:table-cell>
          <table:table-cell office:value-type="float" office:value="6.83333333333333" calcext:value-type="float">
            <text:p>6.83</text:p>
          </table:table-cell>
          <table:table-cell office:value-type="float" office:value="0.15" calcext:value-type="float">
            <text:p>0.15</text:p>
          </table:table-cell>
          <table:table-cell office:value-type="float" office:value="8.88333333333333" calcext:value-type="float">
            <text:p>8.88</text:p>
          </table:table-cell>
          <table:table-cell office:value-type="float" office:value="11.1833333333333" calcext:value-type="float">
            <text:p>11.18</text:p>
          </table:table-cell>
          <table:table-cell office:value-type="float" office:value="8.46666666666667" calcext:value-type="float">
            <text:p>8.47</text:p>
          </table:table-cell>
          <table:table-cell office:value-type="float" office:value="20.2166666666667" calcext:value-type="float">
            <text:p>20.22</text:p>
          </table:table-cell>
          <table:table-cell office:value-type="float" office:value="5.35" calcext:value-type="float">
            <text:p>5.35</text:p>
          </table:table-cell>
          <table:table-cell office:value-type="float" office:value="23.4333333333333" calcext:value-type="float">
            <text:p>23.43</text:p>
          </table:table-cell>
        </table:table-row>
        <table:table-row table:style-name="ro1">
          <table:table-cell office:value-type="float" office:value="2.03333333333333" calcext:value-type="float">
            <text:p>2.03</text:p>
          </table:table-cell>
          <table:table-cell office:value-type="float" office:value="19.35" calcext:value-type="float">
            <text:p>19.35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9.68333333333333" calcext:value-type="float">
            <text:p>9.68</text:p>
          </table:table-cell>
          <table:table-cell office:value-type="float" office:value="3.36666666666667" calcext:value-type="float">
            <text:p>3.37</text:p>
          </table:table-cell>
          <table:table-cell office:value-type="float" office:value="1.18333333333333" calcext:value-type="float">
            <text:p>1.18</text:p>
          </table:table-cell>
          <table:table-cell office:value-type="float" office:value="5.43333333333333" calcext:value-type="float">
            <text:p>5.43</text:p>
          </table:table-cell>
          <table:table-cell office:value-type="float" office:value="12.6666666666667" calcext:value-type="float">
            <text:p>12.67</text:p>
          </table:table-cell>
          <table:table-cell office:value-type="float" office:value="5.81666666666667" calcext:value-type="float">
            <text:p>5.82</text:p>
          </table:table-cell>
          <table:table-cell office:value-type="float" office:value="20.65" calcext:value-type="float">
            <text:p>20.65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23.4166666666667" calcext:value-type="float">
            <text:p>23.42</text:p>
          </table:table-cell>
          <table:table-cell office:value-type="float" office:value="3.38333333333333" calcext:value-type="float">
            <text:p>3.38</text:p>
          </table:table-cell>
          <table:table-cell office:value-type="float" office:value="19.9833333333333" calcext:value-type="float">
            <text:p>19.98</text:p>
          </table:table-cell>
          <table:table-cell office:value-type="float" office:value="4.35" calcext:value-type="float">
            <text:p>4.35</text:p>
          </table:table-cell>
          <table:table-cell office:value-type="float" office:value="11.3" calcext:value-type="float">
            <text:p>11.30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8.93333333333333" calcext:value-type="float">
            <text:p>8.93</text:p>
          </table:table-cell>
          <table:table-cell office:value-type="float" office:value="11.5333333333333" calcext:value-type="float">
            <text:p>11.53</text:p>
          </table:table-cell>
          <table:table-cell office:value-type="float" office:value="8.4" calcext:value-type="float">
            <text:p>8.40</text:p>
          </table:table-cell>
          <table:table-cell office:value-type="float" office:value="20.4166666666667" calcext:value-type="float">
            <text:p>20.42</text:p>
          </table:table-cell>
          <table:table-cell office:value-type="float" office:value="5.21666666666667" calcext:value-type="float">
            <text:p>5.22</text:p>
          </table:table-cell>
          <table:table-cell office:value-type="float" office:value="23.4166666666667" calcext:value-type="float">
            <text:p>23.42</text:p>
          </table:table-cell>
        </table:table-row>
        <table:table-row table:style-name="ro1">
          <table:table-cell office:value-type="float" office:value="1.96666666666667" calcext:value-type="float">
            <text:p>1.97</text:p>
          </table:table-cell>
          <table:table-cell office:value-type="float" office:value="19.1" calcext:value-type="float">
            <text:p>19.10</text:p>
          </table:table-cell>
          <table:table-cell office:value-type="float" office:value="1.71666666666667" calcext:value-type="float">
            <text:p>1.72</text:p>
          </table:table-cell>
          <table:table-cell office:value-type="float" office:value="9.31666666666667" calcext:value-type="float">
            <text:p>9.32</text:p>
          </table:table-cell>
          <table:table-cell office:value-type="float" office:value="3.45" calcext:value-type="float">
            <text:p>3.45</text:p>
          </table:table-cell>
          <table:table-cell office:value-type="float" office:value="1.58333333333333" calcext:value-type="float">
            <text:p>1.58</text:p>
          </table:table-cell>
          <table:table-cell office:value-type="float" office:value="5.46666666666667" calcext:value-type="float">
            <text:p>5.47</text:p>
          </table:table-cell>
          <table:table-cell office:value-type="float" office:value="13" calcext:value-type="float">
            <text:p>13.00</text:p>
          </table:table-cell>
          <table:table-cell office:value-type="float" office:value="5.78333333333333" calcext:value-type="float">
            <text:p>5.78</text:p>
          </table:table-cell>
          <table:table-cell office:value-type="float" office:value="20.8333333333333" calcext:value-type="float">
            <text:p>20.83</text:p>
          </table:table-cell>
          <table:table-cell office:value-type="float" office:value="4.38333333333333" calcext:value-type="float">
            <text:p>4.38</text:p>
          </table:table-cell>
          <table:table-cell office:value-type="float" office:value="23.4" calcext:value-type="float">
            <text:p>23.40</text:p>
          </table:table-cell>
          <table:table-cell office:value-type="float" office:value="3.36666666666667" calcext:value-type="float">
            <text:p>3.37</text:p>
          </table:table-cell>
          <table:table-cell office:value-type="float" office:value="19.7666666666667" calcext:value-type="float">
            <text:p>19.77</text:p>
          </table:table-cell>
          <table:table-cell office:value-type="float" office:value="4.41666666666667" calcext:value-type="float">
            <text:p>4.42</text:p>
          </table:table-cell>
          <table:table-cell office:value-type="float" office:value="10.95" calcext:value-type="float">
            <text:p>10.95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8.96666666666667" calcext:value-type="float">
            <text:p>8.97</text:p>
          </table:table-cell>
          <table:table-cell office:value-type="float" office:value="11.8833333333333" calcext:value-type="float">
            <text:p>11.88</text:p>
          </table:table-cell>
          <table:table-cell office:value-type="float" office:value="8.31666666666667" calcext:value-type="float">
            <text:p>8.32</text:p>
          </table:table-cell>
          <table:table-cell office:value-type="float" office:value="20.6166666666667" calcext:value-type="float">
            <text:p>20.62</text:p>
          </table:table-cell>
          <table:table-cell office:value-type="float" office:value="5.1" calcext:value-type="float">
            <text:p>5.10</text:p>
          </table:table-cell>
          <table:table-cell office:value-type="float" office:value="23.4" calcext:value-type="float">
            <text:p>23.40</text:p>
          </table:table-cell>
        </table:table-row>
        <table:table-row table:style-name="ro1">
          <table:table-cell office:value-type="float" office:value="1.91666666666667" calcext:value-type="float">
            <text:p>1.92</text:p>
          </table:table-cell>
          <table:table-cell office:value-type="float" office:value="18.85" calcext:value-type="float">
            <text:p>18.85</text:p>
          </table:table-cell>
          <table:table-cell office:value-type="float" office:value="1.75" calcext:value-type="float">
            <text:p>1.75</text:p>
          </table:table-cell>
          <table:table-cell office:value-type="float" office:value="8.93333333333333" calcext:value-type="float">
            <text:p>8.93</text:p>
          </table:table-cell>
          <table:table-cell office:value-type="float" office:value="3.51666666666667" calcext:value-type="float">
            <text:p>3.52</text:p>
          </table:table-cell>
          <table:table-cell office:value-type="float" office:value="1.96666666666667" calcext:value-type="float">
            <text:p>1.97</text:p>
          </table:table-cell>
          <table:table-cell office:value-type="float" office:value="5.51666666666667" calcext:value-type="float">
            <text:p>5.52</text:p>
          </table:table-cell>
          <table:table-cell office:value-type="float" office:value="13.3166666666667" calcext:value-type="float">
            <text:p>13.32</text:p>
          </table:table-cell>
          <table:table-cell office:value-type="float" office:value="5.76666666666667" calcext:value-type="float">
            <text:p>5.77</text:p>
          </table:table-cell>
          <table:table-cell office:value-type="float" office:value="21.0166666666667" calcext:value-type="float">
            <text:p>21.02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23.3666666666667" calcext:value-type="float">
            <text:p>23.37</text:p>
          </table:table-cell>
          <table:table-cell office:value-type="float" office:value="3.36666666666667" calcext:value-type="float">
            <text:p>3.37</text:p>
          </table:table-cell>
          <table:table-cell office:value-type="float" office:value="19.5666666666667" calcext:value-type="float">
            <text:p>19.57</text:p>
          </table:table-cell>
          <table:table-cell office:value-type="float" office:value="4.48333333333333" calcext:value-type="float">
            <text:p>4.48</text:p>
          </table:table-cell>
          <table:table-cell office:value-type="float" office:value="10.6166666666667" calcext:value-type="float">
            <text:p>10.62</text:p>
          </table:table-cell>
          <table:table-cell office:value-type="float" office:value="7.1" calcext:value-type="float">
            <text:p>7.10</text:p>
          </table:table-cell>
          <table:table-cell office:value-type="float" office:value="1.01666666666667" calcext:value-type="float">
            <text:p>1.02</text:p>
          </table:table-cell>
          <table:table-cell office:value-type="float" office:value="8.98333333333333" calcext:value-type="float">
            <text:p>8.98</text:p>
          </table:table-cell>
          <table:table-cell office:value-type="float" office:value="12.2333333333333" calcext:value-type="float">
            <text:p>12.23</text:p>
          </table:table-cell>
          <table:table-cell office:value-type="float" office:value="8.25" calcext:value-type="float">
            <text:p>8.25</text:p>
          </table:table-cell>
          <table:table-cell office:value-type="float" office:value="20.8166666666667" calcext:value-type="float">
            <text:p>20.82</text:p>
          </table:table-cell>
          <table:table-cell office:value-type="float" office:value="4.96666666666667" calcext:value-type="float">
            <text:p>4.97</text:p>
          </table:table-cell>
          <table:table-cell office:value-type="float" office:value="23.3833333333333" calcext:value-type="float">
            <text:p>23.38</text:p>
          </table:table-cell>
        </table:table-row>
        <table:table-row table:style-name="ro1">
          <table:table-cell office:value-type="float" office:value="1.86666666666667" calcext:value-type="float">
            <text:p>1.87</text:p>
          </table:table-cell>
          <table:table-cell office:value-type="float" office:value="18.6" calcext:value-type="float">
            <text:p>18.60</text:p>
          </table:table-cell>
          <table:table-cell office:value-type="float" office:value="1.78333333333333" calcext:value-type="float">
            <text:p>1.78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3.6" calcext:value-type="float">
            <text:p>3.60</text:p>
          </table:table-cell>
          <table:table-cell office:value-type="float" office:value="2.36666666666667" calcext:value-type="float">
            <text:p>2.37</text:p>
          </table:table-cell>
          <table:table-cell office:value-type="float" office:value="5.56666666666667" calcext:value-type="float">
            <text:p>5.57</text:p>
          </table:table-cell>
          <table:table-cell office:value-type="float" office:value="13.65" calcext:value-type="float">
            <text:p>13.65</text:p>
          </table:table-cell>
          <table:table-cell office:value-type="float" office:value="5.73333333333333" calcext:value-type="float">
            <text:p>5.73</text:p>
          </table:table-cell>
          <table:table-cell office:value-type="float" office:value="21.2" calcext:value-type="float">
            <text:p>21.20</text:p>
          </table:table-cell>
          <table:table-cell office:value-type="float" office:value="4.28333333333333" calcext:value-type="float">
            <text:p>4.28</text:p>
          </table:table-cell>
          <table:table-cell office:value-type="float" office:value="23.3333333333333" calcext:value-type="float">
            <text:p>23.33</text:p>
          </table:table-cell>
          <table:table-cell office:value-type="float" office:value="3.36666666666667" calcext:value-type="float">
            <text:p>3.37</text:p>
          </table:table-cell>
          <table:table-cell office:value-type="float" office:value="19.3333333333333" calcext:value-type="float">
            <text:p>19.33</text:p>
          </table:table-cell>
          <table:table-cell office:value-type="float" office:value="4.56666666666667" calcext:value-type="float">
            <text:p>4.57</text:p>
          </table:table-cell>
          <table:table-cell office:value-type="float" office:value="10.2666666666667" calcext:value-type="float">
            <text:p>10.27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1.4" calcext:value-type="float">
            <text:p>1.40</text:p>
          </table:table-cell>
          <table:table-cell office:value-type="float" office:value="9.01666666666667" calcext:value-type="float">
            <text:p>9.02</text:p>
          </table:table-cell>
          <table:table-cell office:value-type="float" office:value="12.5833333333333" calcext:value-type="float">
            <text:p>12.58</text:p>
          </table:table-cell>
          <table:table-cell office:value-type="float" office:value="8.16666666666667" calcext:value-type="float">
            <text:p>8.17</text:p>
          </table:table-cell>
          <table:table-cell office:value-type="float" office:value="21.0166666666667" calcext:value-type="float">
            <text:p>21.02</text:p>
          </table:table-cell>
          <table:table-cell office:value-type="float" office:value="4.85" calcext:value-type="float">
            <text:p>4.85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18.35" calcext:value-type="float">
            <text:p>18.35</text:p>
          </table:table-cell>
          <table:table-cell office:value-type="float" office:value="1.83333333333333" calcext:value-type="float">
            <text:p>1.83</text:p>
          </table:table-cell>
          <table:table-cell office:value-type="float" office:value="8.18333333333333" calcext:value-type="float">
            <text:p>8.18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2.75" calcext:value-type="float">
            <text:p>2.75</text:p>
          </table:table-cell>
          <table:table-cell office:value-type="float" office:value="5.6" calcext:value-type="float">
            <text:p>5.60</text:p>
          </table:table-cell>
          <table:table-cell office:value-type="float" office:value="13.9666666666667" calcext:value-type="float">
            <text:p>13.97</text:p>
          </table:table-cell>
          <table:table-cell office:value-type="float" office:value="5.71666666666667" calcext:value-type="float">
            <text:p>5.72</text:p>
          </table:table-cell>
          <table:table-cell office:value-type="float" office:value="21.3666666666667" calcext:value-type="float">
            <text:p>21.37</text:p>
          </table:table-cell>
          <table:table-cell office:value-type="float" office:value="4.23333333333333" calcext:value-type="float">
            <text:p>4.23</text:p>
          </table:table-cell>
          <table:table-cell office:value-type="float" office:value="23.3" calcext:value-type="float">
            <text:p>23.30</text:p>
          </table:table-cell>
          <table:table-cell office:value-type="float" office:value="3.36666666666667" calcext:value-type="float">
            <text:p>3.37</text:p>
          </table:table-cell>
          <table:table-cell office:value-type="float" office:value="19.1166666666667" calcext:value-type="float">
            <text:p>19.12</text:p>
          </table:table-cell>
          <table:table-cell office:value-type="float" office:value="4.63333333333333" calcext:value-type="float">
            <text:p>4.63</text:p>
          </table:table-cell>
          <table:table-cell office:value-type="float" office:value="9.91666666666667" calcext:value-type="float">
            <text:p>9.92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1.78333333333333" calcext:value-type="float">
            <text:p>1.78</text:p>
          </table:table-cell>
          <table:table-cell office:value-type="float" office:value="9.03333333333333" calcext:value-type="float">
            <text:p>9.03</text:p>
          </table:table-cell>
          <table:table-cell office:value-type="float" office:value="12.9166666666667" calcext:value-type="float">
            <text:p>12.92</text:p>
          </table:table-cell>
          <table:table-cell office:value-type="float" office:value="8.08333333333333" calcext:value-type="float">
            <text:p>8.08</text:p>
          </table:table-cell>
          <table:table-cell office:value-type="float" office:value="21.2" calcext:value-type="float">
            <text:p>21.20</text:p>
          </table:table-cell>
          <table:table-cell office:value-type="float" office:value="4.73333333333333" calcext:value-type="float">
            <text:p>4.73</text:p>
          </table:table-cell>
          <table:table-cell office:value-type="float" office:value="23.3" calcext:value-type="float">
            <text:p>23.30</text:p>
          </table:table-cell>
        </table:table-row>
        <table:table-row table:style-name="ro1">
          <table:table-cell office:value-type="float" office:value="1.76666666666667" calcext:value-type="float">
            <text:p>1.77</text:p>
          </table:table-cell>
          <table:table-cell office:value-type="float" office:value="18.0833333333333" calcext:value-type="float">
            <text:p>18.08</text:p>
          </table:table-cell>
          <table:table-cell office:value-type="float" office:value="1.88333333333333" calcext:value-type="float">
            <text:p>1.88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3.75" calcext:value-type="float">
            <text:p>3.75</text:p>
          </table:table-cell>
          <table:table-cell office:value-type="float" office:value="3.15" calcext:value-type="float">
            <text:p>3.15</text:p>
          </table:table-cell>
          <table:table-cell office:value-type="float" office:value="5.63333333333333" calcext:value-type="float">
            <text:p>5.63</text:p>
          </table:table-cell>
          <table:table-cell office:value-type="float" office:value="14.2833333333333" calcext:value-type="float">
            <text:p>14.28</text:p>
          </table:table-cell>
          <table:table-cell office:value-type="float" office:value="5.68333333333333" calcext:value-type="float">
            <text:p>5.68</text:p>
          </table:table-cell>
          <table:table-cell office:value-type="float" office:value="21.5166666666667" calcext:value-type="float">
            <text:p>21.52</text:p>
          </table:table-cell>
          <table:table-cell office:value-type="float" office:value="4.18333333333333" calcext:value-type="float">
            <text:p>4.18</text:p>
          </table:table-cell>
          <table:table-cell office:value-type="float" office:value="23.25" calcext:value-type="float">
            <text:p>23.25</text:p>
          </table:table-cell>
          <table:table-cell office:value-type="float" office:value="3.38333333333333" calcext:value-type="float">
            <text:p>3.38</text:p>
          </table:table-cell>
          <table:table-cell office:value-type="float" office:value="18.8833333333333" calcext:value-type="float">
            <text:p>18.88</text:p>
          </table:table-cell>
          <table:table-cell office:value-type="float" office:value="4.7" calcext:value-type="float">
            <text:p>4.70</text:p>
          </table:table-cell>
          <table:table-cell office:value-type="float" office:value="9.56666666666667" calcext:value-type="float">
            <text:p>9.57</text:p>
          </table:table-cell>
          <table:table-cell office:value-type="float" office:value="7.35" calcext:value-type="float">
            <text:p>7.35</text:p>
          </table:table-cell>
          <table:table-cell office:value-type="float" office:value="2.18333333333333" calcext:value-type="float">
            <text:p>2.18</text:p>
          </table:table-cell>
          <table:table-cell office:value-type="float" office:value="9.06666666666667" calcext:value-type="float">
            <text:p>9.07</text:p>
          </table:table-cell>
          <table:table-cell office:value-type="float" office:value="13.25" calcext:value-type="float">
            <text:p>13.25</text:p>
          </table:table-cell>
          <table:table-cell office:value-type="float" office:value="8" calcext:value-type="float">
            <text:p>8.00</text:p>
          </table:table-cell>
          <table:table-cell office:value-type="float" office:value="21.3666666666667" calcext:value-type="float">
            <text:p>21.37</text:p>
          </table:table-cell>
          <table:table-cell office:value-type="float" office:value="4.6" calcext:value-type="float">
            <text:p>4.6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.71666666666667" calcext:value-type="float">
            <text:p>1.72</text:p>
          </table:table-cell>
          <table:table-cell office:value-type="float" office:value="17.8166666666667" calcext:value-type="float">
            <text:p>17.82</text:p>
          </table:table-cell>
          <table:table-cell table:number-columns-repeated="2"/>
          <table:table-cell office:value-type="float" office:value="3.81666666666667" calcext:value-type="float">
            <text:p>3.82</text:p>
          </table:table-cell>
          <table:table-cell office:value-type="float" office:value="3.53333333333333" calcext:value-type="float">
            <text:p>3.53</text:p>
          </table:table-cell>
          <table:table-cell office:value-type="float" office:value="5.66666666666667" calcext:value-type="float">
            <text:p>5.67</text:p>
          </table:table-cell>
          <table:table-cell office:value-type="float" office:value="14.5833333333333" calcext:value-type="float">
            <text:p>14.58</text:p>
          </table:table-cell>
          <table:table-cell office:value-type="float" office:value="5.65" calcext:value-type="float">
            <text:p>5.65</text:p>
          </table:table-cell>
          <table:table-cell office:value-type="float" office:value="21.6833333333333" calcext:value-type="float">
            <text:p>21.68</text:p>
          </table:table-cell>
          <table:table-cell office:value-type="float" office:value="4.13333333333333" calcext:value-type="float">
            <text:p>4.13</text:p>
          </table:table-cell>
          <table:table-cell office:value-type="float" office:value="23.2" calcext:value-type="float">
            <text:p>23.20</text:p>
          </table:table-cell>
          <table:table-cell office:value-type="float" office:value="3.38333333333333" calcext:value-type="float">
            <text:p>3.38</text:p>
          </table:table-cell>
          <table:table-cell office:value-type="float" office:value="18.65" calcext:value-type="float">
            <text:p>18.65</text:p>
          </table:table-cell>
          <table:table-cell office:value-type="float" office:value="4.78333333333333" calcext:value-type="float">
            <text:p>4.78</text:p>
          </table:table-cell>
          <table:table-cell office:value-type="float" office:value="9.21666666666667" calcext:value-type="float">
            <text:p>9.22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2.56666666666667" calcext:value-type="float">
            <text:p>2.57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13.5833333333333" calcext:value-type="float">
            <text:p>13.58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21.5333333333333" calcext:value-type="float">
            <text:p>21.53</text:p>
          </table:table-cell>
          <table:table-cell office:value-type="float" office:value="4.48333333333333" calcext:value-type="float">
            <text:p>4.48</text:p>
          </table:table-cell>
          <table:table-cell office:value-type="float" office:value="23.2" calcext:value-type="float">
            <text:p>23.20</text:p>
          </table:table-cell>
        </table:table-row>
        <table:table-row table:style-name="ro1">
          <table:table-cell office:value-type="float" office:value="1.68333333333333" calcext:value-type="float">
            <text:p>1.68</text:p>
          </table:table-cell>
          <table:table-cell office:value-type="float" office:value="17.55" calcext:value-type="float">
            <text:p>17.55</text:p>
          </table:table-cell>
          <table:table-cell table:number-columns-repeated="2"/>
          <table:table-cell office:value-type="float" office:value="3.9" calcext:value-type="float">
            <text:p>3.90</text:p>
          </table:table-cell>
          <table:table-cell office:value-type="float" office:value="3.91666666666667" calcext:value-type="float">
            <text:p>3.92</text:p>
          </table:table-cell>
          <table:table-cell table:number-columns-repeated="2"/>
          <table:table-cell office:value-type="float" office:value="5.61666666666667" calcext:value-type="float">
            <text:p>5.62</text:p>
          </table:table-cell>
          <table:table-cell office:value-type="float" office:value="21.8333333333333" calcext:value-type="float">
            <text:p>21.83</text:p>
          </table:table-cell>
          <table:table-cell table:number-columns-repeated="2"/>
          <table:table-cell office:value-type="float" office:value="3.4" calcext:value-type="float">
            <text:p>3.40</text:p>
          </table:table-cell>
          <table:table-cell office:value-type="float" office:value="18.4" calcext:value-type="float">
            <text:p>18.40</text:p>
          </table:table-cell>
          <table:table-cell office:value-type="float" office:value="4.86666666666667" calcext:value-type="float">
            <text:p>4.87</text:p>
          </table:table-cell>
          <table:table-cell office:value-type="float" office:value="8.85" calcext:value-type="float">
            <text:p>8.85</text:p>
          </table:table-cell>
          <table:table-cell table:number-columns-repeated="2"/>
          <table:table-cell office:value-type="float" office:value="9.08333333333333" calcext:value-type="float">
            <text:p>9.08</text:p>
          </table:table-cell>
          <table:table-cell office:value-type="float" office:value="13.9" calcext:value-type="float">
            <text:p>13.90</text:p>
          </table:table-cell>
          <table:table-cell table:number-columns-repeated="2"/>
          <table:table-cell office:value-type="float" office:value="4.36666666666667" calcext:value-type="float">
            <text:p>4.37</text:p>
          </table:table-cell>
          <table:table-cell office:value-type="float" office:value="23.1333333333333" calcext:value-type="float">
            <text:p>23.13</text:p>
          </table:table-cell>
        </table:table-row>
      </table:table>
      <table:table table:name="Sheet4" table:style-name="ta1">
        <table:table-column table:style-name="co10" table:default-cell-style-name="ce4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0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2" table:default-cell-style-name="ce6"/>
        <table:table-column table:style-name="co10" table:default-cell-style-name="ce6"/>
        <table:table-column table:style-name="co11" table:number-columns-repeated="3" table:default-cell-style-name="ce6"/>
        <table:table-column table:style-name="co1" table:default-cell-style-name="ce7"/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Ja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Feb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a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p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ay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Ju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Jul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u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e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Oc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Nov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ec</text:p>
          </table:table-cell>
          <table:covered-table-cell table:style-name="ce5"/>
          <table:table-cell table:style-name="Default"/>
        </table:table-row>
        <table:table-row table:style-name="ro1">
          <table:table-cell office:value-type="string" calcext:value-type="string">
            <text:p>d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*([$Sheet3.A3]-5)*24*60/360" office:value-type="float" office:value="3.2" calcext:value-type="float">
            <text:p>3.2</text:p>
          </table:table-cell>
          <table:table-cell table:formula="of:=-1*[$Sheet3.B3]" office:value-type="float" office:value="-23.05" calcext:value-type="float">
            <text:p>-23.1</text:p>
          </table:table-cell>
          <table:table-cell table:formula="of:=-1*([$Sheet3.C3]-5)*24*60/360" office:value-type="float" office:value="13.4666666666667" calcext:value-type="float">
            <text:p>13.5</text:p>
          </table:table-cell>
          <table:table-cell table:formula="of:=-1*[$Sheet3.D3]" office:value-type="float" office:value="-17.2666666666667" calcext:value-type="float">
            <text:p>-17.3</text:p>
          </table:table-cell>
          <table:table-cell table:formula="of:=-1*([$Sheet3.E3]-5)*24*60/360" office:value-type="float" office:value="12.4666666666667" calcext:value-type="float">
            <text:p>12.5</text:p>
          </table:table-cell>
          <table:table-cell table:formula="of:=-1*[$Sheet3.F3]" office:value-type="float" office:value="-7.81666666666667" calcext:value-type="float">
            <text:p>-7.8</text:p>
          </table:table-cell>
          <table:table-cell table:formula="of:=-1*([$Sheet3.G3]-5)*24*60/360" office:value-type="float" office:value="4.13333333333333" calcext:value-type="float">
            <text:p>4.1</text:p>
          </table:table-cell>
          <table:table-cell table:formula="of:=[$Sheet3.H3]" office:value-type="float" office:value="4.31666666666667" calcext:value-type="float">
            <text:p>4.3</text:p>
          </table:table-cell>
          <table:table-cell table:formula="of:=-1*([$Sheet3.I3]-5)*24*60/360" office:value-type="float" office:value="-2.8" calcext:value-type="float">
            <text:p>-2.8</text:p>
          </table:table-cell>
          <table:table-cell table:formula="of:=[$Sheet3.J3]" office:value-type="float" office:value="14.9" calcext:value-type="float">
            <text:p>14.9</text:p>
          </table:table-cell>
          <table:table-cell table:formula="of:=-1*([$Sheet3.K3]-5)*24*60/360" office:value-type="float" office:value="-2.33333333333333" calcext:value-type="float">
            <text:p>-2.3</text:p>
          </table:table-cell>
          <table:table-cell table:formula="of:=[$Sheet3.L3]" office:value-type="float" office:value="21.9666666666667" calcext:value-type="float">
            <text:p>22.0</text:p>
          </table:table-cell>
          <table:table-cell table:formula="of:=-1*([$Sheet3.M3]-5)*24*60/360" office:value-type="float" office:value="3.66666666666667" calcext:value-type="float">
            <text:p>3.7</text:p>
          </table:table-cell>
          <table:table-cell table:formula="of:=[$Sheet3.N3]" office:value-type="float" office:value="23.1333333333333" calcext:value-type="float">
            <text:p>23.1</text:p>
          </table:table-cell>
          <table:table-cell table:formula="of:=-1*([$Sheet3.O3]-5)*24*60/360" office:value-type="float" office:value="6.4" calcext:value-type="float">
            <text:p>6.4</text:p>
          </table:table-cell>
          <table:table-cell table:formula="of:=[$Sheet3.P3]" office:value-type="float" office:value="18.1666666666667" calcext:value-type="float">
            <text:p>18.2</text:p>
          </table:table-cell>
          <table:table-cell table:formula="of:=-1*([$Sheet3.Q3]-5)*24*60/360" office:value-type="float" office:value="0.266666666666666" calcext:value-type="float">
            <text:p>0.3</text:p>
          </table:table-cell>
          <table:table-cell table:formula="of:=[$Sheet3.R3]" office:value-type="float" office:value="8.48333333333333" calcext:value-type="float">
            <text:p>8.5</text:p>
          </table:table-cell>
          <table:table-cell table:formula="of:=-1*([$Sheet3.S3]-5)*24*60/360" office:value-type="float" office:value="-10.0666666666667" calcext:value-type="float">
            <text:p>-10.1</text:p>
          </table:table-cell>
          <table:table-cell table:formula="of:=-1*[$Sheet3.T3]" office:value-type="float" office:value="-2.95" calcext:value-type="float">
            <text:p>-3.0</text:p>
          </table:table-cell>
          <table:table-cell table:formula="of:=-1*([$Sheet3.U3]-5)*24*60/360" office:value-type="float" office:value="-16.4" calcext:value-type="float">
            <text:p>-16.4</text:p>
          </table:table-cell>
          <table:table-cell table:formula="of:=[$Sheet3.V3]*-1" office:value-type="float" office:value="-14.2333333333333" calcext:value-type="float">
            <text:p>-14.2</text:p>
          </table:table-cell>
          <table:table-cell table:formula="of:=-1*([$Sheet3.W3]-5)*24*60/360" office:value-type="float" office:value="-11.3333333333333" calcext:value-type="float">
            <text:p>-11.3</text:p>
          </table:table-cell>
          <table:table-cell table:formula="of:=[$Sheet3.X3]*-1" office:value-type="float" office:value="-21.7" calcext:value-type="float">
            <text:p>-2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*([$Sheet3.A4]-5)*24*60/360" office:value-type="float" office:value="3.66666666666667" calcext:value-type="float">
            <text:p>3.7</text:p>
          </table:table-cell>
          <table:table-cell table:formula="of:=-1*[$Sheet3.B4]" office:value-type="float" office:value="-22.9666666666667" calcext:value-type="float">
            <text:p>-23.0</text:p>
          </table:table-cell>
          <table:table-cell table:formula="of:=-1*([$Sheet3.C4]-5)*24*60/360" office:value-type="float" office:value="13.6" calcext:value-type="float">
            <text:p>13.6</text:p>
          </table:table-cell>
          <table:table-cell table:formula="of:=-1*[$Sheet3.D4]" office:value-type="float" office:value="-16.9833333333333" calcext:value-type="float">
            <text:p>-17.0</text:p>
          </table:table-cell>
          <table:table-cell table:formula="of:=-1*([$Sheet3.E4]-5)*24*60/360" office:value-type="float" office:value="12.2666666666667" calcext:value-type="float">
            <text:p>12.3</text:p>
          </table:table-cell>
          <table:table-cell table:formula="of:=-1*[$Sheet3.F4]" office:value-type="float" office:value="-7.43333333333333" calcext:value-type="float">
            <text:p>-7.4</text:p>
          </table:table-cell>
          <table:table-cell table:formula="of:=-1*([$Sheet3.G4]-5)*24*60/360" office:value-type="float" office:value="3.8" calcext:value-type="float">
            <text:p>3.8</text:p>
          </table:table-cell>
          <table:table-cell table:formula="of:=[$Sheet3.H4]" office:value-type="float" office:value="4.7" calcext:value-type="float">
            <text:p>4.7</text:p>
          </table:table-cell>
          <table:table-cell table:formula="of:=-1*([$Sheet3.I4]-5)*24*60/360" office:value-type="float" office:value="-2.93333333333333" calcext:value-type="float">
            <text:p>-2.9</text:p>
          </table:table-cell>
          <table:table-cell table:formula="of:=[$Sheet3.J4]" office:value-type="float" office:value="15.2" calcext:value-type="float">
            <text:p>15.2</text:p>
          </table:table-cell>
          <table:table-cell table:formula="of:=-1*([$Sheet3.K4]-5)*24*60/360" office:value-type="float" office:value="-2.13333333333333" calcext:value-type="float">
            <text:p>-2.1</text:p>
          </table:table-cell>
          <table:table-cell table:formula="of:=[$Sheet3.L4]" office:value-type="float" office:value="22.1" calcext:value-type="float">
            <text:p>22.1</text:p>
          </table:table-cell>
          <table:table-cell table:formula="of:=-1*([$Sheet3.M4]-5)*24*60/360" office:value-type="float" office:value="3.86666666666667" calcext:value-type="float">
            <text:p>3.9</text:p>
          </table:table-cell>
          <table:table-cell table:formula="of:=[$Sheet3.N4]" office:value-type="float" office:value="23.0666666666667" calcext:value-type="float">
            <text:p>23.1</text:p>
          </table:table-cell>
          <table:table-cell table:formula="of:=-1*([$Sheet3.O4]-5)*24*60/360" office:value-type="float" office:value="6.33333333333333" calcext:value-type="float">
            <text:p>6.3</text:p>
          </table:table-cell>
          <table:table-cell table:formula="of:=[$Sheet3.P4]" office:value-type="float" office:value="17.9" calcext:value-type="float">
            <text:p>17.9</text:p>
          </table:table-cell>
          <table:table-cell table:formula="of:=-1*([$Sheet3.Q4]-5)*24*60/360" office:value-type="float" office:value="-0.0666666666666664" calcext:value-type="float">
            <text:p>-0.1</text:p>
          </table:table-cell>
          <table:table-cell table:formula="of:=[$Sheet3.R4]" office:value-type="float" office:value="8.13333333333333" calcext:value-type="float">
            <text:p>8.1</text:p>
          </table:table-cell>
          <table:table-cell table:formula="of:=-1*([$Sheet3.S4]-5)*24*60/360" office:value-type="float" office:value="-10.4" calcext:value-type="float">
            <text:p>-10.4</text:p>
          </table:table-cell>
          <table:table-cell table:formula="of:=-1*[$Sheet3.T4]" office:value-type="float" office:value="-3.35" calcext:value-type="float">
            <text:p>-3.4</text:p>
          </table:table-cell>
          <table:table-cell table:formula="of:=-1*([$Sheet3.U4]-5)*24*60/360" office:value-type="float" office:value="-16.4666666666667" calcext:value-type="float">
            <text:p>-16.5</text:p>
          </table:table-cell>
          <table:table-cell table:formula="of:=[$Sheet3.V4]*-1" office:value-type="float" office:value="-14.55" calcext:value-type="float">
            <text:p>-14.6</text:p>
          </table:table-cell>
          <table:table-cell table:formula="of:=-1*([$Sheet3.W4]-5)*24*60/360" office:value-type="float" office:value="-10.9333333333333" calcext:value-type="float">
            <text:p>-10.9</text:p>
          </table:table-cell>
          <table:table-cell table:formula="of:=[$Sheet3.X4]*-1" office:value-type="float" office:value="-21.85" calcext:value-type="float">
            <text:p>-2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*([$Sheet3.A5]-5)*24*60/360" office:value-type="float" office:value="4.13333333333333" calcext:value-type="float">
            <text:p>4.1</text:p>
          </table:table-cell>
          <table:table-cell table:formula="of:=-1*[$Sheet3.B5]" office:value-type="float" office:value="-22.8666666666667" calcext:value-type="float">
            <text:p>-22.9</text:p>
          </table:table-cell>
          <table:table-cell table:formula="of:=-1*([$Sheet3.C5]-5)*24*60/360" office:value-type="float" office:value="13.6666666666667" calcext:value-type="float">
            <text:p>13.7</text:p>
          </table:table-cell>
          <table:table-cell table:formula="of:=-1*[$Sheet3.D5]" office:value-type="float" office:value="-16.6833333333333" calcext:value-type="float">
            <text:p>-16.7</text:p>
          </table:table-cell>
          <table:table-cell table:formula="of:=-1*([$Sheet3.E5]-5)*24*60/360" office:value-type="float" office:value="12.0666666666667" calcext:value-type="float">
            <text:p>12.1</text:p>
          </table:table-cell>
          <table:table-cell table:formula="of:=-1*[$Sheet3.F5]" office:value-type="float" office:value="-7.05" calcext:value-type="float">
            <text:p>-7.1</text:p>
          </table:table-cell>
          <table:table-cell table:formula="of:=-1*([$Sheet3.G5]-5)*24*60/360" office:value-type="float" office:value="3.53333333333334" calcext:value-type="float">
            <text:p>3.5</text:p>
          </table:table-cell>
          <table:table-cell table:formula="of:=[$Sheet3.H5]" office:value-type="float" office:value="5.08333333333333" calcext:value-type="float">
            <text:p>5.1</text:p>
          </table:table-cell>
          <table:table-cell table:formula="of:=-1*([$Sheet3.I5]-5)*24*60/360" office:value-type="float" office:value="-3.06666666666667" calcext:value-type="float">
            <text:p>-3.1</text:p>
          </table:table-cell>
          <table:table-cell table:formula="of:=[$Sheet3.J5]" office:value-type="float" office:value="15.5" calcext:value-type="float">
            <text:p>15.5</text:p>
          </table:table-cell>
          <table:table-cell table:formula="of:=-1*([$Sheet3.K5]-5)*24*60/360" office:value-type="float" office:value="-2" calcext:value-type="float">
            <text:p>-2.0</text:p>
          </table:table-cell>
          <table:table-cell table:formula="of:=[$Sheet3.L5]" office:value-type="float" office:value="22.2333333333333" calcext:value-type="float">
            <text:p>22.2</text:p>
          </table:table-cell>
          <table:table-cell table:formula="of:=-1*([$Sheet3.M5]-5)*24*60/360" office:value-type="float" office:value="4.06666666666667" calcext:value-type="float">
            <text:p>4.1</text:p>
          </table:table-cell>
          <table:table-cell table:formula="of:=[$Sheet3.N5]" office:value-type="float" office:value="23" calcext:value-type="float">
            <text:p>23.0</text:p>
          </table:table-cell>
          <table:table-cell table:formula="of:=-1*([$Sheet3.O5]-5)*24*60/360" office:value-type="float" office:value="6.26666666666667" calcext:value-type="float">
            <text:p>6.3</text:p>
          </table:table-cell>
          <table:table-cell table:formula="of:=[$Sheet3.P5]" office:value-type="float" office:value="17.65" calcext:value-type="float">
            <text:p>17.7</text:p>
          </table:table-cell>
          <table:table-cell table:formula="of:=-1*([$Sheet3.Q5]-5)*24*60/360" office:value-type="float" office:value="-0.399999999999999" calcext:value-type="float">
            <text:p>-0.4</text:p>
          </table:table-cell>
          <table:table-cell table:formula="of:=[$Sheet3.R5]" office:value-type="float" office:value="7.76666666666667" calcext:value-type="float">
            <text:p>7.8</text:p>
          </table:table-cell>
          <table:table-cell table:formula="of:=-1*([$Sheet3.S5]-5)*24*60/360" office:value-type="float" office:value="-10.7333333333333" calcext:value-type="float">
            <text:p>-10.7</text:p>
          </table:table-cell>
          <table:table-cell table:formula="of:=-1*[$Sheet3.T5]" office:value-type="float" office:value="-3.73333333333333" calcext:value-type="float">
            <text:p>-3.7</text:p>
          </table:table-cell>
          <table:table-cell table:formula="of:=-1*([$Sheet3.U5]-5)*24*60/360" office:value-type="float" office:value="-16.4666666666667" calcext:value-type="float">
            <text:p>-16.5</text:p>
          </table:table-cell>
          <table:table-cell table:formula="of:=[$Sheet3.V5]*-1" office:value-type="float" office:value="-14.8666666666667" calcext:value-type="float">
            <text:p>-14.9</text:p>
          </table:table-cell>
          <table:table-cell table:formula="of:=-1*([$Sheet3.W5]-5)*24*60/360" office:value-type="float" office:value="-10.5333333333333" calcext:value-type="float">
            <text:p>-10.5</text:p>
          </table:table-cell>
          <table:table-cell table:formula="of:=[$Sheet3.X5]*-1" office:value-type="float" office:value="-22" calcext:value-type="float">
            <text:p>-22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*([$Sheet3.A6]-5)*24*60/360" office:value-type="float" office:value="4.53333333333333" calcext:value-type="float">
            <text:p>4.5</text:p>
          </table:table-cell>
          <table:table-cell table:formula="of:=-1*[$Sheet3.B6]" office:value-type="float" office:value="-22.7833333333333" calcext:value-type="float">
            <text:p>-22.8</text:p>
          </table:table-cell>
          <table:table-cell table:formula="of:=-1*([$Sheet3.C6]-5)*24*60/360" office:value-type="float" office:value="13.8" calcext:value-type="float">
            <text:p>13.8</text:p>
          </table:table-cell>
          <table:table-cell table:formula="of:=-1*[$Sheet3.D6]" office:value-type="float" office:value="-16.4" calcext:value-type="float">
            <text:p>-16.4</text:p>
          </table:table-cell>
          <table:table-cell table:formula="of:=-1*([$Sheet3.E6]-5)*24*60/360" office:value-type="float" office:value="11.8666666666667" calcext:value-type="float">
            <text:p>11.9</text:p>
          </table:table-cell>
          <table:table-cell table:formula="of:=-1*[$Sheet3.F6]" office:value-type="float" office:value="-6.66666666666667" calcext:value-type="float">
            <text:p>-6.7</text:p>
          </table:table-cell>
          <table:table-cell table:formula="of:=-1*([$Sheet3.G6]-5)*24*60/360" office:value-type="float" office:value="3.2" calcext:value-type="float">
            <text:p>3.2</text:p>
          </table:table-cell>
          <table:table-cell table:formula="of:=[$Sheet3.H6]" office:value-type="float" office:value="5.46666666666667" calcext:value-type="float">
            <text:p>5.5</text:p>
          </table:table-cell>
          <table:table-cell table:formula="of:=-1*([$Sheet3.I6]-5)*24*60/360" office:value-type="float" office:value="-3.13333333333333" calcext:value-type="float">
            <text:p>-3.1</text:p>
          </table:table-cell>
          <table:table-cell table:formula="of:=[$Sheet3.J6]" office:value-type="float" office:value="15.7833333333333" calcext:value-type="float">
            <text:p>15.8</text:p>
          </table:table-cell>
          <table:table-cell table:formula="of:=-1*([$Sheet3.K6]-5)*24*60/360" office:value-type="float" office:value="-1.86666666666667" calcext:value-type="float">
            <text:p>-1.9</text:p>
          </table:table-cell>
          <table:table-cell table:formula="of:=[$Sheet3.L6]" office:value-type="float" office:value="22.3666666666667" calcext:value-type="float">
            <text:p>22.4</text:p>
          </table:table-cell>
          <table:table-cell table:formula="of:=-1*([$Sheet3.M6]-5)*24*60/360" office:value-type="float" office:value="4.26666666666667" calcext:value-type="float">
            <text:p>4.3</text:p>
          </table:table-cell>
          <table:table-cell table:formula="of:=[$Sheet3.N6]" office:value-type="float" office:value="22.9166666666667" calcext:value-type="float">
            <text:p>22.9</text:p>
          </table:table-cell>
          <table:table-cell table:formula="of:=-1*([$Sheet3.O6]-5)*24*60/360" office:value-type="float" office:value="6.13333333333333" calcext:value-type="float">
            <text:p>6.1</text:p>
          </table:table-cell>
          <table:table-cell table:formula="of:=[$Sheet3.P6]" office:value-type="float" office:value="17.3833333333333" calcext:value-type="float">
            <text:p>17.4</text:p>
          </table:table-cell>
          <table:table-cell table:formula="of:=-1*([$Sheet3.Q6]-5)*24*60/360" office:value-type="float" office:value="-0.733333333333334" calcext:value-type="float">
            <text:p>-0.7</text:p>
          </table:table-cell>
          <table:table-cell table:formula="of:=[$Sheet3.R6]" office:value-type="float" office:value="7.4" calcext:value-type="float">
            <text:p>7.4</text:p>
          </table:table-cell>
          <table:table-cell table:formula="of:=-1*([$Sheet3.S6]-5)*24*60/360" office:value-type="float" office:value="-11.0666666666667" calcext:value-type="float">
            <text:p>-11.1</text:p>
          </table:table-cell>
          <table:table-cell table:formula="of:=-1*[$Sheet3.T6]" office:value-type="float" office:value="-4.11666666666667" calcext:value-type="float">
            <text:p>-4.1</text:p>
          </table:table-cell>
          <table:table-cell table:formula="of:=-1*([$Sheet3.U6]-5)*24*60/360" office:value-type="float" office:value="-16.4666666666667" calcext:value-type="float">
            <text:p>-16.5</text:p>
          </table:table-cell>
          <table:table-cell table:formula="of:=[$Sheet3.V6]*-1" office:value-type="float" office:value="-15.1833333333333" calcext:value-type="float">
            <text:p>-15.2</text:p>
          </table:table-cell>
          <table:table-cell table:formula="of:=-1*([$Sheet3.W6]-5)*24*60/360" office:value-type="float" office:value="-10.2" calcext:value-type="float">
            <text:p>-10.2</text:p>
          </table:table-cell>
          <table:table-cell table:formula="of:=[$Sheet3.X6]*-1" office:value-type="float" office:value="-22.15" calcext:value-type="float">
            <text:p>-22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*([$Sheet3.A7]-5)*24*60/360" office:value-type="float" office:value="5" calcext:value-type="float">
            <text:p>5.0</text:p>
          </table:table-cell>
          <table:table-cell table:formula="of:=-1*[$Sheet3.B7]" office:value-type="float" office:value="-22.6666666666667" calcext:value-type="float">
            <text:p>-22.7</text:p>
          </table:table-cell>
          <table:table-cell table:formula="of:=-1*([$Sheet3.C7]-5)*24*60/360" office:value-type="float" office:value="13.8666666666667" calcext:value-type="float">
            <text:p>13.9</text:p>
          </table:table-cell>
          <table:table-cell table:formula="of:=-1*[$Sheet3.D7]" office:value-type="float" office:value="-16.1" calcext:value-type="float">
            <text:p>-16.1</text:p>
          </table:table-cell>
          <table:table-cell table:formula="of:=-1*([$Sheet3.E7]-5)*24*60/360" office:value-type="float" office:value="11.6666666666667" calcext:value-type="float">
            <text:p>11.7</text:p>
          </table:table-cell>
          <table:table-cell table:formula="of:=-1*[$Sheet3.F7]" office:value-type="float" office:value="-6.28333333333333" calcext:value-type="float">
            <text:p>-6.3</text:p>
          </table:table-cell>
          <table:table-cell table:formula="of:=-1*([$Sheet3.G7]-5)*24*60/360" office:value-type="float" office:value="2.93333333333333" calcext:value-type="float">
            <text:p>2.9</text:p>
          </table:table-cell>
          <table:table-cell table:formula="of:=[$Sheet3.H7]" office:value-type="float" office:value="5.85" calcext:value-type="float">
            <text:p>5.9</text:p>
          </table:table-cell>
          <table:table-cell table:formula="of:=-1*([$Sheet3.I7]-5)*24*60/360" office:value-type="float" office:value="-3.26666666666667" calcext:value-type="float">
            <text:p>-3.3</text:p>
          </table:table-cell>
          <table:table-cell table:formula="of:=[$Sheet3.J7]" office:value-type="float" office:value="16.0833333333333" calcext:value-type="float">
            <text:p>16.1</text:p>
          </table:table-cell>
          <table:table-cell table:formula="of:=-1*([$Sheet3.K7]-5)*24*60/360" office:value-type="float" office:value="-1.66666666666667" calcext:value-type="float">
            <text:p>-1.7</text:p>
          </table:table-cell>
          <table:table-cell table:formula="of:=[$Sheet3.L7]" office:value-type="float" office:value="22.4833333333333" calcext:value-type="float">
            <text:p>22.5</text:p>
          </table:table-cell>
          <table:table-cell table:formula="of:=-1*([$Sheet3.M7]-5)*24*60/360" office:value-type="float" office:value="4.46666666666667" calcext:value-type="float">
            <text:p>4.5</text:p>
          </table:table-cell>
          <table:table-cell table:formula="of:=[$Sheet3.N7]" office:value-type="float" office:value="22.8333333333333" calcext:value-type="float">
            <text:p>22.8</text:p>
          </table:table-cell>
          <table:table-cell table:formula="of:=-1*([$Sheet3.O7]-5)*24*60/360" office:value-type="float" office:value="6.06666666666667" calcext:value-type="float">
            <text:p>6.1</text:p>
          </table:table-cell>
          <table:table-cell table:formula="of:=[$Sheet3.P7]" office:value-type="float" office:value="17.1333333333333" calcext:value-type="float">
            <text:p>17.1</text:p>
          </table:table-cell>
          <table:table-cell table:formula="of:=-1*([$Sheet3.Q7]-5)*24*60/360" office:value-type="float" office:value="-1.06666666666667" calcext:value-type="float">
            <text:p>-1.1</text:p>
          </table:table-cell>
          <table:table-cell table:formula="of:=[$Sheet3.R7]" office:value-type="float" office:value="7.03333333333333" calcext:value-type="float">
            <text:p>7.0</text:p>
          </table:table-cell>
          <table:table-cell table:formula="of:=-1*([$Sheet3.S7]-5)*24*60/360" office:value-type="float" office:value="-11.3333333333333" calcext:value-type="float">
            <text:p>-11.3</text:p>
          </table:table-cell>
          <table:table-cell table:formula="of:=-1*[$Sheet3.T7]" office:value-type="float" office:value="-4.5" calcext:value-type="float">
            <text:p>-4.5</text:p>
          </table:table-cell>
          <table:table-cell table:formula="of:=-1*([$Sheet3.U7]-5)*24*60/360" office:value-type="float" office:value="-16.4666666666667" calcext:value-type="float">
            <text:p>-16.5</text:p>
          </table:table-cell>
          <table:table-cell table:formula="of:=[$Sheet3.V7]*-1" office:value-type="float" office:value="-15.4833333333333" calcext:value-type="float">
            <text:p>-15.5</text:p>
          </table:table-cell>
          <table:table-cell table:formula="of:=-1*([$Sheet3.W7]-5)*24*60/360" office:value-type="float" office:value="-9.8" calcext:value-type="float">
            <text:p>-9.8</text:p>
          </table:table-cell>
          <table:table-cell table:formula="of:=[$Sheet3.X7]*-1" office:value-type="float" office:value="-22.2833333333333" calcext:value-type="float">
            <text:p>-2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*([$Sheet3.A8]-5)*24*60/360" office:value-type="float" office:value="5.46666666666667" calcext:value-type="float">
            <text:p>5.5</text:p>
          </table:table-cell>
          <table:table-cell table:formula="of:=-1*[$Sheet3.B8]" office:value-type="float" office:value="-22.5666666666667" calcext:value-type="float">
            <text:p>-22.6</text:p>
          </table:table-cell>
          <table:table-cell table:formula="of:=-1*([$Sheet3.C8]-5)*24*60/360" office:value-type="float" office:value="14" calcext:value-type="float">
            <text:p>14.0</text:p>
          </table:table-cell>
          <table:table-cell table:formula="of:=-1*[$Sheet3.D8]" office:value-type="float" office:value="-15.8" calcext:value-type="float">
            <text:p>-15.8</text:p>
          </table:table-cell>
          <table:table-cell table:formula="of:=-1*([$Sheet3.E8]-5)*24*60/360" office:value-type="float" office:value="11.4" calcext:value-type="float">
            <text:p>11.4</text:p>
          </table:table-cell>
          <table:table-cell table:formula="of:=-1*[$Sheet3.F8]" office:value-type="float" office:value="-5.9" calcext:value-type="float">
            <text:p>-5.9</text:p>
          </table:table-cell>
          <table:table-cell table:formula="of:=-1*([$Sheet3.G8]-5)*24*60/360" office:value-type="float" office:value="2.66666666666667" calcext:value-type="float">
            <text:p>2.7</text:p>
          </table:table-cell>
          <table:table-cell table:formula="of:=[$Sheet3.H8]" office:value-type="float" office:value="6.23333333333333" calcext:value-type="float">
            <text:p>6.2</text:p>
          </table:table-cell>
          <table:table-cell table:formula="of:=-1*([$Sheet3.I8]-5)*24*60/360" office:value-type="float" office:value="-3.33333333333333" calcext:value-type="float">
            <text:p>-3.3</text:p>
          </table:table-cell>
          <table:table-cell table:formula="of:=[$Sheet3.J8]" office:value-type="float" office:value="16.3666666666667" calcext:value-type="float">
            <text:p>16.4</text:p>
          </table:table-cell>
          <table:table-cell table:formula="of:=-1*([$Sheet3.K8]-5)*24*60/360" office:value-type="float" office:value="-1.46666666666667" calcext:value-type="float">
            <text:p>-1.5</text:p>
          </table:table-cell>
          <table:table-cell table:formula="of:=[$Sheet3.L8]" office:value-type="float" office:value="22.5833333333333" calcext:value-type="float">
            <text:p>22.6</text:p>
          </table:table-cell>
          <table:table-cell table:formula="of:=-1*([$Sheet3.M8]-5)*24*60/360" office:value-type="float" office:value="4.6" calcext:value-type="float">
            <text:p>4.6</text:p>
          </table:table-cell>
          <table:table-cell table:formula="of:=[$Sheet3.N8]" office:value-type="float" office:value="22.7333333333333" calcext:value-type="float">
            <text:p>22.7</text:p>
          </table:table-cell>
          <table:table-cell table:formula="of:=-1*([$Sheet3.O8]-5)*24*60/360" office:value-type="float" office:value="6" calcext:value-type="float">
            <text:p>6.0</text:p>
          </table:table-cell>
          <table:table-cell table:formula="of:=[$Sheet3.P8]" office:value-type="float" office:value="16.85" calcext:value-type="float">
            <text:p>16.9</text:p>
          </table:table-cell>
          <table:table-cell table:formula="of:=-1*([$Sheet3.Q8]-5)*24*60/360" office:value-type="float" office:value="-1.4" calcext:value-type="float">
            <text:p>-1.4</text:p>
          </table:table-cell>
          <table:table-cell table:formula="of:=[$Sheet3.R8]" office:value-type="float" office:value="6.66666666666667" calcext:value-type="float">
            <text:p>6.7</text:p>
          </table:table-cell>
          <table:table-cell table:formula="of:=-1*([$Sheet3.S8]-5)*24*60/360" office:value-type="float" office:value="-11.6666666666667" calcext:value-type="float">
            <text:p>-11.7</text:p>
          </table:table-cell>
          <table:table-cell table:formula="of:=-1*[$Sheet3.T8]" office:value-type="float" office:value="-4.88333333333333" calcext:value-type="float">
            <text:p>-4.9</text:p>
          </table:table-cell>
          <table:table-cell table:formula="of:=-1*([$Sheet3.U8]-5)*24*60/360" office:value-type="float" office:value="-16.4" calcext:value-type="float">
            <text:p>-16.4</text:p>
          </table:table-cell>
          <table:table-cell table:formula="of:=[$Sheet3.V8]*-1" office:value-type="float" office:value="-15.8" calcext:value-type="float">
            <text:p>-15.8</text:p>
          </table:table-cell>
          <table:table-cell table:formula="of:=-1*([$Sheet3.W8]-5)*24*60/360" office:value-type="float" office:value="-9.33333333333333" calcext:value-type="float">
            <text:p>-9.3</text:p>
          </table:table-cell>
          <table:table-cell table:formula="of:=[$Sheet3.X8]*-1" office:value-type="float" office:value="-22.4166666666667" calcext:value-type="float">
            <text:p>-22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*([$Sheet3.A9]-5)*24*60/360" office:value-type="float" office:value="5.93333333333333" calcext:value-type="float">
            <text:p>5.9</text:p>
          </table:table-cell>
          <table:table-cell table:formula="of:=-1*[$Sheet3.B9]" office:value-type="float" office:value="-22.4333333333333" calcext:value-type="float">
            <text:p>-22.4</text:p>
          </table:table-cell>
          <table:table-cell table:formula="of:=-1*([$Sheet3.C9]-5)*24*60/360" office:value-type="float" office:value="14.0666666666667" calcext:value-type="float">
            <text:p>14.1</text:p>
          </table:table-cell>
          <table:table-cell table:formula="of:=-1*[$Sheet3.D9]" office:value-type="float" office:value="-15.4833333333333" calcext:value-type="float">
            <text:p>-15.5</text:p>
          </table:table-cell>
          <table:table-cell table:formula="of:=-1*([$Sheet3.E9]-5)*24*60/360" office:value-type="float" office:value="11.2" calcext:value-type="float">
            <text:p>11.2</text:p>
          </table:table-cell>
          <table:table-cell table:formula="of:=-1*[$Sheet3.F9]" office:value-type="float" office:value="-5.51666666666667" calcext:value-type="float">
            <text:p>-5.5</text:p>
          </table:table-cell>
          <table:table-cell table:formula="of:=-1*([$Sheet3.G9]-5)*24*60/360" office:value-type="float" office:value="2.33333333333333" calcext:value-type="float">
            <text:p>2.3</text:p>
          </table:table-cell>
          <table:table-cell table:formula="of:=[$Sheet3.H9]" office:value-type="float" office:value="6.6" calcext:value-type="float">
            <text:p>6.6</text:p>
          </table:table-cell>
          <table:table-cell table:formula="of:=-1*([$Sheet3.I9]-5)*24*60/360" office:value-type="float" office:value="-3.4" calcext:value-type="float">
            <text:p>-3.4</text:p>
          </table:table-cell>
          <table:table-cell table:formula="of:=[$Sheet3.J9]" office:value-type="float" office:value="16.65" calcext:value-type="float">
            <text:p>16.7</text:p>
          </table:table-cell>
          <table:table-cell table:formula="of:=-1*([$Sheet3.K9]-5)*24*60/360" office:value-type="float" office:value="-1.33333333333333" calcext:value-type="float">
            <text:p>-1.3</text:p>
          </table:table-cell>
          <table:table-cell table:formula="of:=[$Sheet3.L9]" office:value-type="float" office:value="22.6833333333333" calcext:value-type="float">
            <text:p>22.7</text:p>
          </table:table-cell>
          <table:table-cell table:formula="of:=-1*([$Sheet3.M9]-5)*24*60/360" office:value-type="float" office:value="4.8" calcext:value-type="float">
            <text:p>4.8</text:p>
          </table:table-cell>
          <table:table-cell table:formula="of:=[$Sheet3.N9]" office:value-type="float" office:value="22.6333333333333" calcext:value-type="float">
            <text:p>22.6</text:p>
          </table:table-cell>
          <table:table-cell table:formula="of:=-1*([$Sheet3.O9]-5)*24*60/360" office:value-type="float" office:value="5.86666666666667" calcext:value-type="float">
            <text:p>5.9</text:p>
          </table:table-cell>
          <table:table-cell table:formula="of:=[$Sheet3.P9]" office:value-type="float" office:value="16.5833333333333" calcext:value-type="float">
            <text:p>16.6</text:p>
          </table:table-cell>
          <table:table-cell table:formula="of:=-1*([$Sheet3.Q9]-5)*24*60/360" office:value-type="float" office:value="-1.73333333333333" calcext:value-type="float">
            <text:p>-1.7</text:p>
          </table:table-cell>
          <table:table-cell table:formula="of:=[$Sheet3.R9]" office:value-type="float" office:value="6.28333333333333" calcext:value-type="float">
            <text:p>6.3</text:p>
          </table:table-cell>
          <table:table-cell table:formula="of:=-1*([$Sheet3.S9]-5)*24*60/360" office:value-type="float" office:value="-11.9333333333333" calcext:value-type="float">
            <text:p>-11.9</text:p>
          </table:table-cell>
          <table:table-cell table:formula="of:=-1*[$Sheet3.T9]" office:value-type="float" office:value="-5.26666666666667" calcext:value-type="float">
            <text:p>-5.3</text:p>
          </table:table-cell>
          <table:table-cell table:formula="of:=-1*([$Sheet3.U9]-5)*24*60/360" office:value-type="float" office:value="-16.4" calcext:value-type="float">
            <text:p>-16.4</text:p>
          </table:table-cell>
          <table:table-cell table:formula="of:=[$Sheet3.V9]*-1" office:value-type="float" office:value="-16.1" calcext:value-type="float">
            <text:p>-16.1</text:p>
          </table:table-cell>
          <table:table-cell table:formula="of:=-1*([$Sheet3.W9]-5)*24*60/360" office:value-type="float" office:value="-8.93333333333333" calcext:value-type="float">
            <text:p>-8.9</text:p>
          </table:table-cell>
          <table:table-cell table:formula="of:=[$Sheet3.X9]*-1" office:value-type="float" office:value="-22.5333333333333" calcext:value-type="float">
            <text:p>-2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*([$Sheet3.A10]-5)*24*60/360" office:value-type="float" office:value="6.33333333333333" calcext:value-type="float">
            <text:p>6.3</text:p>
          </table:table-cell>
          <table:table-cell table:formula="of:=-1*[$Sheet3.B10]" office:value-type="float" office:value="-22.3166666666667" calcext:value-type="float">
            <text:p>-22.3</text:p>
          </table:table-cell>
          <table:table-cell table:formula="of:=-1*([$Sheet3.C10]-5)*24*60/360" office:value-type="float" office:value="14.1333333333333" calcext:value-type="float">
            <text:p>14.1</text:p>
          </table:table-cell>
          <table:table-cell table:formula="of:=-1*[$Sheet3.D10]" office:value-type="float" office:value="-15.1833333333333" calcext:value-type="float">
            <text:p>-15.2</text:p>
          </table:table-cell>
          <table:table-cell table:formula="of:=-1*([$Sheet3.E10]-5)*24*60/360" office:value-type="float" office:value="10.9333333333333" calcext:value-type="float">
            <text:p>10.9</text:p>
          </table:table-cell>
          <table:table-cell table:formula="of:=-1*[$Sheet3.F10]" office:value-type="float" office:value="-5.11666666666667" calcext:value-type="float">
            <text:p>-5.1</text:p>
          </table:table-cell>
          <table:table-cell table:formula="of:=-1*([$Sheet3.G10]-5)*24*60/360" office:value-type="float" office:value="2.06666666666667" calcext:value-type="float">
            <text:p>2.1</text:p>
          </table:table-cell>
          <table:table-cell table:formula="of:=[$Sheet3.H10]" office:value-type="float" office:value="6.98333333333333" calcext:value-type="float">
            <text:p>7.0</text:p>
          </table:table-cell>
          <table:table-cell table:formula="of:=-1*([$Sheet3.I10]-5)*24*60/360" office:value-type="float" office:value="-3.46666666666667" calcext:value-type="float">
            <text:p>-3.5</text:p>
          </table:table-cell>
          <table:table-cell table:formula="of:=[$Sheet3.J10]" office:value-type="float" office:value="16.9166666666667" calcext:value-type="float">
            <text:p>16.9</text:p>
          </table:table-cell>
          <table:table-cell table:formula="of:=-1*([$Sheet3.K10]-5)*24*60/360" office:value-type="float" office:value="-1.13333333333333" calcext:value-type="float">
            <text:p>-1.1</text:p>
          </table:table-cell>
          <table:table-cell table:formula="of:=[$Sheet3.L10]" office:value-type="float" office:value="22.7833333333333" calcext:value-type="float">
            <text:p>22.8</text:p>
          </table:table-cell>
          <table:table-cell table:formula="of:=-1*([$Sheet3.M10]-5)*24*60/360" office:value-type="float" office:value="4.93333333333333" calcext:value-type="float">
            <text:p>4.9</text:p>
          </table:table-cell>
          <table:table-cell table:formula="of:=[$Sheet3.N10]" office:value-type="float" office:value="22.5333333333333" calcext:value-type="float">
            <text:p>22.5</text:p>
          </table:table-cell>
          <table:table-cell table:formula="of:=-1*([$Sheet3.O10]-5)*24*60/360" office:value-type="float" office:value="5.73333333333333" calcext:value-type="float">
            <text:p>5.7</text:p>
          </table:table-cell>
          <table:table-cell table:formula="of:=[$Sheet3.P10]" office:value-type="float" office:value="16.3" calcext:value-type="float">
            <text:p>16.3</text:p>
          </table:table-cell>
          <table:table-cell table:formula="of:=-1*([$Sheet3.Q10]-5)*24*60/360" office:value-type="float" office:value="-2.06666666666667" calcext:value-type="float">
            <text:p>-2.1</text:p>
          </table:table-cell>
          <table:table-cell table:formula="of:=[$Sheet3.R10]" office:value-type="float" office:value="5.91666666666667" calcext:value-type="float">
            <text:p>5.9</text:p>
          </table:table-cell>
          <table:table-cell table:formula="of:=-1*([$Sheet3.S10]-5)*24*60/360" office:value-type="float" office:value="-12.2" calcext:value-type="float">
            <text:p>-12.2</text:p>
          </table:table-cell>
          <table:table-cell table:formula="of:=-1*[$Sheet3.T10]" office:value-type="float" office:value="-5.65" calcext:value-type="float">
            <text:p>-5.7</text:p>
          </table:table-cell>
          <table:table-cell table:formula="of:=-1*([$Sheet3.U10]-5)*24*60/360" office:value-type="float" office:value="-16.3333333333333" calcext:value-type="float">
            <text:p>-16.3</text:p>
          </table:table-cell>
          <table:table-cell table:formula="of:=[$Sheet3.V10]*-1" office:value-type="float" office:value="-16.3833333333333" calcext:value-type="float">
            <text:p>-16.4</text:p>
          </table:table-cell>
          <table:table-cell table:formula="of:=-1*([$Sheet3.W10]-5)*24*60/360" office:value-type="float" office:value="-8.53333333333334" calcext:value-type="float">
            <text:p>-8.5</text:p>
          </table:table-cell>
          <table:table-cell table:formula="of:=[$Sheet3.X10]*-1" office:value-type="float" office:value="-22.65" calcext:value-type="float">
            <text:p>-22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*([$Sheet3.A11]-5)*24*60/360" office:value-type="float" office:value="6.73333333333333" calcext:value-type="float">
            <text:p>6.7</text:p>
          </table:table-cell>
          <table:table-cell table:formula="of:=-1*[$Sheet3.B11]" office:value-type="float" office:value="-22.1833333333333" calcext:value-type="float">
            <text:p>-22.2</text:p>
          </table:table-cell>
          <table:table-cell table:formula="of:=-1*([$Sheet3.C11]-5)*24*60/360" office:value-type="float" office:value="14.1333333333333" calcext:value-type="float">
            <text:p>14.1</text:p>
          </table:table-cell>
          <table:table-cell table:formula="of:=-1*[$Sheet3.D11]" office:value-type="float" office:value="-14.8666666666667" calcext:value-type="float">
            <text:p>-14.9</text:p>
          </table:table-cell>
          <table:table-cell table:formula="of:=-1*([$Sheet3.E11]-5)*24*60/360" office:value-type="float" office:value="10.7333333333333" calcext:value-type="float">
            <text:p>10.7</text:p>
          </table:table-cell>
          <table:table-cell table:formula="of:=-1*[$Sheet3.F11]" office:value-type="float" office:value="-4.73333333333333" calcext:value-type="float">
            <text:p>-4.7</text:p>
          </table:table-cell>
          <table:table-cell table:formula="of:=-1*([$Sheet3.G11]-5)*24*60/360" office:value-type="float" office:value="1.8" calcext:value-type="float">
            <text:p>1.8</text:p>
          </table:table-cell>
          <table:table-cell table:formula="of:=[$Sheet3.H11]" office:value-type="float" office:value="7.35" calcext:value-type="float">
            <text:p>7.4</text:p>
          </table:table-cell>
          <table:table-cell table:formula="of:=-1*([$Sheet3.I11]-5)*24*60/360" office:value-type="float" office:value="-3.53333333333333" calcext:value-type="float">
            <text:p>-3.5</text:p>
          </table:table-cell>
          <table:table-cell table:formula="of:=[$Sheet3.J11]" office:value-type="float" office:value="17.2" calcext:value-type="float">
            <text:p>17.2</text:p>
          </table:table-cell>
          <table:table-cell table:formula="of:=-1*([$Sheet3.K11]-5)*24*60/360" office:value-type="float" office:value="-0.933333333333334" calcext:value-type="float">
            <text:p>-0.9</text:p>
          </table:table-cell>
          <table:table-cell table:formula="of:=[$Sheet3.L11]" office:value-type="float" office:value="22.8833333333333" calcext:value-type="float">
            <text:p>22.9</text:p>
          </table:table-cell>
          <table:table-cell table:formula="of:=-1*([$Sheet3.M11]-5)*24*60/360" office:value-type="float" office:value="5.06666666666667" calcext:value-type="float">
            <text:p>5.1</text:p>
          </table:table-cell>
          <table:table-cell table:formula="of:=[$Sheet3.N11]" office:value-type="float" office:value="22.4166666666667" calcext:value-type="float">
            <text:p>22.4</text:p>
          </table:table-cell>
          <table:table-cell table:formula="of:=-1*([$Sheet3.O11]-5)*24*60/360" office:value-type="float" office:value="5.6" calcext:value-type="float">
            <text:p>5.6</text:p>
          </table:table-cell>
          <table:table-cell table:formula="of:=[$Sheet3.P11]" office:value-type="float" office:value="16.0166666666667" calcext:value-type="float">
            <text:p>16.0</text:p>
          </table:table-cell>
          <table:table-cell table:formula="of:=-1*([$Sheet3.Q11]-5)*24*60/360" office:value-type="float" office:value="-2.4" calcext:value-type="float">
            <text:p>-2.4</text:p>
          </table:table-cell>
          <table:table-cell table:formula="of:=[$Sheet3.R11]" office:value-type="float" office:value="5.53333333333333" calcext:value-type="float">
            <text:p>5.5</text:p>
          </table:table-cell>
          <table:table-cell table:formula="of:=-1*([$Sheet3.S11]-5)*24*60/360" office:value-type="float" office:value="-12.5333333333333" calcext:value-type="float">
            <text:p>-12.5</text:p>
          </table:table-cell>
          <table:table-cell table:formula="of:=-1*[$Sheet3.T11]" office:value-type="float" office:value="-6.03333333333333" calcext:value-type="float">
            <text:p>-6.0</text:p>
          </table:table-cell>
          <table:table-cell table:formula="of:=-1*([$Sheet3.U11]-5)*24*60/360" office:value-type="float" office:value="-16.2666666666667" calcext:value-type="float">
            <text:p>-16.3</text:p>
          </table:table-cell>
          <table:table-cell table:formula="of:=[$Sheet3.V11]*-1" office:value-type="float" office:value="-16.6833333333333" calcext:value-type="float">
            <text:p>-16.7</text:p>
          </table:table-cell>
          <table:table-cell table:formula="of:=-1*([$Sheet3.W11]-5)*24*60/360" office:value-type="float" office:value="-8.06666666666667" calcext:value-type="float">
            <text:p>-8.1</text:p>
          </table:table-cell>
          <table:table-cell table:formula="of:=[$Sheet3.X11]*-1" office:value-type="float" office:value="-22.75" calcext:value-type="float">
            <text:p>-2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*([$Sheet3.A12]-5)*24*60/360" office:value-type="float" office:value="7.2" calcext:value-type="float">
            <text:p>7.2</text:p>
          </table:table-cell>
          <table:table-cell table:formula="of:=-1*[$Sheet3.B12]" office:value-type="float" office:value="-22.0333333333333" calcext:value-type="float">
            <text:p>-22.0</text:p>
          </table:table-cell>
          <table:table-cell table:formula="of:=-1*([$Sheet3.C12]-5)*24*60/360" office:value-type="float" office:value="14.2" calcext:value-type="float">
            <text:p>14.2</text:p>
          </table:table-cell>
          <table:table-cell table:formula="of:=-1*[$Sheet3.D12]" office:value-type="float" office:value="-14.5333333333333" calcext:value-type="float">
            <text:p>-14.5</text:p>
          </table:table-cell>
          <table:table-cell table:formula="of:=-1*([$Sheet3.E12]-5)*24*60/360" office:value-type="float" office:value="10.4666666666667" calcext:value-type="float">
            <text:p>10.5</text:p>
          </table:table-cell>
          <table:table-cell table:formula="of:=-1*[$Sheet3.F12]" office:value-type="float" office:value="-4.33333333333333" calcext:value-type="float">
            <text:p>-4.3</text:p>
          </table:table-cell>
          <table:table-cell table:formula="of:=-1*([$Sheet3.G12]-5)*24*60/360" office:value-type="float" office:value="1.53333333333333" calcext:value-type="float">
            <text:p>1.5</text:p>
          </table:table-cell>
          <table:table-cell table:formula="of:=[$Sheet3.H12]" office:value-type="float" office:value="7.73333333333333" calcext:value-type="float">
            <text:p>7.7</text:p>
          </table:table-cell>
          <table:table-cell table:formula="of:=-1*([$Sheet3.I12]-5)*24*60/360" office:value-type="float" office:value="-3.6" calcext:value-type="float">
            <text:p>-3.6</text:p>
          </table:table-cell>
          <table:table-cell table:formula="of:=[$Sheet3.J12]" office:value-type="float" office:value="17.4666666666667" calcext:value-type="float">
            <text:p>17.5</text:p>
          </table:table-cell>
          <table:table-cell table:formula="of:=-1*([$Sheet3.K12]-5)*24*60/360" office:value-type="float" office:value="-0.733333333333334" calcext:value-type="float">
            <text:p>-0.7</text:p>
          </table:table-cell>
          <table:table-cell table:formula="of:=[$Sheet3.L12]" office:value-type="float" office:value="22.9666666666667" calcext:value-type="float">
            <text:p>23.0</text:p>
          </table:table-cell>
          <table:table-cell table:formula="of:=-1*([$Sheet3.M12]-5)*24*60/360" office:value-type="float" office:value="5.26666666666667" calcext:value-type="float">
            <text:p>5.3</text:p>
          </table:table-cell>
          <table:table-cell table:formula="of:=[$Sheet3.N12]" office:value-type="float" office:value="22.3" calcext:value-type="float">
            <text:p>22.3</text:p>
          </table:table-cell>
          <table:table-cell table:formula="of:=-1*([$Sheet3.O12]-5)*24*60/360" office:value-type="float" office:value="5.46666666666667" calcext:value-type="float">
            <text:p>5.5</text:p>
          </table:table-cell>
          <table:table-cell table:formula="of:=[$Sheet3.P12]" office:value-type="float" office:value="15.7333333333333" calcext:value-type="float">
            <text:p>15.7</text:p>
          </table:table-cell>
          <table:table-cell table:formula="of:=-1*([$Sheet3.Q12]-5)*24*60/360" office:value-type="float" office:value="-2.73333333333333" calcext:value-type="float">
            <text:p>-2.7</text:p>
          </table:table-cell>
          <table:table-cell table:formula="of:=[$Sheet3.R12]" office:value-type="float" office:value="5.16666666666667" calcext:value-type="float">
            <text:p>5.2</text:p>
          </table:table-cell>
          <table:table-cell table:formula="of:=-1*([$Sheet3.S12]-5)*24*60/360" office:value-type="float" office:value="-12.8" calcext:value-type="float">
            <text:p>-12.8</text:p>
          </table:table-cell>
          <table:table-cell table:formula="of:=-1*[$Sheet3.T12]" office:value-type="float" office:value="-6.41666666666667" calcext:value-type="float">
            <text:p>-6.4</text:p>
          </table:table-cell>
          <table:table-cell table:formula="of:=-1*([$Sheet3.U12]-5)*24*60/360" office:value-type="float" office:value="-16.2" calcext:value-type="float">
            <text:p>-16.2</text:p>
          </table:table-cell>
          <table:table-cell table:formula="of:=[$Sheet3.V12]*-1" office:value-type="float" office:value="-16.9666666666667" calcext:value-type="float">
            <text:p>-17.0</text:p>
          </table:table-cell>
          <table:table-cell table:formula="of:=-1*([$Sheet3.W12]-5)*24*60/360" office:value-type="float" office:value="-7.6" calcext:value-type="float">
            <text:p>-7.6</text:p>
          </table:table-cell>
          <table:table-cell table:formula="of:=[$Sheet3.X12]*-1" office:value-type="float" office:value="-22.85" calcext:value-type="float">
            <text:p>-22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*([$Sheet3.A13]-5)*24*60/360" office:value-type="float" office:value="7.6" calcext:value-type="float">
            <text:p>7.6</text:p>
          </table:table-cell>
          <table:table-cell table:formula="of:=-1*[$Sheet3.B13]" office:value-type="float" office:value="-21.8833333333333" calcext:value-type="float">
            <text:p>-21.9</text:p>
          </table:table-cell>
          <table:table-cell table:formula="of:=-1*([$Sheet3.C13]-5)*24*60/360" office:value-type="float" office:value="14.2" calcext:value-type="float">
            <text:p>14.2</text:p>
          </table:table-cell>
          <table:table-cell table:formula="of:=-1*[$Sheet3.D13]" office:value-type="float" office:value="-14.2166666666667" calcext:value-type="float">
            <text:p>-14.2</text:p>
          </table:table-cell>
          <table:table-cell table:formula="of:=-1*([$Sheet3.E13]-5)*24*60/360" office:value-type="float" office:value="10.2" calcext:value-type="float">
            <text:p>10.2</text:p>
          </table:table-cell>
          <table:table-cell table:formula="of:=-1*[$Sheet3.F13]" office:value-type="float" office:value="-3.95" calcext:value-type="float">
            <text:p>-4.0</text:p>
          </table:table-cell>
          <table:table-cell table:formula="of:=-1*([$Sheet3.G13]-5)*24*60/360" office:value-type="float" office:value="1.26666666666667" calcext:value-type="float">
            <text:p>1.3</text:p>
          </table:table-cell>
          <table:table-cell table:formula="of:=[$Sheet3.H13]" office:value-type="float" office:value="8.1" calcext:value-type="float">
            <text:p>8.1</text:p>
          </table:table-cell>
          <table:table-cell table:formula="of:=-1*([$Sheet3.I13]-5)*24*60/360" office:value-type="float" office:value="-3.6" calcext:value-type="float">
            <text:p>-3.6</text:p>
          </table:table-cell>
          <table:table-cell table:formula="of:=[$Sheet3.J13]" office:value-type="float" office:value="17.7166666666667" calcext:value-type="float">
            <text:p>17.7</text:p>
          </table:table-cell>
          <table:table-cell table:formula="of:=-1*([$Sheet3.K13]-5)*24*60/360" office:value-type="float" office:value="-0.533333333333335" calcext:value-type="float">
            <text:p>-0.5</text:p>
          </table:table-cell>
          <table:table-cell table:formula="of:=[$Sheet3.L13]" office:value-type="float" office:value="23.0333333333333" calcext:value-type="float">
            <text:p>23.0</text:p>
          </table:table-cell>
          <table:table-cell table:formula="of:=-1*([$Sheet3.M13]-5)*24*60/360" office:value-type="float" office:value="5.4" calcext:value-type="float">
            <text:p>5.4</text:p>
          </table:table-cell>
          <table:table-cell table:formula="of:=[$Sheet3.N13]" office:value-type="float" office:value="22.1833333333333" calcext:value-type="float">
            <text:p>22.2</text:p>
          </table:table-cell>
          <table:table-cell table:formula="of:=-1*([$Sheet3.O13]-5)*24*60/360" office:value-type="float" office:value="5.33333333333333" calcext:value-type="float">
            <text:p>5.3</text:p>
          </table:table-cell>
          <table:table-cell table:formula="of:=[$Sheet3.P13]" office:value-type="float" office:value="15.4333333333333" calcext:value-type="float">
            <text:p>15.4</text:p>
          </table:table-cell>
          <table:table-cell table:formula="of:=-1*([$Sheet3.Q13]-5)*24*60/360" office:value-type="float" office:value="-3.06666666666667" calcext:value-type="float">
            <text:p>-3.1</text:p>
          </table:table-cell>
          <table:table-cell table:formula="of:=[$Sheet3.R13]" office:value-type="float" office:value="4.78333333333333" calcext:value-type="float">
            <text:p>4.8</text:p>
          </table:table-cell>
          <table:table-cell table:formula="of:=-1*([$Sheet3.S13]-5)*24*60/360" office:value-type="float" office:value="-13.0666666666667" calcext:value-type="float">
            <text:p>-13.1</text:p>
          </table:table-cell>
          <table:table-cell table:formula="of:=-1*[$Sheet3.T13]" office:value-type="float" office:value="-6.8" calcext:value-type="float">
            <text:p>-6.8</text:p>
          </table:table-cell>
          <table:table-cell table:formula="of:=-1*([$Sheet3.U13]-5)*24*60/360" office:value-type="float" office:value="-16.0666666666667" calcext:value-type="float">
            <text:p>-16.1</text:p>
          </table:table-cell>
          <table:table-cell table:formula="of:=[$Sheet3.V13]*-1" office:value-type="float" office:value="-17.25" calcext:value-type="float">
            <text:p>-17.3</text:p>
          </table:table-cell>
          <table:table-cell table:formula="of:=-1*([$Sheet3.W13]-5)*24*60/360" office:value-type="float" office:value="-7.13333333333333" calcext:value-type="float">
            <text:p>-7.1</text:p>
          </table:table-cell>
          <table:table-cell table:formula="of:=[$Sheet3.X13]*-1" office:value-type="float" office:value="-22.95" calcext:value-type="float">
            <text:p>-23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*([$Sheet3.A14]-5)*24*60/360" office:value-type="float" office:value="8" calcext:value-type="float">
            <text:p>8.0</text:p>
          </table:table-cell>
          <table:table-cell table:formula="of:=-1*[$Sheet3.B14]" office:value-type="float" office:value="-21.7333333333333" calcext:value-type="float">
            <text:p>-21.7</text:p>
          </table:table-cell>
          <table:table-cell table:formula="of:=-1*([$Sheet3.C14]-5)*24*60/360" office:value-type="float" office:value="14.2" calcext:value-type="float">
            <text:p>14.2</text:p>
          </table:table-cell>
          <table:table-cell table:formula="of:=-1*[$Sheet3.D14]" office:value-type="float" office:value="-13.8833333333333" calcext:value-type="float">
            <text:p>-13.9</text:p>
          </table:table-cell>
          <table:table-cell table:formula="of:=-1*([$Sheet3.E14]-5)*24*60/360" office:value-type="float" office:value="9.93333333333333" calcext:value-type="float">
            <text:p>9.9</text:p>
          </table:table-cell>
          <table:table-cell table:formula="of:=-1*[$Sheet3.F14]" office:value-type="float" office:value="-3.55" calcext:value-type="float">
            <text:p>-3.6</text:p>
          </table:table-cell>
          <table:table-cell table:formula="of:=-1*([$Sheet3.G14]-5)*24*60/360" office:value-type="float" office:value="1" calcext:value-type="float">
            <text:p>1.0</text:p>
          </table:table-cell>
          <table:table-cell table:formula="of:=[$Sheet3.H14]" office:value-type="float" office:value="8.46666666666667" calcext:value-type="float">
            <text:p>8.5</text:p>
          </table:table-cell>
          <table:table-cell table:formula="of:=-1*([$Sheet3.I14]-5)*24*60/360" office:value-type="float" office:value="-3.66666666666667" calcext:value-type="float">
            <text:p>-3.7</text:p>
          </table:table-cell>
          <table:table-cell table:formula="of:=[$Sheet3.J14]" office:value-type="float" office:value="17.9833333333333" calcext:value-type="float">
            <text:p>18.0</text:p>
          </table:table-cell>
          <table:table-cell table:formula="of:=-1*([$Sheet3.K14]-5)*24*60/360" office:value-type="float" office:value="-0.333333333333332" calcext:value-type="float">
            <text:p>-0.3</text:p>
          </table:table-cell>
          <table:table-cell table:formula="of:=[$Sheet3.L14]" office:value-type="float" office:value="23.1" calcext:value-type="float">
            <text:p>23.1</text:p>
          </table:table-cell>
          <table:table-cell table:formula="of:=-1*([$Sheet3.M14]-5)*24*60/360" office:value-type="float" office:value="5.53333333333333" calcext:value-type="float">
            <text:p>5.5</text:p>
          </table:table-cell>
          <table:table-cell table:formula="of:=[$Sheet3.N14]" office:value-type="float" office:value="22.05" calcext:value-type="float">
            <text:p>22.1</text:p>
          </table:table-cell>
          <table:table-cell table:formula="of:=-1*([$Sheet3.O14]-5)*24*60/360" office:value-type="float" office:value="5.2" calcext:value-type="float">
            <text:p>5.2</text:p>
          </table:table-cell>
          <table:table-cell table:formula="of:=[$Sheet3.P14]" office:value-type="float" office:value="15.15" calcext:value-type="float">
            <text:p>15.2</text:p>
          </table:table-cell>
          <table:table-cell table:formula="of:=-1*([$Sheet3.Q14]-5)*24*60/360" office:value-type="float" office:value="-3.46666666666667" calcext:value-type="float">
            <text:p>-3.5</text:p>
          </table:table-cell>
          <table:table-cell table:formula="of:=[$Sheet3.R14]" office:value-type="float" office:value="4.4" calcext:value-type="float">
            <text:p>4.4</text:p>
          </table:table-cell>
          <table:table-cell table:formula="of:=-1*([$Sheet3.S14]-5)*24*60/360" office:value-type="float" office:value="-13.3333333333333" calcext:value-type="float">
            <text:p>-13.3</text:p>
          </table:table-cell>
          <table:table-cell table:formula="of:=-1*[$Sheet3.T14]" office:value-type="float" office:value="-7.16666666666667" calcext:value-type="float">
            <text:p>-7.2</text:p>
          </table:table-cell>
          <table:table-cell table:formula="of:=-1*([$Sheet3.U14]-5)*24*60/360" office:value-type="float" office:value="-16" calcext:value-type="float">
            <text:p>-16.0</text:p>
          </table:table-cell>
          <table:table-cell table:formula="of:=[$Sheet3.V14]*-1" office:value-type="float" office:value="-17.5333333333333" calcext:value-type="float">
            <text:p>-17.5</text:p>
          </table:table-cell>
          <table:table-cell table:formula="of:=-1*([$Sheet3.W14]-5)*24*60/360" office:value-type="float" office:value="-6.73333333333333" calcext:value-type="float">
            <text:p>-6.7</text:p>
          </table:table-cell>
          <table:table-cell table:formula="of:=[$Sheet3.X14]*-1" office:value-type="float" office:value="-23.0333333333333" calcext:value-type="float">
            <text:p>-23.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*([$Sheet3.A15]-5)*24*60/360" office:value-type="float" office:value="8.33333333333333" calcext:value-type="float">
            <text:p>8.3</text:p>
          </table:table-cell>
          <table:table-cell table:formula="of:=-1*[$Sheet3.B15]" office:value-type="float" office:value="-21.5666666666667" calcext:value-type="float">
            <text:p>-21.6</text:p>
          </table:table-cell>
          <table:table-cell table:formula="of:=-1*([$Sheet3.C15]-5)*24*60/360" office:value-type="float" office:value="14.2" calcext:value-type="float">
            <text:p>14.2</text:p>
          </table:table-cell>
          <table:table-cell table:formula="of:=-1*[$Sheet3.D15]" office:value-type="float" office:value="-13.55" calcext:value-type="float">
            <text:p>-13.6</text:p>
          </table:table-cell>
          <table:table-cell table:formula="of:=-1*([$Sheet3.E15]-5)*24*60/360" office:value-type="float" office:value="9.66666666666667" calcext:value-type="float">
            <text:p>9.7</text:p>
          </table:table-cell>
          <table:table-cell table:formula="of:=-1*[$Sheet3.F15]" office:value-type="float" office:value="-3.16666666666667" calcext:value-type="float">
            <text:p>-3.2</text:p>
          </table:table-cell>
          <table:table-cell table:formula="of:=-1*([$Sheet3.G15]-5)*24*60/360" office:value-type="float" office:value="0.733333333333334" calcext:value-type="float">
            <text:p>0.7</text:p>
          </table:table-cell>
          <table:table-cell table:formula="of:=[$Sheet3.H15]" office:value-type="float" office:value="8.83333333333333" calcext:value-type="float">
            <text:p>8.8</text:p>
          </table:table-cell>
          <table:table-cell table:formula="of:=-1*([$Sheet3.I15]-5)*24*60/360" office:value-type="float" office:value="-3.66666666666667" calcext:value-type="float">
            <text:p>-3.7</text:p>
          </table:table-cell>
          <table:table-cell table:formula="of:=[$Sheet3.J15]" office:value-type="float" office:value="18.2333333333333" calcext:value-type="float">
            <text:p>18.2</text:p>
          </table:table-cell>
          <table:table-cell table:formula="of:=-1*([$Sheet3.K15]-5)*24*60/360" office:value-type="float" office:value="-0.133333333333333" calcext:value-type="float">
            <text:p>-0.1</text:p>
          </table:table-cell>
          <table:table-cell table:formula="of:=[$Sheet3.L15]" office:value-type="float" office:value="23.1666666666667" calcext:value-type="float">
            <text:p>23.2</text:p>
          </table:table-cell>
          <table:table-cell table:formula="of:=-1*([$Sheet3.M15]-5)*24*60/360" office:value-type="float" office:value="5.66666666666667" calcext:value-type="float">
            <text:p>5.7</text:p>
          </table:table-cell>
          <table:table-cell table:formula="of:=[$Sheet3.N15]" office:value-type="float" office:value="21.9" calcext:value-type="float">
            <text:p>21.9</text:p>
          </table:table-cell>
          <table:table-cell table:formula="of:=-1*([$Sheet3.O15]-5)*24*60/360" office:value-type="float" office:value="5" calcext:value-type="float">
            <text:p>5.0</text:p>
          </table:table-cell>
          <table:table-cell table:formula="of:=[$Sheet3.P15]" office:value-type="float" office:value="14.8333333333333" calcext:value-type="float">
            <text:p>14.8</text:p>
          </table:table-cell>
          <table:table-cell table:formula="of:=-1*([$Sheet3.Q15]-5)*24*60/360" office:value-type="float" office:value="-3.8" calcext:value-type="float">
            <text:p>-3.8</text:p>
          </table:table-cell>
          <table:table-cell table:formula="of:=[$Sheet3.R15]" office:value-type="float" office:value="4.01666666666667" calcext:value-type="float">
            <text:p>4.0</text:p>
          </table:table-cell>
          <table:table-cell table:formula="of:=-1*([$Sheet3.S15]-5)*24*60/360" office:value-type="float" office:value="-13.5333333333333" calcext:value-type="float">
            <text:p>-13.5</text:p>
          </table:table-cell>
          <table:table-cell table:formula="of:=-1*[$Sheet3.T15]" office:value-type="float" office:value="-7.55" calcext:value-type="float">
            <text:p>-7.6</text:p>
          </table:table-cell>
          <table:table-cell table:formula="of:=-1*([$Sheet3.U15]-5)*24*60/360" office:value-type="float" office:value="-15.8666666666667" calcext:value-type="float">
            <text:p>-15.9</text:p>
          </table:table-cell>
          <table:table-cell table:formula="of:=[$Sheet3.V15]*-1" office:value-type="float" office:value="-17.8" calcext:value-type="float">
            <text:p>-17.8</text:p>
          </table:table-cell>
          <table:table-cell table:formula="of:=-1*([$Sheet3.W15]-5)*24*60/360" office:value-type="float" office:value="-6.26666666666667" calcext:value-type="float">
            <text:p>-6.3</text:p>
          </table:table-cell>
          <table:table-cell table:formula="of:=[$Sheet3.X15]*-1" office:value-type="float" office:value="-23.1" calcext:value-type="float">
            <text:p>-23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*([$Sheet3.A16]-5)*24*60/360" office:value-type="float" office:value="8.73333333333333" calcext:value-type="float">
            <text:p>8.7</text:p>
          </table:table-cell>
          <table:table-cell table:formula="of:=-1*[$Sheet3.B16]" office:value-type="float" office:value="-21.4" calcext:value-type="float">
            <text:p>-21.4</text:p>
          </table:table-cell>
          <table:table-cell table:formula="of:=-1*([$Sheet3.C16]-5)*24*60/360" office:value-type="float" office:value="14.1333333333333" calcext:value-type="float">
            <text:p>14.1</text:p>
          </table:table-cell>
          <table:table-cell table:formula="of:=-1*[$Sheet3.D16]" office:value-type="float" office:value="-13.2166666666667" calcext:value-type="float">
            <text:p>-13.2</text:p>
          </table:table-cell>
          <table:table-cell table:formula="of:=-1*([$Sheet3.E16]-5)*24*60/360" office:value-type="float" office:value="9.4" calcext:value-type="float">
            <text:p>9.4</text:p>
          </table:table-cell>
          <table:table-cell table:formula="of:=-1*[$Sheet3.F16]" office:value-type="float" office:value="-2.76666666666667" calcext:value-type="float">
            <text:p>-2.8</text:p>
          </table:table-cell>
          <table:table-cell table:formula="of:=-1*([$Sheet3.G16]-5)*24*60/360" office:value-type="float" office:value="0.466666666666669" calcext:value-type="float">
            <text:p>0.5</text:p>
          </table:table-cell>
          <table:table-cell table:formula="of:=[$Sheet3.H16]" office:value-type="float" office:value="9.18333333333333" calcext:value-type="float">
            <text:p>9.2</text:p>
          </table:table-cell>
          <table:table-cell table:formula="of:=-1*([$Sheet3.I16]-5)*24*60/360" office:value-type="float" office:value="-3.66666666666667" calcext:value-type="float">
            <text:p>-3.7</text:p>
          </table:table-cell>
          <table:table-cell table:formula="of:=[$Sheet3.J16]" office:value-type="float" office:value="18.4833333333333" calcext:value-type="float">
            <text:p>18.5</text:p>
          </table:table-cell>
          <table:table-cell table:formula="of:=-1*([$Sheet3.K16]-5)*24*60/360" office:value-type="float" office:value="0.0666666666666664" calcext:value-type="float">
            <text:p>0.1</text:p>
          </table:table-cell>
          <table:table-cell table:formula="of:=[$Sheet3.L16]" office:value-type="float" office:value="23.2333333333333" calcext:value-type="float">
            <text:p>23.2</text:p>
          </table:table-cell>
          <table:table-cell table:formula="of:=-1*([$Sheet3.M16]-5)*24*60/360" office:value-type="float" office:value="5.8" calcext:value-type="float">
            <text:p>5.8</text:p>
          </table:table-cell>
          <table:table-cell table:formula="of:=[$Sheet3.N16]" office:value-type="float" office:value="21.7666666666667" calcext:value-type="float">
            <text:p>21.8</text:p>
          </table:table-cell>
          <table:table-cell table:formula="of:=-1*([$Sheet3.O16]-5)*24*60/360" office:value-type="float" office:value="4.8" calcext:value-type="float">
            <text:p>4.8</text:p>
          </table:table-cell>
          <table:table-cell table:formula="of:=[$Sheet3.P16]" office:value-type="float" office:value="14.5333333333333" calcext:value-type="float">
            <text:p>14.5</text:p>
          </table:table-cell>
          <table:table-cell table:formula="of:=-1*([$Sheet3.Q16]-5)*24*60/360" office:value-type="float" office:value="-4.13333333333333" calcext:value-type="float">
            <text:p>-4.1</text:p>
          </table:table-cell>
          <table:table-cell table:formula="of:=[$Sheet3.R16]" office:value-type="float" office:value="3.63333333333333" calcext:value-type="float">
            <text:p>3.6</text:p>
          </table:table-cell>
          <table:table-cell table:formula="of:=-1*([$Sheet3.S16]-5)*24*60/360" office:value-type="float" office:value="-13.8" calcext:value-type="float">
            <text:p>-13.8</text:p>
          </table:table-cell>
          <table:table-cell table:formula="of:=-1*[$Sheet3.T16]" office:value-type="float" office:value="-7.91666666666667" calcext:value-type="float">
            <text:p>-7.9</text:p>
          </table:table-cell>
          <table:table-cell table:formula="of:=-1*([$Sheet3.U16]-5)*24*60/360" office:value-type="float" office:value="-15.7333333333333" calcext:value-type="float">
            <text:p>-15.7</text:p>
          </table:table-cell>
          <table:table-cell table:formula="of:=[$Sheet3.V16]*-1" office:value-type="float" office:value="-18.0666666666667" calcext:value-type="float">
            <text:p>-18.1</text:p>
          </table:table-cell>
          <table:table-cell table:formula="of:=-1*([$Sheet3.W16]-5)*24*60/360" office:value-type="float" office:value="-5.8" calcext:value-type="float">
            <text:p>-5.8</text:p>
          </table:table-cell>
          <table:table-cell table:formula="of:=[$Sheet3.X16]*-1" office:value-type="float" office:value="-23.1666666666667" calcext:value-type="float">
            <text:p>-23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*([$Sheet3.A17]-5)*24*60/360" office:value-type="float" office:value="9.13333333333333" calcext:value-type="float">
            <text:p>9.1</text:p>
          </table:table-cell>
          <table:table-cell table:formula="of:=-1*[$Sheet3.B17]" office:value-type="float" office:value="-21.2333333333333" calcext:value-type="float">
            <text:p>-21.2</text:p>
          </table:table-cell>
          <table:table-cell table:formula="of:=-1*([$Sheet3.C17]-5)*24*60/360" office:value-type="float" office:value="14.1333333333333" calcext:value-type="float">
            <text:p>14.1</text:p>
          </table:table-cell>
          <table:table-cell table:formula="of:=-1*[$Sheet3.D17]" office:value-type="float" office:value="-12.8833333333333" calcext:value-type="float">
            <text:p>-12.9</text:p>
          </table:table-cell>
          <table:table-cell table:formula="of:=-1*([$Sheet3.E17]-5)*24*60/360" office:value-type="float" office:value="9.13333333333333" calcext:value-type="float">
            <text:p>9.1</text:p>
          </table:table-cell>
          <table:table-cell table:formula="of:=-1*[$Sheet3.F17]" office:value-type="float" office:value="-2.36666666666667" calcext:value-type="float">
            <text:p>-2.4</text:p>
          </table:table-cell>
          <table:table-cell table:formula="of:=-1*([$Sheet3.G17]-5)*24*60/360" office:value-type="float" office:value="0.199999999999999" calcext:value-type="float">
            <text:p>0.2</text:p>
          </table:table-cell>
          <table:table-cell table:formula="of:=[$Sheet3.H17]" office:value-type="float" office:value="9.55" calcext:value-type="float">
            <text:p>9.6</text:p>
          </table:table-cell>
          <table:table-cell table:formula="of:=-1*([$Sheet3.I17]-5)*24*60/360" office:value-type="float" office:value="-3.66666666666667" calcext:value-type="float">
            <text:p>-3.7</text:p>
          </table:table-cell>
          <table:table-cell table:formula="of:=[$Sheet3.J17]" office:value-type="float" office:value="18.7166666666667" calcext:value-type="float">
            <text:p>18.7</text:p>
          </table:table-cell>
          <table:table-cell table:formula="of:=-1*([$Sheet3.K17]-5)*24*60/360" office:value-type="float" office:value="0.266666666666666" calcext:value-type="float">
            <text:p>0.3</text:p>
          </table:table-cell>
          <table:table-cell table:formula="of:=[$Sheet3.L17]" office:value-type="float" office:value="23.2833333333333" calcext:value-type="float">
            <text:p>23.3</text:p>
          </table:table-cell>
          <table:table-cell table:formula="of:=-1*([$Sheet3.M17]-5)*24*60/360" office:value-type="float" office:value="5.86666666666667" calcext:value-type="float">
            <text:p>5.9</text:p>
          </table:table-cell>
          <table:table-cell table:formula="of:=[$Sheet3.N17]" office:value-type="float" office:value="21.6166666666667" calcext:value-type="float">
            <text:p>21.6</text:p>
          </table:table-cell>
          <table:table-cell table:formula="of:=-1*([$Sheet3.O17]-5)*24*60/360" office:value-type="float" office:value="4.66666666666667" calcext:value-type="float">
            <text:p>4.7</text:p>
          </table:table-cell>
          <table:table-cell table:formula="of:=[$Sheet3.P17]" office:value-type="float" office:value="14.2333333333333" calcext:value-type="float">
            <text:p>14.2</text:p>
          </table:table-cell>
          <table:table-cell table:formula="of:=-1*([$Sheet3.Q17]-5)*24*60/360" office:value-type="float" office:value="-4.46666666666667" calcext:value-type="float">
            <text:p>-4.5</text:p>
          </table:table-cell>
          <table:table-cell table:formula="of:=[$Sheet3.R17]" office:value-type="float" office:value="3.25" calcext:value-type="float">
            <text:p>3.3</text:p>
          </table:table-cell>
          <table:table-cell table:formula="of:=-1*([$Sheet3.S17]-5)*24*60/360" office:value-type="float" office:value="-14.0666666666667" calcext:value-type="float">
            <text:p>-14.1</text:p>
          </table:table-cell>
          <table:table-cell table:formula="of:=-1*[$Sheet3.T17]" office:value-type="float" office:value="-8.3" calcext:value-type="float">
            <text:p>-8.3</text:p>
          </table:table-cell>
          <table:table-cell table:formula="of:=-1*([$Sheet3.U17]-5)*24*60/360" office:value-type="float" office:value="-15.5333333333333" calcext:value-type="float">
            <text:p>-15.5</text:p>
          </table:table-cell>
          <table:table-cell table:formula="of:=[$Sheet3.V17]*-1" office:value-type="float" office:value="-18.3333333333333" calcext:value-type="float">
            <text:p>-18.3</text:p>
          </table:table-cell>
          <table:table-cell table:formula="of:=-1*([$Sheet3.W17]-5)*24*60/360" office:value-type="float" office:value="-5.26666666666667" calcext:value-type="float">
            <text:p>-5.3</text:p>
          </table:table-cell>
          <table:table-cell table:formula="of:=[$Sheet3.X17]*-1" office:value-type="float" office:value="-23.2333333333333" calcext:value-type="float">
            <text:p>-23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*([$Sheet3.A18]-5)*24*60/360" office:value-type="float" office:value="9.46666666666667" calcext:value-type="float">
            <text:p>9.5</text:p>
          </table:table-cell>
          <table:table-cell table:formula="of:=-1*[$Sheet3.B18]" office:value-type="float" office:value="-21.05" calcext:value-type="float">
            <text:p>-21.1</text:p>
          </table:table-cell>
          <table:table-cell table:formula="of:=-1*([$Sheet3.C18]-5)*24*60/360" office:value-type="float" office:value="14.0666666666667" calcext:value-type="float">
            <text:p>14.1</text:p>
          </table:table-cell>
          <table:table-cell table:formula="of:=-1*[$Sheet3.D18]" office:value-type="float" office:value="-12.5333333333333" calcext:value-type="float">
            <text:p>-12.5</text:p>
          </table:table-cell>
          <table:table-cell table:formula="of:=-1*([$Sheet3.E18]-5)*24*60/360" office:value-type="float" office:value="8.86666666666667" calcext:value-type="float">
            <text:p>8.9</text:p>
          </table:table-cell>
          <table:table-cell table:formula="of:=-1*[$Sheet3.F18]" office:value-type="float" office:value="-1.98333333333333" calcext:value-type="float">
            <text:p>-2.0</text:p>
          </table:table-cell>
          <table:table-cell table:formula="of:=-1*([$Sheet3.G18]-5)*24*60/360" office:value-type="float" office:value="-0" calcext:value-type="float">
            <text:p>0.0</text:p>
          </table:table-cell>
          <table:table-cell table:formula="of:=[$Sheet3.H18]" office:value-type="float" office:value="9.91666666666667" calcext:value-type="float">
            <text:p>9.9</text:p>
          </table:table-cell>
          <table:table-cell table:formula="of:=-1*([$Sheet3.I18]-5)*24*60/360" office:value-type="float" office:value="-3.66666666666667" calcext:value-type="float">
            <text:p>-3.7</text:p>
          </table:table-cell>
          <table:table-cell table:formula="of:=[$Sheet3.J18]" office:value-type="float" office:value="18.9666666666667" calcext:value-type="float">
            <text:p>19.0</text:p>
          </table:table-cell>
          <table:table-cell table:formula="of:=-1*([$Sheet3.K18]-5)*24*60/360" office:value-type="float" office:value="0.533333333333331" calcext:value-type="float">
            <text:p>0.5</text:p>
          </table:table-cell>
          <table:table-cell table:formula="of:=[$Sheet3.L18]" office:value-type="float" office:value="23.3166666666667" calcext:value-type="float">
            <text:p>23.3</text:p>
          </table:table-cell>
          <table:table-cell table:formula="of:=-1*([$Sheet3.M18]-5)*24*60/360" office:value-type="float" office:value="6" calcext:value-type="float">
            <text:p>6.0</text:p>
          </table:table-cell>
          <table:table-cell table:formula="of:=[$Sheet3.N18]" office:value-type="float" office:value="21.45" calcext:value-type="float">
            <text:p>21.5</text:p>
          </table:table-cell>
          <table:table-cell table:formula="of:=-1*([$Sheet3.O18]-5)*24*60/360" office:value-type="float" office:value="4.46666666666667" calcext:value-type="float">
            <text:p>4.5</text:p>
          </table:table-cell>
          <table:table-cell table:formula="of:=[$Sheet3.P18]" office:value-type="float" office:value="13.9166666666667" calcext:value-type="float">
            <text:p>13.9</text:p>
          </table:table-cell>
          <table:table-cell table:formula="of:=-1*([$Sheet3.Q18]-5)*24*60/360" office:value-type="float" office:value="-4.86666666666667" calcext:value-type="float">
            <text:p>-4.9</text:p>
          </table:table-cell>
          <table:table-cell table:formula="of:=[$Sheet3.R18]" office:value-type="float" office:value="2.86666666666667" calcext:value-type="float">
            <text:p>2.9</text:p>
          </table:table-cell>
          <table:table-cell table:formula="of:=-1*([$Sheet3.S18]-5)*24*60/360" office:value-type="float" office:value="-14.2666666666667" calcext:value-type="float">
            <text:p>-14.3</text:p>
          </table:table-cell>
          <table:table-cell table:formula="of:=-1*[$Sheet3.T18]" office:value-type="float" office:value="-8.66666666666667" calcext:value-type="float">
            <text:p>-8.7</text:p>
          </table:table-cell>
          <table:table-cell table:formula="of:=-1*([$Sheet3.U18]-5)*24*60/360" office:value-type="float" office:value="-15.4" calcext:value-type="float">
            <text:p>-15.4</text:p>
          </table:table-cell>
          <table:table-cell table:formula="of:=[$Sheet3.V18]*-1" office:value-type="float" office:value="-18.5833333333333" calcext:value-type="float">
            <text:p>-18.6</text:p>
          </table:table-cell>
          <table:table-cell table:formula="of:=-1*([$Sheet3.W18]-5)*24*60/360" office:value-type="float" office:value="-4.8" calcext:value-type="float">
            <text:p>-4.8</text:p>
          </table:table-cell>
          <table:table-cell table:formula="of:=[$Sheet3.X18]*-1" office:value-type="float" office:value="-23.2833333333333" calcext:value-type="float">
            <text:p>-23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*([$Sheet3.A19]-5)*24*60/360" office:value-type="float" office:value="9.8" calcext:value-type="float">
            <text:p>9.8</text:p>
          </table:table-cell>
          <table:table-cell table:formula="of:=-1*[$Sheet3.B19]" office:value-type="float" office:value="-20.85" calcext:value-type="float">
            <text:p>-20.9</text:p>
          </table:table-cell>
          <table:table-cell table:formula="of:=-1*([$Sheet3.C19]-5)*24*60/360" office:value-type="float" office:value="14" calcext:value-type="float">
            <text:p>14.0</text:p>
          </table:table-cell>
          <table:table-cell table:formula="of:=-1*[$Sheet3.D19]" office:value-type="float" office:value="-12.1833333333333" calcext:value-type="float">
            <text:p>-12.2</text:p>
          </table:table-cell>
          <table:table-cell table:formula="of:=-1*([$Sheet3.E19]-5)*24*60/360" office:value-type="float" office:value="8.6" calcext:value-type="float">
            <text:p>8.6</text:p>
          </table:table-cell>
          <table:table-cell table:formula="of:=-1*[$Sheet3.F19]" office:value-type="float" office:value="-1.58333333333333" calcext:value-type="float">
            <text:p>-1.6</text:p>
          </table:table-cell>
          <table:table-cell table:formula="of:=-1*([$Sheet3.G19]-5)*24*60/360" office:value-type="float" office:value="-0.266666666666666" calcext:value-type="float">
            <text:p>-0.3</text:p>
          </table:table-cell>
          <table:table-cell table:formula="of:=[$Sheet3.H19]" office:value-type="float" office:value="10.2666666666667" calcext:value-type="float">
            <text:p>10.3</text:p>
          </table:table-cell>
          <table:table-cell table:formula="of:=-1*([$Sheet3.I19]-5)*24*60/360" office:value-type="float" office:value="-3.66666666666667" calcext:value-type="float">
            <text:p>-3.7</text:p>
          </table:table-cell>
          <table:table-cell table:formula="of:=[$Sheet3.J19]" office:value-type="float" office:value="19.1833333333333" calcext:value-type="float">
            <text:p>19.2</text:p>
          </table:table-cell>
          <table:table-cell table:formula="of:=-1*([$Sheet3.K19]-5)*24*60/360" office:value-type="float" office:value="0.733333333333334" calcext:value-type="float">
            <text:p>0.7</text:p>
          </table:table-cell>
          <table:table-cell table:formula="of:=[$Sheet3.L19]" office:value-type="float" office:value="23.35" calcext:value-type="float">
            <text:p>23.4</text:p>
          </table:table-cell>
          <table:table-cell table:formula="of:=-1*([$Sheet3.M19]-5)*24*60/360" office:value-type="float" office:value="6.06666666666667" calcext:value-type="float">
            <text:p>6.1</text:p>
          </table:table-cell>
          <table:table-cell table:formula="of:=[$Sheet3.N19]" office:value-type="float" office:value="21.2833333333333" calcext:value-type="float">
            <text:p>21.3</text:p>
          </table:table-cell>
          <table:table-cell table:formula="of:=-1*([$Sheet3.O19]-5)*24*60/360" office:value-type="float" office:value="4.26666666666667" calcext:value-type="float">
            <text:p>4.3</text:p>
          </table:table-cell>
          <table:table-cell table:formula="of:=[$Sheet3.P19]" office:value-type="float" office:value="13.6" calcext:value-type="float">
            <text:p>13.6</text:p>
          </table:table-cell>
          <table:table-cell table:formula="of:=-1*([$Sheet3.Q19]-5)*24*60/360" office:value-type="float" office:value="-5.2" calcext:value-type="float">
            <text:p>-5.2</text:p>
          </table:table-cell>
          <table:table-cell table:formula="of:=[$Sheet3.R19]" office:value-type="float" office:value="2.48333333333333" calcext:value-type="float">
            <text:p>2.5</text:p>
          </table:table-cell>
          <table:table-cell table:formula="of:=-1*([$Sheet3.S19]-5)*24*60/360" office:value-type="float" office:value="-14.4666666666667" calcext:value-type="float">
            <text:p>-14.5</text:p>
          </table:table-cell>
          <table:table-cell table:formula="of:=-1*[$Sheet3.T19]" office:value-type="float" office:value="-9.03333333333333" calcext:value-type="float">
            <text:p>-9.0</text:p>
          </table:table-cell>
          <table:table-cell table:formula="of:=-1*([$Sheet3.U19]-5)*24*60/360" office:value-type="float" office:value="-15.2" calcext:value-type="float">
            <text:p>-15.2</text:p>
          </table:table-cell>
          <table:table-cell table:formula="of:=[$Sheet3.V19]*-1" office:value-type="float" office:value="-18.8333333333333" calcext:value-type="float">
            <text:p>-18.8</text:p>
          </table:table-cell>
          <table:table-cell table:formula="of:=-1*([$Sheet3.W19]-5)*24*60/360" office:value-type="float" office:value="-4.33333333333333" calcext:value-type="float">
            <text:p>-4.3</text:p>
          </table:table-cell>
          <table:table-cell table:formula="of:=[$Sheet3.X19]*-1" office:value-type="float" office:value="-23.3333333333333" calcext:value-type="float">
            <text:p>-23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*([$Sheet3.A20]-5)*24*60/360" office:value-type="float" office:value="10.1333333333333" calcext:value-type="float">
            <text:p>10.1</text:p>
          </table:table-cell>
          <table:table-cell table:formula="of:=-1*[$Sheet3.B20]" office:value-type="float" office:value="-20.65" calcext:value-type="float">
            <text:p>-20.7</text:p>
          </table:table-cell>
          <table:table-cell table:formula="of:=-1*([$Sheet3.C20]-5)*24*60/360" office:value-type="float" office:value="13.9333333333333" calcext:value-type="float">
            <text:p>13.9</text:p>
          </table:table-cell>
          <table:table-cell table:formula="of:=-1*[$Sheet3.D20]" office:value-type="float" office:value="-11.8333333333333" calcext:value-type="float">
            <text:p>-11.8</text:p>
          </table:table-cell>
          <table:table-cell table:formula="of:=-1*([$Sheet3.E20]-5)*24*60/360" office:value-type="float" office:value="8.26666666666667" calcext:value-type="float">
            <text:p>8.3</text:p>
          </table:table-cell>
          <table:table-cell table:formula="of:=-1*[$Sheet3.F20]" office:value-type="float" office:value="-1.18333333333333" calcext:value-type="float">
            <text:p>-1.2</text:p>
          </table:table-cell>
          <table:table-cell table:formula="of:=-1*([$Sheet3.G20]-5)*24*60/360" office:value-type="float" office:value="-0.466666666666665" calcext:value-type="float">
            <text:p>-0.5</text:p>
          </table:table-cell>
          <table:table-cell table:formula="of:=[$Sheet3.H20]" office:value-type="float" office:value="10.6166666666667" calcext:value-type="float">
            <text:p>10.6</text:p>
          </table:table-cell>
          <table:table-cell table:formula="of:=-1*([$Sheet3.I20]-5)*24*60/360" office:value-type="float" office:value="-3.6" calcext:value-type="float">
            <text:p>-3.6</text:p>
          </table:table-cell>
          <table:table-cell table:formula="of:=[$Sheet3.J20]" office:value-type="float" office:value="19.4166666666667" calcext:value-type="float">
            <text:p>19.4</text:p>
          </table:table-cell>
          <table:table-cell table:formula="of:=-1*([$Sheet3.K20]-5)*24*60/360" office:value-type="float" office:value="0.933333333333334" calcext:value-type="float">
            <text:p>0.9</text:p>
          </table:table-cell>
          <table:table-cell table:formula="of:=[$Sheet3.L20]" office:value-type="float" office:value="23.3833333333333" calcext:value-type="float">
            <text:p>23.4</text:p>
          </table:table-cell>
          <table:table-cell table:formula="of:=-1*([$Sheet3.M20]-5)*24*60/360" office:value-type="float" office:value="6.2" calcext:value-type="float">
            <text:p>6.2</text:p>
          </table:table-cell>
          <table:table-cell table:formula="of:=[$Sheet3.N20]" office:value-type="float" office:value="21.1166666666667" calcext:value-type="float">
            <text:p>21.1</text:p>
          </table:table-cell>
          <table:table-cell table:formula="of:=-1*([$Sheet3.O20]-5)*24*60/360" office:value-type="float" office:value="4.06666666666667" calcext:value-type="float">
            <text:p>4.1</text:p>
          </table:table-cell>
          <table:table-cell table:formula="of:=[$Sheet3.P20]" office:value-type="float" office:value="13.2833333333333" calcext:value-type="float">
            <text:p>13.3</text:p>
          </table:table-cell>
          <table:table-cell table:formula="of:=-1*([$Sheet3.Q20]-5)*24*60/360" office:value-type="float" office:value="-5.53333333333334" calcext:value-type="float">
            <text:p>-5.5</text:p>
          </table:table-cell>
          <table:table-cell table:formula="of:=[$Sheet3.R20]" office:value-type="float" office:value="2.1" calcext:value-type="float">
            <text:p>2.1</text:p>
          </table:table-cell>
          <table:table-cell table:formula="of:=-1*([$Sheet3.S20]-5)*24*60/360" office:value-type="float" office:value="-14.6666666666667" calcext:value-type="float">
            <text:p>-14.7</text:p>
          </table:table-cell>
          <table:table-cell table:formula="of:=-1*[$Sheet3.T20]" office:value-type="float" office:value="-9.4" calcext:value-type="float">
            <text:p>-9.4</text:p>
          </table:table-cell>
          <table:table-cell table:formula="of:=-1*([$Sheet3.U20]-5)*24*60/360" office:value-type="float" office:value="-15" calcext:value-type="float">
            <text:p>-15.0</text:p>
          </table:table-cell>
          <table:table-cell table:formula="of:=[$Sheet3.V20]*-1" office:value-type="float" office:value="-19.0833333333333" calcext:value-type="float">
            <text:p>-19.1</text:p>
          </table:table-cell>
          <table:table-cell table:formula="of:=-1*([$Sheet3.W20]-5)*24*60/360" office:value-type="float" office:value="-3.86666666666667" calcext:value-type="float">
            <text:p>-3.9</text:p>
          </table:table-cell>
          <table:table-cell table:formula="of:=[$Sheet3.X20]*-1" office:value-type="float" office:value="-23.3666666666667" calcext:value-type="float">
            <text:p>-23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*([$Sheet3.A21]-5)*24*60/360" office:value-type="float" office:value="10.4666666666667" calcext:value-type="float">
            <text:p>10.5</text:p>
          </table:table-cell>
          <table:table-cell table:formula="of:=-1*[$Sheet3.B21]" office:value-type="float" office:value="-20.45" calcext:value-type="float">
            <text:p>-20.5</text:p>
          </table:table-cell>
          <table:table-cell table:formula="of:=-1*([$Sheet3.C21]-5)*24*60/360" office:value-type="float" office:value="13.8666666666667" calcext:value-type="float">
            <text:p>13.9</text:p>
          </table:table-cell>
          <table:table-cell table:formula="of:=-1*[$Sheet3.D21]" office:value-type="float" office:value="-11.4833333333333" calcext:value-type="float">
            <text:p>-11.5</text:p>
          </table:table-cell>
          <table:table-cell table:formula="of:=-1*([$Sheet3.E21]-5)*24*60/360" office:value-type="float" office:value="8" calcext:value-type="float">
            <text:p>8.0</text:p>
          </table:table-cell>
          <table:table-cell table:formula="of:=-1*[$Sheet3.F21]" office:value-type="float" office:value="-0.783333333333333" calcext:value-type="float">
            <text:p>-0.8</text:p>
          </table:table-cell>
          <table:table-cell table:formula="of:=-1*([$Sheet3.G21]-5)*24*60/360" office:value-type="float" office:value="-0.733333333333334" calcext:value-type="float">
            <text:p>-0.7</text:p>
          </table:table-cell>
          <table:table-cell table:formula="of:=[$Sheet3.H21]" office:value-type="float" office:value="10.9666666666667" calcext:value-type="float">
            <text:p>11.0</text:p>
          </table:table-cell>
          <table:table-cell table:formula="of:=-1*([$Sheet3.I21]-5)*24*60/360" office:value-type="float" office:value="-3.6" calcext:value-type="float">
            <text:p>-3.6</text:p>
          </table:table-cell>
          <table:table-cell table:formula="of:=[$Sheet3.J21]" office:value-type="float" office:value="19.6333333333333" calcext:value-type="float">
            <text:p>19.6</text:p>
          </table:table-cell>
          <table:table-cell table:formula="of:=-1*([$Sheet3.K21]-5)*24*60/360" office:value-type="float" office:value="1.13333333333333" calcext:value-type="float">
            <text:p>1.1</text:p>
          </table:table-cell>
          <table:table-cell table:formula="of:=[$Sheet3.L21]" office:value-type="float" office:value="23.4166666666667" calcext:value-type="float">
            <text:p>23.4</text:p>
          </table:table-cell>
          <table:table-cell table:formula="of:=-1*([$Sheet3.M21]-5)*24*60/360" office:value-type="float" office:value="6.26666666666667" calcext:value-type="float">
            <text:p>6.3</text:p>
          </table:table-cell>
          <table:table-cell table:formula="of:=[$Sheet3.N21]" office:value-type="float" office:value="20.95" calcext:value-type="float">
            <text:p>21.0</text:p>
          </table:table-cell>
          <table:table-cell table:formula="of:=-1*([$Sheet3.O21]-5)*24*60/360" office:value-type="float" office:value="3.8" calcext:value-type="float">
            <text:p>3.8</text:p>
          </table:table-cell>
          <table:table-cell table:formula="of:=[$Sheet3.P21]" office:value-type="float" office:value="12.9666666666667" calcext:value-type="float">
            <text:p>13.0</text:p>
          </table:table-cell>
          <table:table-cell table:formula="of:=-1*([$Sheet3.Q21]-5)*24*60/360" office:value-type="float" office:value="-5.93333333333333" calcext:value-type="float">
            <text:p>-5.9</text:p>
          </table:table-cell>
          <table:table-cell table:formula="of:=[$Sheet3.R21]" office:value-type="float" office:value="1.71666666666667" calcext:value-type="float">
            <text:p>1.7</text:p>
          </table:table-cell>
          <table:table-cell table:formula="of:=-1*([$Sheet3.S21]-5)*24*60/360" office:value-type="float" office:value="-14.8666666666667" calcext:value-type="float">
            <text:p>-14.9</text:p>
          </table:table-cell>
          <table:table-cell table:formula="of:=-1*[$Sheet3.T21]" office:value-type="float" office:value="-9.76666666666667" calcext:value-type="float">
            <text:p>-9.8</text:p>
          </table:table-cell>
          <table:table-cell table:formula="of:=-1*([$Sheet3.U21]-5)*24*60/360" office:value-type="float" office:value="-14.8" calcext:value-type="float">
            <text:p>-14.8</text:p>
          </table:table-cell>
          <table:table-cell table:formula="of:=[$Sheet3.V21]*-1" office:value-type="float" office:value="-19.3166666666667" calcext:value-type="float">
            <text:p>-19.3</text:p>
          </table:table-cell>
          <table:table-cell table:formula="of:=-1*([$Sheet3.W21]-5)*24*60/360" office:value-type="float" office:value="-3.33333333333333" calcext:value-type="float">
            <text:p>-3.3</text:p>
          </table:table-cell>
          <table:table-cell table:formula="of:=[$Sheet3.X21]*-1" office:value-type="float" office:value="-23.4" calcext:value-type="float">
            <text:p>-23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*([$Sheet3.A22]-5)*24*60/360" office:value-type="float" office:value="10.7333333333333" calcext:value-type="float">
            <text:p>10.7</text:p>
          </table:table-cell>
          <table:table-cell table:formula="of:=-1*[$Sheet3.B22]" office:value-type="float" office:value="-20.25" calcext:value-type="float">
            <text:p>-20.3</text:p>
          </table:table-cell>
          <table:table-cell table:formula="of:=-1*([$Sheet3.C22]-5)*24*60/360" office:value-type="float" office:value="13.8" calcext:value-type="float">
            <text:p>13.8</text:p>
          </table:table-cell>
          <table:table-cell table:formula="of:=-1*[$Sheet3.D22]" office:value-type="float" office:value="-11.1333333333333" calcext:value-type="float">
            <text:p>-11.1</text:p>
          </table:table-cell>
          <table:table-cell table:formula="of:=-1*([$Sheet3.E22]-5)*24*60/360" office:value-type="float" office:value="7.73333333333333" calcext:value-type="float">
            <text:p>7.7</text:p>
          </table:table-cell>
          <table:table-cell table:formula="of:=-1*[$Sheet3.F22]" office:value-type="float" office:value="-0.4" calcext:value-type="float">
            <text:p>-0.4</text:p>
          </table:table-cell>
          <table:table-cell table:formula="of:=-1*([$Sheet3.G22]-5)*24*60/360" office:value-type="float" office:value="-0.933333333333334" calcext:value-type="float">
            <text:p>-0.9</text:p>
          </table:table-cell>
          <table:table-cell table:formula="of:=[$Sheet3.H22]" office:value-type="float" office:value="11.3166666666667" calcext:value-type="float">
            <text:p>11.3</text:p>
          </table:table-cell>
          <table:table-cell table:formula="of:=-1*([$Sheet3.I22]-5)*24*60/360" office:value-type="float" office:value="-3.53333333333333" calcext:value-type="float">
            <text:p>-3.5</text:p>
          </table:table-cell>
          <table:table-cell table:formula="of:=[$Sheet3.J22]" office:value-type="float" office:value="19.85" calcext:value-type="float">
            <text:p>19.9</text:p>
          </table:table-cell>
          <table:table-cell table:formula="of:=-1*([$Sheet3.K22]-5)*24*60/360" office:value-type="float" office:value="1.4" calcext:value-type="float">
            <text:p>1.4</text:p>
          </table:table-cell>
          <table:table-cell table:formula="of:=[$Sheet3.L22]" office:value-type="float" office:value="23.4166666666667" calcext:value-type="float">
            <text:p>23.4</text:p>
          </table:table-cell>
          <table:table-cell table:formula="of:=-1*([$Sheet3.M22]-5)*24*60/360" office:value-type="float" office:value="6.33333333333333" calcext:value-type="float">
            <text:p>6.3</text:p>
          </table:table-cell>
          <table:table-cell table:formula="of:=[$Sheet3.N22]" office:value-type="float" office:value="20.7666666666667" calcext:value-type="float">
            <text:p>20.8</text:p>
          </table:table-cell>
          <table:table-cell table:formula="of:=-1*([$Sheet3.O22]-5)*24*60/360" office:value-type="float" office:value="3.6" calcext:value-type="float">
            <text:p>3.6</text:p>
          </table:table-cell>
          <table:table-cell table:formula="of:=[$Sheet3.P22]" office:value-type="float" office:value="12.6333333333333" calcext:value-type="float">
            <text:p>12.6</text:p>
          </table:table-cell>
          <table:table-cell table:formula="of:=-1*([$Sheet3.Q22]-5)*24*60/360" office:value-type="float" office:value="-6.26666666666667" calcext:value-type="float">
            <text:p>-6.3</text:p>
          </table:table-cell>
          <table:table-cell table:formula="of:=[$Sheet3.R22]" office:value-type="float" office:value="1.31666666666667" calcext:value-type="float">
            <text:p>1.3</text:p>
          </table:table-cell>
          <table:table-cell table:formula="of:=-1*([$Sheet3.S22]-5)*24*60/360" office:value-type="float" office:value="-15.0666666666667" calcext:value-type="float">
            <text:p>-15.1</text:p>
          </table:table-cell>
          <table:table-cell table:formula="of:=-1*[$Sheet3.T22]" office:value-type="float" office:value="-10.1166666666667" calcext:value-type="float">
            <text:p>-10.1</text:p>
          </table:table-cell>
          <table:table-cell table:formula="of:=-1*([$Sheet3.U22]-5)*24*60/360" office:value-type="float" office:value="-14.6" calcext:value-type="float">
            <text:p>-14.6</text:p>
          </table:table-cell>
          <table:table-cell table:formula="of:=[$Sheet3.V22]*-1" office:value-type="float" office:value="-19.55" calcext:value-type="float">
            <text:p>-19.6</text:p>
          </table:table-cell>
          <table:table-cell table:formula="of:=-1*([$Sheet3.W22]-5)*24*60/360" office:value-type="float" office:value="-2.86666666666667" calcext:value-type="float">
            <text:p>-2.9</text:p>
          </table:table-cell>
          <table:table-cell table:formula="of:=[$Sheet3.X22]*-1" office:value-type="float" office:value="-23.4166666666667" calcext:value-type="float">
            <text:p>-23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*([$Sheet3.A23]-5)*24*60/360" office:value-type="float" office:value="11.0666666666667" calcext:value-type="float">
            <text:p>11.1</text:p>
          </table:table-cell>
          <table:table-cell table:formula="of:=-1*[$Sheet3.B23]" office:value-type="float" office:value="-20.0333333333333" calcext:value-type="float">
            <text:p>-20.0</text:p>
          </table:table-cell>
          <table:table-cell table:formula="of:=-1*([$Sheet3.C23]-5)*24*60/360" office:value-type="float" office:value="13.6666666666667" calcext:value-type="float">
            <text:p>13.7</text:p>
          </table:table-cell>
          <table:table-cell table:formula="of:=-1*[$Sheet3.D23]" office:value-type="float" office:value="-10.7666666666667" calcext:value-type="float">
            <text:p>-10.8</text:p>
          </table:table-cell>
          <table:table-cell table:formula="of:=-1*([$Sheet3.E23]-5)*24*60/360" office:value-type="float" office:value="7.4" calcext:value-type="float">
            <text:p>7.4</text:p>
          </table:table-cell>
          <table:table-cell table:formula="of:=[$Sheet3.F23]" office:value-type="float" office:value="0" calcext:value-type="float">
            <text:p>0.0</text:p>
          </table:table-cell>
          <table:table-cell table:formula="of:=-1*([$Sheet3.G23]-5)*24*60/360" office:value-type="float" office:value="-1.13333333333333" calcext:value-type="float">
            <text:p>-1.1</text:p>
          </table:table-cell>
          <table:table-cell table:formula="of:=[$Sheet3.H23]" office:value-type="float" office:value="11.65" calcext:value-type="float">
            <text:p>11.7</text:p>
          </table:table-cell>
          <table:table-cell table:formula="of:=-1*([$Sheet3.I23]-5)*24*60/360" office:value-type="float" office:value="-3.46666666666667" calcext:value-type="float">
            <text:p>-3.5</text:p>
          </table:table-cell>
          <table:table-cell table:formula="of:=[$Sheet3.J23]" office:value-type="float" office:value="20.0666666666667" calcext:value-type="float">
            <text:p>20.1</text:p>
          </table:table-cell>
          <table:table-cell table:formula="of:=-1*([$Sheet3.K23]-5)*24*60/360" office:value-type="float" office:value="1.6" calcext:value-type="float">
            <text:p>1.6</text:p>
          </table:table-cell>
          <table:table-cell table:formula="of:=[$Sheet3.L23]" office:value-type="float" office:value="23.4333333333333" calcext:value-type="float">
            <text:p>23.4</text:p>
          </table:table-cell>
          <table:table-cell table:formula="of:=-1*([$Sheet3.M23]-5)*24*60/360" office:value-type="float" office:value="6.4" calcext:value-type="float">
            <text:p>6.4</text:p>
          </table:table-cell>
          <table:table-cell table:formula="of:=[$Sheet3.N23]" office:value-type="float" office:value="20.5833333333333" calcext:value-type="float">
            <text:p>20.6</text:p>
          </table:table-cell>
          <table:table-cell table:formula="of:=-1*([$Sheet3.O23]-5)*24*60/360" office:value-type="float" office:value="3.33333333333333" calcext:value-type="float">
            <text:p>3.3</text:p>
          </table:table-cell>
          <table:table-cell table:formula="of:=[$Sheet3.P23]" office:value-type="float" office:value="12.3" calcext:value-type="float">
            <text:p>12.3</text:p>
          </table:table-cell>
          <table:table-cell table:formula="of:=-1*([$Sheet3.Q23]-5)*24*60/360" office:value-type="float" office:value="-6.66666666666667" calcext:value-type="float">
            <text:p>-6.7</text:p>
          </table:table-cell>
          <table:table-cell table:formula="of:=[$Sheet3.R23]" office:value-type="float" office:value="0.933333333333333" calcext:value-type="float">
            <text:p>0.9</text:p>
          </table:table-cell>
          <table:table-cell table:formula="of:=-1*([$Sheet3.S23]-5)*24*60/360" office:value-type="float" office:value="-15.2666666666667" calcext:value-type="float">
            <text:p>-15.3</text:p>
          </table:table-cell>
          <table:table-cell table:formula="of:=-1*[$Sheet3.T23]" office:value-type="float" office:value="-10.4833333333333" calcext:value-type="float">
            <text:p>-10.5</text:p>
          </table:table-cell>
          <table:table-cell table:formula="of:=-1*([$Sheet3.U23]-5)*24*60/360" office:value-type="float" office:value="-14.3333333333333" calcext:value-type="float">
            <text:p>-14.3</text:p>
          </table:table-cell>
          <table:table-cell table:formula="of:=[$Sheet3.V23]*-1" office:value-type="float" office:value="-19.7666666666667" calcext:value-type="float">
            <text:p>-19.8</text:p>
          </table:table-cell>
          <table:table-cell table:formula="of:=-1*([$Sheet3.W23]-5)*24*60/360" office:value-type="float" office:value="-2.33333333333333" calcext:value-type="float">
            <text:p>-2.3</text:p>
          </table:table-cell>
          <table:table-cell table:formula="of:=[$Sheet3.X23]*-1" office:value-type="float" office:value="-23.4333333333333" calcext:value-type="float">
            <text:p>-23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*([$Sheet3.A24]-5)*24*60/360" office:value-type="float" office:value="11.3333333333333" calcext:value-type="float">
            <text:p>11.3</text:p>
          </table:table-cell>
          <table:table-cell table:formula="of:=-1*[$Sheet3.B24]" office:value-type="float" office:value="-19.8" calcext:value-type="float">
            <text:p>-19.8</text:p>
          </table:table-cell>
          <table:table-cell table:formula="of:=-1*([$Sheet3.C24]-5)*24*60/360" office:value-type="float" office:value="13.6" calcext:value-type="float">
            <text:p>13.6</text:p>
          </table:table-cell>
          <table:table-cell table:formula="of:=-1*[$Sheet3.D24]" office:value-type="float" office:value="-10.4166666666667" calcext:value-type="float">
            <text:p>-10.4</text:p>
          </table:table-cell>
          <table:table-cell table:formula="of:=-1*([$Sheet3.E24]-5)*24*60/360" office:value-type="float" office:value="7.13333333333333" calcext:value-type="float">
            <text:p>7.1</text:p>
          </table:table-cell>
          <table:table-cell table:formula="of:=[$Sheet3.F24]" office:value-type="float" office:value="0.4" calcext:value-type="float">
            <text:p>0.4</text:p>
          </table:table-cell>
          <table:table-cell table:formula="of:=-1*([$Sheet3.G24]-5)*24*60/360" office:value-type="float" office:value="-1.33333333333333" calcext:value-type="float">
            <text:p>-1.3</text:p>
          </table:table-cell>
          <table:table-cell table:formula="of:=[$Sheet3.H24]" office:value-type="float" office:value="12" calcext:value-type="float">
            <text:p>12.0</text:p>
          </table:table-cell>
          <table:table-cell table:formula="of:=-1*([$Sheet3.I24]-5)*24*60/360" office:value-type="float" office:value="-3.4" calcext:value-type="float">
            <text:p>-3.4</text:p>
          </table:table-cell>
          <table:table-cell table:formula="of:=[$Sheet3.J24]" office:value-type="float" office:value="20.2666666666667" calcext:value-type="float">
            <text:p>20.3</text:p>
          </table:table-cell>
          <table:table-cell table:formula="of:=-1*([$Sheet3.K24]-5)*24*60/360" office:value-type="float" office:value="1.8" calcext:value-type="float">
            <text:p>1.8</text:p>
          </table:table-cell>
          <table:table-cell table:formula="of:=[$Sheet3.L24]" office:value-type="float" office:value="23.4333333333333" calcext:value-type="float">
            <text:p>23.4</text:p>
          </table:table-cell>
          <table:table-cell table:formula="of:=-1*([$Sheet3.M24]-5)*24*60/360" office:value-type="float" office:value="6.4" calcext:value-type="float">
            <text:p>6.4</text:p>
          </table:table-cell>
          <table:table-cell table:formula="of:=[$Sheet3.N24]" office:value-type="float" office:value="20.3833333333333" calcext:value-type="float">
            <text:p>20.4</text:p>
          </table:table-cell>
          <table:table-cell table:formula="of:=-1*([$Sheet3.O24]-5)*24*60/360" office:value-type="float" office:value="3.13333333333333" calcext:value-type="float">
            <text:p>3.1</text:p>
          </table:table-cell>
          <table:table-cell table:formula="of:=[$Sheet3.P24]" office:value-type="float" office:value="11.9666666666667" calcext:value-type="float">
            <text:p>12.0</text:p>
          </table:table-cell>
          <table:table-cell table:formula="of:=-1*([$Sheet3.Q24]-5)*24*60/360" office:value-type="float" office:value="-7" calcext:value-type="float">
            <text:p>-7.0</text:p>
          </table:table-cell>
          <table:table-cell table:formula="of:=[$Sheet3.R24]" office:value-type="float" office:value="0.55" calcext:value-type="float">
            <text:p>0.6</text:p>
          </table:table-cell>
          <table:table-cell table:formula="of:=-1*([$Sheet3.S24]-5)*24*60/360" office:value-type="float" office:value="-15.4" calcext:value-type="float">
            <text:p>-15.4</text:p>
          </table:table-cell>
          <table:table-cell table:formula="of:=-1*[$Sheet3.T24]" office:value-type="float" office:value="-10.8333333333333" calcext:value-type="float">
            <text:p>-10.8</text:p>
          </table:table-cell>
          <table:table-cell table:formula="of:=-1*([$Sheet3.U24]-5)*24*60/360" office:value-type="float" office:value="-14.1333333333333" calcext:value-type="float">
            <text:p>-14.1</text:p>
          </table:table-cell>
          <table:table-cell table:formula="of:=[$Sheet3.V24]*-1" office:value-type="float" office:value="-20" calcext:value-type="float">
            <text:p>-20.0</text:p>
          </table:table-cell>
          <table:table-cell table:formula="of:=-1*([$Sheet3.W24]-5)*24*60/360" office:value-type="float" office:value="-1.86666666666667" calcext:value-type="float">
            <text:p>-1.9</text:p>
          </table:table-cell>
          <table:table-cell table:formula="of:=[$Sheet3.X24]*-1" office:value-type="float" office:value="-23.4333333333333" calcext:value-type="float">
            <text:p>-2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*([$Sheet3.A25]-5)*24*60/360" office:value-type="float" office:value="11.6" calcext:value-type="float">
            <text:p>11.6</text:p>
          </table:table-cell>
          <table:table-cell table:formula="of:=-1*[$Sheet3.B25]" office:value-type="float" office:value="-19.5833333333333" calcext:value-type="float">
            <text:p>-19.6</text:p>
          </table:table-cell>
          <table:table-cell table:formula="of:=-1*([$Sheet3.C25]-5)*24*60/360" office:value-type="float" office:value="13.4666666666667" calcext:value-type="float">
            <text:p>13.5</text:p>
          </table:table-cell>
          <table:table-cell table:formula="of:=-1*[$Sheet3.D25]" office:value-type="float" office:value="-10.05" calcext:value-type="float">
            <text:p>-10.1</text:p>
          </table:table-cell>
          <table:table-cell table:formula="of:=-1*([$Sheet3.E25]-5)*24*60/360" office:value-type="float" office:value="6.8" calcext:value-type="float">
            <text:p>6.8</text:p>
          </table:table-cell>
          <table:table-cell table:formula="of:=[$Sheet3.F25]" office:value-type="float" office:value="0.783333333333333" calcext:value-type="float">
            <text:p>0.8</text:p>
          </table:table-cell>
          <table:table-cell table:formula="of:=-1*([$Sheet3.G25]-5)*24*60/360" office:value-type="float" office:value="-1.53333333333334" calcext:value-type="float">
            <text:p>-1.5</text:p>
          </table:table-cell>
          <table:table-cell table:formula="of:=[$Sheet3.H25]" office:value-type="float" office:value="12.3333333333333" calcext:value-type="float">
            <text:p>12.3</text:p>
          </table:table-cell>
          <table:table-cell table:formula="of:=-1*([$Sheet3.I25]-5)*24*60/360" office:value-type="float" office:value="-3.33333333333333" calcext:value-type="float">
            <text:p>-3.3</text:p>
          </table:table-cell>
          <table:table-cell table:formula="of:=[$Sheet3.J25]" office:value-type="float" office:value="20.4666666666667" calcext:value-type="float">
            <text:p>20.5</text:p>
          </table:table-cell>
          <table:table-cell table:formula="of:=-1*([$Sheet3.K25]-5)*24*60/360" office:value-type="float" office:value="2.06666666666667" calcext:value-type="float">
            <text:p>2.1</text:p>
          </table:table-cell>
          <table:table-cell table:formula="of:=[$Sheet3.L25]" office:value-type="float" office:value="23.4333333333333" calcext:value-type="float">
            <text:p>23.4</text:p>
          </table:table-cell>
          <table:table-cell table:formula="of:=-1*([$Sheet3.M25]-5)*24*60/360" office:value-type="float" office:value="6.46666666666667" calcext:value-type="float">
            <text:p>6.5</text:p>
          </table:table-cell>
          <table:table-cell table:formula="of:=[$Sheet3.N25]" office:value-type="float" office:value="20.1833333333333" calcext:value-type="float">
            <text:p>20.2</text:p>
          </table:table-cell>
          <table:table-cell table:formula="of:=-1*([$Sheet3.O25]-5)*24*60/360" office:value-type="float" office:value="2.86666666666667" calcext:value-type="float">
            <text:p>2.9</text:p>
          </table:table-cell>
          <table:table-cell table:formula="of:=[$Sheet3.P25]" office:value-type="float" office:value="11.6333333333333" calcext:value-type="float">
            <text:p>11.6</text:p>
          </table:table-cell>
          <table:table-cell table:formula="of:=-1*([$Sheet3.Q25]-5)*24*60/360" office:value-type="float" office:value="-7.33333333333333" calcext:value-type="float">
            <text:p>-7.3</text:p>
          </table:table-cell>
          <table:table-cell table:formula="of:=[$Sheet3.R25]" office:value-type="float" office:value="0.15" calcext:value-type="float">
            <text:p>0.2</text:p>
          </table:table-cell>
          <table:table-cell table:formula="of:=-1*([$Sheet3.S25]-5)*24*60/360" office:value-type="float" office:value="-15.5333333333333" calcext:value-type="float">
            <text:p>-15.5</text:p>
          </table:table-cell>
          <table:table-cell table:formula="of:=-1*[$Sheet3.T25]" office:value-type="float" office:value="-11.1833333333333" calcext:value-type="float">
            <text:p>-11.2</text:p>
          </table:table-cell>
          <table:table-cell table:formula="of:=-1*([$Sheet3.U25]-5)*24*60/360" office:value-type="float" office:value="-13.8666666666667" calcext:value-type="float">
            <text:p>-13.9</text:p>
          </table:table-cell>
          <table:table-cell table:formula="of:=[$Sheet3.V25]*-1" office:value-type="float" office:value="-20.2166666666667" calcext:value-type="float">
            <text:p>-20.2</text:p>
          </table:table-cell>
          <table:table-cell table:formula="of:=-1*([$Sheet3.W25]-5)*24*60/360" office:value-type="float" office:value="-1.4" calcext:value-type="float">
            <text:p>-1.4</text:p>
          </table:table-cell>
          <table:table-cell table:formula="of:=[$Sheet3.X25]*-1" office:value-type="float" office:value="-23.4333333333333" calcext:value-type="float">
            <text:p>-23.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*([$Sheet3.A26]-5)*24*60/360" office:value-type="float" office:value="11.8666666666667" calcext:value-type="float">
            <text:p>11.9</text:p>
          </table:table-cell>
          <table:table-cell table:formula="of:=-1*[$Sheet3.B26]" office:value-type="float" office:value="-19.35" calcext:value-type="float">
            <text:p>-19.4</text:p>
          </table:table-cell>
          <table:table-cell table:formula="of:=-1*([$Sheet3.C26]-5)*24*60/360" office:value-type="float" office:value="13.3333333333333" calcext:value-type="float">
            <text:p>13.3</text:p>
          </table:table-cell>
          <table:table-cell table:formula="of:=-1*[$Sheet3.D26]" office:value-type="float" office:value="-9.68333333333333" calcext:value-type="float">
            <text:p>-9.7</text:p>
          </table:table-cell>
          <table:table-cell table:formula="of:=-1*([$Sheet3.E26]-5)*24*60/360" office:value-type="float" office:value="6.53333333333333" calcext:value-type="float">
            <text:p>6.5</text:p>
          </table:table-cell>
          <table:table-cell table:formula="of:=[$Sheet3.F26]" office:value-type="float" office:value="1.18333333333333" calcext:value-type="float">
            <text:p>1.2</text:p>
          </table:table-cell>
          <table:table-cell table:formula="of:=-1*([$Sheet3.G26]-5)*24*60/360" office:value-type="float" office:value="-1.73333333333333" calcext:value-type="float">
            <text:p>-1.7</text:p>
          </table:table-cell>
          <table:table-cell table:formula="of:=[$Sheet3.H26]" office:value-type="float" office:value="12.6666666666667" calcext:value-type="float">
            <text:p>12.7</text:p>
          </table:table-cell>
          <table:table-cell table:formula="of:=-1*([$Sheet3.I26]-5)*24*60/360" office:value-type="float" office:value="-3.26666666666667" calcext:value-type="float">
            <text:p>-3.3</text:p>
          </table:table-cell>
          <table:table-cell table:formula="of:=[$Sheet3.J26]" office:value-type="float" office:value="20.65" calcext:value-type="float">
            <text:p>20.7</text:p>
          </table:table-cell>
          <table:table-cell table:formula="of:=-1*([$Sheet3.K26]-5)*24*60/360" office:value-type="float" office:value="2.26666666666667" calcext:value-type="float">
            <text:p>2.3</text:p>
          </table:table-cell>
          <table:table-cell table:formula="of:=[$Sheet3.L26]" office:value-type="float" office:value="23.4166666666667" calcext:value-type="float">
            <text:p>23.4</text:p>
          </table:table-cell>
          <table:table-cell table:formula="of:=-1*([$Sheet3.M26]-5)*24*60/360" office:value-type="float" office:value="6.46666666666667" calcext:value-type="float">
            <text:p>6.5</text:p>
          </table:table-cell>
          <table:table-cell table:formula="of:=[$Sheet3.N26]" office:value-type="float" office:value="19.9833333333333" calcext:value-type="float">
            <text:p>20.0</text:p>
          </table:table-cell>
          <table:table-cell table:formula="of:=-1*([$Sheet3.O26]-5)*24*60/360" office:value-type="float" office:value="2.6" calcext:value-type="float">
            <text:p>2.6</text:p>
          </table:table-cell>
          <table:table-cell table:formula="of:=[$Sheet3.P26]" office:value-type="float" office:value="11.3" calcext:value-type="float">
            <text:p>11.3</text:p>
          </table:table-cell>
          <table:table-cell table:formula="of:=-1*([$Sheet3.Q26]-5)*24*60/360" office:value-type="float" office:value="-7.66666666666667" calcext:value-type="float">
            <text:p>-7.7</text:p>
          </table:table-cell>
          <table:table-cell table:formula="of:=-1*[$Sheet3.R26]" office:value-type="float" office:value="-0.233333333333333" calcext:value-type="float">
            <text:p>-0.2</text:p>
          </table:table-cell>
          <table:table-cell table:formula="of:=-1*([$Sheet3.S26]-5)*24*60/360" office:value-type="float" office:value="-15.7333333333333" calcext:value-type="float">
            <text:p>-15.7</text:p>
          </table:table-cell>
          <table:table-cell table:formula="of:=-1*[$Sheet3.T26]" office:value-type="float" office:value="-11.5333333333333" calcext:value-type="float">
            <text:p>-11.5</text:p>
          </table:table-cell>
          <table:table-cell table:formula="of:=-1*([$Sheet3.U26]-5)*24*60/360" office:value-type="float" office:value="-13.6" calcext:value-type="float">
            <text:p>-13.6</text:p>
          </table:table-cell>
          <table:table-cell table:formula="of:=[$Sheet3.V26]*-1" office:value-type="float" office:value="-20.4166666666667" calcext:value-type="float">
            <text:p>-20.4</text:p>
          </table:table-cell>
          <table:table-cell table:formula="of:=-1*([$Sheet3.W26]-5)*24*60/360" office:value-type="float" office:value="-0.866666666666667" calcext:value-type="float">
            <text:p>-0.9</text:p>
          </table:table-cell>
          <table:table-cell table:formula="of:=[$Sheet3.X26]*-1" office:value-type="float" office:value="-23.4166666666667" calcext:value-type="float">
            <text:p>-23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*([$Sheet3.A27]-5)*24*60/360" office:value-type="float" office:value="12.1333333333333" calcext:value-type="float">
            <text:p>12.1</text:p>
          </table:table-cell>
          <table:table-cell table:formula="of:=-1*[$Sheet3.B27]" office:value-type="float" office:value="-19.1" calcext:value-type="float">
            <text:p>-19.1</text:p>
          </table:table-cell>
          <table:table-cell table:formula="of:=-1*([$Sheet3.C27]-5)*24*60/360" office:value-type="float" office:value="13.1333333333333" calcext:value-type="float">
            <text:p>13.1</text:p>
          </table:table-cell>
          <table:table-cell table:formula="of:=-1*[$Sheet3.D27]" office:value-type="float" office:value="-9.31666666666667" calcext:value-type="float">
            <text:p>-9.3</text:p>
          </table:table-cell>
          <table:table-cell table:formula="of:=-1*([$Sheet3.E27]-5)*24*60/360" office:value-type="float" office:value="6.2" calcext:value-type="float">
            <text:p>6.2</text:p>
          </table:table-cell>
          <table:table-cell table:formula="of:=[$Sheet3.F27]" office:value-type="float" office:value="1.58333333333333" calcext:value-type="float">
            <text:p>1.6</text:p>
          </table:table-cell>
          <table:table-cell table:formula="of:=-1*([$Sheet3.G27]-5)*24*60/360" office:value-type="float" office:value="-1.86666666666667" calcext:value-type="float">
            <text:p>-1.9</text:p>
          </table:table-cell>
          <table:table-cell table:formula="of:=[$Sheet3.H27]" office:value-type="float" office:value="13" calcext:value-type="float">
            <text:p>13.0</text:p>
          </table:table-cell>
          <table:table-cell table:formula="of:=-1*([$Sheet3.I27]-5)*24*60/360" office:value-type="float" office:value="-3.13333333333333" calcext:value-type="float">
            <text:p>-3.1</text:p>
          </table:table-cell>
          <table:table-cell table:formula="of:=[$Sheet3.J27]" office:value-type="float" office:value="20.8333333333333" calcext:value-type="float">
            <text:p>20.8</text:p>
          </table:table-cell>
          <table:table-cell table:formula="of:=-1*([$Sheet3.K27]-5)*24*60/360" office:value-type="float" office:value="2.46666666666667" calcext:value-type="float">
            <text:p>2.5</text:p>
          </table:table-cell>
          <table:table-cell table:formula="of:=[$Sheet3.L27]" office:value-type="float" office:value="23.4" calcext:value-type="float">
            <text:p>23.4</text:p>
          </table:table-cell>
          <table:table-cell table:formula="of:=-1*([$Sheet3.M27]-5)*24*60/360" office:value-type="float" office:value="6.53333333333333" calcext:value-type="float">
            <text:p>6.5</text:p>
          </table:table-cell>
          <table:table-cell table:formula="of:=[$Sheet3.N27]" office:value-type="float" office:value="19.7666666666667" calcext:value-type="float">
            <text:p>19.8</text:p>
          </table:table-cell>
          <table:table-cell table:formula="of:=-1*([$Sheet3.O27]-5)*24*60/360" office:value-type="float" office:value="2.33333333333333" calcext:value-type="float">
            <text:p>2.3</text:p>
          </table:table-cell>
          <table:table-cell table:formula="of:=[$Sheet3.P27]" office:value-type="float" office:value="10.95" calcext:value-type="float">
            <text:p>11.0</text:p>
          </table:table-cell>
          <table:table-cell table:formula="of:=-1*([$Sheet3.Q27]-5)*24*60/360" office:value-type="float" office:value="-8.06666666666667" calcext:value-type="float">
            <text:p>-8.1</text:p>
          </table:table-cell>
          <table:table-cell table:formula="of:=-1*[$Sheet3.R27]" office:value-type="float" office:value="-0.616666666666667" calcext:value-type="float">
            <text:p>-0.6</text:p>
          </table:table-cell>
          <table:table-cell table:formula="of:=-1*([$Sheet3.S27]-5)*24*60/360" office:value-type="float" office:value="-15.8666666666667" calcext:value-type="float">
            <text:p>-15.9</text:p>
          </table:table-cell>
          <table:table-cell table:formula="of:=-1*[$Sheet3.T27]" office:value-type="float" office:value="-11.8833333333333" calcext:value-type="float">
            <text:p>-11.9</text:p>
          </table:table-cell>
          <table:table-cell table:formula="of:=-1*([$Sheet3.U27]-5)*24*60/360" office:value-type="float" office:value="-13.2666666666667" calcext:value-type="float">
            <text:p>-13.3</text:p>
          </table:table-cell>
          <table:table-cell table:formula="of:=[$Sheet3.V27]*-1" office:value-type="float" office:value="-20.6166666666667" calcext:value-type="float">
            <text:p>-20.6</text:p>
          </table:table-cell>
          <table:table-cell table:formula="of:=-1*([$Sheet3.W27]-5)*24*60/360" office:value-type="float" office:value="-0.399999999999999" calcext:value-type="float">
            <text:p>-0.4</text:p>
          </table:table-cell>
          <table:table-cell table:formula="of:=[$Sheet3.X27]*-1" office:value-type="float" office:value="-23.4" calcext:value-type="float">
            <text:p>-23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*([$Sheet3.A28]-5)*24*60/360" office:value-type="float" office:value="12.3333333333333" calcext:value-type="float">
            <text:p>12.3</text:p>
          </table:table-cell>
          <table:table-cell table:formula="of:=-1*[$Sheet3.B28]" office:value-type="float" office:value="-18.85" calcext:value-type="float">
            <text:p>-18.9</text:p>
          </table:table-cell>
          <table:table-cell table:formula="of:=-1*([$Sheet3.C28]-5)*24*60/360" office:value-type="float" office:value="13" calcext:value-type="float">
            <text:p>13.0</text:p>
          </table:table-cell>
          <table:table-cell table:formula="of:=-1*[$Sheet3.D28]" office:value-type="float" office:value="-8.93333333333333" calcext:value-type="float">
            <text:p>-8.9</text:p>
          </table:table-cell>
          <table:table-cell table:formula="of:=-1*([$Sheet3.E28]-5)*24*60/360" office:value-type="float" office:value="5.93333333333333" calcext:value-type="float">
            <text:p>5.9</text:p>
          </table:table-cell>
          <table:table-cell table:formula="of:=[$Sheet3.F28]" office:value-type="float" office:value="1.96666666666667" calcext:value-type="float">
            <text:p>2.0</text:p>
          </table:table-cell>
          <table:table-cell table:formula="of:=-1*([$Sheet3.G28]-5)*24*60/360" office:value-type="float" office:value="-2.06666666666667" calcext:value-type="float">
            <text:p>-2.1</text:p>
          </table:table-cell>
          <table:table-cell table:formula="of:=[$Sheet3.H28]" office:value-type="float" office:value="13.3166666666667" calcext:value-type="float">
            <text:p>13.3</text:p>
          </table:table-cell>
          <table:table-cell table:formula="of:=-1*([$Sheet3.I28]-5)*24*60/360" office:value-type="float" office:value="-3.06666666666667" calcext:value-type="float">
            <text:p>-3.1</text:p>
          </table:table-cell>
          <table:table-cell table:formula="of:=[$Sheet3.J28]" office:value-type="float" office:value="21.0166666666667" calcext:value-type="float">
            <text:p>21.0</text:p>
          </table:table-cell>
          <table:table-cell table:formula="of:=-1*([$Sheet3.K28]-5)*24*60/360" office:value-type="float" office:value="2.66666666666667" calcext:value-type="float">
            <text:p>2.7</text:p>
          </table:table-cell>
          <table:table-cell table:formula="of:=[$Sheet3.L28]" office:value-type="float" office:value="23.3666666666667" calcext:value-type="float">
            <text:p>23.4</text:p>
          </table:table-cell>
          <table:table-cell table:formula="of:=-1*([$Sheet3.M28]-5)*24*60/360" office:value-type="float" office:value="6.53333333333333" calcext:value-type="float">
            <text:p>6.5</text:p>
          </table:table-cell>
          <table:table-cell table:formula="of:=[$Sheet3.N28]" office:value-type="float" office:value="19.5666666666667" calcext:value-type="float">
            <text:p>19.6</text:p>
          </table:table-cell>
          <table:table-cell table:formula="of:=-1*([$Sheet3.O28]-5)*24*60/360" office:value-type="float" office:value="2.06666666666667" calcext:value-type="float">
            <text:p>2.1</text:p>
          </table:table-cell>
          <table:table-cell table:formula="of:=[$Sheet3.P28]" office:value-type="float" office:value="10.6166666666667" calcext:value-type="float">
            <text:p>10.6</text:p>
          </table:table-cell>
          <table:table-cell table:formula="of:=-1*([$Sheet3.Q28]-5)*24*60/360" office:value-type="float" office:value="-8.4" calcext:value-type="float">
            <text:p>-8.4</text:p>
          </table:table-cell>
          <table:table-cell table:formula="of:=-1*[$Sheet3.R28]" office:value-type="float" office:value="-1.01666666666667" calcext:value-type="float">
            <text:p>-1.0</text:p>
          </table:table-cell>
          <table:table-cell table:formula="of:=-1*([$Sheet3.S28]-5)*24*60/360" office:value-type="float" office:value="-15.9333333333333" calcext:value-type="float">
            <text:p>-15.9</text:p>
          </table:table-cell>
          <table:table-cell table:formula="of:=-1*[$Sheet3.T28]" office:value-type="float" office:value="-12.2333333333333" calcext:value-type="float">
            <text:p>-12.2</text:p>
          </table:table-cell>
          <table:table-cell table:formula="of:=-1*([$Sheet3.U28]-5)*24*60/360" office:value-type="float" office:value="-13" calcext:value-type="float">
            <text:p>-13.0</text:p>
          </table:table-cell>
          <table:table-cell table:formula="of:=[$Sheet3.V28]*-1" office:value-type="float" office:value="-20.8166666666667" calcext:value-type="float">
            <text:p>-20.8</text:p>
          </table:table-cell>
          <table:table-cell table:formula="of:=-1*([$Sheet3.W28]-5)*24*60/360" office:value-type="float" office:value="0.133333333333333" calcext:value-type="float">
            <text:p>0.1</text:p>
          </table:table-cell>
          <table:table-cell table:formula="of:=[$Sheet3.X28]*-1" office:value-type="float" office:value="-23.3833333333333" calcext:value-type="float">
            <text:p>-23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*([$Sheet3.A29]-5)*24*60/360" office:value-type="float" office:value="12.5333333333333" calcext:value-type="float">
            <text:p>12.5</text:p>
          </table:table-cell>
          <table:table-cell table:formula="of:=-1*[$Sheet3.B29]" office:value-type="float" office:value="-18.6" calcext:value-type="float">
            <text:p>-18.6</text:p>
          </table:table-cell>
          <table:table-cell table:formula="of:=-1*([$Sheet3.C29]-5)*24*60/360" office:value-type="float" office:value="12.8666666666667" calcext:value-type="float">
            <text:p>12.9</text:p>
          </table:table-cell>
          <table:table-cell table:formula="of:=-1*[$Sheet3.D29]" office:value-type="float" office:value="-8.56666666666667" calcext:value-type="float">
            <text:p>-8.6</text:p>
          </table:table-cell>
          <table:table-cell table:formula="of:=-1*([$Sheet3.E29]-5)*24*60/360" office:value-type="float" office:value="5.6" calcext:value-type="float">
            <text:p>5.6</text:p>
          </table:table-cell>
          <table:table-cell table:formula="of:=[$Sheet3.F29]" office:value-type="float" office:value="2.36666666666667" calcext:value-type="float">
            <text:p>2.4</text:p>
          </table:table-cell>
          <table:table-cell table:formula="of:=-1*([$Sheet3.G29]-5)*24*60/360" office:value-type="float" office:value="-2.26666666666667" calcext:value-type="float">
            <text:p>-2.3</text:p>
          </table:table-cell>
          <table:table-cell table:formula="of:=[$Sheet3.H29]" office:value-type="float" office:value="13.65" calcext:value-type="float">
            <text:p>13.7</text:p>
          </table:table-cell>
          <table:table-cell table:formula="of:=-1*([$Sheet3.I29]-5)*24*60/360" office:value-type="float" office:value="-2.93333333333333" calcext:value-type="float">
            <text:p>-2.9</text:p>
          </table:table-cell>
          <table:table-cell table:formula="of:=[$Sheet3.J29]" office:value-type="float" office:value="21.2" calcext:value-type="float">
            <text:p>21.2</text:p>
          </table:table-cell>
          <table:table-cell table:formula="of:=-1*([$Sheet3.K29]-5)*24*60/360" office:value-type="float" office:value="2.86666666666667" calcext:value-type="float">
            <text:p>2.9</text:p>
          </table:table-cell>
          <table:table-cell table:formula="of:=[$Sheet3.L29]" office:value-type="float" office:value="23.3333333333333" calcext:value-type="float">
            <text:p>23.3</text:p>
          </table:table-cell>
          <table:table-cell table:formula="of:=-1*([$Sheet3.M29]-5)*24*60/360" office:value-type="float" office:value="6.53333333333333" calcext:value-type="float">
            <text:p>6.5</text:p>
          </table:table-cell>
          <table:table-cell table:formula="of:=[$Sheet3.N29]" office:value-type="float" office:value="19.3333333333333" calcext:value-type="float">
            <text:p>19.3</text:p>
          </table:table-cell>
          <table:table-cell table:formula="of:=-1*([$Sheet3.O29]-5)*24*60/360" office:value-type="float" office:value="1.73333333333333" calcext:value-type="float">
            <text:p>1.7</text:p>
          </table:table-cell>
          <table:table-cell table:formula="of:=[$Sheet3.P29]" office:value-type="float" office:value="10.2666666666667" calcext:value-type="float">
            <text:p>10.3</text:p>
          </table:table-cell>
          <table:table-cell table:formula="of:=-1*([$Sheet3.Q29]-5)*24*60/360" office:value-type="float" office:value="-8.73333333333333" calcext:value-type="float">
            <text:p>-8.7</text:p>
          </table:table-cell>
          <table:table-cell table:formula="of:=-1*[$Sheet3.R29]" office:value-type="float" office:value="-1.4" calcext:value-type="float">
            <text:p>-1.4</text:p>
          </table:table-cell>
          <table:table-cell table:formula="of:=-1*([$Sheet3.S29]-5)*24*60/360" office:value-type="float" office:value="-16.0666666666667" calcext:value-type="float">
            <text:p>-16.1</text:p>
          </table:table-cell>
          <table:table-cell table:formula="of:=-1*[$Sheet3.T29]" office:value-type="float" office:value="-12.5833333333333" calcext:value-type="float">
            <text:p>-12.6</text:p>
          </table:table-cell>
          <table:table-cell table:formula="of:=-1*([$Sheet3.U29]-5)*24*60/360" office:value-type="float" office:value="-12.6666666666667" calcext:value-type="float">
            <text:p>-12.7</text:p>
          </table:table-cell>
          <table:table-cell table:formula="of:=[$Sheet3.V29]*-1" office:value-type="float" office:value="-21.0166666666667" calcext:value-type="float">
            <text:p>-21.0</text:p>
          </table:table-cell>
          <table:table-cell table:formula="of:=-1*([$Sheet3.W29]-5)*24*60/360" office:value-type="float" office:value="0.600000000000001" calcext:value-type="float">
            <text:p>0.6</text:p>
          </table:table-cell>
          <table:table-cell table:formula="of:=[$Sheet3.X29]*-1" office:value-type="float" office:value="-23.35" calcext:value-type="float">
            <text:p>-23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*([$Sheet3.A30]-5)*24*60/360" office:value-type="float" office:value="12.8" calcext:value-type="float">
            <text:p>12.8</text:p>
          </table:table-cell>
          <table:table-cell table:formula="of:=-1*[$Sheet3.B30]" office:value-type="float" office:value="-18.35" calcext:value-type="float">
            <text:p>-18.4</text:p>
          </table:table-cell>
          <table:table-cell table:formula="of:=-1*([$Sheet3.C30]-5)*24*60/360" office:value-type="float" office:value="12.6666666666667" calcext:value-type="float">
            <text:p>12.7</text:p>
          </table:table-cell>
          <table:table-cell table:formula="of:=-1*[$Sheet3.D30]" office:value-type="float" office:value="-8.18333333333333" calcext:value-type="float">
            <text:p>-8.2</text:p>
          </table:table-cell>
          <table:table-cell table:formula="of:=-1*([$Sheet3.E30]-5)*24*60/360" office:value-type="float" office:value="5.33333333333333" calcext:value-type="float">
            <text:p>5.3</text:p>
          </table:table-cell>
          <table:table-cell table:formula="of:=[$Sheet3.F30]" office:value-type="float" office:value="2.75" calcext:value-type="float">
            <text:p>2.8</text:p>
          </table:table-cell>
          <table:table-cell table:formula="of:=-1*([$Sheet3.G30]-5)*24*60/360" office:value-type="float" office:value="-2.4" calcext:value-type="float">
            <text:p>-2.4</text:p>
          </table:table-cell>
          <table:table-cell table:formula="of:=[$Sheet3.H30]" office:value-type="float" office:value="13.9666666666667" calcext:value-type="float">
            <text:p>14.0</text:p>
          </table:table-cell>
          <table:table-cell table:formula="of:=-1*([$Sheet3.I30]-5)*24*60/360" office:value-type="float" office:value="-2.86666666666667" calcext:value-type="float">
            <text:p>-2.9</text:p>
          </table:table-cell>
          <table:table-cell table:formula="of:=[$Sheet3.J30]" office:value-type="float" office:value="21.3666666666667" calcext:value-type="float">
            <text:p>21.4</text:p>
          </table:table-cell>
          <table:table-cell table:formula="of:=-1*([$Sheet3.K30]-5)*24*60/360" office:value-type="float" office:value="3.06666666666667" calcext:value-type="float">
            <text:p>3.1</text:p>
          </table:table-cell>
          <table:table-cell table:formula="of:=[$Sheet3.L30]" office:value-type="float" office:value="23.3" calcext:value-type="float">
            <text:p>23.3</text:p>
          </table:table-cell>
          <table:table-cell table:formula="of:=-1*([$Sheet3.M30]-5)*24*60/360" office:value-type="float" office:value="6.53333333333333" calcext:value-type="float">
            <text:p>6.5</text:p>
          </table:table-cell>
          <table:table-cell table:formula="of:=[$Sheet3.N30]" office:value-type="float" office:value="19.1166666666667" calcext:value-type="float">
            <text:p>19.1</text:p>
          </table:table-cell>
          <table:table-cell table:formula="of:=-1*([$Sheet3.O30]-5)*24*60/360" office:value-type="float" office:value="1.46666666666667" calcext:value-type="float">
            <text:p>1.5</text:p>
          </table:table-cell>
          <table:table-cell table:formula="of:=[$Sheet3.P30]" office:value-type="float" office:value="9.91666666666667" calcext:value-type="float">
            <text:p>9.9</text:p>
          </table:table-cell>
          <table:table-cell table:formula="of:=-1*([$Sheet3.Q30]-5)*24*60/360" office:value-type="float" office:value="-9.06666666666667" calcext:value-type="float">
            <text:p>-9.1</text:p>
          </table:table-cell>
          <table:table-cell table:formula="of:=-1*[$Sheet3.R30]" office:value-type="float" office:value="-1.78333333333333" calcext:value-type="float">
            <text:p>-1.8</text:p>
          </table:table-cell>
          <table:table-cell table:formula="of:=-1*([$Sheet3.S30]-5)*24*60/360" office:value-type="float" office:value="-16.1333333333333" calcext:value-type="float">
            <text:p>-16.1</text:p>
          </table:table-cell>
          <table:table-cell table:formula="of:=-1*[$Sheet3.T30]" office:value-type="float" office:value="-12.9166666666667" calcext:value-type="float">
            <text:p>-12.9</text:p>
          </table:table-cell>
          <table:table-cell table:formula="of:=-1*([$Sheet3.U30]-5)*24*60/360" office:value-type="float" office:value="-12.3333333333333" calcext:value-type="float">
            <text:p>-12.3</text:p>
          </table:table-cell>
          <table:table-cell table:formula="of:=[$Sheet3.V30]*-1" office:value-type="float" office:value="-21.2" calcext:value-type="float">
            <text:p>-21.2</text:p>
          </table:table-cell>
          <table:table-cell table:formula="of:=-1*([$Sheet3.W30]-5)*24*60/360" office:value-type="float" office:value="1.06666666666667" calcext:value-type="float">
            <text:p>1.1</text:p>
          </table:table-cell>
          <table:table-cell table:formula="of:=[$Sheet3.X30]*-1" office:value-type="float" office:value="-23.3" calcext:value-type="float">
            <text:p>-23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*([$Sheet3.A31]-5)*24*60/360" office:value-type="float" office:value="12.9333333333333" calcext:value-type="float">
            <text:p>12.9</text:p>
          </table:table-cell>
          <table:table-cell table:formula="of:=-1*[$Sheet3.B31]" office:value-type="float" office:value="-18.0833333333333" calcext:value-type="float">
            <text:p>-18.1</text:p>
          </table:table-cell>
          <table:table-cell table:formula="of:=-1*([$Sheet3.C31]-5)*24*60/360" office:value-type="float" office:value="12.4666666666667" calcext:value-type="float">
            <text:p>12.5</text:p>
          </table:table-cell>
          <table:table-cell table:formula="of:=-1*[$Sheet3.D31]" office:value-type="float" office:value="-7.81666666666667" calcext:value-type="float">
            <text:p>-7.8</text:p>
          </table:table-cell>
          <table:table-cell table:formula="of:=-1*([$Sheet3.E31]-5)*24*60/360" office:value-type="float" office:value="5" calcext:value-type="float">
            <text:p>5.0</text:p>
          </table:table-cell>
          <table:table-cell table:formula="of:=[$Sheet3.F31]" office:value-type="float" office:value="3.15" calcext:value-type="float">
            <text:p>3.2</text:p>
          </table:table-cell>
          <table:table-cell table:formula="of:=-1*([$Sheet3.G31]-5)*24*60/360" office:value-type="float" office:value="-2.53333333333333" calcext:value-type="float">
            <text:p>-2.5</text:p>
          </table:table-cell>
          <table:table-cell table:formula="of:=[$Sheet3.H31]" office:value-type="float" office:value="14.2833333333333" calcext:value-type="float">
            <text:p>14.3</text:p>
          </table:table-cell>
          <table:table-cell table:formula="of:=-1*([$Sheet3.I31]-5)*24*60/360" office:value-type="float" office:value="-2.73333333333333" calcext:value-type="float">
            <text:p>-2.7</text:p>
          </table:table-cell>
          <table:table-cell table:formula="of:=[$Sheet3.J31]" office:value-type="float" office:value="21.5166666666667" calcext:value-type="float">
            <text:p>21.5</text:p>
          </table:table-cell>
          <table:table-cell table:formula="of:=-1*([$Sheet3.K31]-5)*24*60/360" office:value-type="float" office:value="3.26666666666667" calcext:value-type="float">
            <text:p>3.3</text:p>
          </table:table-cell>
          <table:table-cell table:formula="of:=[$Sheet3.L31]" office:value-type="float" office:value="23.25" calcext:value-type="float">
            <text:p>23.3</text:p>
          </table:table-cell>
          <table:table-cell table:formula="of:=-1*([$Sheet3.M31]-5)*24*60/360" office:value-type="float" office:value="6.46666666666667" calcext:value-type="float">
            <text:p>6.5</text:p>
          </table:table-cell>
          <table:table-cell table:formula="of:=[$Sheet3.N31]" office:value-type="float" office:value="18.8833333333333" calcext:value-type="float">
            <text:p>18.9</text:p>
          </table:table-cell>
          <table:table-cell table:formula="of:=-1*([$Sheet3.O31]-5)*24*60/360" office:value-type="float" office:value="1.2" calcext:value-type="float">
            <text:p>1.2</text:p>
          </table:table-cell>
          <table:table-cell table:formula="of:=[$Sheet3.P31]" office:value-type="float" office:value="9.56666666666667" calcext:value-type="float">
            <text:p>9.6</text:p>
          </table:table-cell>
          <table:table-cell table:formula="of:=-1*([$Sheet3.Q31]-5)*24*60/360" office:value-type="float" office:value="-9.4" calcext:value-type="float">
            <text:p>-9.4</text:p>
          </table:table-cell>
          <table:table-cell table:formula="of:=-1*[$Sheet3.R31]" office:value-type="float" office:value="-2.18333333333333" calcext:value-type="float">
            <text:p>-2.2</text:p>
          </table:table-cell>
          <table:table-cell table:formula="of:=-1*([$Sheet3.S31]-5)*24*60/360" office:value-type="float" office:value="-16.2666666666667" calcext:value-type="float">
            <text:p>-16.3</text:p>
          </table:table-cell>
          <table:table-cell table:formula="of:=-1*[$Sheet3.T31]" office:value-type="float" office:value="-13.25" calcext:value-type="float">
            <text:p>-13.3</text:p>
          </table:table-cell>
          <table:table-cell table:formula="of:=-1*([$Sheet3.U31]-5)*24*60/360" office:value-type="float" office:value="-12" calcext:value-type="float">
            <text:p>-12.0</text:p>
          </table:table-cell>
          <table:table-cell table:formula="of:=[$Sheet3.V31]*-1" office:value-type="float" office:value="-21.3666666666667" calcext:value-type="float">
            <text:p>-21.4</text:p>
          </table:table-cell>
          <table:table-cell table:formula="of:=-1*([$Sheet3.W31]-5)*24*60/360" office:value-type="float" office:value="1.6" calcext:value-type="float">
            <text:p>1.6</text:p>
          </table:table-cell>
          <table:table-cell table:formula="of:=[$Sheet3.X31]*-1" office:value-type="float" office:value="-23.25" calcext:value-type="float">
            <text:p>-23.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*([$Sheet3.A32]-5)*24*60/360" office:value-type="float" office:value="13.1333333333333" calcext:value-type="float">
            <text:p>13.1</text:p>
          </table:table-cell>
          <table:table-cell table:formula="of:=-1*[$Sheet3.B32]" office:value-type="float" office:value="-17.8166666666667" calcext:value-type="float">
            <text:p>-17.8</text:p>
          </table:table-cell>
          <table:table-cell table:number-columns-repeated="2"/>
          <table:table-cell table:formula="of:=-1*([$Sheet3.E32]-5)*24*60/360" office:value-type="float" office:value="4.73333333333333" calcext:value-type="float">
            <text:p>4.7</text:p>
          </table:table-cell>
          <table:table-cell table:formula="of:=[$Sheet3.F32]" office:value-type="float" office:value="3.53333333333333" calcext:value-type="float">
            <text:p>3.5</text:p>
          </table:table-cell>
          <table:table-cell table:formula="of:=-1*([$Sheet3.G32]-5)*24*60/360" office:value-type="float" office:value="-2.66666666666667" calcext:value-type="float">
            <text:p>-2.7</text:p>
          </table:table-cell>
          <table:table-cell table:formula="of:=[$Sheet3.H32]" office:value-type="float" office:value="14.5833333333333" calcext:value-type="float">
            <text:p>14.6</text:p>
          </table:table-cell>
          <table:table-cell table:formula="of:=-1*([$Sheet3.I32]-5)*24*60/360" office:value-type="float" office:value="-2.6" calcext:value-type="float">
            <text:p>-2.6</text:p>
          </table:table-cell>
          <table:table-cell table:formula="of:=[$Sheet3.J32]" office:value-type="float" office:value="21.6833333333333" calcext:value-type="float">
            <text:p>21.7</text:p>
          </table:table-cell>
          <table:table-cell table:formula="of:=-1*([$Sheet3.K32]-5)*24*60/360" office:value-type="float" office:value="3.46666666666666" calcext:value-type="float">
            <text:p>3.5</text:p>
          </table:table-cell>
          <table:table-cell table:formula="of:=[$Sheet3.L32]" office:value-type="float" office:value="23.2" calcext:value-type="float">
            <text:p>23.2</text:p>
          </table:table-cell>
          <table:table-cell table:formula="of:=-1*([$Sheet3.M32]-5)*24*60/360" office:value-type="float" office:value="6.46666666666667" calcext:value-type="float">
            <text:p>6.5</text:p>
          </table:table-cell>
          <table:table-cell table:formula="of:=[$Sheet3.N32]" office:value-type="float" office:value="18.65" calcext:value-type="float">
            <text:p>18.7</text:p>
          </table:table-cell>
          <table:table-cell table:formula="of:=-1*([$Sheet3.O32]-5)*24*60/360" office:value-type="float" office:value="0.866666666666667" calcext:value-type="float">
            <text:p>0.9</text:p>
          </table:table-cell>
          <table:table-cell table:formula="of:=[$Sheet3.P32]" office:value-type="float" office:value="9.21666666666667" calcext:value-type="float">
            <text:p>9.2</text:p>
          </table:table-cell>
          <table:table-cell table:formula="of:=-1*([$Sheet3.Q32]-5)*24*60/360" office:value-type="float" office:value="-9.73333333333333" calcext:value-type="float">
            <text:p>-9.7</text:p>
          </table:table-cell>
          <table:table-cell table:formula="of:=-1*[$Sheet3.R32]" office:value-type="float" office:value="-2.56666666666667" calcext:value-type="float">
            <text:p>-2.6</text:p>
          </table:table-cell>
          <table:table-cell table:formula="of:=-1*([$Sheet3.S32]-5)*24*60/360" office:value-type="float" office:value="-16.3333333333333" calcext:value-type="float">
            <text:p>-16.3</text:p>
          </table:table-cell>
          <table:table-cell table:formula="of:=-1*[$Sheet3.T32]" office:value-type="float" office:value="-13.5833333333333" calcext:value-type="float">
            <text:p>-13.6</text:p>
          </table:table-cell>
          <table:table-cell table:formula="of:=-1*([$Sheet3.U32]-5)*24*60/360" office:value-type="float" office:value="-11.6666666666667" calcext:value-type="float">
            <text:p>-11.7</text:p>
          </table:table-cell>
          <table:table-cell table:formula="of:=[$Sheet3.V32]*-1" office:value-type="float" office:value="-21.5333333333333" calcext:value-type="float">
            <text:p>-21.5</text:p>
          </table:table-cell>
          <table:table-cell table:formula="of:=-1*([$Sheet3.W32]-5)*24*60/360" office:value-type="float" office:value="2.06666666666667" calcext:value-type="float">
            <text:p>2.1</text:p>
          </table:table-cell>
          <table:table-cell table:formula="of:=[$Sheet3.X32]*-1" office:value-type="float" office:value="-23.2" calcext:value-type="float">
            <text:p>-2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1*([$Sheet3.A33]-5)*24*60/360" office:value-type="float" office:value="13.2666666666667" calcext:value-type="float">
            <text:p>13.3</text:p>
          </table:table-cell>
          <table:table-cell table:formula="of:=-1*[$Sheet3.B33]" office:value-type="float" office:value="-17.55" calcext:value-type="float">
            <text:p>-17.6</text:p>
          </table:table-cell>
          <table:table-cell table:number-columns-repeated="2"/>
          <table:table-cell table:formula="of:=-1*([$Sheet3.E33]-5)*24*60/360" office:value-type="float" office:value="4.4" calcext:value-type="float">
            <text:p>4.4</text:p>
          </table:table-cell>
          <table:table-cell table:formula="of:=[$Sheet3.F33]" office:value-type="float" office:value="3.91666666666667" calcext:value-type="float">
            <text:p>3.9</text:p>
          </table:table-cell>
          <table:table-cell table:number-columns-repeated="2"/>
          <table:table-cell table:formula="of:=-1*([$Sheet3.I33]-5)*24*60/360" office:value-type="float" office:value="-2.46666666666667" calcext:value-type="float">
            <text:p>-2.5</text:p>
          </table:table-cell>
          <table:table-cell table:formula="of:=[$Sheet3.J33]" office:value-type="float" office:value="21.8333333333333" calcext:value-type="float">
            <text:p>21.8</text:p>
          </table:table-cell>
          <table:table-cell table:number-columns-repeated="2"/>
          <table:table-cell table:formula="of:=-1*([$Sheet3.M33]-5)*24*60/360" office:value-type="float" office:value="6.4" calcext:value-type="float">
            <text:p>6.4</text:p>
          </table:table-cell>
          <table:table-cell table:formula="of:=[$Sheet3.N33]" office:value-type="float" office:value="18.4" calcext:value-type="float">
            <text:p>18.4</text:p>
          </table:table-cell>
          <table:table-cell table:formula="of:=-1*([$Sheet3.O33]-5)*24*60/360" office:value-type="float" office:value="0.533333333333331" calcext:value-type="float">
            <text:p>0.5</text:p>
          </table:table-cell>
          <table:table-cell table:formula="of:=[$Sheet3.P33]" office:value-type="float" office:value="8.85" calcext:value-type="float">
            <text:p>8.9</text:p>
          </table:table-cell>
          <table:table-cell table:number-columns-repeated="2"/>
          <table:table-cell table:formula="of:=-1*([$Sheet3.S33]-5)*24*60/360" office:value-type="float" office:value="-16.3333333333333" calcext:value-type="float">
            <text:p>-16.3</text:p>
          </table:table-cell>
          <table:table-cell table:formula="of:=-1*[$Sheet3.T33]" office:value-type="float" office:value="-13.9" calcext:value-type="float">
            <text:p>-13.9</text:p>
          </table:table-cell>
          <table:table-cell table:number-columns-repeated="2"/>
          <table:table-cell table:formula="of:=-1*([$Sheet3.W33]-5)*24*60/360" office:value-type="float" office:value="2.53333333333334" calcext:value-type="float">
            <text:p>2.5</text:p>
          </table:table-cell>
          <table:table-cell table:formula="of:=[$Sheet3.X33]*-1" office:value-type="float" office:value="-23.1333333333333" calcext:value-type="float">
            <text:p>-23.1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Sheet6" table:style-name="ta1">
        <table:table-column table:style-name="co1" table:default-cell-style-name="ce8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number-columns-repeated="2" table:default-cell-style-name="ce9"/>
        <table:table-column table:style-name="co12" table:default-cell-style-name="ce9"/>
        <table:table-column table:style-name="co14" table:default-cell-style-name="ce9"/>
        <table:table-column table:style-name="co12" table:default-cell-style-name="ce9"/>
        <table:table-column table:style-name="co14" table:default-cell-style-name="ce9"/>
        <table:table-column table:style-name="co12" table:default-cell-style-name="ce9"/>
        <table:table-column table:style-name="co15" table:default-cell-style-name="ce9"/>
        <table:table-column table:style-name="co12" table:default-cell-style-name="ce9"/>
        <table:table-column table:style-name="co15" table:default-cell-style-name="ce9"/>
        <table:table-column table:style-name="co12" table:default-cell-style-name="ce9"/>
        <table:table-column table:style-name="co14" table:number-columns-repeated="2" table:default-cell-style-name="ce9"/>
        <table:table-column table:style-name="co13" table:number-columns-repeated="6" table:default-cell-style-name="ce9"/>
        <table:table-column table:style-name="co1" table:default-cell-style-name="ce8"/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Ja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Feb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a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p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ay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Ju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Jul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u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e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Oc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Nov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ec</text:p>
          </table:table-cell>
          <table:covered-table-cell table:style-name="ce5"/>
          <table:table-cell table:style-name="Default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EoT</text:p>
          </table:table-cell>
          <table:table-cell table:style-name="ce5" office:value-type="string" calcext:value-type="string">
            <text:p>Dec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6666666666667" calcext:value-type="float">
            <text:p>3.7</text:p>
          </table:table-cell>
          <table:table-cell office:value-type="float" office:value="-22.9666666666667" calcext:value-type="float">
            <text:p>-23.0</text:p>
          </table:table-cell>
          <table:table-cell office:value-type="float" office:value="13.6" calcext:value-type="float">
            <text:p>13.6</text:p>
          </table:table-cell>
          <table:table-cell office:value-type="float" office:value="-16.9833333333333" calcext:value-type="float">
            <text:p>-17.0</text:p>
          </table:table-cell>
          <table:table-cell office:value-type="float" office:value="12.2666666666667" calcext:value-type="float">
            <text:p>12.3</text:p>
          </table:table-cell>
          <table:table-cell office:value-type="float" office:value="-7.43333333333333" calcext:value-type="float">
            <text:p>-7.4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-2.93333333333333" calcext:value-type="float">
            <text:p>-2.9</text:p>
          </table:table-cell>
          <table:table-cell office:value-type="float" office:value="15.2" calcext:value-type="float">
            <text:p>15.2</text:p>
          </table:table-cell>
          <table:table-cell office:value-type="float" office:value="-2.13333333333333" calcext:value-type="float">
            <text:p>-2.1</text:p>
          </table:table-cell>
          <table:table-cell office:value-type="float" office:value="22.1" calcext:value-type="float">
            <text:p>22.1</text:p>
          </table:table-cell>
          <table:table-cell office:value-type="float" office:value="3.86666666666667" calcext:value-type="float">
            <text:p>3.9</text:p>
          </table:table-cell>
          <table:table-cell office:value-type="float" office:value="23.0666666666667" calcext:value-type="float">
            <text:p>23.1</text:p>
          </table:table-cell>
          <table:table-cell office:value-type="float" office:value="6.33333333333333" calcext:value-type="float">
            <text:p>6.3</text:p>
          </table:table-cell>
          <table:table-cell office:value-type="float" office:value="17.9" calcext:value-type="float">
            <text:p>17.9</text:p>
          </table:table-cell>
          <table:table-cell office:value-type="float" office:value="-0.0666666666666664" calcext:value-type="float">
            <text:p>-0.1</text:p>
          </table:table-cell>
          <table:table-cell office:value-type="float" office:value="8.13333333333333" calcext:value-type="float">
            <text:p>8.1</text:p>
          </table:table-cell>
          <table:table-cell office:value-type="float" office:value="-10.4" calcext:value-type="float">
            <text:p>-10.4</text:p>
          </table:table-cell>
          <table:table-cell office:value-type="float" office:value="-3.35" calcext:value-type="float">
            <text:p>-3.4</text:p>
          </table:table-cell>
          <table:table-cell office:value-type="float" office:value="-16.4666666666667" calcext:value-type="float">
            <text:p>-16.5</text:p>
          </table:table-cell>
          <table:table-cell office:value-type="float" office:value="-14.55" calcext:value-type="float">
            <text:p>-14.6</text:p>
          </table:table-cell>
          <table:table-cell office:value-type="float" office:value="-10.9333333333333" calcext:value-type="float">
            <text:p>-10.9</text:p>
          </table:table-cell>
          <table:table-cell office:value-type="float" office:value="-21.85" calcext:value-type="float">
            <text:p>-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3333333333333" calcext:value-type="float">
            <text:p>4.1</text:p>
          </table:table-cell>
          <table:table-cell office:value-type="float" office:value="-22.8666666666667" calcext:value-type="float">
            <text:p>-22.9</text:p>
          </table:table-cell>
          <table:table-cell office:value-type="float" office:value="13.6666666666667" calcext:value-type="float">
            <text:p>13.7</text:p>
          </table:table-cell>
          <table:table-cell office:value-type="float" office:value="-16.6833333333333" calcext:value-type="float">
            <text:p>-16.7</text:p>
          </table:table-cell>
          <table:table-cell office:value-type="float" office:value="12.0666666666667" calcext:value-type="float">
            <text:p>12.1</text:p>
          </table:table-cell>
          <table:table-cell office:value-type="float" office:value="-7.05" calcext:value-type="float">
            <text:p>-7.1</text:p>
          </table:table-cell>
          <table:table-cell office:value-type="float" office:value="3.53333333333334" calcext:value-type="float">
            <text:p>3.5</text:p>
          </table:table-cell>
          <table:table-cell office:value-type="float" office:value="5.08333333333333" calcext:value-type="float">
            <text:p>5.1</text:p>
          </table:table-cell>
          <table:table-cell office:value-type="float" office:value="-3.06666666666667" calcext:value-type="float">
            <text:p>-3.1</text:p>
          </table:table-cell>
          <table:table-cell office:value-type="float" office:value="15.5" calcext:value-type="float">
            <text:p>15.5</text:p>
          </table:table-cell>
          <table:table-cell office:value-type="float" office:value="-2" calcext:value-type="float">
            <text:p>-2.0</text:p>
          </table:table-cell>
          <table:table-cell office:value-type="float" office:value="22.2333333333333" calcext:value-type="float">
            <text:p>22.2</text:p>
          </table:table-cell>
          <table:table-cell office:value-type="float" office:value="4.06666666666667" calcext:value-type="float">
            <text:p>4.1</text:p>
          </table:table-cell>
          <table:table-cell office:value-type="float" office:value="23" calcext:value-type="float">
            <text:p>23.0</text:p>
          </table:table-cell>
          <table:table-cell office:value-type="float" office:value="6.26666666666667" calcext:value-type="float">
            <text:p>6.3</text:p>
          </table:table-cell>
          <table:table-cell office:value-type="float" office:value="17.65" calcext:value-type="float">
            <text:p>17.7</text:p>
          </table:table-cell>
          <table:table-cell office:value-type="float" office:value="-0.399999999999999" calcext:value-type="float">
            <text:p>-0.4</text:p>
          </table:table-cell>
          <table:table-cell office:value-type="float" office:value="7.76666666666667" calcext:value-type="float">
            <text:p>7.8</text:p>
          </table:table-cell>
          <table:table-cell office:value-type="float" office:value="-10.7333333333333" calcext:value-type="float">
            <text:p>-10.7</text:p>
          </table:table-cell>
          <table:table-cell office:value-type="float" office:value="-3.73333333333333" calcext:value-type="float">
            <text:p>-3.7</text:p>
          </table:table-cell>
          <table:table-cell office:value-type="float" office:value="-16.4666666666667" calcext:value-type="float">
            <text:p>-16.5</text:p>
          </table:table-cell>
          <table:table-cell office:value-type="float" office:value="-14.8666666666667" calcext:value-type="float">
            <text:p>-14.9</text:p>
          </table:table-cell>
          <table:table-cell office:value-type="float" office:value="-10.5333333333333" calcext:value-type="float">
            <text:p>-10.5</text:p>
          </table:table-cell>
          <table:table-cell office:value-type="float" office:value="-22" calcext:value-type="float">
            <text:p>-22.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3333333333333" calcext:value-type="float">
            <text:p>4.5</text:p>
          </table:table-cell>
          <table:table-cell office:value-type="float" office:value="-22.7833333333333" calcext:value-type="float">
            <text:p>-22.8</text:p>
          </table:table-cell>
          <table:table-cell office:value-type="float" office:value="13.8" calcext:value-type="float">
            <text:p>13.8</text:p>
          </table:table-cell>
          <table:table-cell office:value-type="float" office:value="-16.4" calcext:value-type="float">
            <text:p>-16.4</text:p>
          </table:table-cell>
          <table:table-cell office:value-type="float" office:value="11.8666666666667" calcext:value-type="float">
            <text:p>11.9</text:p>
          </table:table-cell>
          <table:table-cell office:value-type="float" office:value="-6.66666666666667" calcext:value-type="float">
            <text:p>-6.7</text:p>
          </table:table-cell>
          <table:table-cell office:value-type="float" office:value="3.2" calcext:value-type="float">
            <text:p>3.2</text:p>
          </table:table-cell>
          <table:table-cell office:value-type="float" office:value="5.46666666666667" calcext:value-type="float">
            <text:p>5.5</text:p>
          </table:table-cell>
          <table:table-cell office:value-type="float" office:value="-3.13333333333333" calcext:value-type="float">
            <text:p>-3.1</text:p>
          </table:table-cell>
          <table:table-cell office:value-type="float" office:value="15.7833333333333" calcext:value-type="float">
            <text:p>15.8</text:p>
          </table:table-cell>
          <table:table-cell office:value-type="float" office:value="-1.86666666666667" calcext:value-type="float">
            <text:p>-1.9</text:p>
          </table:table-cell>
          <table:table-cell office:value-type="float" office:value="22.3666666666667" calcext:value-type="float">
            <text:p>22.4</text:p>
          </table:table-cell>
          <table:table-cell office:value-type="float" office:value="4.26666666666667" calcext:value-type="float">
            <text:p>4.3</text:p>
          </table:table-cell>
          <table:table-cell office:value-type="float" office:value="22.9166666666667" calcext:value-type="float">
            <text:p>22.9</text:p>
          </table:table-cell>
          <table:table-cell office:value-type="float" office:value="6.13333333333333" calcext:value-type="float">
            <text:p>6.1</text:p>
          </table:table-cell>
          <table:table-cell office:value-type="float" office:value="17.3833333333333" calcext:value-type="float">
            <text:p>17.4</text:p>
          </table:table-cell>
          <table:table-cell office:value-type="float" office:value="-0.733333333333334" calcext:value-type="float">
            <text:p>-0.7</text:p>
          </table:table-cell>
          <table:table-cell office:value-type="float" office:value="7.4" calcext:value-type="float">
            <text:p>7.4</text:p>
          </table:table-cell>
          <table:table-cell office:value-type="float" office:value="-11.0666666666667" calcext:value-type="float">
            <text:p>-11.1</text:p>
          </table:table-cell>
          <table:table-cell office:value-type="float" office:value="-4.11666666666667" calcext:value-type="float">
            <text:p>-4.1</text:p>
          </table:table-cell>
          <table:table-cell office:value-type="float" office:value="-16.4666666666667" calcext:value-type="float">
            <text:p>-16.5</text:p>
          </table:table-cell>
          <table:table-cell office:value-type="float" office:value="-15.1833333333333" calcext:value-type="float">
            <text:p>-15.2</text:p>
          </table:table-cell>
          <table:table-cell office:value-type="float" office:value="-10.2" calcext:value-type="float">
            <text:p>-10.2</text:p>
          </table:table-cell>
          <table:table-cell office:value-type="float" office:value="-22.15" calcext:value-type="float">
            <text:p>-22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</text:p>
          </table:table-cell>
          <table:table-cell office:value-type="float" office:value="-22.6666666666667" calcext:value-type="float">
            <text:p>-22.7</text:p>
          </table:table-cell>
          <table:table-cell office:value-type="float" office:value="13.8666666666667" calcext:value-type="float">
            <text:p>13.9</text:p>
          </table:table-cell>
          <table:table-cell office:value-type="float" office:value="-16.1" calcext:value-type="float">
            <text:p>-16.1</text:p>
          </table:table-cell>
          <table:table-cell office:value-type="float" office:value="11.6666666666667" calcext:value-type="float">
            <text:p>11.7</text:p>
          </table:table-cell>
          <table:table-cell office:value-type="float" office:value="-6.28333333333333" calcext:value-type="float">
            <text:p>-6.3</text:p>
          </table:table-cell>
          <table:table-cell office:value-type="float" office:value="2.93333333333333" calcext:value-type="float">
            <text:p>2.9</text:p>
          </table:table-cell>
          <table:table-cell office:value-type="float" office:value="5.85" calcext:value-type="float">
            <text:p>5.9</text:p>
          </table:table-cell>
          <table:table-cell office:value-type="float" office:value="-3.26666666666667" calcext:value-type="float">
            <text:p>-3.3</text:p>
          </table:table-cell>
          <table:table-cell office:value-type="float" office:value="16.0833333333333" calcext:value-type="float">
            <text:p>16.1</text:p>
          </table:table-cell>
          <table:table-cell office:value-type="float" office:value="-1.66666666666667" calcext:value-type="float">
            <text:p>-1.7</text:p>
          </table:table-cell>
          <table:table-cell office:value-type="float" office:value="22.4833333333333" calcext:value-type="float">
            <text:p>22.5</text:p>
          </table:table-cell>
          <table:table-cell office:value-type="float" office:value="4.46666666666667" calcext:value-type="float">
            <text:p>4.5</text:p>
          </table:table-cell>
          <table:table-cell office:value-type="float" office:value="22.8333333333333" calcext:value-type="float">
            <text:p>22.8</text:p>
          </table:table-cell>
          <table:table-cell office:value-type="float" office:value="6.06666666666667" calcext:value-type="float">
            <text:p>6.1</text:p>
          </table:table-cell>
          <table:table-cell office:value-type="float" office:value="17.1333333333333" calcext:value-type="float">
            <text:p>17.1</text:p>
          </table:table-cell>
          <table:table-cell office:value-type="float" office:value="-1.06666666666667" calcext:value-type="float">
            <text:p>-1.1</text:p>
          </table:table-cell>
          <table:table-cell office:value-type="float" office:value="7.03333333333333" calcext:value-type="float">
            <text:p>7.0</text:p>
          </table:table-cell>
          <table:table-cell office:value-type="float" office:value="-11.3333333333333" calcext:value-type="float">
            <text:p>-11.3</text:p>
          </table:table-cell>
          <table:table-cell office:value-type="float" office:value="-4.5" calcext:value-type="float">
            <text:p>-4.5</text:p>
          </table:table-cell>
          <table:table-cell office:value-type="float" office:value="-16.4666666666667" calcext:value-type="float">
            <text:p>-16.5</text:p>
          </table:table-cell>
          <table:table-cell office:value-type="float" office:value="-15.4833333333333" calcext:value-type="float">
            <text:p>-15.5</text:p>
          </table:table-cell>
          <table:table-cell office:value-type="float" office:value="-9.8" calcext:value-type="float">
            <text:p>-9.8</text:p>
          </table:table-cell>
          <table:table-cell office:value-type="float" office:value="-22.2833333333333" calcext:value-type="float">
            <text:p>-2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6666666666667" calcext:value-type="float">
            <text:p>5.5</text:p>
          </table:table-cell>
          <table:table-cell office:value-type="float" office:value="-22.5666666666667" calcext:value-type="float">
            <text:p>-22.6</text:p>
          </table:table-cell>
          <table:table-cell office:value-type="float" office:value="14" calcext:value-type="float">
            <text:p>14.0</text:p>
          </table:table-cell>
          <table:table-cell office:value-type="float" office:value="-15.8" calcext:value-type="float">
            <text:p>-15.8</text:p>
          </table:table-cell>
          <table:table-cell office:value-type="float" office:value="11.4" calcext:value-type="float">
            <text:p>11.4</text:p>
          </table:table-cell>
          <table:table-cell office:value-type="float" office:value="-5.9" calcext:value-type="float">
            <text:p>-5.9</text:p>
          </table:table-cell>
          <table:table-cell office:value-type="float" office:value="2.66666666666667" calcext:value-type="float">
            <text:p>2.7</text:p>
          </table:table-cell>
          <table:table-cell office:value-type="float" office:value="6.23333333333333" calcext:value-type="float">
            <text:p>6.2</text:p>
          </table:table-cell>
          <table:table-cell office:value-type="float" office:value="-3.33333333333333" calcext:value-type="float">
            <text:p>-3.3</text:p>
          </table:table-cell>
          <table:table-cell office:value-type="float" office:value="16.3666666666667" calcext:value-type="float">
            <text:p>16.4</text:p>
          </table:table-cell>
          <table:table-cell office:value-type="float" office:value="-1.46666666666667" calcext:value-type="float">
            <text:p>-1.5</text:p>
          </table:table-cell>
          <table:table-cell office:value-type="float" office:value="22.5833333333333" calcext:value-type="float">
            <text:p>22.6</text:p>
          </table:table-cell>
          <table:table-cell office:value-type="float" office:value="4.6" calcext:value-type="float">
            <text:p>4.6</text:p>
          </table:table-cell>
          <table:table-cell office:value-type="float" office:value="22.7333333333333" calcext:value-type="float">
            <text:p>22.7</text:p>
          </table:table-cell>
          <table:table-cell office:value-type="float" office:value="6" calcext:value-type="float">
            <text:p>6.0</text:p>
          </table:table-cell>
          <table:table-cell office:value-type="float" office:value="16.85" calcext:value-type="float">
            <text:p>16.9</text:p>
          </table:table-cell>
          <table:table-cell office:value-type="float" office:value="-1.4" calcext:value-type="float">
            <text:p>-1.4</text:p>
          </table:table-cell>
          <table:table-cell office:value-type="float" office:value="6.66666666666667" calcext:value-type="float">
            <text:p>6.7</text:p>
          </table:table-cell>
          <table:table-cell office:value-type="float" office:value="-11.6666666666667" calcext:value-type="float">
            <text:p>-11.7</text:p>
          </table:table-cell>
          <table:table-cell office:value-type="float" office:value="-4.88333333333333" calcext:value-type="float">
            <text:p>-4.9</text:p>
          </table:table-cell>
          <table:table-cell office:value-type="float" office:value="-16.4" calcext:value-type="float">
            <text:p>-16.4</text:p>
          </table:table-cell>
          <table:table-cell office:value-type="float" office:value="-15.8" calcext:value-type="float">
            <text:p>-15.8</text:p>
          </table:table-cell>
          <table:table-cell office:value-type="float" office:value="-9.33333333333333" calcext:value-type="float">
            <text:p>-9.3</text:p>
          </table:table-cell>
          <table:table-cell office:value-type="float" office:value="-22.4166666666667" calcext:value-type="float">
            <text:p>-2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3333333333333" calcext:value-type="float">
            <text:p>5.9</text:p>
          </table:table-cell>
          <table:table-cell office:value-type="float" office:value="-22.4333333333333" calcext:value-type="float">
            <text:p>-22.4</text:p>
          </table:table-cell>
          <table:table-cell office:value-type="float" office:value="14.0666666666667" calcext:value-type="float">
            <text:p>14.1</text:p>
          </table:table-cell>
          <table:table-cell office:value-type="float" office:value="-15.4833333333333" calcext:value-type="float">
            <text:p>-15.5</text:p>
          </table:table-cell>
          <table:table-cell office:value-type="float" office:value="11.2" calcext:value-type="float">
            <text:p>11.2</text:p>
          </table:table-cell>
          <table:table-cell office:value-type="float" office:value="-5.51666666666667" calcext:value-type="float">
            <text:p>-5.5</text:p>
          </table:table-cell>
          <table:table-cell office:value-type="float" office:value="2.33333333333333" calcext:value-type="float">
            <text:p>2.3</text:p>
          </table:table-cell>
          <table:table-cell office:value-type="float" office:value="6.6" calcext:value-type="float">
            <text:p>6.6</text:p>
          </table:table-cell>
          <table:table-cell office:value-type="float" office:value="-3.4" calcext:value-type="float">
            <text:p>-3.4</text:p>
          </table:table-cell>
          <table:table-cell office:value-type="float" office:value="16.65" calcext:value-type="float">
            <text:p>16.7</text:p>
          </table:table-cell>
          <table:table-cell office:value-type="float" office:value="-1.33333333333333" calcext:value-type="float">
            <text:p>-1.3</text:p>
          </table:table-cell>
          <table:table-cell office:value-type="float" office:value="22.6833333333333" calcext:value-type="float">
            <text:p>22.7</text:p>
          </table:table-cell>
          <table:table-cell office:value-type="float" office:value="4.8" calcext:value-type="float">
            <text:p>4.8</text:p>
          </table:table-cell>
          <table:table-cell office:value-type="float" office:value="22.6333333333333" calcext:value-type="float">
            <text:p>22.6</text:p>
          </table:table-cell>
          <table:table-cell office:value-type="float" office:value="5.86666666666667" calcext:value-type="float">
            <text:p>5.9</text:p>
          </table:table-cell>
          <table:table-cell office:value-type="float" office:value="16.5833333333333" calcext:value-type="float">
            <text:p>16.6</text:p>
          </table:table-cell>
          <table:table-cell office:value-type="float" office:value="-1.73333333333333" calcext:value-type="float">
            <text:p>-1.7</text:p>
          </table:table-cell>
          <table:table-cell office:value-type="float" office:value="6.28333333333333" calcext:value-type="float">
            <text:p>6.3</text:p>
          </table:table-cell>
          <table:table-cell office:value-type="float" office:value="-11.9333333333333" calcext:value-type="float">
            <text:p>-11.9</text:p>
          </table:table-cell>
          <table:table-cell office:value-type="float" office:value="-5.26666666666667" calcext:value-type="float">
            <text:p>-5.3</text:p>
          </table:table-cell>
          <table:table-cell office:value-type="float" office:value="-16.4" calcext:value-type="float">
            <text:p>-16.4</text:p>
          </table:table-cell>
          <table:table-cell office:value-type="float" office:value="-16.1" calcext:value-type="float">
            <text:p>-16.1</text:p>
          </table:table-cell>
          <table:table-cell office:value-type="float" office:value="-8.93333333333333" calcext:value-type="float">
            <text:p>-8.9</text:p>
          </table:table-cell>
          <table:table-cell office:value-type="float" office:value="-22.5333333333333" calcext:value-type="float">
            <text:p>-22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3333333333333" calcext:value-type="float">
            <text:p>6.3</text:p>
          </table:table-cell>
          <table:table-cell office:value-type="float" office:value="-22.3166666666667" calcext:value-type="float">
            <text:p>-22.3</text:p>
          </table:table-cell>
          <table:table-cell office:value-type="float" office:value="14.1333333333333" calcext:value-type="float">
            <text:p>14.1</text:p>
          </table:table-cell>
          <table:table-cell office:value-type="float" office:value="-15.1833333333333" calcext:value-type="float">
            <text:p>-15.2</text:p>
          </table:table-cell>
          <table:table-cell office:value-type="float" office:value="10.9333333333333" calcext:value-type="float">
            <text:p>10.9</text:p>
          </table:table-cell>
          <table:table-cell office:value-type="float" office:value="-5.11666666666667" calcext:value-type="float">
            <text:p>-5.1</text:p>
          </table:table-cell>
          <table:table-cell office:value-type="float" office:value="2.06666666666667" calcext:value-type="float">
            <text:p>2.1</text:p>
          </table:table-cell>
          <table:table-cell office:value-type="float" office:value="6.98333333333333" calcext:value-type="float">
            <text:p>7.0</text:p>
          </table:table-cell>
          <table:table-cell office:value-type="float" office:value="-3.46666666666667" calcext:value-type="float">
            <text:p>-3.5</text:p>
          </table:table-cell>
          <table:table-cell office:value-type="float" office:value="16.9166666666667" calcext:value-type="float">
            <text:p>16.9</text:p>
          </table:table-cell>
          <table:table-cell office:value-type="float" office:value="-1.13333333333333" calcext:value-type="float">
            <text:p>-1.1</text:p>
          </table:table-cell>
          <table:table-cell office:value-type="float" office:value="22.7833333333333" calcext:value-type="float">
            <text:p>22.8</text:p>
          </table:table-cell>
          <table:table-cell office:value-type="float" office:value="4.93333333333333" calcext:value-type="float">
            <text:p>4.9</text:p>
          </table:table-cell>
          <table:table-cell office:value-type="float" office:value="22.5333333333333" calcext:value-type="float">
            <text:p>22.5</text:p>
          </table:table-cell>
          <table:table-cell office:value-type="float" office:value="5.73333333333333" calcext:value-type="float">
            <text:p>5.7</text:p>
          </table:table-cell>
          <table:table-cell office:value-type="float" office:value="16.3" calcext:value-type="float">
            <text:p>16.3</text:p>
          </table:table-cell>
          <table:table-cell office:value-type="float" office:value="-2.06666666666667" calcext:value-type="float">
            <text:p>-2.1</text:p>
          </table:table-cell>
          <table:table-cell office:value-type="float" office:value="5.91666666666667" calcext:value-type="float">
            <text:p>5.9</text:p>
          </table:table-cell>
          <table:table-cell office:value-type="float" office:value="-12.2" calcext:value-type="float">
            <text:p>-12.2</text:p>
          </table:table-cell>
          <table:table-cell office:value-type="float" office:value="-5.65" calcext:value-type="float">
            <text:p>-5.7</text:p>
          </table:table-cell>
          <table:table-cell office:value-type="float" office:value="-16.3333333333333" calcext:value-type="float">
            <text:p>-16.3</text:p>
          </table:table-cell>
          <table:table-cell office:value-type="float" office:value="-16.3833333333333" calcext:value-type="float">
            <text:p>-16.4</text:p>
          </table:table-cell>
          <table:table-cell office:value-type="float" office:value="-8.53333333333334" calcext:value-type="float">
            <text:p>-8.5</text:p>
          </table:table-cell>
          <table:table-cell office:value-type="float" office:value="-22.65" calcext:value-type="float">
            <text:p>-22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3333333333333" calcext:value-type="float">
            <text:p>6.7</text:p>
          </table:table-cell>
          <table:table-cell office:value-type="float" office:value="-22.1833333333333" calcext:value-type="float">
            <text:p>-22.2</text:p>
          </table:table-cell>
          <table:table-cell office:value-type="float" office:value="14.1333333333333" calcext:value-type="float">
            <text:p>14.1</text:p>
          </table:table-cell>
          <table:table-cell office:value-type="float" office:value="-14.8666666666667" calcext:value-type="float">
            <text:p>-14.9</text:p>
          </table:table-cell>
          <table:table-cell office:value-type="float" office:value="10.7333333333333" calcext:value-type="float">
            <text:p>10.7</text:p>
          </table:table-cell>
          <table:table-cell office:value-type="float" office:value="-4.73333333333333" calcext:value-type="float">
            <text:p>-4.7</text:p>
          </table:table-cell>
          <table:table-cell office:value-type="float" office:value="1.8" calcext:value-type="float">
            <text:p>1.8</text:p>
          </table:table-cell>
          <table:table-cell office:value-type="float" office:value="7.35" calcext:value-type="float">
            <text:p>7.4</text:p>
          </table:table-cell>
          <table:table-cell office:value-type="float" office:value="-3.53333333333333" calcext:value-type="float">
            <text:p>-3.5</text:p>
          </table:table-cell>
          <table:table-cell office:value-type="float" office:value="17.2" calcext:value-type="float">
            <text:p>17.2</text:p>
          </table:table-cell>
          <table:table-cell office:value-type="float" office:value="-0.933333333333334" calcext:value-type="float">
            <text:p>-0.9</text:p>
          </table:table-cell>
          <table:table-cell office:value-type="float" office:value="22.8833333333333" calcext:value-type="float">
            <text:p>22.9</text:p>
          </table:table-cell>
          <table:table-cell office:value-type="float" office:value="5.06666666666667" calcext:value-type="float">
            <text:p>5.1</text:p>
          </table:table-cell>
          <table:table-cell office:value-type="float" office:value="22.4166666666667" calcext:value-type="float">
            <text:p>22.4</text:p>
          </table:table-cell>
          <table:table-cell office:value-type="float" office:value="5.6" calcext:value-type="float">
            <text:p>5.6</text:p>
          </table:table-cell>
          <table:table-cell office:value-type="float" office:value="16.0166666666667" calcext:value-type="float">
            <text:p>16.0</text:p>
          </table:table-cell>
          <table:table-cell office:value-type="float" office:value="-2.4" calcext:value-type="float">
            <text:p>-2.4</text:p>
          </table:table-cell>
          <table:table-cell office:value-type="float" office:value="5.53333333333333" calcext:value-type="float">
            <text:p>5.5</text:p>
          </table:table-cell>
          <table:table-cell office:value-type="float" office:value="-12.5333333333333" calcext:value-type="float">
            <text:p>-12.5</text:p>
          </table:table-cell>
          <table:table-cell office:value-type="float" office:value="-6.03333333333333" calcext:value-type="float">
            <text:p>-6.0</text:p>
          </table:table-cell>
          <table:table-cell office:value-type="float" office:value="-16.2666666666667" calcext:value-type="float">
            <text:p>-16.3</text:p>
          </table:table-cell>
          <table:table-cell office:value-type="float" office:value="-16.6833333333333" calcext:value-type="float">
            <text:p>-16.7</text:p>
          </table:table-cell>
          <table:table-cell office:value-type="float" office:value="-8.06666666666667" calcext:value-type="float">
            <text:p>-8.1</text:p>
          </table:table-cell>
          <table:table-cell office:value-type="float" office:value="-22.75" calcext:value-type="float">
            <text:p>-22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office:value-type="float" office:value="-22.0333333333333" calcext:value-type="float">
            <text:p>-22.0</text:p>
          </table:table-cell>
          <table:table-cell office:value-type="float" office:value="14.2" calcext:value-type="float">
            <text:p>14.2</text:p>
          </table:table-cell>
          <table:table-cell office:value-type="float" office:value="-14.5333333333333" calcext:value-type="float">
            <text:p>-14.5</text:p>
          </table:table-cell>
          <table:table-cell office:value-type="float" office:value="10.4666666666667" calcext:value-type="float">
            <text:p>10.5</text:p>
          </table:table-cell>
          <table:table-cell office:value-type="float" office:value="-4.33333333333333" calcext:value-type="float">
            <text:p>-4.3</text:p>
          </table:table-cell>
          <table:table-cell office:value-type="float" office:value="1.53333333333333" calcext:value-type="float">
            <text:p>1.5</text:p>
          </table:table-cell>
          <table:table-cell office:value-type="float" office:value="7.73333333333333" calcext:value-type="float">
            <text:p>7.7</text:p>
          </table:table-cell>
          <table:table-cell office:value-type="float" office:value="-3.6" calcext:value-type="float">
            <text:p>-3.6</text:p>
          </table:table-cell>
          <table:table-cell office:value-type="float" office:value="17.4666666666667" calcext:value-type="float">
            <text:p>17.5</text:p>
          </table:table-cell>
          <table:table-cell office:value-type="float" office:value="-0.733333333333334" calcext:value-type="float">
            <text:p>-0.7</text:p>
          </table:table-cell>
          <table:table-cell office:value-type="float" office:value="22.9666666666667" calcext:value-type="float">
            <text:p>23.0</text:p>
          </table:table-cell>
          <table:table-cell office:value-type="float" office:value="5.26666666666667" calcext:value-type="float">
            <text:p>5.3</text:p>
          </table:table-cell>
          <table:table-cell office:value-type="float" office:value="22.3" calcext:value-type="float">
            <text:p>22.3</text:p>
          </table:table-cell>
          <table:table-cell office:value-type="float" office:value="5.46666666666667" calcext:value-type="float">
            <text:p>5.5</text:p>
          </table:table-cell>
          <table:table-cell office:value-type="float" office:value="15.7333333333333" calcext:value-type="float">
            <text:p>15.7</text:p>
          </table:table-cell>
          <table:table-cell office:value-type="float" office:value="-2.73333333333333" calcext:value-type="float">
            <text:p>-2.7</text:p>
          </table:table-cell>
          <table:table-cell office:value-type="float" office:value="5.16666666666667" calcext:value-type="float">
            <text:p>5.2</text:p>
          </table:table-cell>
          <table:table-cell office:value-type="float" office:value="-12.8" calcext:value-type="float">
            <text:p>-12.8</text:p>
          </table:table-cell>
          <table:table-cell office:value-type="float" office:value="-6.41666666666667" calcext:value-type="float">
            <text:p>-6.4</text:p>
          </table:table-cell>
          <table:table-cell office:value-type="float" office:value="-16.2" calcext:value-type="float">
            <text:p>-16.2</text:p>
          </table:table-cell>
          <table:table-cell office:value-type="float" office:value="-16.9666666666667" calcext:value-type="float">
            <text:p>-17.0</text:p>
          </table:table-cell>
          <table:table-cell office:value-type="float" office:value="-7.6" calcext:value-type="float">
            <text:p>-7.6</text:p>
          </table:table-cell>
          <table:table-cell office:value-type="float" office:value="-22.85" calcext:value-type="float">
            <text:p>-22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-21.8833333333333" calcext:value-type="float">
            <text:p>-21.9</text:p>
          </table:table-cell>
          <table:table-cell office:value-type="float" office:value="14.2" calcext:value-type="float">
            <text:p>14.2</text:p>
          </table:table-cell>
          <table:table-cell office:value-type="float" office:value="-14.2166666666667" calcext:value-type="float">
            <text:p>-14.2</text:p>
          </table:table-cell>
          <table:table-cell office:value-type="float" office:value="10.2" calcext:value-type="float">
            <text:p>10.2</text:p>
          </table:table-cell>
          <table:table-cell office:value-type="float" office:value="-3.95" calcext:value-type="float">
            <text:p>-4.0</text:p>
          </table:table-cell>
          <table:table-cell office:value-type="float" office:value="1.26666666666667" calcext:value-type="float">
            <text:p>1.3</text:p>
          </table:table-cell>
          <table:table-cell office:value-type="float" office:value="8.1" calcext:value-type="float">
            <text:p>8.1</text:p>
          </table:table-cell>
          <table:table-cell office:value-type="float" office:value="-3.6" calcext:value-type="float">
            <text:p>-3.6</text:p>
          </table:table-cell>
          <table:table-cell office:value-type="float" office:value="17.7166666666667" calcext:value-type="float">
            <text:p>17.7</text:p>
          </table:table-cell>
          <table:table-cell office:value-type="float" office:value="-0.533333333333335" calcext:value-type="float">
            <text:p>-0.5</text:p>
          </table:table-cell>
          <table:table-cell office:value-type="float" office:value="23.0333333333333" calcext:value-type="float">
            <text:p>23.0</text:p>
          </table:table-cell>
          <table:table-cell office:value-type="float" office:value="5.4" calcext:value-type="float">
            <text:p>5.4</text:p>
          </table:table-cell>
          <table:table-cell office:value-type="float" office:value="22.1833333333333" calcext:value-type="float">
            <text:p>22.2</text:p>
          </table:table-cell>
          <table:table-cell office:value-type="float" office:value="5.33333333333333" calcext:value-type="float">
            <text:p>5.3</text:p>
          </table:table-cell>
          <table:table-cell office:value-type="float" office:value="15.4333333333333" calcext:value-type="float">
            <text:p>15.4</text:p>
          </table:table-cell>
          <table:table-cell office:value-type="float" office:value="-3.06666666666667" calcext:value-type="float">
            <text:p>-3.1</text:p>
          </table:table-cell>
          <table:table-cell office:value-type="float" office:value="4.78333333333333" calcext:value-type="float">
            <text:p>4.8</text:p>
          </table:table-cell>
          <table:table-cell office:value-type="float" office:value="-13.0666666666667" calcext:value-type="float">
            <text:p>-13.1</text:p>
          </table:table-cell>
          <table:table-cell office:value-type="float" office:value="-6.8" calcext:value-type="float">
            <text:p>-6.8</text:p>
          </table:table-cell>
          <table:table-cell office:value-type="float" office:value="-16.0666666666667" calcext:value-type="float">
            <text:p>-16.1</text:p>
          </table:table-cell>
          <table:table-cell office:value-type="float" office:value="-17.25" calcext:value-type="float">
            <text:p>-17.3</text:p>
          </table:table-cell>
          <table:table-cell office:value-type="float" office:value="-7.13333333333333" calcext:value-type="float">
            <text:p>-7.1</text:p>
          </table:table-cell>
          <table:table-cell office:value-type="float" office:value="-22.95" calcext:value-type="float">
            <text:p>-23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.0</text:p>
          </table:table-cell>
          <table:table-cell office:value-type="float" office:value="-21.7333333333333" calcext:value-type="float">
            <text:p>-21.7</text:p>
          </table:table-cell>
          <table:table-cell office:value-type="float" office:value="14.2" calcext:value-type="float">
            <text:p>14.2</text:p>
          </table:table-cell>
          <table:table-cell office:value-type="float" office:value="-13.8833333333333" calcext:value-type="float">
            <text:p>-13.9</text:p>
          </table:table-cell>
          <table:table-cell office:value-type="float" office:value="9.93333333333333" calcext:value-type="float">
            <text:p>9.9</text:p>
          </table:table-cell>
          <table:table-cell office:value-type="float" office:value="-3.55" calcext:value-type="float">
            <text:p>-3.6</text:p>
          </table:table-cell>
          <table:table-cell office:value-type="float" office:value="1" calcext:value-type="float">
            <text:p>1.0</text:p>
          </table:table-cell>
          <table:table-cell office:value-type="float" office:value="8.46666666666667" calcext:value-type="float">
            <text:p>8.5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7.9833333333333" calcext:value-type="float">
            <text:p>18.0</text:p>
          </table:table-cell>
          <table:table-cell office:value-type="float" office:value="-0.333333333333332" calcext:value-type="float">
            <text:p>-0.3</text:p>
          </table:table-cell>
          <table:table-cell office:value-type="float" office:value="23.1" calcext:value-type="float">
            <text:p>23.1</text:p>
          </table:table-cell>
          <table:table-cell office:value-type="float" office:value="5.53333333333333" calcext:value-type="float">
            <text:p>5.5</text:p>
          </table:table-cell>
          <table:table-cell office:value-type="float" office:value="22.05" calcext:value-type="float">
            <text:p>22.1</text:p>
          </table:table-cell>
          <table:table-cell office:value-type="float" office:value="5.2" calcext:value-type="float">
            <text:p>5.2</text:p>
          </table:table-cell>
          <table:table-cell office:value-type="float" office:value="15.15" calcext:value-type="float">
            <text:p>15.2</text:p>
          </table:table-cell>
          <table:table-cell office:value-type="float" office:value="-3.46666666666667" calcext:value-type="float">
            <text:p>-3.5</text:p>
          </table:table-cell>
          <table:table-cell office:value-type="float" office:value="4.4" calcext:value-type="float">
            <text:p>4.4</text:p>
          </table:table-cell>
          <table:table-cell office:value-type="float" office:value="-13.3333333333333" calcext:value-type="float">
            <text:p>-13.3</text:p>
          </table:table-cell>
          <table:table-cell office:value-type="float" office:value="-7.16666666666667" calcext:value-type="float">
            <text:p>-7.2</text:p>
          </table:table-cell>
          <table:table-cell office:value-type="float" office:value="-16" calcext:value-type="float">
            <text:p>-16.0</text:p>
          </table:table-cell>
          <table:table-cell office:value-type="float" office:value="-17.5333333333333" calcext:value-type="float">
            <text:p>-17.5</text:p>
          </table:table-cell>
          <table:table-cell office:value-type="float" office:value="-6.73333333333333" calcext:value-type="float">
            <text:p>-6.7</text:p>
          </table:table-cell>
          <table:table-cell office:value-type="float" office:value="-23.0333333333333" calcext:value-type="float">
            <text:p>-23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33333333333333" calcext:value-type="float">
            <text:p>8.3</text:p>
          </table:table-cell>
          <table:table-cell office:value-type="float" office:value="-21.5666666666667" calcext:value-type="float">
            <text:p>-21.6</text:p>
          </table:table-cell>
          <table:table-cell office:value-type="float" office:value="14.2" calcext:value-type="float">
            <text:p>14.2</text:p>
          </table:table-cell>
          <table:table-cell office:value-type="float" office:value="-13.55" calcext:value-type="float">
            <text:p>-13.6</text:p>
          </table:table-cell>
          <table:table-cell office:value-type="float" office:value="9.66666666666667" calcext:value-type="float">
            <text:p>9.7</text:p>
          </table:table-cell>
          <table:table-cell office:value-type="float" office:value="-3.16666666666667" calcext:value-type="float">
            <text:p>-3.2</text:p>
          </table:table-cell>
          <table:table-cell office:value-type="float" office:value="0.733333333333334" calcext:value-type="float">
            <text:p>0.7</text:p>
          </table:table-cell>
          <table:table-cell office:value-type="float" office:value="8.83333333333333" calcext:value-type="float">
            <text:p>8.8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8.2333333333333" calcext:value-type="float">
            <text:p>18.2</text:p>
          </table:table-cell>
          <table:table-cell office:value-type="float" office:value="-0.133333333333333" calcext:value-type="float">
            <text:p>-0.1</text:p>
          </table:table-cell>
          <table:table-cell office:value-type="float" office:value="23.1666666666667" calcext:value-type="float">
            <text:p>23.2</text:p>
          </table:table-cell>
          <table:table-cell office:value-type="float" office:value="5.66666666666667" calcext:value-type="float">
            <text:p>5.7</text:p>
          </table:table-cell>
          <table:table-cell office:value-type="float" office:value="21.9" calcext:value-type="float">
            <text:p>21.9</text:p>
          </table:table-cell>
          <table:table-cell office:value-type="float" office:value="5" calcext:value-type="float">
            <text:p>5.0</text:p>
          </table:table-cell>
          <table:table-cell office:value-type="float" office:value="14.8333333333333" calcext:value-type="float">
            <text:p>14.8</text:p>
          </table:table-cell>
          <table:table-cell office:value-type="float" office:value="-3.8" calcext:value-type="float">
            <text:p>-3.8</text:p>
          </table:table-cell>
          <table:table-cell office:value-type="float" office:value="4.01666666666667" calcext:value-type="float">
            <text:p>4.0</text:p>
          </table:table-cell>
          <table:table-cell office:value-type="float" office:value="-13.5333333333333" calcext:value-type="float">
            <text:p>-13.5</text:p>
          </table:table-cell>
          <table:table-cell office:value-type="float" office:value="-7.55" calcext:value-type="float">
            <text:p>-7.6</text:p>
          </table:table-cell>
          <table:table-cell office:value-type="float" office:value="-15.8666666666667" calcext:value-type="float">
            <text:p>-15.9</text:p>
          </table:table-cell>
          <table:table-cell office:value-type="float" office:value="-17.8" calcext:value-type="float">
            <text:p>-17.8</text:p>
          </table:table-cell>
          <table:table-cell office:value-type="float" office:value="-6.26666666666667" calcext:value-type="float">
            <text:p>-6.3</text:p>
          </table:table-cell>
          <table:table-cell office:value-type="float" office:value="-23.1" calcext:value-type="float">
            <text:p>-23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73333333333333" calcext:value-type="float">
            <text:p>8.7</text:p>
          </table:table-cell>
          <table:table-cell office:value-type="float" office:value="-21.4" calcext:value-type="float">
            <text:p>-21.4</text:p>
          </table:table-cell>
          <table:table-cell office:value-type="float" office:value="14.1333333333333" calcext:value-type="float">
            <text:p>14.1</text:p>
          </table:table-cell>
          <table:table-cell office:value-type="float" office:value="-13.2166666666667" calcext:value-type="float">
            <text:p>-13.2</text:p>
          </table:table-cell>
          <table:table-cell office:value-type="float" office:value="9.4" calcext:value-type="float">
            <text:p>9.4</text:p>
          </table:table-cell>
          <table:table-cell office:value-type="float" office:value="-2.76666666666667" calcext:value-type="float">
            <text:p>-2.8</text:p>
          </table:table-cell>
          <table:table-cell office:value-type="float" office:value="0.466666666666669" calcext:value-type="float">
            <text:p>0.5</text:p>
          </table:table-cell>
          <table:table-cell office:value-type="float" office:value="9.18333333333333" calcext:value-type="float">
            <text:p>9.2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8.4833333333333" calcext:value-type="float">
            <text:p>18.5</text:p>
          </table:table-cell>
          <table:table-cell office:value-type="float" office:value="0.0666666666666664" calcext:value-type="float">
            <text:p>0.1</text:p>
          </table:table-cell>
          <table:table-cell office:value-type="float" office:value="23.2333333333333" calcext:value-type="float">
            <text:p>23.2</text:p>
          </table:table-cell>
          <table:table-cell office:value-type="float" office:value="5.8" calcext:value-type="float">
            <text:p>5.8</text:p>
          </table:table-cell>
          <table:table-cell office:value-type="float" office:value="21.7666666666667" calcext:value-type="float">
            <text:p>21.8</text:p>
          </table:table-cell>
          <table:table-cell office:value-type="float" office:value="4.8" calcext:value-type="float">
            <text:p>4.8</text:p>
          </table:table-cell>
          <table:table-cell office:value-type="float" office:value="14.5333333333333" calcext:value-type="float">
            <text:p>14.5</text:p>
          </table:table-cell>
          <table:table-cell office:value-type="float" office:value="-4.13333333333333" calcext:value-type="float">
            <text:p>-4.1</text:p>
          </table:table-cell>
          <table:table-cell office:value-type="float" office:value="3.63333333333333" calcext:value-type="float">
            <text:p>3.6</text:p>
          </table:table-cell>
          <table:table-cell office:value-type="float" office:value="-13.8" calcext:value-type="float">
            <text:p>-13.8</text:p>
          </table:table-cell>
          <table:table-cell office:value-type="float" office:value="-7.91666666666667" calcext:value-type="float">
            <text:p>-7.9</text:p>
          </table:table-cell>
          <table:table-cell office:value-type="float" office:value="-15.7333333333333" calcext:value-type="float">
            <text:p>-15.7</text:p>
          </table:table-cell>
          <table:table-cell office:value-type="float" office:value="-18.0666666666667" calcext:value-type="float">
            <text:p>-18.1</text:p>
          </table:table-cell>
          <table:table-cell office:value-type="float" office:value="-5.8" calcext:value-type="float">
            <text:p>-5.8</text:p>
          </table:table-cell>
          <table:table-cell office:value-type="float" office:value="-23.1666666666667" calcext:value-type="float">
            <text:p>-23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13333333333333" calcext:value-type="float">
            <text:p>9.1</text:p>
          </table:table-cell>
          <table:table-cell office:value-type="float" office:value="-21.2333333333333" calcext:value-type="float">
            <text:p>-21.2</text:p>
          </table:table-cell>
          <table:table-cell office:value-type="float" office:value="14.1333333333333" calcext:value-type="float">
            <text:p>14.1</text:p>
          </table:table-cell>
          <table:table-cell office:value-type="float" office:value="-12.8833333333333" calcext:value-type="float">
            <text:p>-12.9</text:p>
          </table:table-cell>
          <table:table-cell office:value-type="float" office:value="9.13333333333333" calcext:value-type="float">
            <text:p>9.1</text:p>
          </table:table-cell>
          <table:table-cell office:value-type="float" office:value="-2.36666666666667" calcext:value-type="float">
            <text:p>-2.4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9.55" calcext:value-type="float">
            <text:p>9.6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8.7166666666667" calcext:value-type="float">
            <text:p>18.7</text:p>
          </table:table-cell>
          <table:table-cell office:value-type="float" office:value="0.266666666666666" calcext:value-type="float">
            <text:p>0.3</text:p>
          </table:table-cell>
          <table:table-cell office:value-type="float" office:value="23.2833333333333" calcext:value-type="float">
            <text:p>23.3</text:p>
          </table:table-cell>
          <table:table-cell office:value-type="float" office:value="5.86666666666667" calcext:value-type="float">
            <text:p>5.9</text:p>
          </table:table-cell>
          <table:table-cell office:value-type="float" office:value="21.6166666666667" calcext:value-type="float">
            <text:p>21.6</text:p>
          </table:table-cell>
          <table:table-cell office:value-type="float" office:value="4.66666666666667" calcext:value-type="float">
            <text:p>4.7</text:p>
          </table:table-cell>
          <table:table-cell office:value-type="float" office:value="14.2333333333333" calcext:value-type="float">
            <text:p>14.2</text:p>
          </table:table-cell>
          <table:table-cell office:value-type="float" office:value="-4.46666666666667" calcext:value-type="float">
            <text:p>-4.5</text:p>
          </table:table-cell>
          <table:table-cell office:value-type="float" office:value="3.25" calcext:value-type="float">
            <text:p>3.3</text:p>
          </table:table-cell>
          <table:table-cell office:value-type="float" office:value="-14.0666666666667" calcext:value-type="float">
            <text:p>-14.1</text:p>
          </table:table-cell>
          <table:table-cell office:value-type="float" office:value="-8.3" calcext:value-type="float">
            <text:p>-8.3</text:p>
          </table:table-cell>
          <table:table-cell office:value-type="float" office:value="-15.5333333333333" calcext:value-type="float">
            <text:p>-15.5</text:p>
          </table:table-cell>
          <table:table-cell office:value-type="float" office:value="-18.3333333333333" calcext:value-type="float">
            <text:p>-18.3</text:p>
          </table:table-cell>
          <table:table-cell office:value-type="float" office:value="-5.26666666666667" calcext:value-type="float">
            <text:p>-5.3</text:p>
          </table:table-cell>
          <table:table-cell office:value-type="float" office:value="-23.2333333333333" calcext:value-type="float">
            <text:p>-23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46666666666667" calcext:value-type="float">
            <text:p>9.5</text:p>
          </table:table-cell>
          <table:table-cell office:value-type="float" office:value="-21.05" calcext:value-type="float">
            <text:p>-21.1</text:p>
          </table:table-cell>
          <table:table-cell office:value-type="float" office:value="14.0666666666667" calcext:value-type="float">
            <text:p>14.1</text:p>
          </table:table-cell>
          <table:table-cell office:value-type="float" office:value="-12.5333333333333" calcext:value-type="float">
            <text:p>-12.5</text:p>
          </table:table-cell>
          <table:table-cell office:value-type="float" office:value="8.86666666666667" calcext:value-type="float">
            <text:p>8.9</text:p>
          </table:table-cell>
          <table:table-cell office:value-type="float" office:value="-1.98333333333333" calcext:value-type="float">
            <text:p>-2.0</text:p>
          </table:table-cell>
          <table:table-cell office:value-type="float" office:value="-0" calcext:value-type="float">
            <text:p>0.0</text:p>
          </table:table-cell>
          <table:table-cell office:value-type="float" office:value="9.91666666666667" calcext:value-type="float">
            <text:p>9.9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8.9666666666667" calcext:value-type="float">
            <text:p>19.0</text:p>
          </table:table-cell>
          <table:table-cell office:value-type="float" office:value="0.533333333333331" calcext:value-type="float">
            <text:p>0.5</text:p>
          </table:table-cell>
          <table:table-cell office:value-type="float" office:value="23.3166666666667" calcext:value-type="float">
            <text:p>23.3</text:p>
          </table:table-cell>
          <table:table-cell office:value-type="float" office:value="6" calcext:value-type="float">
            <text:p>6.0</text:p>
          </table:table-cell>
          <table:table-cell office:value-type="float" office:value="21.45" calcext:value-type="float">
            <text:p>21.5</text:p>
          </table:table-cell>
          <table:table-cell office:value-type="float" office:value="4.46666666666667" calcext:value-type="float">
            <text:p>4.5</text:p>
          </table:table-cell>
          <table:table-cell office:value-type="float" office:value="13.9166666666667" calcext:value-type="float">
            <text:p>13.9</text:p>
          </table:table-cell>
          <table:table-cell office:value-type="float" office:value="-4.86666666666667" calcext:value-type="float">
            <text:p>-4.9</text:p>
          </table:table-cell>
          <table:table-cell office:value-type="float" office:value="2.86666666666667" calcext:value-type="float">
            <text:p>2.9</text:p>
          </table:table-cell>
          <table:table-cell office:value-type="float" office:value="-14.2666666666667" calcext:value-type="float">
            <text:p>-14.3</text:p>
          </table:table-cell>
          <table:table-cell office:value-type="float" office:value="-8.66666666666667" calcext:value-type="float">
            <text:p>-8.7</text:p>
          </table:table-cell>
          <table:table-cell office:value-type="float" office:value="-15.4" calcext:value-type="float">
            <text:p>-15.4</text:p>
          </table:table-cell>
          <table:table-cell office:value-type="float" office:value="-18.5833333333333" calcext:value-type="float">
            <text:p>-18.6</text:p>
          </table:table-cell>
          <table:table-cell office:value-type="float" office:value="-4.8" calcext:value-type="float">
            <text:p>-4.8</text:p>
          </table:table-cell>
          <table:table-cell office:value-type="float" office:value="-23.2833333333333" calcext:value-type="float">
            <text:p>-23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" calcext:value-type="float">
            <text:p>9.8</text:p>
          </table:table-cell>
          <table:table-cell office:value-type="float" office:value="-20.85" calcext:value-type="float">
            <text:p>-20.9</text:p>
          </table:table-cell>
          <table:table-cell office:value-type="float" office:value="14" calcext:value-type="float">
            <text:p>14.0</text:p>
          </table:table-cell>
          <table:table-cell office:value-type="float" office:value="-12.1833333333333" calcext:value-type="float">
            <text:p>-12.2</text:p>
          </table:table-cell>
          <table:table-cell office:value-type="float" office:value="8.6" calcext:value-type="float">
            <text:p>8.6</text:p>
          </table:table-cell>
          <table:table-cell office:value-type="float" office:value="-1.58333333333333" calcext:value-type="float">
            <text:p>-1.6</text:p>
          </table:table-cell>
          <table:table-cell office:value-type="float" office:value="-0.266666666666666" calcext:value-type="float">
            <text:p>-0.3</text:p>
          </table:table-cell>
          <table:table-cell office:value-type="float" office:value="10.2666666666667" calcext:value-type="float">
            <text:p>10.3</text:p>
          </table:table-cell>
          <table:table-cell office:value-type="float" office:value="-3.66666666666667" calcext:value-type="float">
            <text:p>-3.7</text:p>
          </table:table-cell>
          <table:table-cell office:value-type="float" office:value="19.1833333333333" calcext:value-type="float">
            <text:p>19.2</text:p>
          </table:table-cell>
          <table:table-cell office:value-type="float" office:value="0.733333333333334" calcext:value-type="float">
            <text:p>0.7</text:p>
          </table:table-cell>
          <table:table-cell office:value-type="float" office:value="23.35" calcext:value-type="float">
            <text:p>23.4</text:p>
          </table:table-cell>
          <table:table-cell office:value-type="float" office:value="6.06666666666667" calcext:value-type="float">
            <text:p>6.1</text:p>
          </table:table-cell>
          <table:table-cell office:value-type="float" office:value="21.2833333333333" calcext:value-type="float">
            <text:p>21.3</text:p>
          </table:table-cell>
          <table:table-cell office:value-type="float" office:value="4.26666666666667" calcext:value-type="float">
            <text:p>4.3</text:p>
          </table:table-cell>
          <table:table-cell office:value-type="float" office:value="13.6" calcext:value-type="float">
            <text:p>13.6</text:p>
          </table:table-cell>
          <table:table-cell office:value-type="float" office:value="-5.2" calcext:value-type="float">
            <text:p>-5.2</text:p>
          </table:table-cell>
          <table:table-cell office:value-type="float" office:value="2.48333333333333" calcext:value-type="float">
            <text:p>2.5</text:p>
          </table:table-cell>
          <table:table-cell office:value-type="float" office:value="-14.4666666666667" calcext:value-type="float">
            <text:p>-14.5</text:p>
          </table:table-cell>
          <table:table-cell office:value-type="float" office:value="-9.03333333333333" calcext:value-type="float">
            <text:p>-9.0</text:p>
          </table:table-cell>
          <table:table-cell office:value-type="float" office:value="-15.2" calcext:value-type="float">
            <text:p>-15.2</text:p>
          </table:table-cell>
          <table:table-cell office:value-type="float" office:value="-18.8333333333333" calcext:value-type="float">
            <text:p>-18.8</text:p>
          </table:table-cell>
          <table:table-cell office:value-type="float" office:value="-4.33333333333333" calcext:value-type="float">
            <text:p>-4.3</text:p>
          </table:table-cell>
          <table:table-cell office:value-type="float" office:value="-23.3333333333333" calcext:value-type="float">
            <text:p>-23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333333333333" calcext:value-type="float">
            <text:p>10.1</text:p>
          </table:table-cell>
          <table:table-cell office:value-type="float" office:value="-20.65" calcext:value-type="float">
            <text:p>-20.7</text:p>
          </table:table-cell>
          <table:table-cell office:value-type="float" office:value="13.9333333333333" calcext:value-type="float">
            <text:p>13.9</text:p>
          </table:table-cell>
          <table:table-cell office:value-type="float" office:value="-11.8333333333333" calcext:value-type="float">
            <text:p>-11.8</text:p>
          </table:table-cell>
          <table:table-cell office:value-type="float" office:value="8.26666666666667" calcext:value-type="float">
            <text:p>8.3</text:p>
          </table:table-cell>
          <table:table-cell office:value-type="float" office:value="-1.18333333333333" calcext:value-type="float">
            <text:p>-1.2</text:p>
          </table:table-cell>
          <table:table-cell office:value-type="float" office:value="-0.466666666666665" calcext:value-type="float">
            <text:p>-0.5</text:p>
          </table:table-cell>
          <table:table-cell office:value-type="float" office:value="10.6166666666667" calcext:value-type="float">
            <text:p>10.6</text:p>
          </table:table-cell>
          <table:table-cell office:value-type="float" office:value="-3.6" calcext:value-type="float">
            <text:p>-3.6</text:p>
          </table:table-cell>
          <table:table-cell office:value-type="float" office:value="19.4166666666667" calcext:value-type="float">
            <text:p>19.4</text:p>
          </table:table-cell>
          <table:table-cell office:value-type="float" office:value="0.933333333333334" calcext:value-type="float">
            <text:p>0.9</text:p>
          </table:table-cell>
          <table:table-cell office:value-type="float" office:value="23.3833333333333" calcext:value-type="float">
            <text:p>23.4</text:p>
          </table:table-cell>
          <table:table-cell office:value-type="float" office:value="6.2" calcext:value-type="float">
            <text:p>6.2</text:p>
          </table:table-cell>
          <table:table-cell office:value-type="float" office:value="21.1166666666667" calcext:value-type="float">
            <text:p>21.1</text:p>
          </table:table-cell>
          <table:table-cell office:value-type="float" office:value="4.06666666666667" calcext:value-type="float">
            <text:p>4.1</text:p>
          </table:table-cell>
          <table:table-cell office:value-type="float" office:value="13.2833333333333" calcext:value-type="float">
            <text:p>13.3</text:p>
          </table:table-cell>
          <table:table-cell office:value-type="float" office:value="-5.53333333333334" calcext:value-type="float">
            <text:p>-5.5</text:p>
          </table:table-cell>
          <table:table-cell office:value-type="float" office:value="2.1" calcext:value-type="float">
            <text:p>2.1</text:p>
          </table:table-cell>
          <table:table-cell office:value-type="float" office:value="-14.6666666666667" calcext:value-type="float">
            <text:p>-14.7</text:p>
          </table:table-cell>
          <table:table-cell office:value-type="float" office:value="-9.4" calcext:value-type="float">
            <text:p>-9.4</text:p>
          </table:table-cell>
          <table:table-cell office:value-type="float" office:value="-15" calcext:value-type="float">
            <text:p>-15.0</text:p>
          </table:table-cell>
          <table:table-cell office:value-type="float" office:value="-19.0833333333333" calcext:value-type="float">
            <text:p>-19.1</text:p>
          </table:table-cell>
          <table:table-cell office:value-type="float" office:value="-3.86666666666667" calcext:value-type="float">
            <text:p>-3.9</text:p>
          </table:table-cell>
          <table:table-cell office:value-type="float" office:value="-23.3666666666667" calcext:value-type="float">
            <text:p>-23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4666666666667" calcext:value-type="float">
            <text:p>10.5</text:p>
          </table:table-cell>
          <table:table-cell office:value-type="float" office:value="-20.45" calcext:value-type="float">
            <text:p>-20.5</text:p>
          </table:table-cell>
          <table:table-cell office:value-type="float" office:value="13.8666666666667" calcext:value-type="float">
            <text:p>13.9</text:p>
          </table:table-cell>
          <table:table-cell office:value-type="float" office:value="-11.4833333333333" calcext:value-type="float">
            <text:p>-11.5</text:p>
          </table:table-cell>
          <table:table-cell office:value-type="float" office:value="8" calcext:value-type="float">
            <text:p>8.0</text:p>
          </table:table-cell>
          <table:table-cell office:value-type="float" office:value="-0.783333333333333" calcext:value-type="float">
            <text:p>-0.8</text:p>
          </table:table-cell>
          <table:table-cell office:value-type="float" office:value="-0.733333333333334" calcext:value-type="float">
            <text:p>-0.7</text:p>
          </table:table-cell>
          <table:table-cell office:value-type="float" office:value="10.9666666666667" calcext:value-type="float">
            <text:p>11.0</text:p>
          </table:table-cell>
          <table:table-cell office:value-type="float" office:value="-3.6" calcext:value-type="float">
            <text:p>-3.6</text:p>
          </table:table-cell>
          <table:table-cell office:value-type="float" office:value="19.6333333333333" calcext:value-type="float">
            <text:p>19.6</text:p>
          </table:table-cell>
          <table:table-cell office:value-type="float" office:value="1.13333333333333" calcext:value-type="float">
            <text:p>1.1</text:p>
          </table:table-cell>
          <table:table-cell office:value-type="float" office:value="23.4166666666667" calcext:value-type="float">
            <text:p>23.4</text:p>
          </table:table-cell>
          <table:table-cell office:value-type="float" office:value="6.26666666666667" calcext:value-type="float">
            <text:p>6.3</text:p>
          </table:table-cell>
          <table:table-cell office:value-type="float" office:value="20.95" calcext:value-type="float">
            <text:p>21.0</text:p>
          </table:table-cell>
          <table:table-cell office:value-type="float" office:value="3.8" calcext:value-type="float">
            <text:p>3.8</text:p>
          </table:table-cell>
          <table:table-cell office:value-type="float" office:value="12.9666666666667" calcext:value-type="float">
            <text:p>13.0</text:p>
          </table:table-cell>
          <table:table-cell office:value-type="float" office:value="-5.93333333333333" calcext:value-type="float">
            <text:p>-5.9</text:p>
          </table:table-cell>
          <table:table-cell office:value-type="float" office:value="1.71666666666667" calcext:value-type="float">
            <text:p>1.7</text:p>
          </table:table-cell>
          <table:table-cell office:value-type="float" office:value="-14.8666666666667" calcext:value-type="float">
            <text:p>-14.9</text:p>
          </table:table-cell>
          <table:table-cell office:value-type="float" office:value="-9.76666666666667" calcext:value-type="float">
            <text:p>-9.8</text:p>
          </table:table-cell>
          <table:table-cell office:value-type="float" office:value="-14.8" calcext:value-type="float">
            <text:p>-14.8</text:p>
          </table:table-cell>
          <table:table-cell office:value-type="float" office:value="-19.3166666666667" calcext:value-type="float">
            <text:p>-19.3</text:p>
          </table:table-cell>
          <table:table-cell office:value-type="float" office:value="-3.33333333333333" calcext:value-type="float">
            <text:p>-3.3</text:p>
          </table:table-cell>
          <table:table-cell office:value-type="float" office:value="-23.4" calcext:value-type="float">
            <text:p>-23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7333333333333" calcext:value-type="float">
            <text:p>10.7</text:p>
          </table:table-cell>
          <table:table-cell office:value-type="float" office:value="-20.25" calcext:value-type="float">
            <text:p>-20.3</text:p>
          </table:table-cell>
          <table:table-cell office:value-type="float" office:value="13.8" calcext:value-type="float">
            <text:p>13.8</text:p>
          </table:table-cell>
          <table:table-cell office:value-type="float" office:value="-11.1333333333333" calcext:value-type="float">
            <text:p>-11.1</text:p>
          </table:table-cell>
          <table:table-cell office:value-type="float" office:value="7.73333333333333" calcext:value-type="float">
            <text:p>7.7</text:p>
          </table:table-cell>
          <table:table-cell office:value-type="float" office:value="-0.4" calcext:value-type="float">
            <text:p>-0.4</text:p>
          </table:table-cell>
          <table:table-cell office:value-type="float" office:value="-0.933333333333334" calcext:value-type="float">
            <text:p>-0.9</text:p>
          </table:table-cell>
          <table:table-cell office:value-type="float" office:value="11.3166666666667" calcext:value-type="float">
            <text:p>11.3</text:p>
          </table:table-cell>
          <table:table-cell office:value-type="float" office:value="-3.53333333333333" calcext:value-type="float">
            <text:p>-3.5</text:p>
          </table:table-cell>
          <table:table-cell office:value-type="float" office:value="19.85" calcext:value-type="float">
            <text:p>19.9</text:p>
          </table:table-cell>
          <table:table-cell office:value-type="float" office:value="1.4" calcext:value-type="float">
            <text:p>1.4</text:p>
          </table:table-cell>
          <table:table-cell office:value-type="float" office:value="23.4166666666667" calcext:value-type="float">
            <text:p>23.4</text:p>
          </table:table-cell>
          <table:table-cell office:value-type="float" office:value="6.33333333333333" calcext:value-type="float">
            <text:p>6.3</text:p>
          </table:table-cell>
          <table:table-cell office:value-type="float" office:value="20.7666666666667" calcext:value-type="float">
            <text:p>20.8</text:p>
          </table:table-cell>
          <table:table-cell office:value-type="float" office:value="3.6" calcext:value-type="float">
            <text:p>3.6</text:p>
          </table:table-cell>
          <table:table-cell office:value-type="float" office:value="12.6333333333333" calcext:value-type="float">
            <text:p>12.6</text:p>
          </table:table-cell>
          <table:table-cell office:value-type="float" office:value="-6.26666666666667" calcext:value-type="float">
            <text:p>-6.3</text:p>
          </table:table-cell>
          <table:table-cell office:value-type="float" office:value="1.31666666666667" calcext:value-type="float">
            <text:p>1.3</text:p>
          </table:table-cell>
          <table:table-cell office:value-type="float" office:value="-15.0666666666667" calcext:value-type="float">
            <text:p>-15.1</text:p>
          </table:table-cell>
          <table:table-cell office:value-type="float" office:value="-10.1166666666667" calcext:value-type="float">
            <text:p>-10.1</text:p>
          </table:table-cell>
          <table:table-cell office:value-type="float" office:value="-14.6" calcext:value-type="float">
            <text:p>-14.6</text:p>
          </table:table-cell>
          <table:table-cell office:value-type="float" office:value="-19.55" calcext:value-type="float">
            <text:p>-19.6</text:p>
          </table:table-cell>
          <table:table-cell office:value-type="float" office:value="-2.86666666666667" calcext:value-type="float">
            <text:p>-2.9</text:p>
          </table:table-cell>
          <table:table-cell office:value-type="float" office:value="-23.4166666666667" calcext:value-type="float">
            <text:p>-23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666666666667" calcext:value-type="float">
            <text:p>11.1</text:p>
          </table:table-cell>
          <table:table-cell office:value-type="float" office:value="-20.0333333333333" calcext:value-type="float">
            <text:p>-20.0</text:p>
          </table:table-cell>
          <table:table-cell office:value-type="float" office:value="13.6666666666667" calcext:value-type="float">
            <text:p>13.7</text:p>
          </table:table-cell>
          <table:table-cell office:value-type="float" office:value="-10.7666666666667" calcext:value-type="float">
            <text:p>-10.8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.0</text:p>
          </table:table-cell>
          <table:table-cell office:value-type="float" office:value="-1.13333333333333" calcext:value-type="float">
            <text:p>-1.1</text:p>
          </table:table-cell>
          <table:table-cell office:value-type="float" office:value="11.65" calcext:value-type="float">
            <text:p>11.7</text:p>
          </table:table-cell>
          <table:table-cell office:value-type="float" office:value="-3.46666666666667" calcext:value-type="float">
            <text:p>-3.5</text:p>
          </table:table-cell>
          <table:table-cell office:value-type="float" office:value="20.0666666666667" calcext:value-type="float">
            <text:p>20.1</text:p>
          </table:table-cell>
          <table:table-cell office:value-type="float" office:value="1.6" calcext:value-type="float">
            <text:p>1.6</text:p>
          </table:table-cell>
          <table:table-cell office:value-type="float" office:value="23.4333333333333" calcext:value-type="float">
            <text:p>23.4</text:p>
          </table:table-cell>
          <table:table-cell office:value-type="float" office:value="6.4" calcext:value-type="float">
            <text:p>6.4</text:p>
          </table:table-cell>
          <table:table-cell office:value-type="float" office:value="20.5833333333333" calcext:value-type="float">
            <text:p>20.6</text:p>
          </table:table-cell>
          <table:table-cell office:value-type="float" office:value="3.33333333333333" calcext:value-type="float">
            <text:p>3.3</text:p>
          </table:table-cell>
          <table:table-cell office:value-type="float" office:value="12.3" calcext:value-type="float">
            <text:p>12.3</text:p>
          </table:table-cell>
          <table:table-cell office:value-type="float" office:value="-6.66666666666667" calcext:value-type="float">
            <text:p>-6.7</text:p>
          </table:table-cell>
          <table:table-cell office:value-type="float" office:value="0.933333333333333" calcext:value-type="float">
            <text:p>0.9</text:p>
          </table:table-cell>
          <table:table-cell office:value-type="float" office:value="-15.2666666666667" calcext:value-type="float">
            <text:p>-15.3</text:p>
          </table:table-cell>
          <table:table-cell office:value-type="float" office:value="-10.4833333333333" calcext:value-type="float">
            <text:p>-10.5</text:p>
          </table:table-cell>
          <table:table-cell office:value-type="float" office:value="-14.3333333333333" calcext:value-type="float">
            <text:p>-14.3</text:p>
          </table:table-cell>
          <table:table-cell office:value-type="float" office:value="-19.7666666666667" calcext:value-type="float">
            <text:p>-19.8</text:p>
          </table:table-cell>
          <table:table-cell office:value-type="float" office:value="-2.33333333333333" calcext:value-type="float">
            <text:p>-2.3</text:p>
          </table:table-cell>
          <table:table-cell office:value-type="float" office:value="-23.4333333333333" calcext:value-type="float">
            <text:p>-23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3333333333333" calcext:value-type="float">
            <text:p>11.3</text:p>
          </table:table-cell>
          <table:table-cell office:value-type="float" office:value="-19.8" calcext:value-type="float">
            <text:p>-19.8</text:p>
          </table:table-cell>
          <table:table-cell office:value-type="float" office:value="13.6" calcext:value-type="float">
            <text:p>13.6</text:p>
          </table:table-cell>
          <table:table-cell office:value-type="float" office:value="-10.4166666666667" calcext:value-type="float">
            <text:p>-10.4</text:p>
          </table:table-cell>
          <table:table-cell office:value-type="float" office:value="7.13333333333333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-1.33333333333333" calcext:value-type="float">
            <text:p>-1.3</text:p>
          </table:table-cell>
          <table:table-cell office:value-type="float" office:value="12" calcext:value-type="float">
            <text:p>12.0</text:p>
          </table:table-cell>
          <table:table-cell office:value-type="float" office:value="-3.4" calcext:value-type="float">
            <text:p>-3.4</text:p>
          </table:table-cell>
          <table:table-cell office:value-type="float" office:value="20.2666666666667" calcext:value-type="float">
            <text:p>20.3</text:p>
          </table:table-cell>
          <table:table-cell office:value-type="float" office:value="1.8" calcext:value-type="float">
            <text:p>1.8</text:p>
          </table:table-cell>
          <table:table-cell office:value-type="float" office:value="23.4333333333333" calcext:value-type="float">
            <text:p>23.4</text:p>
          </table:table-cell>
          <table:table-cell office:value-type="float" office:value="6.4" calcext:value-type="float">
            <text:p>6.4</text:p>
          </table:table-cell>
          <table:table-cell office:value-type="float" office:value="20.3833333333333" calcext:value-type="float">
            <text:p>20.4</text:p>
          </table:table-cell>
          <table:table-cell office:value-type="float" office:value="3.13333333333333" calcext:value-type="float">
            <text:p>3.1</text:p>
          </table:table-cell>
          <table:table-cell office:value-type="float" office:value="11.9666666666667" calcext:value-type="float">
            <text:p>12.0</text:p>
          </table:table-cell>
          <table:table-cell office:value-type="float" office:value="-7" calcext:value-type="float">
            <text:p>-7.0</text:p>
          </table:table-cell>
          <table:table-cell office:value-type="float" office:value="0.55" calcext:value-type="float">
            <text:p>0.6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8333333333333" calcext:value-type="float">
            <text:p>-10.8</text:p>
          </table:table-cell>
          <table:table-cell office:value-type="float" office:value="-14.1333333333333" calcext:value-type="float">
            <text:p>-14.1</text:p>
          </table:table-cell>
          <table:table-cell office:value-type="float" office:value="-20" calcext:value-type="float">
            <text:p>-20.0</text:p>
          </table:table-cell>
          <table:table-cell office:value-type="float" office:value="-1.86666666666667" calcext:value-type="float">
            <text:p>-1.9</text:p>
          </table:table-cell>
          <table:table-cell office:value-type="float" office:value="-23.4333333333333" calcext:value-type="float">
            <text:p>-23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6" calcext:value-type="float">
            <text:p>11.6</text:p>
          </table:table-cell>
          <table:table-cell office:value-type="float" office:value="-19.5833333333333" calcext:value-type="float">
            <text:p>-19.6</text:p>
          </table:table-cell>
          <table:table-cell office:value-type="float" office:value="13.4666666666667" calcext:value-type="float">
            <text:p>13.5</text:p>
          </table:table-cell>
          <table:table-cell office:value-type="float" office:value="-10.05" calcext:value-type="float">
            <text:p>-10.1</text:p>
          </table:table-cell>
          <table:table-cell office:value-type="float" office:value="6.8" calcext:value-type="float">
            <text:p>6.8</text:p>
          </table:table-cell>
          <table:table-cell office:value-type="float" office:value="0.783333333333333" calcext:value-type="float">
            <text:p>0.8</text:p>
          </table:table-cell>
          <table:table-cell office:value-type="float" office:value="-1.53333333333334" calcext:value-type="float">
            <text:p>-1.5</text:p>
          </table:table-cell>
          <table:table-cell office:value-type="float" office:value="12.3333333333333" calcext:value-type="float">
            <text:p>12.3</text:p>
          </table:table-cell>
          <table:table-cell office:value-type="float" office:value="-3.33333333333333" calcext:value-type="float">
            <text:p>-3.3</text:p>
          </table:table-cell>
          <table:table-cell office:value-type="float" office:value="20.4666666666667" calcext:value-type="float">
            <text:p>20.5</text:p>
          </table:table-cell>
          <table:table-cell office:value-type="float" office:value="2.06666666666667" calcext:value-type="float">
            <text:p>2.1</text:p>
          </table:table-cell>
          <table:table-cell office:value-type="float" office:value="23.4333333333333" calcext:value-type="float">
            <text:p>23.4</text:p>
          </table:table-cell>
          <table:table-cell office:value-type="float" office:value="6.46666666666667" calcext:value-type="float">
            <text:p>6.5</text:p>
          </table:table-cell>
          <table:table-cell office:value-type="float" office:value="20.1833333333333" calcext:value-type="float">
            <text:p>20.2</text:p>
          </table:table-cell>
          <table:table-cell office:value-type="float" office:value="2.86666666666667" calcext:value-type="float">
            <text:p>2.9</text:p>
          </table:table-cell>
          <table:table-cell office:value-type="float" office:value="11.6333333333333" calcext:value-type="float">
            <text:p>11.6</text:p>
          </table:table-cell>
          <table:table-cell office:value-type="float" office:value="-7.33333333333333" calcext:value-type="float">
            <text:p>-7.3</text:p>
          </table:table-cell>
          <table:table-cell office:value-type="float" office:value="0.15" calcext:value-type="float">
            <text:p>0.2</text:p>
          </table:table-cell>
          <table:table-cell office:value-type="float" office:value="-15.5333333333333" calcext:value-type="float">
            <text:p>-15.5</text:p>
          </table:table-cell>
          <table:table-cell office:value-type="float" office:value="-11.1833333333333" calcext:value-type="float">
            <text:p>-11.2</text:p>
          </table:table-cell>
          <table:table-cell office:value-type="float" office:value="-13.8666666666667" calcext:value-type="float">
            <text:p>-13.9</text:p>
          </table:table-cell>
          <table:table-cell office:value-type="float" office:value="-20.2166666666667" calcext:value-type="float">
            <text:p>-20.2</text:p>
          </table:table-cell>
          <table:table-cell office:value-type="float" office:value="-1.4" calcext:value-type="float">
            <text:p>-1.4</text:p>
          </table:table-cell>
          <table:table-cell office:value-type="float" office:value="-23.4333333333333" calcext:value-type="float">
            <text:p>-2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666666666667" calcext:value-type="float">
            <text:p>11.9</text:p>
          </table:table-cell>
          <table:table-cell office:value-type="float" office:value="-19.35" calcext:value-type="float">
            <text:p>-19.4</text:p>
          </table:table-cell>
          <table:table-cell office:value-type="float" office:value="13.3333333333333" calcext:value-type="float">
            <text:p>13.3</text:p>
          </table:table-cell>
          <table:table-cell office:value-type="float" office:value="-9.68333333333333" calcext:value-type="float">
            <text:p>-9.7</text:p>
          </table:table-cell>
          <table:table-cell office:value-type="float" office:value="6.53333333333333" calcext:value-type="float">
            <text:p>6.5</text:p>
          </table:table-cell>
          <table:table-cell office:value-type="float" office:value="1.18333333333333" calcext:value-type="float">
            <text:p>1.2</text:p>
          </table:table-cell>
          <table:table-cell office:value-type="float" office:value="-1.73333333333333" calcext:value-type="float">
            <text:p>-1.7</text:p>
          </table:table-cell>
          <table:table-cell office:value-type="float" office:value="12.6666666666667" calcext:value-type="float">
            <text:p>12.7</text:p>
          </table:table-cell>
          <table:table-cell office:value-type="float" office:value="-3.26666666666667" calcext:value-type="float">
            <text:p>-3.3</text:p>
          </table:table-cell>
          <table:table-cell office:value-type="float" office:value="20.65" calcext:value-type="float">
            <text:p>20.7</text:p>
          </table:table-cell>
          <table:table-cell office:value-type="float" office:value="2.26666666666667" calcext:value-type="float">
            <text:p>2.3</text:p>
          </table:table-cell>
          <table:table-cell office:value-type="float" office:value="23.4166666666667" calcext:value-type="float">
            <text:p>23.4</text:p>
          </table:table-cell>
          <table:table-cell office:value-type="float" office:value="6.46666666666667" calcext:value-type="float">
            <text:p>6.5</text:p>
          </table:table-cell>
          <table:table-cell office:value-type="float" office:value="19.9833333333333" calcext:value-type="float">
            <text:p>20.0</text:p>
          </table:table-cell>
          <table:table-cell office:value-type="float" office:value="2.6" calcext:value-type="float">
            <text:p>2.6</text:p>
          </table:table-cell>
          <table:table-cell office:value-type="float" office:value="11.3" calcext:value-type="float">
            <text:p>11.3</text:p>
          </table:table-cell>
          <table:table-cell office:value-type="float" office:value="-7.66666666666667" calcext:value-type="float">
            <text:p>-7.7</text:p>
          </table:table-cell>
          <table:table-cell office:value-type="float" office:value="-0.233333333333333" calcext:value-type="float">
            <text:p>-0.2</text:p>
          </table:table-cell>
          <table:table-cell office:value-type="float" office:value="-15.7333333333333" calcext:value-type="float">
            <text:p>-15.7</text:p>
          </table:table-cell>
          <table:table-cell office:value-type="float" office:value="-11.5333333333333" calcext:value-type="float">
            <text:p>-11.5</text:p>
          </table:table-cell>
          <table:table-cell office:value-type="float" office:value="-13.6" calcext:value-type="float">
            <text:p>-13.6</text:p>
          </table:table-cell>
          <table:table-cell office:value-type="float" office:value="-20.4166666666667" calcext:value-type="float">
            <text:p>-20.4</text:p>
          </table:table-cell>
          <table:table-cell office:value-type="float" office:value="-0.866666666666667" calcext:value-type="float">
            <text:p>-0.9</text:p>
          </table:table-cell>
          <table:table-cell office:value-type="float" office:value="-23.4166666666667" calcext:value-type="float">
            <text:p>-23.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1333333333333" calcext:value-type="float">
            <text:p>12.1</text:p>
          </table:table-cell>
          <table:table-cell office:value-type="float" office:value="-19.1" calcext:value-type="float">
            <text:p>-19.1</text:p>
          </table:table-cell>
          <table:table-cell office:value-type="float" office:value="13.1333333333333" calcext:value-type="float">
            <text:p>13.1</text:p>
          </table:table-cell>
          <table:table-cell office:value-type="float" office:value="-9.31666666666667" calcext:value-type="float">
            <text:p>-9.3</text:p>
          </table:table-cell>
          <table:table-cell office:value-type="float" office:value="6.2" calcext:value-type="float">
            <text:p>6.2</text:p>
          </table:table-cell>
          <table:table-cell office:value-type="float" office:value="1.58333333333333" calcext:value-type="float">
            <text:p>1.6</text:p>
          </table:table-cell>
          <table:table-cell office:value-type="float" office:value="-1.86666666666667" calcext:value-type="float">
            <text:p>-1.9</text:p>
          </table:table-cell>
          <table:table-cell office:value-type="float" office:value="13" calcext:value-type="float">
            <text:p>13.0</text:p>
          </table:table-cell>
          <table:table-cell office:value-type="float" office:value="-3.13333333333333" calcext:value-type="float">
            <text:p>-3.1</text:p>
          </table:table-cell>
          <table:table-cell office:value-type="float" office:value="20.8333333333333" calcext:value-type="float">
            <text:p>20.8</text:p>
          </table:table-cell>
          <table:table-cell office:value-type="float" office:value="2.46666666666667" calcext:value-type="float">
            <text:p>2.5</text:p>
          </table:table-cell>
          <table:table-cell office:value-type="float" office:value="23.4" calcext:value-type="float">
            <text:p>23.4</text:p>
          </table:table-cell>
          <table:table-cell office:value-type="float" office:value="6.53333333333333" calcext:value-type="float">
            <text:p>6.5</text:p>
          </table:table-cell>
          <table:table-cell office:value-type="float" office:value="19.7666666666667" calcext:value-type="float">
            <text:p>19.8</text:p>
          </table:table-cell>
          <table:table-cell office:value-type="float" office:value="2.33333333333333" calcext:value-type="float">
            <text:p>2.3</text:p>
          </table:table-cell>
          <table:table-cell office:value-type="float" office:value="10.95" calcext:value-type="float">
            <text:p>11.0</text:p>
          </table:table-cell>
          <table:table-cell office:value-type="float" office:value="-8.06666666666667" calcext:value-type="float">
            <text:p>-8.1</text:p>
          </table:table-cell>
          <table:table-cell office:value-type="float" office:value="-0.616666666666667" calcext:value-type="float">
            <text:p>-0.6</text:p>
          </table:table-cell>
          <table:table-cell office:value-type="float" office:value="-15.8666666666667" calcext:value-type="float">
            <text:p>-15.9</text:p>
          </table:table-cell>
          <table:table-cell office:value-type="float" office:value="-11.8833333333333" calcext:value-type="float">
            <text:p>-11.9</text:p>
          </table:table-cell>
          <table:table-cell office:value-type="float" office:value="-13.2666666666667" calcext:value-type="float">
            <text:p>-13.3</text:p>
          </table:table-cell>
          <table:table-cell office:value-type="float" office:value="-20.6166666666667" calcext:value-type="float">
            <text:p>-20.6</text:p>
          </table:table-cell>
          <table:table-cell office:value-type="float" office:value="-0.399999999999999" calcext:value-type="float">
            <text:p>-0.4</text:p>
          </table:table-cell>
          <table:table-cell office:value-type="float" office:value="-23.4" calcext:value-type="float">
            <text:p>-23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3333333333333" calcext:value-type="float">
            <text:p>12.3</text:p>
          </table:table-cell>
          <table:table-cell office:value-type="float" office:value="-18.85" calcext:value-type="float">
            <text:p>-18.9</text:p>
          </table:table-cell>
          <table:table-cell office:value-type="float" office:value="13" calcext:value-type="float">
            <text:p>13.0</text:p>
          </table:table-cell>
          <table:table-cell office:value-type="float" office:value="-8.93333333333333" calcext:value-type="float">
            <text:p>-8.9</text:p>
          </table:table-cell>
          <table:table-cell office:value-type="float" office:value="5.93333333333333" calcext:value-type="float">
            <text:p>5.9</text:p>
          </table:table-cell>
          <table:table-cell office:value-type="float" office:value="1.96666666666667" calcext:value-type="float">
            <text:p>2.0</text:p>
          </table:table-cell>
          <table:table-cell office:value-type="float" office:value="-2.06666666666667" calcext:value-type="float">
            <text:p>-2.1</text:p>
          </table:table-cell>
          <table:table-cell office:value-type="float" office:value="13.3166666666667" calcext:value-type="float">
            <text:p>13.3</text:p>
          </table:table-cell>
          <table:table-cell office:value-type="float" office:value="-3.06666666666667" calcext:value-type="float">
            <text:p>-3.1</text:p>
          </table:table-cell>
          <table:table-cell office:value-type="float" office:value="21.0166666666667" calcext:value-type="float">
            <text:p>21.0</text:p>
          </table:table-cell>
          <table:table-cell office:value-type="float" office:value="2.66666666666667" calcext:value-type="float">
            <text:p>2.7</text:p>
          </table:table-cell>
          <table:table-cell office:value-type="float" office:value="23.3666666666667" calcext:value-type="float">
            <text:p>23.4</text:p>
          </table:table-cell>
          <table:table-cell office:value-type="float" office:value="6.53333333333333" calcext:value-type="float">
            <text:p>6.5</text:p>
          </table:table-cell>
          <table:table-cell office:value-type="float" office:value="19.5666666666667" calcext:value-type="float">
            <text:p>19.6</text:p>
          </table:table-cell>
          <table:table-cell office:value-type="float" office:value="2.06666666666667" calcext:value-type="float">
            <text:p>2.1</text:p>
          </table:table-cell>
          <table:table-cell office:value-type="float" office:value="10.6166666666667" calcext:value-type="float">
            <text:p>10.6</text:p>
          </table:table-cell>
          <table:table-cell office:value-type="float" office:value="-8.4" calcext:value-type="float">
            <text:p>-8.4</text:p>
          </table:table-cell>
          <table:table-cell office:value-type="float" office:value="-1.01666666666667" calcext:value-type="float">
            <text:p>-1.0</text:p>
          </table:table-cell>
          <table:table-cell office:value-type="float" office:value="-15.9333333333333" calcext:value-type="float">
            <text:p>-15.9</text:p>
          </table:table-cell>
          <table:table-cell office:value-type="float" office:value="-12.2333333333333" calcext:value-type="float">
            <text:p>-12.2</text:p>
          </table:table-cell>
          <table:table-cell office:value-type="float" office:value="-13" calcext:value-type="float">
            <text:p>-13.0</text:p>
          </table:table-cell>
          <table:table-cell office:value-type="float" office:value="-20.8166666666667" calcext:value-type="float">
            <text:p>-20.8</text:p>
          </table:table-cell>
          <table:table-cell office:value-type="float" office:value="0.133333333333333" calcext:value-type="float">
            <text:p>0.1</text:p>
          </table:table-cell>
          <table:table-cell office:value-type="float" office:value="-23.3833333333333" calcext:value-type="float">
            <text:p>-23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5333333333333" calcext:value-type="float">
            <text:p>12.5</text:p>
          </table:table-cell>
          <table:table-cell office:value-type="float" office:value="-18.6" calcext:value-type="float">
            <text:p>-18.6</text:p>
          </table:table-cell>
          <table:table-cell office:value-type="float" office:value="12.8666666666667" calcext:value-type="float">
            <text:p>12.9</text:p>
          </table:table-cell>
          <table:table-cell office:value-type="float" office:value="-8.56666666666667" calcext:value-type="float">
            <text:p>-8.6</text:p>
          </table:table-cell>
          <table:table-cell office:value-type="float" office:value="5.6" calcext:value-type="float">
            <text:p>5.6</text:p>
          </table:table-cell>
          <table:table-cell office:value-type="float" office:value="2.36666666666667" calcext:value-type="float">
            <text:p>2.4</text:p>
          </table:table-cell>
          <table:table-cell office:value-type="float" office:value="-2.26666666666667" calcext:value-type="float">
            <text:p>-2.3</text:p>
          </table:table-cell>
          <table:table-cell office:value-type="float" office:value="13.65" calcext:value-type="float">
            <text:p>13.7</text:p>
          </table:table-cell>
          <table:table-cell office:value-type="float" office:value="-2.93333333333333" calcext:value-type="float">
            <text:p>-2.9</text:p>
          </table:table-cell>
          <table:table-cell office:value-type="float" office:value="21.2" calcext:value-type="float">
            <text:p>21.2</text:p>
          </table:table-cell>
          <table:table-cell office:value-type="float" office:value="2.86666666666667" calcext:value-type="float">
            <text:p>2.9</text:p>
          </table:table-cell>
          <table:table-cell office:value-type="float" office:value="23.3333333333333" calcext:value-type="float">
            <text:p>23.3</text:p>
          </table:table-cell>
          <table:table-cell office:value-type="float" office:value="6.53333333333333" calcext:value-type="float">
            <text:p>6.5</text:p>
          </table:table-cell>
          <table:table-cell office:value-type="float" office:value="19.3333333333333" calcext:value-type="float">
            <text:p>19.3</text:p>
          </table:table-cell>
          <table:table-cell office:value-type="float" office:value="1.73333333333333" calcext:value-type="float">
            <text:p>1.7</text:p>
          </table:table-cell>
          <table:table-cell office:value-type="float" office:value="10.2666666666667" calcext:value-type="float">
            <text:p>10.3</text:p>
          </table:table-cell>
          <table:table-cell office:value-type="float" office:value="-8.73333333333333" calcext:value-type="float">
            <text:p>-8.7</text:p>
          </table:table-cell>
          <table:table-cell office:value-type="float" office:value="-1.4" calcext:value-type="float">
            <text:p>-1.4</text:p>
          </table:table-cell>
          <table:table-cell office:value-type="float" office:value="-16.0666666666667" calcext:value-type="float">
            <text:p>-16.1</text:p>
          </table:table-cell>
          <table:table-cell office:value-type="float" office:value="-12.5833333333333" calcext:value-type="float">
            <text:p>-12.6</text:p>
          </table:table-cell>
          <table:table-cell office:value-type="float" office:value="-12.6666666666667" calcext:value-type="float">
            <text:p>-12.7</text:p>
          </table:table-cell>
          <table:table-cell office:value-type="float" office:value="-21.0166666666667" calcext:value-type="float">
            <text:p>-21.0</text:p>
          </table:table-cell>
          <table:table-cell office:value-type="float" office:value="0.600000000000001" calcext:value-type="float">
            <text:p>0.6</text:p>
          </table:table-cell>
          <table:table-cell office:value-type="float" office:value="-23.35" calcext:value-type="float">
            <text:p>-23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8" calcext:value-type="float">
            <text:p>12.8</text:p>
          </table:table-cell>
          <table:table-cell office:value-type="float" office:value="-18.35" calcext:value-type="float">
            <text:p>-18.4</text:p>
          </table:table-cell>
          <table:table-cell office:value-type="float" office:value="12.6666666666667" calcext:value-type="float">
            <text:p>12.7</text:p>
          </table:table-cell>
          <table:table-cell office:value-type="float" office:value="-8.18333333333333" calcext:value-type="float">
            <text:p>-8.2</text:p>
          </table:table-cell>
          <table:table-cell office:value-type="float" office:value="5.33333333333333" calcext:value-type="float">
            <text:p>5.3</text:p>
          </table:table-cell>
          <table:table-cell office:value-type="float" office:value="2.75" calcext:value-type="float">
            <text:p>2.8</text:p>
          </table:table-cell>
          <table:table-cell office:value-type="float" office:value="-2.4" calcext:value-type="float">
            <text:p>-2.4</text:p>
          </table:table-cell>
          <table:table-cell office:value-type="float" office:value="13.9666666666667" calcext:value-type="float">
            <text:p>14.0</text:p>
          </table:table-cell>
          <table:table-cell office:value-type="float" office:value="-2.86666666666667" calcext:value-type="float">
            <text:p>-2.9</text:p>
          </table:table-cell>
          <table:table-cell office:value-type="float" office:value="21.3666666666667" calcext:value-type="float">
            <text:p>21.4</text:p>
          </table:table-cell>
          <table:table-cell office:value-type="float" office:value="3.06666666666667" calcext:value-type="float">
            <text:p>3.1</text:p>
          </table:table-cell>
          <table:table-cell office:value-type="float" office:value="23.3" calcext:value-type="float">
            <text:p>23.3</text:p>
          </table:table-cell>
          <table:table-cell office:value-type="float" office:value="6.53333333333333" calcext:value-type="float">
            <text:p>6.5</text:p>
          </table:table-cell>
          <table:table-cell office:value-type="float" office:value="19.1166666666667" calcext:value-type="float">
            <text:p>19.1</text:p>
          </table:table-cell>
          <table:table-cell office:value-type="float" office:value="1.46666666666667" calcext:value-type="float">
            <text:p>1.5</text:p>
          </table:table-cell>
          <table:table-cell office:value-type="float" office:value="9.91666666666667" calcext:value-type="float">
            <text:p>9.9</text:p>
          </table:table-cell>
          <table:table-cell office:value-type="float" office:value="-9.06666666666667" calcext:value-type="float">
            <text:p>-9.1</text:p>
          </table:table-cell>
          <table:table-cell office:value-type="float" office:value="-1.78333333333333" calcext:value-type="float">
            <text:p>-1.8</text:p>
          </table:table-cell>
          <table:table-cell office:value-type="float" office:value="-16.1333333333333" calcext:value-type="float">
            <text:p>-16.1</text:p>
          </table:table-cell>
          <table:table-cell office:value-type="float" office:value="-12.9166666666667" calcext:value-type="float">
            <text:p>-12.9</text:p>
          </table:table-cell>
          <table:table-cell office:value-type="float" office:value="-12.3333333333333" calcext:value-type="float">
            <text:p>-12.3</text:p>
          </table:table-cell>
          <table:table-cell office:value-type="float" office:value="-21.2" calcext:value-type="float">
            <text:p>-21.2</text:p>
          </table:table-cell>
          <table:table-cell office:value-type="float" office:value="1.06666666666667" calcext:value-type="float">
            <text:p>1.1</text:p>
          </table:table-cell>
          <table:table-cell office:value-type="float" office:value="-23.3" calcext:value-type="float">
            <text:p>-23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9333333333333" calcext:value-type="float">
            <text:p>12.9</text:p>
          </table:table-cell>
          <table:table-cell office:value-type="float" office:value="-18.0833333333333" calcext:value-type="float">
            <text:p>-18.1</text:p>
          </table:table-cell>
          <table:table-cell office:value-type="float" office:value="12.4666666666667" calcext:value-type="float">
            <text:p>12.5</text:p>
          </table:table-cell>
          <table:table-cell office:value-type="float" office:value="-7.81666666666667" calcext:value-type="float">
            <text:p>-7.8</text:p>
          </table:table-cell>
          <table:table-cell office:value-type="float" office:value="5" calcext:value-type="float">
            <text:p>5.0</text:p>
          </table:table-cell>
          <table:table-cell office:value-type="float" office:value="3.15" calcext:value-type="float">
            <text:p>3.2</text:p>
          </table:table-cell>
          <table:table-cell office:value-type="float" office:value="-2.53333333333333" calcext:value-type="float">
            <text:p>-2.5</text:p>
          </table:table-cell>
          <table:table-cell office:value-type="float" office:value="14.2833333333333" calcext:value-type="float">
            <text:p>14.3</text:p>
          </table:table-cell>
          <table:table-cell office:value-type="float" office:value="-2.73333333333333" calcext:value-type="float">
            <text:p>-2.7</text:p>
          </table:table-cell>
          <table:table-cell office:value-type="float" office:value="21.5166666666667" calcext:value-type="float">
            <text:p>21.5</text:p>
          </table:table-cell>
          <table:table-cell office:value-type="float" office:value="3.26666666666667" calcext:value-type="float">
            <text:p>3.3</text:p>
          </table:table-cell>
          <table:table-cell office:value-type="float" office:value="23.25" calcext:value-type="float">
            <text:p>23.3</text:p>
          </table:table-cell>
          <table:table-cell office:value-type="float" office:value="6.46666666666667" calcext:value-type="float">
            <text:p>6.5</text:p>
          </table:table-cell>
          <table:table-cell office:value-type="float" office:value="18.8833333333333" calcext:value-type="float">
            <text:p>18.9</text:p>
          </table:table-cell>
          <table:table-cell office:value-type="float" office:value="1.2" calcext:value-type="float">
            <text:p>1.2</text:p>
          </table:table-cell>
          <table:table-cell office:value-type="float" office:value="9.56666666666667" calcext:value-type="float">
            <text:p>9.6</text:p>
          </table:table-cell>
          <table:table-cell office:value-type="float" office:value="-9.4" calcext:value-type="float">
            <text:p>-9.4</text:p>
          </table:table-cell>
          <table:table-cell office:value-type="float" office:value="-2.18333333333333" calcext:value-type="float">
            <text:p>-2.2</text:p>
          </table:table-cell>
          <table:table-cell office:value-type="float" office:value="-16.2666666666667" calcext:value-type="float">
            <text:p>-16.3</text:p>
          </table:table-cell>
          <table:table-cell office:value-type="float" office:value="-13.25" calcext:value-type="float">
            <text:p>-13.3</text:p>
          </table:table-cell>
          <table:table-cell office:value-type="float" office:value="-12" calcext:value-type="float">
            <text:p>-12.0</text:p>
          </table:table-cell>
          <table:table-cell office:value-type="float" office:value="-21.3666666666667" calcext:value-type="float">
            <text:p>-21.4</text:p>
          </table:table-cell>
          <table:table-cell office:value-type="float" office:value="1.6" calcext:value-type="float">
            <text:p>1.6</text:p>
          </table:table-cell>
          <table:table-cell office:value-type="float" office:value="-23.25" calcext:value-type="float">
            <text:p>-23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1333333333333" calcext:value-type="float">
            <text:p>13.1</text:p>
          </table:table-cell>
          <table:table-cell office:value-type="float" office:value="-17.8166666666667" calcext:value-type="float">
            <text:p>-17.8</text:p>
          </table:table-cell>
          <table:table-cell office:value-type="float" office:value="12.2666666666667" calcext:value-type="float">
            <text:p>12.3</text:p>
          </table:table-cell>
          <table:table-cell office:value-type="float" office:value="-7.43333333333333" calcext:value-type="float">
            <text:p>-7.4</text:p>
          </table:table-cell>
          <table:table-cell office:value-type="float" office:value="4.73333333333333" calcext:value-type="float">
            <text:p>4.7</text:p>
          </table:table-cell>
          <table:table-cell office:value-type="float" office:value="3.53333333333333" calcext:value-type="float">
            <text:p>3.5</text:p>
          </table:table-cell>
          <table:table-cell office:value-type="float" office:value="-2.66666666666667" calcext:value-type="float">
            <text:p>-2.7</text:p>
          </table:table-cell>
          <table:table-cell office:value-type="float" office:value="14.5833333333333" calcext:value-type="float">
            <text:p>14.6</text:p>
          </table:table-cell>
          <table:table-cell office:value-type="float" office:value="-2.6" calcext:value-type="float">
            <text:p>-2.6</text:p>
          </table:table-cell>
          <table:table-cell office:value-type="float" office:value="21.6833333333333" calcext:value-type="float">
            <text:p>21.7</text:p>
          </table:table-cell>
          <table:table-cell office:value-type="float" office:value="3.46666666666666" calcext:value-type="float">
            <text:p>3.5</text:p>
          </table:table-cell>
          <table:table-cell office:value-type="float" office:value="23.2" calcext:value-type="float">
            <text:p>23.2</text:p>
          </table:table-cell>
          <table:table-cell office:value-type="float" office:value="6.46666666666667" calcext:value-type="float">
            <text:p>6.5</text:p>
          </table:table-cell>
          <table:table-cell office:value-type="float" office:value="18.65" calcext:value-type="float">
            <text:p>18.7</text:p>
          </table:table-cell>
          <table:table-cell office:value-type="float" office:value="0.866666666666667" calcext:value-type="float">
            <text:p>0.9</text:p>
          </table:table-cell>
          <table:table-cell office:value-type="float" office:value="9.21666666666667" calcext:value-type="float">
            <text:p>9.2</text:p>
          </table:table-cell>
          <table:table-cell office:value-type="float" office:value="-9.73333333333333" calcext:value-type="float">
            <text:p>-9.7</text:p>
          </table:table-cell>
          <table:table-cell office:value-type="float" office:value="-2.56666666666667" calcext:value-type="float">
            <text:p>-2.6</text:p>
          </table:table-cell>
          <table:table-cell office:value-type="float" office:value="-16.3333333333333" calcext:value-type="float">
            <text:p>-16.3</text:p>
          </table:table-cell>
          <table:table-cell office:value-type="float" office:value="-13.5833333333333" calcext:value-type="float">
            <text:p>-13.6</text:p>
          </table:table-cell>
          <table:table-cell office:value-type="float" office:value="-11.6666666666667" calcext:value-type="float">
            <text:p>-11.7</text:p>
          </table:table-cell>
          <table:table-cell office:value-type="float" office:value="-21.5333333333333" calcext:value-type="float">
            <text:p>-21.5</text:p>
          </table:table-cell>
          <table:table-cell office:value-type="float" office:value="2.06666666666667" calcext:value-type="float">
            <text:p>2.1</text:p>
          </table:table-cell>
          <table:table-cell office:value-type="float" office:value="-23.2" calcext:value-type="float">
            <text:p>-23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2666666666667" calcext:value-type="float">
            <text:p>13.3</text:p>
          </table:table-cell>
          <table:table-cell office:value-type="float" office:value="-17.55" calcext:value-type="float">
            <text:p>-17.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3.91666666666667" calcext:value-type="float">
            <text:p>3.9</text:p>
          </table:table-cell>
          <table:table-cell office:value-type="float" office:value="-2.8" calcext:value-type="float">
            <text:p>-2.8</text:p>
          </table:table-cell>
          <table:table-cell office:value-type="float" office:value="14.9" calcext:value-type="float">
            <text:p>14.9</text:p>
          </table:table-cell>
          <table:table-cell office:value-type="float" office:value="-2.46666666666667" calcext:value-type="float">
            <text:p>-2.5</text:p>
          </table:table-cell>
          <table:table-cell office:value-type="float" office:value="21.8333333333333" calcext:value-type="float">
            <text:p>21.8</text:p>
          </table:table-cell>
          <table:table-cell office:value-type="float" office:value="3.66666666666667" calcext:value-type="float">
            <text:p>3.7</text:p>
          </table:table-cell>
          <table:table-cell office:value-type="float" office:value="23.1333333333333" calcext:value-type="float">
            <text:p>23.1</text:p>
          </table:table-cell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0.533333333333331" calcext:value-type="float">
            <text:p>0.5</text:p>
          </table:table-cell>
          <table:table-cell office:value-type="float" office:value="8.85" calcext:value-type="float">
            <text:p>8.9</text:p>
          </table:table-cell>
          <table:table-cell office:value-type="float" office:value="-10.0666666666667" calcext:value-type="float">
            <text:p>-10.1</text:p>
          </table:table-cell>
          <table:table-cell office:value-type="float" office:value="-2.95" calcext:value-type="float">
            <text:p>-3.0</text:p>
          </table:table-cell>
          <table:table-cell office:value-type="float" office:value="-16.3333333333333" calcext:value-type="float">
            <text:p>-16.3</text:p>
          </table:table-cell>
          <table:table-cell office:value-type="float" office:value="-13.9" calcext:value-type="float">
            <text:p>-13.9</text:p>
          </table:table-cell>
          <table:table-cell office:value-type="float" office:value="-11.3333333333333" calcext:value-type="float">
            <text:p>-11.3</text:p>
          </table:table-cell>
          <table:table-cell office:value-type="float" office:value="-21.7" calcext:value-type="float">
            <text:p>-21.7</text:p>
          </table:table-cell>
          <table:table-cell office:value-type="float" office:value="2.53333333333334" calcext:value-type="float">
            <text:p>2.5</text:p>
          </table:table-cell>
          <table:table-cell office:value-type="float" office:value="-23.1333333333333" calcext:value-type="float">
            <text:p>-23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666666666667" calcext:value-type="float">
            <text:p>13.5</text:p>
          </table:table-cell>
          <table:table-cell office:value-type="float" office:value="-17.2666666666667" calcext:value-type="float">
            <text:p>-17.3</text:p>
          </table:table-cell>
          <table:table-cell table:number-columns-repeated="2"/>
          <table:table-cell office:value-type="float" office:value="4.13333333333333" calcext:value-type="float">
            <text:p>4.1</text:p>
          </table:table-cell>
          <table:table-cell office:value-type="float" office:value="4.31666666666667" calcext:value-type="float">
            <text:p>4.3</text:p>
          </table:table-cell>
          <table:table-cell table:number-columns-repeated="2"/>
          <table:table-cell office:value-type="float" office:value="-2.33333333333333" calcext:value-type="float">
            <text:p>-2.3</text:p>
          </table:table-cell>
          <table:table-cell office:value-type="float" office:value="21.9666666666667" calcext:value-type="float">
            <text:p>22.0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18.1666666666667" calcext:value-type="float">
            <text:p>18.2</text:p>
          </table:table-cell>
          <table:table-cell office:value-type="float" office:value="0.266666666666666" calcext:value-type="float">
            <text:p>0.3</text:p>
          </table:table-cell>
          <table:table-cell office:value-type="float" office:value="8.48333333333333" calcext:value-type="float">
            <text:p>8.5</text:p>
          </table:table-cell>
          <table:table-cell table:number-columns-repeated="2"/>
          <table:table-cell office:value-type="float" office:value="-16.4" calcext:value-type="float">
            <text:p>-16.4</text:p>
          </table:table-cell>
          <table:table-cell office:value-type="float" office:value="-14.2333333333333" calcext:value-type="float">
            <text:p>-14.2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-23.05" calcext:value-type="float">
            <text:p>-23.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104854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year table" table:style-name="ta1"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`-18 / 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`-14 / 1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`-13 / 1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5-1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`-13 /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4T15:18:33.943000000</dc:date>
    <meta:editing-duration>PT2H24M35S</meta:editing-duration>
    <meta:editing-cycles>3</meta:editing-cycles>
    <meta:generator>LibreOffice/7.4.0.3$Windows_X86_64 LibreOffice_project/f85e47c08ddd19c015c0114a68350214f7066f5a</meta:generator>
    <meta:document-statistic meta:table-count="6" meta:cell-count="6306" meta:object-count="0"/>
  </office:meta>
</office:document-meta>
</file>